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38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945in"/>
    </style:style>
    <style:style style:name="co5" style:family="table-column">
      <style:table-column-properties fo:break-before="auto" style:column-width="2.8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y100.f" table:style-name="ta1">
        <table:shapes>
          <draw:frame draw:z-index="0" draw:style-name="gr1" draw:text-style-name="P1" svg:width="6.2988in" svg:height="3.5429in" svg:x="6.2508in" svg:y="0.0394in">
            <draw:object draw:notify-on-update-of-ranges="'poly100.f'.A1:'poly100.f'.A1 'poly100.f'.A2:'poly100.f'.A568 'poly100.f'.B1:'poly100.f'.B1 'poly100.f'.B2:'poly100.f'.B5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BFGS</text:p>
          </table:table-cell>
        </table:table-row>
        <table:table-row table:style-name="ro1">
          <table:table-cell office:value-type="float" office:value="687746470322.373" calcext:value-type="float">
            <text:p>687746470322.373</text:p>
          </table:table-cell>
          <table:table-cell office:value-type="float" office:value="701221453649.086" calcext:value-type="float">
            <text:p>701221453649.086</text:p>
          </table:table-cell>
        </table:table-row>
        <table:table-row table:style-name="ro1">
          <table:table-cell office:value-type="float" office:value="634258310333.211" calcext:value-type="float">
            <text:p>634258310333.211</text:p>
          </table:table-cell>
          <table:table-cell office:value-type="float" office:value="514008291432.847" calcext:value-type="float">
            <text:p>514008291432.847</text:p>
          </table:table-cell>
        </table:table-row>
        <table:table-row table:style-name="ro1">
          <table:table-cell office:value-type="float" office:value="617301217634.714" calcext:value-type="float">
            <text:p>617301217634.714</text:p>
          </table:table-cell>
          <table:table-cell office:value-type="float" office:value="466612428202.12" calcext:value-type="float">
            <text:p>466612428202.12</text:p>
          </table:table-cell>
        </table:table-row>
        <table:table-row table:style-name="ro1">
          <table:table-cell office:value-type="float" office:value="564057500963.376" calcext:value-type="float">
            <text:p>564057500963.376</text:p>
          </table:table-cell>
          <table:table-cell office:value-type="float" office:value="425237685582.479" calcext:value-type="float">
            <text:p>425237685582.479</text:p>
          </table:table-cell>
        </table:table-row>
        <table:table-row table:style-name="ro1">
          <table:table-cell office:value-type="float" office:value="546277237458.336" calcext:value-type="float">
            <text:p>546277237458.336</text:p>
          </table:table-cell>
          <table:table-cell office:value-type="float" office:value="414860396657.565" calcext:value-type="float">
            <text:p>414860396657.565</text:p>
          </table:table-cell>
        </table:table-row>
        <table:table-row table:style-name="ro1">
          <table:table-cell office:value-type="float" office:value="513190403714.705" calcext:value-type="float">
            <text:p>513190403714.705</text:p>
          </table:table-cell>
          <table:table-cell office:value-type="float" office:value="396908060209.398" calcext:value-type="float">
            <text:p>396908060209.398</text:p>
          </table:table-cell>
        </table:table-row>
        <table:table-row table:style-name="ro1">
          <table:table-cell office:value-type="float" office:value="508465572996.75" calcext:value-type="float">
            <text:p>508465572996.75</text:p>
          </table:table-cell>
          <table:table-cell office:value-type="float" office:value="391436544237.806" calcext:value-type="float">
            <text:p>391436544237.806</text:p>
          </table:table-cell>
        </table:table-row>
        <table:table-row table:style-name="ro1">
          <table:table-cell office:value-type="float" office:value="455532163745.454" calcext:value-type="float">
            <text:p>455532163745.454</text:p>
          </table:table-cell>
          <table:table-cell office:value-type="float" office:value="383260977740.1" calcext:value-type="float">
            <text:p>383260977740.1</text:p>
          </table:table-cell>
        </table:table-row>
        <table:table-row table:style-name="ro1">
          <table:table-cell office:value-type="float" office:value="453529385854.487" calcext:value-type="float">
            <text:p>453529385854.487</text:p>
          </table:table-cell>
          <table:table-cell office:value-type="float" office:value="379611086244.892" calcext:value-type="float">
            <text:p>379611086244.892</text:p>
          </table:table-cell>
        </table:table-row>
        <table:table-row table:style-name="ro1">
          <table:table-cell office:value-type="float" office:value="417762076677.485" calcext:value-type="float">
            <text:p>417762076677.485</text:p>
          </table:table-cell>
          <table:table-cell office:value-type="float" office:value="375663250809.57" calcext:value-type="float">
            <text:p>375663250809.57</text:p>
          </table:table-cell>
        </table:table-row>
        <table:table-row table:style-name="ro1">
          <table:table-cell office:value-type="float" office:value="416305458765.521" calcext:value-type="float">
            <text:p>416305458765.521</text:p>
          </table:table-cell>
          <table:table-cell office:value-type="float" office:value="363826110736.034" calcext:value-type="float">
            <text:p>363826110736.034</text:p>
          </table:table-cell>
        </table:table-row>
        <table:table-row table:style-name="ro1">
          <table:table-cell office:value-type="float" office:value="391066100247.12" calcext:value-type="float">
            <text:p>391066100247.12</text:p>
          </table:table-cell>
          <table:table-cell office:value-type="float" office:value="355529163990.029" calcext:value-type="float">
            <text:p>355529163990.029</text:p>
          </table:table-cell>
        </table:table-row>
        <table:table-row table:style-name="ro1">
          <table:table-cell office:value-type="float" office:value="387869852981.501" calcext:value-type="float">
            <text:p>387869852981.501</text:p>
          </table:table-cell>
          <table:table-cell office:value-type="float" office:value="345086375169.563" calcext:value-type="float">
            <text:p>345086375169.563</text:p>
          </table:table-cell>
        </table:table-row>
        <table:table-row table:style-name="ro1">
          <table:table-cell office:value-type="float" office:value="371449669477.658" calcext:value-type="float">
            <text:p>371449669477.658</text:p>
          </table:table-cell>
          <table:table-cell office:value-type="float" office:value="342273197492.221" calcext:value-type="float">
            <text:p>342273197492.221</text:p>
          </table:table-cell>
        </table:table-row>
        <table:table-row table:style-name="ro1">
          <table:table-cell office:value-type="float" office:value="366661651728.178" calcext:value-type="float">
            <text:p>366661651728.178</text:p>
          </table:table-cell>
          <table:table-cell office:value-type="float" office:value="331544214297.719" calcext:value-type="float">
            <text:p>331544214297.719</text:p>
          </table:table-cell>
        </table:table-row>
        <table:table-row table:style-name="ro1">
          <table:table-cell office:value-type="float" office:value="356606983000.313" calcext:value-type="float">
            <text:p>356606983000.313</text:p>
          </table:table-cell>
          <table:table-cell office:value-type="float" office:value="325856416856.2" calcext:value-type="float">
            <text:p>325856416856.2</text:p>
          </table:table-cell>
        </table:table-row>
        <table:table-row table:style-name="ro1">
          <table:table-cell office:value-type="float" office:value="351102959674.001" calcext:value-type="float">
            <text:p>351102959674.001</text:p>
          </table:table-cell>
          <table:table-cell office:value-type="float" office:value="323174011288.967" calcext:value-type="float">
            <text:p>323174011288.967</text:p>
          </table:table-cell>
        </table:table-row>
        <table:table-row table:style-name="ro1">
          <table:table-cell office:value-type="float" office:value="351094293842.719" calcext:value-type="float">
            <text:p>351094293842.719</text:p>
          </table:table-cell>
          <table:table-cell office:value-type="float" office:value="319533491096.892" calcext:value-type="float">
            <text:p>319533491096.892</text:p>
          </table:table-cell>
        </table:table-row>
        <table:table-row table:style-name="ro1">
          <table:table-cell office:value-type="float" office:value="341676855650.587" calcext:value-type="float">
            <text:p>341676855650.587</text:p>
          </table:table-cell>
          <table:table-cell office:value-type="float" office:value="316568117306.006" calcext:value-type="float">
            <text:p>316568117306.006</text:p>
          </table:table-cell>
        </table:table-row>
        <table:table-row table:style-name="ro1">
          <table:table-cell office:value-type="float" office:value="338658434133.221" calcext:value-type="float">
            <text:p>338658434133.221</text:p>
          </table:table-cell>
          <table:table-cell office:value-type="float" office:value="307348802722.966" calcext:value-type="float">
            <text:p>307348802722.966</text:p>
          </table:table-cell>
        </table:table-row>
        <table:table-row table:style-name="ro1">
          <table:table-cell office:value-type="float" office:value="336565122944.771" calcext:value-type="float">
            <text:p>336565122944.771</text:p>
          </table:table-cell>
          <table:table-cell office:value-type="float" office:value="304024317671.037" calcext:value-type="float">
            <text:p>304024317671.037</text:p>
          </table:table-cell>
        </table:table-row>
        <table:table-row table:style-name="ro1">
          <table:table-cell office:value-type="float" office:value="335549096719.414" calcext:value-type="float">
            <text:p>335549096719.414</text:p>
          </table:table-cell>
          <table:table-cell office:value-type="float" office:value="301783433413.788" calcext:value-type="float">
            <text:p>301783433413.788</text:p>
          </table:table-cell>
        </table:table-row>
        <table:table-row table:style-name="ro1">
          <table:table-cell office:value-type="float" office:value="330131427652.919" calcext:value-type="float">
            <text:p>330131427652.919</text:p>
          </table:table-cell>
          <table:table-cell office:value-type="float" office:value="299315064675.695" calcext:value-type="float">
            <text:p>299315064675.695</text:p>
          </table:table-cell>
        </table:table-row>
        <table:table-row table:style-name="ro1">
          <table:table-cell office:value-type="float" office:value="328119392007.64" calcext:value-type="float">
            <text:p>328119392007.64</text:p>
          </table:table-cell>
          <table:table-cell office:value-type="float" office:value="298821309611.38" calcext:value-type="float">
            <text:p>298821309611.38</text:p>
          </table:table-cell>
        </table:table-row>
        <table:table-row table:style-name="ro1">
          <table:table-cell office:value-type="float" office:value="323605148493.404" calcext:value-type="float">
            <text:p>323605148493.404</text:p>
          </table:table-cell>
          <table:table-cell office:value-type="float" office:value="297237559598.968" calcext:value-type="float">
            <text:p>297237559598.968</text:p>
          </table:table-cell>
        </table:table-row>
        <table:table-row table:style-name="ro1">
          <table:table-cell office:value-type="float" office:value="321778268291.064" calcext:value-type="float">
            <text:p>321778268291.064</text:p>
          </table:table-cell>
          <table:table-cell office:value-type="float" office:value="295666462901.211" calcext:value-type="float">
            <text:p>295666462901.211</text:p>
          </table:table-cell>
        </table:table-row>
        <table:table-row table:style-name="ro1">
          <table:table-cell office:value-type="float" office:value="318117405619.293" calcext:value-type="float">
            <text:p>318117405619.293</text:p>
          </table:table-cell>
          <table:table-cell office:value-type="float" office:value="293723664110.269" calcext:value-type="float">
            <text:p>293723664110.269</text:p>
          </table:table-cell>
        </table:table-row>
        <table:table-row table:style-name="ro1">
          <table:table-cell office:value-type="float" office:value="316188866184.548" calcext:value-type="float">
            <text:p>316188866184.548</text:p>
          </table:table-cell>
          <table:table-cell office:value-type="float" office:value="291812506088.651" calcext:value-type="float">
            <text:p>291812506088.651</text:p>
          </table:table-cell>
        </table:table-row>
        <table:table-row table:style-name="ro1">
          <table:table-cell office:value-type="float" office:value="313466671310.74" calcext:value-type="float">
            <text:p>313466671310.74</text:p>
          </table:table-cell>
          <table:table-cell office:value-type="float" office:value="290599283452.427" calcext:value-type="float">
            <text:p>290599283452.427</text:p>
          </table:table-cell>
        </table:table-row>
        <table:table-row table:style-name="ro1">
          <table:table-cell office:value-type="float" office:value="311464349558.036" calcext:value-type="float">
            <text:p>311464349558.036</text:p>
          </table:table-cell>
          <table:table-cell office:value-type="float" office:value="288319598037.077" calcext:value-type="float">
            <text:p>288319598037.077</text:p>
          </table:table-cell>
        </table:table-row>
        <table:table-row table:style-name="ro1">
          <table:table-cell office:value-type="float" office:value="311258971968.576" calcext:value-type="float">
            <text:p>311258971968.576</text:p>
          </table:table-cell>
          <table:table-cell office:value-type="float" office:value="287502236236.579" calcext:value-type="float">
            <text:p>287502236236.579</text:p>
          </table:table-cell>
        </table:table-row>
        <table:table-row table:style-name="ro1">
          <table:table-cell office:value-type="float" office:value="308122982816.965" calcext:value-type="float">
            <text:p>308122982816.965</text:p>
          </table:table-cell>
          <table:table-cell office:value-type="float" office:value="286375766357.801" calcext:value-type="float">
            <text:p>286375766357.801</text:p>
          </table:table-cell>
        </table:table-row>
        <table:table-row table:style-name="ro1">
          <table:table-cell office:value-type="float" office:value="308100798700.697" calcext:value-type="float">
            <text:p>308100798700.697</text:p>
          </table:table-cell>
          <table:table-cell office:value-type="float" office:value="284832850429.037" calcext:value-type="float">
            <text:p>284832850429.037</text:p>
          </table:table-cell>
        </table:table-row>
        <table:table-row table:style-name="ro1">
          <table:table-cell office:value-type="float" office:value="302650938788.03" calcext:value-type="float">
            <text:p>302650938788.03</text:p>
          </table:table-cell>
          <table:table-cell office:value-type="float" office:value="283358215939.157" calcext:value-type="float">
            <text:p>283358215939.157</text:p>
          </table:table-cell>
        </table:table-row>
        <table:table-row table:style-name="ro1">
          <table:table-cell office:value-type="float" office:value="302616011149.278" calcext:value-type="float">
            <text:p>302616011149.278</text:p>
          </table:table-cell>
          <table:table-cell office:value-type="float" office:value="282169776086.676" calcext:value-type="float">
            <text:p>282169776086.676</text:p>
          </table:table-cell>
        </table:table-row>
        <table:table-row table:style-name="ro1">
          <table:table-cell office:value-type="float" office:value="300124334686.906" calcext:value-type="float">
            <text:p>300124334686.906</text:p>
          </table:table-cell>
          <table:table-cell office:value-type="float" office:value="281870573642.318" calcext:value-type="float">
            <text:p>281870573642.318</text:p>
          </table:table-cell>
        </table:table-row>
        <table:table-row table:style-name="ro1">
          <table:table-cell office:value-type="float" office:value="299173519753.96" calcext:value-type="float">
            <text:p>299173519753.96</text:p>
          </table:table-cell>
          <table:table-cell office:value-type="float" office:value="279214764166.012" calcext:value-type="float">
            <text:p>279214764166.012</text:p>
          </table:table-cell>
        </table:table-row>
        <table:table-row table:style-name="ro1">
          <table:table-cell office:value-type="float" office:value="299094479235.668" calcext:value-type="float">
            <text:p>299094479235.668</text:p>
          </table:table-cell>
          <table:table-cell office:value-type="float" office:value="277492055997.974" calcext:value-type="float">
            <text:p>277492055997.974</text:p>
          </table:table-cell>
        </table:table-row>
        <table:table-row table:style-name="ro1">
          <table:table-cell office:value-type="float" office:value="297230819414.907" calcext:value-type="float">
            <text:p>297230819414.907</text:p>
          </table:table-cell>
          <table:table-cell office:value-type="float" office:value="276827111934.043" calcext:value-type="float">
            <text:p>276827111934.043</text:p>
          </table:table-cell>
        </table:table-row>
        <table:table-row table:style-name="ro1">
          <table:table-cell office:value-type="float" office:value="296590945821.337" calcext:value-type="float">
            <text:p>296590945821.337</text:p>
          </table:table-cell>
          <table:table-cell office:value-type="float" office:value="276399980556.269" calcext:value-type="float">
            <text:p>276399980556.269</text:p>
          </table:table-cell>
        </table:table-row>
        <table:table-row table:style-name="ro1">
          <table:table-cell office:value-type="float" office:value="295427249617.219" calcext:value-type="float">
            <text:p>295427249617.219</text:p>
          </table:table-cell>
          <table:table-cell office:value-type="float" office:value="272906858094.626" calcext:value-type="float">
            <text:p>272906858094.626</text:p>
          </table:table-cell>
        </table:table-row>
        <table:table-row table:style-name="ro1">
          <table:table-cell office:value-type="float" office:value="295378148916.662" calcext:value-type="float">
            <text:p>295378148916.662</text:p>
          </table:table-cell>
          <table:table-cell office:value-type="float" office:value="271596434515.258" calcext:value-type="float">
            <text:p>271596434515.258</text:p>
          </table:table-cell>
        </table:table-row>
        <table:table-row table:style-name="ro1">
          <table:table-cell office:value-type="float" office:value="292747577511.552" calcext:value-type="float">
            <text:p>292747577511.552</text:p>
          </table:table-cell>
          <table:table-cell office:value-type="float" office:value="270907291432.181" calcext:value-type="float">
            <text:p>270907291432.181</text:p>
          </table:table-cell>
        </table:table-row>
        <table:table-row table:style-name="ro1">
          <table:table-cell office:value-type="float" office:value="292313836922.09" calcext:value-type="float">
            <text:p>292313836922.09</text:p>
          </table:table-cell>
          <table:table-cell office:value-type="float" office:value="270826886776.786" calcext:value-type="float">
            <text:p>270826886776.786</text:p>
          </table:table-cell>
        </table:table-row>
        <table:table-row table:style-name="ro1">
          <table:table-cell office:value-type="float" office:value="291985147928.111" calcext:value-type="float">
            <text:p>291985147928.111</text:p>
          </table:table-cell>
          <table:table-cell office:value-type="float" office:value="270513552183.751" calcext:value-type="float">
            <text:p>270513552183.751</text:p>
          </table:table-cell>
        </table:table-row>
        <table:table-row table:style-name="ro1">
          <table:table-cell office:value-type="float" office:value="291809216847.909" calcext:value-type="float">
            <text:p>291809216847.909</text:p>
          </table:table-cell>
          <table:table-cell office:value-type="float" office:value="270110243884.764" calcext:value-type="float">
            <text:p>270110243884.764</text:p>
          </table:table-cell>
        </table:table-row>
        <table:table-row table:style-name="ro1">
          <table:table-cell office:value-type="float" office:value="290950401365.328" calcext:value-type="float">
            <text:p>290950401365.328</text:p>
          </table:table-cell>
          <table:table-cell office:value-type="float" office:value="269910492126.417" calcext:value-type="float">
            <text:p>269910492126.417</text:p>
          </table:table-cell>
        </table:table-row>
        <table:table-row table:style-name="ro1">
          <table:table-cell office:value-type="float" office:value="290383443763.014" calcext:value-type="float">
            <text:p>290383443763.014</text:p>
          </table:table-cell>
          <table:table-cell office:value-type="float" office:value="269766536016.334" calcext:value-type="float">
            <text:p>269766536016.334</text:p>
          </table:table-cell>
        </table:table-row>
        <table:table-row table:style-name="ro1">
          <table:table-cell office:value-type="float" office:value="290275265653.514" calcext:value-type="float">
            <text:p>290275265653.514</text:p>
          </table:table-cell>
          <table:table-cell office:value-type="float" office:value="269271831641.114" calcext:value-type="float">
            <text:p>269271831641.114</text:p>
          </table:table-cell>
        </table:table-row>
        <table:table-row table:style-name="ro1">
          <table:table-cell office:value-type="float" office:value="289454474527.047" calcext:value-type="float">
            <text:p>289454474527.047</text:p>
          </table:table-cell>
          <table:table-cell office:value-type="float" office:value="268899311199.002" calcext:value-type="float">
            <text:p>268899311199.002</text:p>
          </table:table-cell>
        </table:table-row>
        <table:table-row table:style-name="ro1">
          <table:table-cell office:value-type="float" office:value="289289913519.077" calcext:value-type="float">
            <text:p>289289913519.077</text:p>
          </table:table-cell>
          <table:table-cell office:value-type="float" office:value="268142995048.911" calcext:value-type="float">
            <text:p>268142995048.911</text:p>
          </table:table-cell>
        </table:table-row>
        <table:table-row table:style-name="ro1">
          <table:table-cell office:value-type="float" office:value="287805551794.841" calcext:value-type="float">
            <text:p>287805551794.841</text:p>
          </table:table-cell>
          <table:table-cell office:value-type="float" office:value="268078239031.294" calcext:value-type="float">
            <text:p>268078239031.294</text:p>
          </table:table-cell>
        </table:table-row>
        <table:table-row table:style-name="ro1">
          <table:table-cell office:value-type="float" office:value="287676800934.883" calcext:value-type="float">
            <text:p>287676800934.883</text:p>
          </table:table-cell>
          <table:table-cell office:value-type="float" office:value="267998967276.875" calcext:value-type="float">
            <text:p>267998967276.875</text:p>
          </table:table-cell>
        </table:table-row>
        <table:table-row table:style-name="ro1">
          <table:table-cell office:value-type="float" office:value="286982757372.589" calcext:value-type="float">
            <text:p>286982757372.589</text:p>
          </table:table-cell>
          <table:table-cell office:value-type="float" office:value="267938203324.116" calcext:value-type="float">
            <text:p>267938203324.116</text:p>
          </table:table-cell>
        </table:table-row>
        <table:table-row table:style-name="ro1">
          <table:table-cell office:value-type="float" office:value="286604961994.705" calcext:value-type="float">
            <text:p>286604961994.705</text:p>
          </table:table-cell>
          <table:table-cell office:value-type="float" office:value="267837030172.968" calcext:value-type="float">
            <text:p>267837030172.968</text:p>
          </table:table-cell>
        </table:table-row>
        <table:table-row table:style-name="ro1">
          <table:table-cell office:value-type="float" office:value="286521126347.865" calcext:value-type="float">
            <text:p>286521126347.865</text:p>
          </table:table-cell>
          <table:table-cell office:value-type="float" office:value="267781550092.061" calcext:value-type="float">
            <text:p>267781550092.061</text:p>
          </table:table-cell>
        </table:table-row>
        <table:table-row table:style-name="ro1">
          <table:table-cell office:value-type="float" office:value="285969805673.462" calcext:value-type="float">
            <text:p>285969805673.462</text:p>
          </table:table-cell>
          <table:table-cell office:value-type="float" office:value="267496034268.571" calcext:value-type="float">
            <text:p>267496034268.571</text:p>
          </table:table-cell>
        </table:table-row>
        <table:table-row table:style-name="ro1">
          <table:table-cell office:value-type="float" office:value="285638116527.112" calcext:value-type="float">
            <text:p>285638116527.112</text:p>
          </table:table-cell>
          <table:table-cell office:value-type="float" office:value="267105050626.852" calcext:value-type="float">
            <text:p>267105050626.852</text:p>
          </table:table-cell>
        </table:table-row>
        <table:table-row table:style-name="ro1">
          <table:table-cell office:value-type="float" office:value="285576157064.776" calcext:value-type="float">
            <text:p>285576157064.776</text:p>
          </table:table-cell>
          <table:table-cell office:value-type="float" office:value="266935110176.184" calcext:value-type="float">
            <text:p>266935110176.184</text:p>
          </table:table-cell>
        </table:table-row>
        <table:table-row table:style-name="ro1">
          <table:table-cell office:value-type="float" office:value="285058103308.959" calcext:value-type="float">
            <text:p>285058103308.959</text:p>
          </table:table-cell>
          <table:table-cell office:value-type="float" office:value="266714905185.626" calcext:value-type="float">
            <text:p>266714905185.626</text:p>
          </table:table-cell>
        </table:table-row>
        <table:table-row table:style-name="ro1">
          <table:table-cell office:value-type="float" office:value="284974950134.781" calcext:value-type="float">
            <text:p>284974950134.781</text:p>
          </table:table-cell>
          <table:table-cell office:value-type="float" office:value="266535145354.682" calcext:value-type="float">
            <text:p>266535145354.682</text:p>
          </table:table-cell>
        </table:table-row>
        <table:table-row table:style-name="ro1">
          <table:table-cell office:value-type="float" office:value="284014214795.34" calcext:value-type="float">
            <text:p>284014214795.34</text:p>
          </table:table-cell>
          <table:table-cell office:value-type="float" office:value="266364690877.622" calcext:value-type="float">
            <text:p>266364690877.622</text:p>
          </table:table-cell>
        </table:table-row>
        <table:table-row table:style-name="ro1">
          <table:table-cell office:value-type="float" office:value="283927566744.037" calcext:value-type="float">
            <text:p>283927566744.037</text:p>
          </table:table-cell>
          <table:table-cell office:value-type="float" office:value="266319002900.333" calcext:value-type="float">
            <text:p>266319002900.333</text:p>
          </table:table-cell>
        </table:table-row>
        <table:table-row table:style-name="ro1">
          <table:table-cell office:value-type="float" office:value="283470711553.195" calcext:value-type="float">
            <text:p>283470711553.195</text:p>
          </table:table-cell>
          <table:table-cell office:value-type="float" office:value="266252454701.828" calcext:value-type="float">
            <text:p>266252454701.828</text:p>
          </table:table-cell>
        </table:table-row>
        <table:table-row table:style-name="ro1">
          <table:table-cell office:value-type="float" office:value="283464742548.224" calcext:value-type="float">
            <text:p>283464742548.224</text:p>
          </table:table-cell>
          <table:table-cell office:value-type="float" office:value="266170378117.765" calcext:value-type="float">
            <text:p>266170378117.765</text:p>
          </table:table-cell>
        </table:table-row>
        <table:table-row table:style-name="ro1">
          <table:table-cell office:value-type="float" office:value="282599114744.825" calcext:value-type="float">
            <text:p>282599114744.825</text:p>
          </table:table-cell>
          <table:table-cell office:value-type="float" office:value="266124720035.369" calcext:value-type="float">
            <text:p>266124720035.369</text:p>
          </table:table-cell>
        </table:table-row>
        <table:table-row table:style-name="ro1">
          <table:table-cell office:value-type="float" office:value="282544883587.629" calcext:value-type="float">
            <text:p>282544883587.629</text:p>
          </table:table-cell>
          <table:table-cell office:value-type="float" office:value="266070412889.062" calcext:value-type="float">
            <text:p>266070412889.062</text:p>
          </table:table-cell>
        </table:table-row>
        <table:table-row table:style-name="ro1">
          <table:table-cell office:value-type="float" office:value="282136921091.828" calcext:value-type="float">
            <text:p>282136921091.828</text:p>
          </table:table-cell>
          <table:table-cell office:value-type="float" office:value="266009490711.806" calcext:value-type="float">
            <text:p>266009490711.806</text:p>
          </table:table-cell>
        </table:table-row>
        <table:table-row table:style-name="ro1">
          <table:table-cell office:value-type="float" office:value="281925575928.639" calcext:value-type="float">
            <text:p>281925575928.639</text:p>
          </table:table-cell>
          <table:table-cell office:value-type="float" office:value="265846583651.594" calcext:value-type="float">
            <text:p>265846583651.594</text:p>
          </table:table-cell>
        </table:table-row>
        <table:table-row table:style-name="ro1">
          <table:table-cell office:value-type="float" office:value="281880127381.711" calcext:value-type="float">
            <text:p>281880127381.711</text:p>
          </table:table-cell>
          <table:table-cell office:value-type="float" office:value="265803691172.885" calcext:value-type="float">
            <text:p>265803691172.885</text:p>
          </table:table-cell>
        </table:table-row>
        <table:table-row table:style-name="ro1">
          <table:table-cell office:value-type="float" office:value="281546607464.532" calcext:value-type="float">
            <text:p>281546607464.532</text:p>
          </table:table-cell>
          <table:table-cell office:value-type="float" office:value="265737168388.281" calcext:value-type="float">
            <text:p>265737168388.281</text:p>
          </table:table-cell>
        </table:table-row>
        <table:table-row table:style-name="ro1">
          <table:table-cell office:value-type="float" office:value="281346658296.821" calcext:value-type="float">
            <text:p>281346658296.821</text:p>
          </table:table-cell>
          <table:table-cell office:value-type="float" office:value="265674199400.797" calcext:value-type="float">
            <text:p>265674199400.797</text:p>
          </table:table-cell>
        </table:table-row>
        <table:table-row table:style-name="ro1">
          <table:table-cell office:value-type="float" office:value="281305169480.684" calcext:value-type="float">
            <text:p>281305169480.684</text:p>
          </table:table-cell>
          <table:table-cell office:value-type="float" office:value="265655356252.747" calcext:value-type="float">
            <text:p>265655356252.747</text:p>
          </table:table-cell>
        </table:table-row>
        <table:table-row table:style-name="ro1">
          <table:table-cell office:value-type="float" office:value="280994486740.737" calcext:value-type="float">
            <text:p>280994486740.737</text:p>
          </table:table-cell>
          <table:table-cell office:value-type="float" office:value="265632206823.651" calcext:value-type="float">
            <text:p>265632206823.651</text:p>
          </table:table-cell>
        </table:table-row>
        <table:table-row table:style-name="ro1">
          <table:table-cell office:value-type="float" office:value="280927266678.792" calcext:value-type="float">
            <text:p>280927266678.792</text:p>
          </table:table-cell>
          <table:table-cell office:value-type="float" office:value="265601559279.029" calcext:value-type="float">
            <text:p>265601559279.029</text:p>
          </table:table-cell>
        </table:table-row>
        <table:table-row table:style-name="ro1">
          <table:table-cell office:value-type="float" office:value="280339839940.777" calcext:value-type="float">
            <text:p>280339839940.777</text:p>
          </table:table-cell>
          <table:table-cell office:value-type="float" office:value="265515654960.913" calcext:value-type="float">
            <text:p>265515654960.913</text:p>
          </table:table-cell>
        </table:table-row>
        <table:table-row table:style-name="ro1">
          <table:table-cell office:value-type="float" office:value="280273450157.428" calcext:value-type="float">
            <text:p>280273450157.428</text:p>
          </table:table-cell>
          <table:table-cell office:value-type="float" office:value="265501468411.187" calcext:value-type="float">
            <text:p>265501468411.187</text:p>
          </table:table-cell>
        </table:table-row>
        <table:table-row table:style-name="ro1">
          <table:table-cell office:value-type="float" office:value="279987139683.058" calcext:value-type="float">
            <text:p>279987139683.058</text:p>
          </table:table-cell>
          <table:table-cell office:value-type="float" office:value="265476445460.907" calcext:value-type="float">
            <text:p>265476445460.907</text:p>
          </table:table-cell>
        </table:table-row>
        <table:table-row table:style-name="ro1">
          <table:table-cell office:value-type="float" office:value="279956524883.439" calcext:value-type="float">
            <text:p>279956524883.439</text:p>
          </table:table-cell>
          <table:table-cell office:value-type="float" office:value="265449200680.851" calcext:value-type="float">
            <text:p>265449200680.851</text:p>
          </table:table-cell>
        </table:table-row>
        <table:table-row table:style-name="ro1">
          <table:table-cell office:value-type="float" office:value="279407346284.649" calcext:value-type="float">
            <text:p>279407346284.649</text:p>
          </table:table-cell>
          <table:table-cell office:value-type="float" office:value="265436333017.363" calcext:value-type="float">
            <text:p>265436333017.363</text:p>
          </table:table-cell>
        </table:table-row>
        <table:table-row table:style-name="ro1">
          <table:table-cell office:value-type="float" office:value="279358019413.99" calcext:value-type="float">
            <text:p>279358019413.99</text:p>
          </table:table-cell>
          <table:table-cell office:value-type="float" office:value="265414005651.507" calcext:value-type="float">
            <text:p>265414005651.507</text:p>
          </table:table-cell>
        </table:table-row>
        <table:table-row table:style-name="ro1">
          <table:table-cell office:value-type="float" office:value="279092174746.297" calcext:value-type="float">
            <text:p>279092174746.297</text:p>
          </table:table-cell>
          <table:table-cell office:value-type="float" office:value="265403689199.767" calcext:value-type="float">
            <text:p>265403689199.767</text:p>
          </table:table-cell>
        </table:table-row>
        <table:table-row table:style-name="ro1">
          <table:table-cell office:value-type="float" office:value="279088096815.746" calcext:value-type="float">
            <text:p>279088096815.746</text:p>
          </table:table-cell>
          <table:table-cell office:value-type="float" office:value="265395727406.708" calcext:value-type="float">
            <text:p>265395727406.708</text:p>
          </table:table-cell>
        </table:table-row>
        <table:table-row table:style-name="ro1">
          <table:table-cell office:value-type="float" office:value="278572903903.136" calcext:value-type="float">
            <text:p>278572903903.136</text:p>
          </table:table-cell>
          <table:table-cell office:value-type="float" office:value="265382764276.978" calcext:value-type="float">
            <text:p>265382764276.978</text:p>
          </table:table-cell>
        </table:table-row>
        <table:table-row table:style-name="ro1">
          <table:table-cell office:value-type="float" office:value="278536865026.157" calcext:value-type="float">
            <text:p>278536865026.157</text:p>
          </table:table-cell>
          <table:table-cell office:value-type="float" office:value="265369556364.149" calcext:value-type="float">
            <text:p>265369556364.149</text:p>
          </table:table-cell>
        </table:table-row>
        <table:table-row table:style-name="ro1">
          <table:table-cell office:value-type="float" office:value="278288576840.036" calcext:value-type="float">
            <text:p>278288576840.036</text:p>
          </table:table-cell>
          <table:table-cell office:value-type="float" office:value="265338626775.114" calcext:value-type="float">
            <text:p>265338626775.114</text:p>
          </table:table-cell>
        </table:table-row>
        <table:table-row table:style-name="ro1">
          <table:table-cell office:value-type="float" office:value="278155353436.086" calcext:value-type="float">
            <text:p>278155353436.086</text:p>
          </table:table-cell>
          <table:table-cell office:value-type="float" office:value="265295171900.854" calcext:value-type="float">
            <text:p>265295171900.854</text:p>
          </table:table-cell>
        </table:table-row>
        <table:table-row table:style-name="ro1">
          <table:table-cell office:value-type="float" office:value="278125048043.344" calcext:value-type="float">
            <text:p>278125048043.344</text:p>
          </table:table-cell>
          <table:table-cell office:value-type="float" office:value="265216921159.096" calcext:value-type="float">
            <text:p>265216921159.096</text:p>
          </table:table-cell>
        </table:table-row>
        <table:table-row table:style-name="ro1">
          <table:table-cell office:value-type="float" office:value="277917449388.293" calcext:value-type="float">
            <text:p>277917449388.293</text:p>
          </table:table-cell>
          <table:table-cell office:value-type="float" office:value="265147918047.364" calcext:value-type="float">
            <text:p>265147918047.364</text:p>
          </table:table-cell>
        </table:table-row>
        <table:table-row table:style-name="ro1">
          <table:table-cell office:value-type="float" office:value="277912783675.252" calcext:value-type="float">
            <text:p>277912783675.252</text:p>
          </table:table-cell>
          <table:table-cell office:value-type="float" office:value="265098399898.677" calcext:value-type="float">
            <text:p>265098399898.677</text:p>
          </table:table-cell>
        </table:table-row>
        <table:table-row table:style-name="ro1">
          <table:table-cell office:value-type="float" office:value="277472239177.289" calcext:value-type="float">
            <text:p>277472239177.289</text:p>
          </table:table-cell>
          <table:table-cell office:value-type="float" office:value="265052525522.499" calcext:value-type="float">
            <text:p>265052525522.499</text:p>
          </table:table-cell>
        </table:table-row>
        <table:table-row table:style-name="ro1">
          <table:table-cell office:value-type="float" office:value="277388487788.527" calcext:value-type="float">
            <text:p>277388487788.527</text:p>
          </table:table-cell>
          <table:table-cell office:value-type="float" office:value="265031815047.746" calcext:value-type="float">
            <text:p>265031815047.746</text:p>
          </table:table-cell>
        </table:table-row>
        <table:table-row table:style-name="ro1">
          <table:table-cell office:value-type="float" office:value="277317233777.806" calcext:value-type="float">
            <text:p>277317233777.806</text:p>
          </table:table-cell>
          <table:table-cell office:value-type="float" office:value="265026189149.851" calcext:value-type="float">
            <text:p>265026189149.851</text:p>
          </table:table-cell>
        </table:table-row>
        <table:table-row table:style-name="ro1">
          <table:table-cell office:value-type="float" office:value="277267228739.241" calcext:value-type="float">
            <text:p>277267228739.241</text:p>
          </table:table-cell>
          <table:table-cell office:value-type="float" office:value="265009450356.742" calcext:value-type="float">
            <text:p>265009450356.742</text:p>
          </table:table-cell>
        </table:table-row>
        <table:table-row table:style-name="ro1">
          <table:table-cell office:value-type="float" office:value="277258064176.52" calcext:value-type="float">
            <text:p>277258064176.52</text:p>
          </table:table-cell>
          <table:table-cell office:value-type="float" office:value="264997863253.704" calcext:value-type="float">
            <text:p>264997863253.704</text:p>
          </table:table-cell>
        </table:table-row>
        <table:table-row table:style-name="ro1">
          <table:table-cell office:value-type="float" office:value="277038251187.05" calcext:value-type="float">
            <text:p>277038251187.05</text:p>
          </table:table-cell>
          <table:table-cell office:value-type="float" office:value="264986265174.958" calcext:value-type="float">
            <text:p>264986265174.958</text:p>
          </table:table-cell>
        </table:table-row>
        <table:table-row table:style-name="ro1">
          <table:table-cell office:value-type="float" office:value="276928940375.476" calcext:value-type="float">
            <text:p>276928940375.476</text:p>
          </table:table-cell>
          <table:table-cell office:value-type="float" office:value="264975792526.595" calcext:value-type="float">
            <text:p>264975792526.595</text:p>
          </table:table-cell>
        </table:table-row>
        <table:table-row table:style-name="ro1">
          <table:table-cell office:value-type="float" office:value="276906528152.054" calcext:value-type="float">
            <text:p>276906528152.054</text:p>
          </table:table-cell>
          <table:table-cell office:value-type="float" office:value="264971342638.055" calcext:value-type="float">
            <text:p>264971342638.055</text:p>
          </table:table-cell>
        </table:table-row>
        <table:table-row table:style-name="ro1">
          <table:table-cell office:value-type="float" office:value="276722963835.017" calcext:value-type="float">
            <text:p>276722963835.017</text:p>
          </table:table-cell>
          <table:table-cell office:value-type="float" office:value="264944746734.685" calcext:value-type="float">
            <text:p>264944746734.685</text:p>
          </table:table-cell>
        </table:table-row>
        <table:table-row table:style-name="ro1">
          <table:table-cell office:value-type="float" office:value="276614089742.838" calcext:value-type="float">
            <text:p>276614089742.838</text:p>
          </table:table-cell>
          <table:table-cell office:value-type="float" office:value="264938230044.071" calcext:value-type="float">
            <text:p>264938230044.071</text:p>
          </table:table-cell>
        </table:table-row>
        <table:table-row table:style-name="ro1">
          <table:table-cell office:value-type="float" office:value="276590272700.471" calcext:value-type="float">
            <text:p>276590272700.471</text:p>
          </table:table-cell>
          <table:table-cell office:value-type="float" office:value="264921288274.442" calcext:value-type="float">
            <text:p>264921288274.442</text:p>
          </table:table-cell>
        </table:table-row>
        <table:table-row table:style-name="ro1">
          <table:table-cell office:value-type="float" office:value="276420485091.23" calcext:value-type="float">
            <text:p>276420485091.23</text:p>
          </table:table-cell>
          <table:table-cell office:value-type="float" office:value="264889116488.346" calcext:value-type="float">
            <text:p>264889116488.346</text:p>
          </table:table-cell>
        </table:table-row>
        <table:table-row table:style-name="ro1">
          <table:table-cell office:value-type="float" office:value="276381229711.268" calcext:value-type="float">
            <text:p>276381229711.268</text:p>
          </table:table-cell>
          <table:table-cell office:value-type="float" office:value="264852079786.099" calcext:value-type="float">
            <text:p>264852079786.099</text:p>
          </table:table-cell>
        </table:table-row>
        <table:table-row table:style-name="ro1">
          <table:table-cell office:value-type="float" office:value="276053503254.532" calcext:value-type="float">
            <text:p>276053503254.532</text:p>
          </table:table-cell>
          <table:table-cell office:value-type="float" office:value="264771212474.054" calcext:value-type="float">
            <text:p>264771212474.054</text:p>
          </table:table-cell>
        </table:table-row>
        <table:table-row table:style-name="ro1">
          <table:table-cell office:value-type="float" office:value="276014384204.184" calcext:value-type="float">
            <text:p>276014384204.184</text:p>
          </table:table-cell>
          <table:table-cell office:value-type="float" office:value="264659425085.318" calcext:value-type="float">
            <text:p>264659425085.318</text:p>
          </table:table-cell>
        </table:table-row>
        <table:table-row table:style-name="ro1">
          <table:table-cell office:value-type="float" office:value="275851007193.12" calcext:value-type="float">
            <text:p>275851007193.12</text:p>
          </table:table-cell>
          <table:table-cell office:value-type="float" office:value="264487743129.014" calcext:value-type="float">
            <text:p>264487743129.014</text:p>
          </table:table-cell>
        </table:table-row>
        <table:table-row table:style-name="ro1">
          <table:table-cell office:value-type="float" office:value="275831568048.048" calcext:value-type="float">
            <text:p>275831568048.048</text:p>
          </table:table-cell>
          <table:table-cell office:value-type="float" office:value="264404833210.658" calcext:value-type="float">
            <text:p>264404833210.658</text:p>
          </table:table-cell>
        </table:table-row>
        <table:table-row table:style-name="ro1">
          <table:table-cell office:value-type="float" office:value="275512720016.295" calcext:value-type="float">
            <text:p>275512720016.295</text:p>
          </table:table-cell>
          <table:table-cell office:value-type="float" office:value="264299423476.008" calcext:value-type="float">
            <text:p>264299423476.008</text:p>
          </table:table-cell>
        </table:table-row>
        <table:table-row table:style-name="ro1">
          <table:table-cell office:value-type="float" office:value="275483004245.687" calcext:value-type="float">
            <text:p>275483004245.687</text:p>
          </table:table-cell>
          <table:table-cell office:value-type="float" office:value="264151784386.985" calcext:value-type="float">
            <text:p>264151784386.985</text:p>
          </table:table-cell>
        </table:table-row>
        <table:table-row table:style-name="ro1">
          <table:table-cell office:value-type="float" office:value="275325226161.78" calcext:value-type="float">
            <text:p>275325226161.78</text:p>
          </table:table-cell>
          <table:table-cell office:value-type="float" office:value="264075671434.435" calcext:value-type="float">
            <text:p>264075671434.435</text:p>
          </table:table-cell>
        </table:table-row>
        <table:table-row table:style-name="ro1">
          <table:table-cell office:value-type="float" office:value="275322919237.085" calcext:value-type="float">
            <text:p>275322919237.085</text:p>
          </table:table-cell>
          <table:table-cell office:value-type="float" office:value="264013594206.235" calcext:value-type="float">
            <text:p>264013594206.235</text:p>
          </table:table-cell>
        </table:table-row>
        <table:table-row table:style-name="ro1">
          <table:table-cell office:value-type="float" office:value="275012268788.043" calcext:value-type="float">
            <text:p>275012268788.043</text:p>
          </table:table-cell>
          <table:table-cell office:value-type="float" office:value="263970314280.315" calcext:value-type="float">
            <text:p>263970314280.315</text:p>
          </table:table-cell>
        </table:table-row>
        <table:table-row table:style-name="ro1">
          <table:table-cell office:value-type="float" office:value="274990860687.895" calcext:value-type="float">
            <text:p>274990860687.895</text:p>
          </table:table-cell>
          <table:table-cell office:value-type="float" office:value="263866773236.032" calcext:value-type="float">
            <text:p>263866773236.032</text:p>
          </table:table-cell>
        </table:table-row>
        <table:table-row table:style-name="ro1">
          <table:table-cell office:value-type="float" office:value="274838073219.713" calcext:value-type="float">
            <text:p>274838073219.713</text:p>
          </table:table-cell>
          <table:table-cell office:value-type="float" office:value="263841551522.664" calcext:value-type="float">
            <text:p>263841551522.664</text:p>
          </table:table-cell>
        </table:table-row>
        <table:table-row table:style-name="ro1">
          <table:table-cell office:value-type="float" office:value="274756352286.261" calcext:value-type="float">
            <text:p>274756352286.261</text:p>
          </table:table-cell>
          <table:table-cell office:value-type="float" office:value="263825791728.026" calcext:value-type="float">
            <text:p>263825791728.026</text:p>
          </table:table-cell>
        </table:table-row>
        <table:table-row table:style-name="ro1">
          <table:table-cell office:value-type="float" office:value="274737962488.256" calcext:value-type="float">
            <text:p>274737962488.256</text:p>
          </table:table-cell>
          <table:table-cell office:value-type="float" office:value="263790071871.054" calcext:value-type="float">
            <text:p>263790071871.054</text:p>
          </table:table-cell>
        </table:table-row>
        <table:table-row table:style-name="ro1">
          <table:table-cell office:value-type="float" office:value="274608096704.94" calcext:value-type="float">
            <text:p>274608096704.94</text:p>
          </table:table-cell>
          <table:table-cell office:value-type="float" office:value="263766651175.176" calcext:value-type="float">
            <text:p>263766651175.176</text:p>
          </table:table-cell>
        </table:table-row>
        <table:table-row table:style-name="ro1">
          <table:table-cell office:value-type="float" office:value="274602969148.369" calcext:value-type="float">
            <text:p>274602969148.369</text:p>
          </table:table-cell>
          <table:table-cell office:value-type="float" office:value="263747397243.941" calcext:value-type="float">
            <text:p>263747397243.941</text:p>
          </table:table-cell>
        </table:table-row>
        <table:table-row table:style-name="ro1">
          <table:table-cell office:value-type="float" office:value="274328747812.635" calcext:value-type="float">
            <text:p>274328747812.635</text:p>
          </table:table-cell>
          <table:table-cell office:value-type="float" office:value="263727124674.48" calcext:value-type="float">
            <text:p>263727124674.48</text:p>
          </table:table-cell>
        </table:table-row>
        <table:table-row table:style-name="ro1">
          <table:table-cell office:value-type="float" office:value="274323979196.927" calcext:value-type="float">
            <text:p>274323979196.927</text:p>
          </table:table-cell>
          <table:table-cell office:value-type="float" office:value="263716219464.641" calcext:value-type="float">
            <text:p>263716219464.641</text:p>
          </table:table-cell>
        </table:table-row>
        <table:table-row table:style-name="ro1">
          <table:table-cell office:value-type="float" office:value="274172027394.28" calcext:value-type="float">
            <text:p>274172027394.28</text:p>
          </table:table-cell>
          <table:table-cell office:value-type="float" office:value="263708351918.459" calcext:value-type="float">
            <text:p>263708351918.459</text:p>
          </table:table-cell>
        </table:table-row>
        <table:table-row table:style-name="ro1">
          <table:table-cell office:value-type="float" office:value="274110142666.92" calcext:value-type="float">
            <text:p>274110142666.92</text:p>
          </table:table-cell>
          <table:table-cell office:value-type="float" office:value="263693397162.484" calcext:value-type="float">
            <text:p>263693397162.484</text:p>
          </table:table-cell>
        </table:table-row>
        <table:table-row table:style-name="ro1">
          <table:table-cell office:value-type="float" office:value="274105470910.765" calcext:value-type="float">
            <text:p>274105470910.765</text:p>
          </table:table-cell>
          <table:table-cell office:value-type="float" office:value="263678789906.551" calcext:value-type="float">
            <text:p>263678789906.551</text:p>
          </table:table-cell>
        </table:table-row>
        <table:table-row table:style-name="ro1">
          <table:table-cell office:value-type="float" office:value="273964627364.815" calcext:value-type="float">
            <text:p>273964627364.815</text:p>
          </table:table-cell>
          <table:table-cell office:value-type="float" office:value="263671740454.619" calcext:value-type="float">
            <text:p>263671740454.619</text:p>
          </table:table-cell>
        </table:table-row>
        <table:table-row table:style-name="ro1">
          <table:table-cell office:value-type="float" office:value="273896859370.189" calcext:value-type="float">
            <text:p>273896859370.189</text:p>
          </table:table-cell>
          <table:table-cell office:value-type="float" office:value="263661193335.105" calcext:value-type="float">
            <text:p>263661193335.105</text:p>
          </table:table-cell>
        </table:table-row>
        <table:table-row table:style-name="ro1">
          <table:table-cell office:value-type="float" office:value="273883890906.99" calcext:value-type="float">
            <text:p>273883890906.99</text:p>
          </table:table-cell>
          <table:table-cell office:value-type="float" office:value="263646334728.328" calcext:value-type="float">
            <text:p>263646334728.328</text:p>
          </table:table-cell>
        </table:table-row>
        <table:table-row table:style-name="ro1">
          <table:table-cell office:value-type="float" office:value="273764452250.153" calcext:value-type="float">
            <text:p>273764452250.153</text:p>
          </table:table-cell>
          <table:table-cell office:value-type="float" office:value="263643542252.024" calcext:value-type="float">
            <text:p>263643542252.024</text:p>
          </table:table-cell>
        </table:table-row>
        <table:table-row table:style-name="ro1">
          <table:table-cell office:value-type="float" office:value="273695572399.535" calcext:value-type="float">
            <text:p>273695572399.535</text:p>
          </table:table-cell>
          <table:table-cell office:value-type="float" office:value="263634750084.282" calcext:value-type="float">
            <text:p>263634750084.282</text:p>
          </table:table-cell>
        </table:table-row>
        <table:table-row table:style-name="ro1">
          <table:table-cell office:value-type="float" office:value="273680744403.268" calcext:value-type="float">
            <text:p>273680744403.268</text:p>
          </table:table-cell>
          <table:table-cell office:value-type="float" office:value="263624490507.195" calcext:value-type="float">
            <text:p>263624490507.195</text:p>
          </table:table-cell>
        </table:table-row>
        <table:table-row table:style-name="ro1">
          <table:table-cell office:value-type="float" office:value="273570627029.515" calcext:value-type="float">
            <text:p>273570627029.515</text:p>
          </table:table-cell>
          <table:table-cell office:value-type="float" office:value="263618703521.613" calcext:value-type="float">
            <text:p>263618703521.613</text:p>
          </table:table-cell>
        </table:table-row>
        <table:table-row table:style-name="ro1">
          <table:table-cell office:value-type="float" office:value="273549215331.807" calcext:value-type="float">
            <text:p>273549215331.807</text:p>
          </table:table-cell>
          <table:table-cell office:value-type="float" office:value="263611428218.474" calcext:value-type="float">
            <text:p>263611428218.474</text:p>
          </table:table-cell>
        </table:table-row>
        <table:table-row table:style-name="ro1">
          <table:table-cell office:value-type="float" office:value="273333483496.127" calcext:value-type="float">
            <text:p>273333483496.127</text:p>
          </table:table-cell>
          <table:table-cell office:value-type="float" office:value="263603044726.935" calcext:value-type="float">
            <text:p>263603044726.935</text:p>
          </table:table-cell>
        </table:table-row>
        <table:table-row table:style-name="ro1">
          <table:table-cell office:value-type="float" office:value="273309947515.414" calcext:value-type="float">
            <text:p>273309947515.414</text:p>
          </table:table-cell>
          <table:table-cell office:value-type="float" office:value="263588767238.241" calcext:value-type="float">
            <text:p>263588767238.241</text:p>
          </table:table-cell>
        </table:table-row>
        <table:table-row table:style-name="ro1">
          <table:table-cell office:value-type="float" office:value="273201212285.737" calcext:value-type="float">
            <text:p>273201212285.737</text:p>
          </table:table-cell>
          <table:table-cell office:value-type="float" office:value="263582476075.059" calcext:value-type="float">
            <text:p>263582476075.059</text:p>
          </table:table-cell>
        </table:table-row>
        <table:table-row table:style-name="ro1">
          <table:table-cell office:value-type="float" office:value="273194303450.069" calcext:value-type="float">
            <text:p>273194303450.069</text:p>
          </table:table-cell>
          <table:table-cell office:value-type="float" office:value="263577158420.851" calcext:value-type="float">
            <text:p>263577158420.851</text:p>
          </table:table-cell>
        </table:table-row>
        <table:table-row table:style-name="ro1">
          <table:table-cell office:value-type="float" office:value="272978978092.776" calcext:value-type="float">
            <text:p>272978978092.776</text:p>
          </table:table-cell>
          <table:table-cell office:value-type="float" office:value="263570471319.852" calcext:value-type="float">
            <text:p>263570471319.852</text:p>
          </table:table-cell>
        </table:table-row>
        <table:table-row table:style-name="ro1">
          <table:table-cell office:value-type="float" office:value="272962134169.364" calcext:value-type="float">
            <text:p>272962134169.364</text:p>
          </table:table-cell>
          <table:table-cell office:value-type="float" office:value="263552999146.595" calcext:value-type="float">
            <text:p>263552999146.595</text:p>
          </table:table-cell>
        </table:table-row>
        <table:table-row table:style-name="ro1">
          <table:table-cell office:value-type="float" office:value="272854528507.482" calcext:value-type="float">
            <text:p>272854528507.482</text:p>
          </table:table-cell>
          <table:table-cell office:value-type="float" office:value="263532002136.853" calcext:value-type="float">
            <text:p>263532002136.853</text:p>
          </table:table-cell>
        </table:table-row>
        <table:table-row table:style-name="ro1">
          <table:table-cell office:value-type="float" office:value="272795386892.118" calcext:value-type="float">
            <text:p>272795386892.118</text:p>
          </table:table-cell>
          <table:table-cell office:value-type="float" office:value="263523739681.586" calcext:value-type="float">
            <text:p>263523739681.586</text:p>
          </table:table-cell>
        </table:table-row>
        <table:table-row table:style-name="ro1">
          <table:table-cell office:value-type="float" office:value="272781696846.046" calcext:value-type="float">
            <text:p>272781696846.046</text:p>
          </table:table-cell>
          <table:table-cell office:value-type="float" office:value="263511927150.6" calcext:value-type="float">
            <text:p>263511927150.6</text:p>
          </table:table-cell>
        </table:table-row>
        <table:table-row table:style-name="ro1">
          <table:table-cell office:value-type="float" office:value="272689275325.073" calcext:value-type="float">
            <text:p>272689275325.073</text:p>
          </table:table-cell>
          <table:table-cell office:value-type="float" office:value="263498197427.983" calcext:value-type="float">
            <text:p>263498197427.983</text:p>
          </table:table-cell>
        </table:table-row>
        <table:table-row table:style-name="ro1">
          <table:table-cell office:value-type="float" office:value="272681405448.555" calcext:value-type="float">
            <text:p>272681405448.555</text:p>
          </table:table-cell>
          <table:table-cell office:value-type="float" office:value="263488524682.459" calcext:value-type="float">
            <text:p>263488524682.459</text:p>
          </table:table-cell>
        </table:table-row>
        <table:table-row table:style-name="ro1">
          <table:table-cell office:value-type="float" office:value="272487291313.058" calcext:value-type="float">
            <text:p>272487291313.058</text:p>
          </table:table-cell>
          <table:table-cell office:value-type="float" office:value="263483778846.461" calcext:value-type="float">
            <text:p>263483778846.461</text:p>
          </table:table-cell>
        </table:table-row>
        <table:table-row table:style-name="ro1">
          <table:table-cell office:value-type="float" office:value="272480496253.567" calcext:value-type="float">
            <text:p>272480496253.567</text:p>
          </table:table-cell>
          <table:table-cell office:value-type="float" office:value="263479568239.304" calcext:value-type="float">
            <text:p>263479568239.304</text:p>
          </table:table-cell>
        </table:table-row>
        <table:table-row table:style-name="ro1">
          <table:table-cell office:value-type="float" office:value="272373497276.552" calcext:value-type="float">
            <text:p>272373497276.552</text:p>
          </table:table-cell>
          <table:table-cell office:value-type="float" office:value="263471282571.282" calcext:value-type="float">
            <text:p>263471282571.282</text:p>
          </table:table-cell>
        </table:table-row>
        <table:table-row table:style-name="ro1">
          <table:table-cell office:value-type="float" office:value="272326366860.785" calcext:value-type="float">
            <text:p>272326366860.785</text:p>
          </table:table-cell>
          <table:table-cell office:value-type="float" office:value="263468840965.964" calcext:value-type="float">
            <text:p>263468840965.964</text:p>
          </table:table-cell>
        </table:table-row>
        <table:table-row table:style-name="ro1">
          <table:table-cell office:value-type="float" office:value="272320930127.742" calcext:value-type="float">
            <text:p>272320930127.742</text:p>
          </table:table-cell>
          <table:table-cell office:value-type="float" office:value="263465604231.499" calcext:value-type="float">
            <text:p>263465604231.499</text:p>
          </table:table-cell>
        </table:table-row>
        <table:table-row table:style-name="ro1">
          <table:table-cell office:value-type="float" office:value="272222147671.816" calcext:value-type="float">
            <text:p>272222147671.816</text:p>
          </table:table-cell>
          <table:table-cell office:value-type="float" office:value="263462052043.706" calcext:value-type="float">
            <text:p>263462052043.706</text:p>
          </table:table-cell>
        </table:table-row>
        <table:table-row table:style-name="ro1">
          <table:table-cell office:value-type="float" office:value="272171010939.853" calcext:value-type="float">
            <text:p>272171010939.853</text:p>
          </table:table-cell>
          <table:table-cell office:value-type="float" office:value="263460414189.923" calcext:value-type="float">
            <text:p>263460414189.923</text:p>
          </table:table-cell>
        </table:table-row>
        <table:table-row table:style-name="ro1">
          <table:table-cell office:value-type="float" office:value="272160124783.746" calcext:value-type="float">
            <text:p>272160124783.746</text:p>
          </table:table-cell>
          <table:table-cell office:value-type="float" office:value="263452130215.378" calcext:value-type="float">
            <text:p>263452130215.378</text:p>
          </table:table-cell>
        </table:table-row>
        <table:table-row table:style-name="ro1">
          <table:table-cell office:value-type="float" office:value="272075320745.124" calcext:value-type="float">
            <text:p>272075320745.124</text:p>
          </table:table-cell>
          <table:table-cell office:value-type="float" office:value="263449033719.651" calcext:value-type="float">
            <text:p>263449033719.651</text:p>
          </table:table-cell>
        </table:table-row>
        <table:table-row table:style-name="ro1">
          <table:table-cell office:value-type="float" office:value="272074756871.838" calcext:value-type="float">
            <text:p>272074756871.838</text:p>
          </table:table-cell>
          <table:table-cell office:value-type="float" office:value="263448410188.698" calcext:value-type="float">
            <text:p>263448410188.698</text:p>
          </table:table-cell>
        </table:table-row>
        <table:table-row table:style-name="ro1">
          <table:table-cell office:value-type="float" office:value="271895714001.416" calcext:value-type="float">
            <text:p>271895714001.416</text:p>
          </table:table-cell>
          <table:table-cell office:value-type="float" office:value="263445708636.302" calcext:value-type="float">
            <text:p>263445708636.302</text:p>
          </table:table-cell>
        </table:table-row>
        <table:table-row table:style-name="ro1">
          <table:table-cell office:value-type="float" office:value="271892415798.157" calcext:value-type="float">
            <text:p>271892415798.157</text:p>
          </table:table-cell>
          <table:table-cell office:value-type="float" office:value="263442210234.997" calcext:value-type="float">
            <text:p>263442210234.997</text:p>
          </table:table-cell>
        </table:table-row>
        <table:table-row table:style-name="ro1">
          <table:table-cell office:value-type="float" office:value="271794157128.016" calcext:value-type="float">
            <text:p>271794157128.016</text:p>
          </table:table-cell>
          <table:table-cell office:value-type="float" office:value="263439044155.872" calcext:value-type="float">
            <text:p>263439044155.872</text:p>
          </table:table-cell>
        </table:table-row>
        <table:table-row table:style-name="ro1">
          <table:table-cell office:value-type="float" office:value="271753370897.989" calcext:value-type="float">
            <text:p>271753370897.989</text:p>
          </table:table-cell>
          <table:table-cell office:value-type="float" office:value="263437008354.049" calcext:value-type="float">
            <text:p>263437008354.049</text:p>
          </table:table-cell>
        </table:table-row>
        <table:table-row table:style-name="ro1">
          <table:table-cell office:value-type="float" office:value="271749687066.891" calcext:value-type="float">
            <text:p>271749687066.891</text:p>
          </table:table-cell>
          <table:table-cell office:value-type="float" office:value="263434242345.02" calcext:value-type="float">
            <text:p>263434242345.02</text:p>
          </table:table-cell>
        </table:table-row>
        <table:table-row table:style-name="ro1">
          <table:table-cell office:value-type="float" office:value="271659041889.996" calcext:value-type="float">
            <text:p>271659041889.996</text:p>
          </table:table-cell>
          <table:table-cell office:value-type="float" office:value="263430415390.581" calcext:value-type="float">
            <text:p>263430415390.581</text:p>
          </table:table-cell>
        </table:table-row>
        <table:table-row table:style-name="ro1">
          <table:table-cell office:value-type="float" office:value="271614438600.829" calcext:value-type="float">
            <text:p>271614438600.829</text:p>
          </table:table-cell>
          <table:table-cell office:value-type="float" office:value="263427751078.698" calcext:value-type="float">
            <text:p>263427751078.698</text:p>
          </table:table-cell>
        </table:table-row>
        <table:table-row table:style-name="ro1">
          <table:table-cell office:value-type="float" office:value="271605716106.783" calcext:value-type="float">
            <text:p>271605716106.783</text:p>
          </table:table-cell>
          <table:table-cell office:value-type="float" office:value="263424974063.588" calcext:value-type="float">
            <text:p>263424974063.588</text:p>
          </table:table-cell>
        </table:table-row>
        <table:table-row table:style-name="ro1">
          <table:table-cell office:value-type="float" office:value="271527770941.687" calcext:value-type="float">
            <text:p>271527770941.687</text:p>
          </table:table-cell>
          <table:table-cell office:value-type="float" office:value="263421336501.468" calcext:value-type="float">
            <text:p>263421336501.468</text:p>
          </table:table-cell>
        </table:table-row>
        <table:table-row table:style-name="ro1">
          <table:table-cell office:value-type="float" office:value="271481940782.78" calcext:value-type="float">
            <text:p>271481940782.78</text:p>
          </table:table-cell>
          <table:table-cell office:value-type="float" office:value="263418127804.999" calcext:value-type="float">
            <text:p>263418127804.999</text:p>
          </table:table-cell>
        </table:table-row>
        <table:table-row table:style-name="ro1">
          <table:table-cell office:value-type="float" office:value="271471624785.505" calcext:value-type="float">
            <text:p>271471624785.505</text:p>
          </table:table-cell>
          <table:table-cell office:value-type="float" office:value="263413201478.969" calcext:value-type="float">
            <text:p>263413201478.969</text:p>
          </table:table-cell>
        </table:table-row>
        <table:table-row table:style-name="ro1">
          <table:table-cell office:value-type="float" office:value="271399920957.214" calcext:value-type="float">
            <text:p>271399920957.214</text:p>
          </table:table-cell>
          <table:table-cell office:value-type="float" office:value="263411007652.354" calcext:value-type="float">
            <text:p>263411007652.354</text:p>
          </table:table-cell>
        </table:table-row>
        <table:table-row table:style-name="ro1">
          <table:table-cell office:value-type="float" office:value="271384263800.014" calcext:value-type="float">
            <text:p>271384263800.014</text:p>
          </table:table-cell>
          <table:table-cell office:value-type="float" office:value="263408716261.091" calcext:value-type="float">
            <text:p>263408716261.091</text:p>
          </table:table-cell>
        </table:table-row>
        <table:table-row table:style-name="ro1">
          <table:table-cell office:value-type="float" office:value="271242577451.363" calcext:value-type="float">
            <text:p>271242577451.363</text:p>
          </table:table-cell>
          <table:table-cell office:value-type="float" office:value="263402121402.196" calcext:value-type="float">
            <text:p>263402121402.196</text:p>
          </table:table-cell>
        </table:table-row>
        <table:table-row table:style-name="ro1">
          <table:table-cell office:value-type="float" office:value="271226594663.215" calcext:value-type="float">
            <text:p>271226594663.215</text:p>
          </table:table-cell>
          <table:table-cell office:value-type="float" office:value="263401242583.987" calcext:value-type="float">
            <text:p>263401242583.987</text:p>
          </table:table-cell>
        </table:table-row>
        <table:table-row table:style-name="ro1">
          <table:table-cell office:value-type="float" office:value="271154265505.992" calcext:value-type="float">
            <text:p>271154265505.992</text:p>
          </table:table-cell>
          <table:table-cell office:value-type="float" office:value="263398004318.888" calcext:value-type="float">
            <text:p>263398004318.888</text:p>
          </table:table-cell>
        </table:table-row>
        <table:table-row table:style-name="ro1">
          <table:table-cell office:value-type="float" office:value="271149754489.825" calcext:value-type="float">
            <text:p>271149754489.825</text:p>
          </table:table-cell>
          <table:table-cell office:value-type="float" office:value="263397239566.51" calcext:value-type="float">
            <text:p>263397239566.51</text:p>
          </table:table-cell>
        </table:table-row>
        <table:table-row table:style-name="ro1">
          <table:table-cell office:value-type="float" office:value="271005188327.285" calcext:value-type="float">
            <text:p>271005188327.285</text:p>
          </table:table-cell>
          <table:table-cell office:value-type="float" office:value="263395751329.531" calcext:value-type="float">
            <text:p>263395751329.531</text:p>
          </table:table-cell>
        </table:table-row>
        <table:table-row table:style-name="ro1">
          <table:table-cell office:value-type="float" office:value="270994240810.686" calcext:value-type="float">
            <text:p>270994240810.686</text:p>
          </table:table-cell>
          <table:table-cell office:value-type="float" office:value="263394035612.187" calcext:value-type="float">
            <text:p>263394035612.187</text:p>
          </table:table-cell>
        </table:table-row>
        <table:table-row table:style-name="ro1">
          <table:table-cell office:value-type="float" office:value="270921174018.46" calcext:value-type="float">
            <text:p>270921174018.46</text:p>
          </table:table-cell>
          <table:table-cell office:value-type="float" office:value="263390886698.597" calcext:value-type="float">
            <text:p>263390886698.597</text:p>
          </table:table-cell>
        </table:table-row>
        <table:table-row table:style-name="ro1">
          <table:table-cell office:value-type="float" office:value="270881459214.202" calcext:value-type="float">
            <text:p>270881459214.202</text:p>
          </table:table-cell>
          <table:table-cell office:value-type="float" office:value="263385491253.859" calcext:value-type="float">
            <text:p>263385491253.859</text:p>
          </table:table-cell>
        </table:table-row>
        <table:table-row table:style-name="ro1">
          <table:table-cell office:value-type="float" office:value="270872487883.476" calcext:value-type="float">
            <text:p>270872487883.476</text:p>
          </table:table-cell>
          <table:table-cell office:value-type="float" office:value="263381044935.531" calcext:value-type="float">
            <text:p>263381044935.531</text:p>
          </table:table-cell>
        </table:table-row>
        <table:table-row table:style-name="ro1">
          <table:table-cell office:value-type="float" office:value="270809110224.871" calcext:value-type="float">
            <text:p>270809110224.871</text:p>
          </table:table-cell>
          <table:table-cell office:value-type="float" office:value="263379438848.372" calcext:value-type="float">
            <text:p>263379438848.372</text:p>
          </table:table-cell>
        </table:table-row>
        <table:table-row table:style-name="ro1">
          <table:table-cell office:value-type="float" office:value="270804474837.75" calcext:value-type="float">
            <text:p>270804474837.75</text:p>
          </table:table-cell>
          <table:table-cell office:value-type="float" office:value="263377266415.333" calcext:value-type="float">
            <text:p>263377266415.333</text:p>
          </table:table-cell>
        </table:table-row>
        <table:table-row table:style-name="ro1">
          <table:table-cell office:value-type="float" office:value="270671449625.028" calcext:value-type="float">
            <text:p>270671449625.028</text:p>
          </table:table-cell>
          <table:table-cell office:value-type="float" office:value="263375603589.713" calcext:value-type="float">
            <text:p>263375603589.713</text:p>
          </table:table-cell>
        </table:table-row>
        <table:table-row table:style-name="ro1">
          <table:table-cell office:value-type="float" office:value="270666349632.389" calcext:value-type="float">
            <text:p>270666349632.389</text:p>
          </table:table-cell>
          <table:table-cell office:value-type="float" office:value="263374532365.835" calcext:value-type="float">
            <text:p>263374532365.835</text:p>
          </table:table-cell>
        </table:table-row>
        <table:table-row table:style-name="ro1">
          <table:table-cell office:value-type="float" office:value="270593492172.452" calcext:value-type="float">
            <text:p>270593492172.452</text:p>
          </table:table-cell>
          <table:table-cell office:value-type="float" office:value="263372063655.528" calcext:value-type="float">
            <text:p>263372063655.528</text:p>
          </table:table-cell>
        </table:table-row>
        <table:table-row table:style-name="ro1">
          <table:table-cell office:value-type="float" office:value="270560678862.854" calcext:value-type="float">
            <text:p>270560678862.854</text:p>
          </table:table-cell>
          <table:table-cell office:value-type="float" office:value="263368816892.26" calcext:value-type="float">
            <text:p>263368816892.26</text:p>
          </table:table-cell>
        </table:table-row>
        <table:table-row table:style-name="ro1">
          <table:table-cell office:value-type="float" office:value="270556461915.191" calcext:value-type="float">
            <text:p>270556461915.191</text:p>
          </table:table-cell>
          <table:table-cell office:value-type="float" office:value="263365517126.516" calcext:value-type="float">
            <text:p>263365517126.516</text:p>
          </table:table-cell>
        </table:table-row>
        <table:table-row table:style-name="ro1">
          <table:table-cell office:value-type="float" office:value="270489399811.245" calcext:value-type="float">
            <text:p>270489399811.245</text:p>
          </table:table-cell>
          <table:table-cell office:value-type="float" office:value="263363597743.058" calcext:value-type="float">
            <text:p>263363597743.058</text:p>
          </table:table-cell>
        </table:table-row>
        <table:table-row table:style-name="ro1">
          <table:table-cell office:value-type="float" office:value="270453869133.29" calcext:value-type="float">
            <text:p>270453869133.29</text:p>
          </table:table-cell>
          <table:table-cell office:value-type="float" office:value="263360944615.131" calcext:value-type="float">
            <text:p>263360944615.131</text:p>
          </table:table-cell>
        </table:table-row>
        <table:table-row table:style-name="ro1">
          <table:table-cell office:value-type="float" office:value="270446132809.131" calcext:value-type="float">
            <text:p>270446132809.131</text:p>
          </table:table-cell>
          <table:table-cell office:value-type="float" office:value="263357342433.49" calcext:value-type="float">
            <text:p>263357342433.49</text:p>
          </table:table-cell>
        </table:table-row>
        <table:table-row table:style-name="ro1">
          <table:table-cell office:value-type="float" office:value="270387942673.553" calcext:value-type="float">
            <text:p>270387942673.553</text:p>
          </table:table-cell>
          <table:table-cell office:value-type="float" office:value="263356570904.881" calcext:value-type="float">
            <text:p>263356570904.881</text:p>
          </table:table-cell>
        </table:table-row>
        <table:table-row table:style-name="ro1">
          <table:table-cell office:value-type="float" office:value="270385593504.599" calcext:value-type="float">
            <text:p>270385593504.599</text:p>
          </table:table-cell>
          <table:table-cell office:value-type="float" office:value="263353836491.471" calcext:value-type="float">
            <text:p>263353836491.471</text:p>
          </table:table-cell>
        </table:table-row>
        <table:table-row table:style-name="ro1">
          <table:table-cell office:value-type="float" office:value="270263219207.871" calcext:value-type="float">
            <text:p>270263219207.871</text:p>
          </table:table-cell>
          <table:table-cell office:value-type="float" office:value="263353506237.183" calcext:value-type="float">
            <text:p>263353506237.183</text:p>
          </table:table-cell>
        </table:table-row>
        <table:table-row table:style-name="ro1">
          <table:table-cell office:value-type="float" office:value="270259318094.944" calcext:value-type="float">
            <text:p>270259318094.944</text:p>
          </table:table-cell>
          <table:table-cell office:value-type="float" office:value="263351158804.162" calcext:value-type="float">
            <text:p>263351158804.162</text:p>
          </table:table-cell>
        </table:table-row>
        <table:table-row table:style-name="ro1">
          <table:table-cell office:value-type="float" office:value="270192454607.188" calcext:value-type="float">
            <text:p>270192454607.188</text:p>
          </table:table-cell>
          <table:table-cell office:value-type="float" office:value="263349724762.531" calcext:value-type="float">
            <text:p>263349724762.531</text:p>
          </table:table-cell>
        </table:table-row>
        <table:table-row table:style-name="ro1">
          <table:table-cell office:value-type="float" office:value="270162976813.826" calcext:value-type="float">
            <text:p>270162976813.826</text:p>
          </table:table-cell>
          <table:table-cell office:value-type="float" office:value="263347816539.87" calcext:value-type="float">
            <text:p>263347816539.87</text:p>
          </table:table-cell>
        </table:table-row>
        <table:table-row table:style-name="ro1">
          <table:table-cell office:value-type="float" office:value="270159430168.575" calcext:value-type="float">
            <text:p>270159430168.575</text:p>
          </table:table-cell>
          <table:table-cell office:value-type="float" office:value="263344950421.493" calcext:value-type="float">
            <text:p>263344950421.493</text:p>
          </table:table-cell>
        </table:table-row>
        <table:table-row table:style-name="ro1">
          <table:table-cell office:value-type="float" office:value="270097923122.868" calcext:value-type="float">
            <text:p>270097923122.868</text:p>
          </table:table-cell>
          <table:table-cell office:value-type="float" office:value="263343254488.935" calcext:value-type="float">
            <text:p>263343254488.935</text:p>
          </table:table-cell>
        </table:table-row>
        <table:table-row table:style-name="ro1">
          <table:table-cell office:value-type="float" office:value="270065920924.3" calcext:value-type="float">
            <text:p>270065920924.3</text:p>
          </table:table-cell>
          <table:table-cell office:value-type="float" office:value="263340166664.891" calcext:value-type="float">
            <text:p>263340166664.891</text:p>
          </table:table-cell>
        </table:table-row>
        <table:table-row table:style-name="ro1">
          <table:table-cell office:value-type="float" office:value="270059156481.244" calcext:value-type="float">
            <text:p>270059156481.244</text:p>
          </table:table-cell>
          <table:table-cell office:value-type="float" office:value="263338840094.905" calcext:value-type="float">
            <text:p>263338840094.905</text:p>
          </table:table-cell>
        </table:table-row>
        <table:table-row table:style-name="ro1">
          <table:table-cell office:value-type="float" office:value="270005691760.168" calcext:value-type="float">
            <text:p>270005691760.168</text:p>
          </table:table-cell>
          <table:table-cell office:value-type="float" office:value="263337073946.517" calcext:value-type="float">
            <text:p>263337073946.517</text:p>
          </table:table-cell>
        </table:table-row>
        <table:table-row table:style-name="ro1">
          <table:table-cell office:value-type="float" office:value="270004830108.201" calcext:value-type="float">
            <text:p>270004830108.201</text:p>
          </table:table-cell>
          <table:table-cell office:value-type="float" office:value="263336127725.502" calcext:value-type="float">
            <text:p>263336127725.502</text:p>
          </table:table-cell>
        </table:table-row>
        <table:table-row table:style-name="ro1">
          <table:table-cell office:value-type="float" office:value="269892226159.17" calcext:value-type="float">
            <text:p>269892226159.17</text:p>
          </table:table-cell>
          <table:table-cell office:value-type="float" office:value="263334786398.776" calcext:value-type="float">
            <text:p>263334786398.776</text:p>
          </table:table-cell>
        </table:table-row>
        <table:table-row table:style-name="ro1">
          <table:table-cell office:value-type="float" office:value="269889144495.562" calcext:value-type="float">
            <text:p>269889144495.562</text:p>
          </table:table-cell>
          <table:table-cell office:value-type="float" office:value="263334181597.115" calcext:value-type="float">
            <text:p>263334181597.115</text:p>
          </table:table-cell>
        </table:table-row>
        <table:table-row table:style-name="ro1">
          <table:table-cell office:value-type="float" office:value="269827747438.082" calcext:value-type="float">
            <text:p>269827747438.082</text:p>
          </table:table-cell>
          <table:table-cell office:value-type="float" office:value="263331908500.537" calcext:value-type="float">
            <text:p>263331908500.537</text:p>
          </table:table-cell>
        </table:table-row>
        <table:table-row table:style-name="ro1">
          <table:table-cell office:value-type="float" office:value="269801078025.88" calcext:value-type="float">
            <text:p>269801078025.88</text:p>
          </table:table-cell>
          <table:table-cell office:value-type="float" office:value="263324696044.59" calcext:value-type="float">
            <text:p>263324696044.59</text:p>
          </table:table-cell>
        </table:table-row>
        <table:table-row table:style-name="ro1">
          <table:table-cell office:value-type="float" office:value="269798019501.126" calcext:value-type="float">
            <text:p>269798019501.126</text:p>
          </table:table-cell>
          <table:table-cell office:value-type="float" office:value="263322935447.933" calcext:value-type="float">
            <text:p>263322935447.933</text:p>
          </table:table-cell>
        </table:table-row>
        <table:table-row table:style-name="ro1">
          <table:table-cell office:value-type="float" office:value="269741571451.736" calcext:value-type="float">
            <text:p>269741571451.736</text:p>
          </table:table-cell>
          <table:table-cell office:value-type="float" office:value="263318414337.707" calcext:value-type="float">
            <text:p>263318414337.707</text:p>
          </table:table-cell>
        </table:table-row>
        <table:table-row table:style-name="ro1">
          <table:table-cell office:value-type="float" office:value="269712566126.875" calcext:value-type="float">
            <text:p>269712566126.875</text:p>
          </table:table-cell>
          <table:table-cell office:value-type="float" office:value="263314795802.657" calcext:value-type="float">
            <text:p>263314795802.657</text:p>
          </table:table-cell>
        </table:table-row>
        <table:table-row table:style-name="ro1">
          <table:table-cell office:value-type="float" office:value="269706569405.304" calcext:value-type="float">
            <text:p>269706569405.304</text:p>
          </table:table-cell>
          <table:table-cell office:value-type="float" office:value="263312348428.691" calcext:value-type="float">
            <text:p>263312348428.691</text:p>
          </table:table-cell>
        </table:table-row>
        <table:table-row table:style-name="ro1">
          <table:table-cell office:value-type="float" office:value="269657414621.612" calcext:value-type="float">
            <text:p>269657414621.612</text:p>
          </table:table-cell>
          <table:table-cell office:value-type="float" office:value="263306745023.894" calcext:value-type="float">
            <text:p>263306745023.894</text:p>
          </table:table-cell>
        </table:table-row>
        <table:table-row table:style-name="ro1">
          <table:table-cell office:value-type="float" office:value="269627411392.682" calcext:value-type="float">
            <text:p>269627411392.682</text:p>
          </table:table-cell>
          <table:table-cell office:value-type="float" office:value="263305735946.986" calcext:value-type="float">
            <text:p>263305735946.986</text:p>
          </table:table-cell>
        </table:table-row>
        <table:table-row table:style-name="ro1">
          <table:table-cell office:value-type="float" office:value="269620230695.559" calcext:value-type="float">
            <text:p>269620230695.559</text:p>
          </table:table-cell>
          <table:table-cell office:value-type="float" office:value="263301650394.051" calcext:value-type="float">
            <text:p>263301650394.051</text:p>
          </table:table-cell>
        </table:table-row>
        <table:table-row table:style-name="ro1">
          <table:table-cell office:value-type="float" office:value="269575077458.309" calcext:value-type="float">
            <text:p>269575077458.309</text:p>
          </table:table-cell>
          <table:table-cell office:value-type="float" office:value="263300576508.234" calcext:value-type="float">
            <text:p>263300576508.234</text:p>
          </table:table-cell>
        </table:table-row>
        <table:table-row table:style-name="ro1">
          <table:table-cell office:value-type="float" office:value="269562979017.889" calcext:value-type="float">
            <text:p>269562979017.889</text:p>
          </table:table-cell>
          <table:table-cell office:value-type="float" office:value="263298739233.503" calcext:value-type="float">
            <text:p>263298739233.503</text:p>
          </table:table-cell>
        </table:table-row>
        <table:table-row table:style-name="ro1">
          <table:table-cell office:value-type="float" office:value="269473250779.519" calcext:value-type="float">
            <text:p>269473250779.519</text:p>
          </table:table-cell>
          <table:table-cell office:value-type="float" office:value="263297694533.811" calcext:value-type="float">
            <text:p>263297694533.811</text:p>
          </table:table-cell>
        </table:table-row>
        <table:table-row table:style-name="ro1">
          <table:table-cell office:value-type="float" office:value="269462258384.391" calcext:value-type="float">
            <text:p>269462258384.391</text:p>
          </table:table-cell>
          <table:table-cell office:value-type="float" office:value="263294608103.214" calcext:value-type="float">
            <text:p>263294608103.214</text:p>
          </table:table-cell>
        </table:table-row>
        <table:table-row table:style-name="ro1">
          <table:table-cell office:value-type="float" office:value="269415844300.145" calcext:value-type="float">
            <text:p>269415844300.145</text:p>
          </table:table-cell>
          <table:table-cell office:value-type="float" office:value="263289236964.431" calcext:value-type="float">
            <text:p>263289236964.431</text:p>
          </table:table-cell>
        </table:table-row>
        <table:table-row table:style-name="ro1">
          <table:table-cell office:value-type="float" office:value="269411925605.401" calcext:value-type="float">
            <text:p>269411925605.401</text:p>
          </table:table-cell>
          <table:table-cell office:value-type="float" office:value="263285806830.217" calcext:value-type="float">
            <text:p>263285806830.217</text:p>
          </table:table-cell>
        </table:table-row>
        <table:table-row table:style-name="ro1">
          <table:table-cell office:value-type="float" office:value="269318518347.271" calcext:value-type="float">
            <text:p>269318518347.271</text:p>
          </table:table-cell>
          <table:table-cell office:value-type="float" office:value="263280815789.509" calcext:value-type="float">
            <text:p>263280815789.509</text:p>
          </table:table-cell>
        </table:table-row>
        <table:table-row table:style-name="ro1">
          <table:table-cell office:value-type="float" office:value="269311179110.401" calcext:value-type="float">
            <text:p>269311179110.401</text:p>
          </table:table-cell>
          <table:table-cell office:value-type="float" office:value="263278474684.637" calcext:value-type="float">
            <text:p>263278474684.637</text:p>
          </table:table-cell>
        </table:table-row>
        <table:table-row table:style-name="ro1">
          <table:table-cell office:value-type="float" office:value="269263411156.673" calcext:value-type="float">
            <text:p>269263411156.673</text:p>
          </table:table-cell>
          <table:table-cell office:value-type="float" office:value="263274479319.098" calcext:value-type="float">
            <text:p>263274479319.098</text:p>
          </table:table-cell>
        </table:table-row>
        <table:table-row table:style-name="ro1">
          <table:table-cell office:value-type="float" office:value="269237312078.609" calcext:value-type="float">
            <text:p>269237312078.609</text:p>
          </table:table-cell>
          <table:table-cell office:value-type="float" office:value="263265871832.786" calcext:value-type="float">
            <text:p>263265871832.786</text:p>
          </table:table-cell>
        </table:table-row>
        <table:table-row table:style-name="ro1">
          <table:table-cell office:value-type="float" office:value="269231434753.178" calcext:value-type="float">
            <text:p>269231434753.178</text:p>
          </table:table-cell>
          <table:table-cell office:value-type="float" office:value="263262648249.304" calcext:value-type="float">
            <text:p>263262648249.304</text:p>
          </table:table-cell>
        </table:table-row>
        <table:table-row table:style-name="ro1">
          <table:table-cell office:value-type="float" office:value="269189609705.684" calcext:value-type="float">
            <text:p>269189609705.684</text:p>
          </table:table-cell>
          <table:table-cell office:value-type="float" office:value="263260671594.858" calcext:value-type="float">
            <text:p>263260671594.858</text:p>
          </table:table-cell>
        </table:table-row>
        <table:table-row table:style-name="ro1">
          <table:table-cell office:value-type="float" office:value="269186173416.376" calcext:value-type="float">
            <text:p>269186173416.376</text:p>
          </table:table-cell>
          <table:table-cell office:value-type="float" office:value="263258711296.076" calcext:value-type="float">
            <text:p>263258711296.076</text:p>
          </table:table-cell>
        </table:table-row>
        <table:table-row table:style-name="ro1">
          <table:table-cell office:value-type="float" office:value="269098553943.721" calcext:value-type="float">
            <text:p>269098553943.721</text:p>
          </table:table-cell>
          <table:table-cell office:value-type="float" office:value="263255815290.135" calcext:value-type="float">
            <text:p>263255815290.135</text:p>
          </table:table-cell>
        </table:table-row>
        <table:table-row table:style-name="ro1">
          <table:table-cell office:value-type="float" office:value="269094559736.563" calcext:value-type="float">
            <text:p>269094559736.563</text:p>
          </table:table-cell>
          <table:table-cell office:value-type="float" office:value="263255054050.375" calcext:value-type="float">
            <text:p>263255054050.375</text:p>
          </table:table-cell>
        </table:table-row>
        <table:table-row table:style-name="ro1">
          <table:table-cell office:value-type="float" office:value="269046789965.663" calcext:value-type="float">
            <text:p>269046789965.663</text:p>
          </table:table-cell>
          <table:table-cell office:value-type="float" office:value="263254539940.898" calcext:value-type="float">
            <text:p>263254539940.898</text:p>
          </table:table-cell>
        </table:table-row>
        <table:table-row table:style-name="ro1">
          <table:table-cell office:value-type="float" office:value="269024530726.563" calcext:value-type="float">
            <text:p>269024530726.563</text:p>
          </table:table-cell>
          <table:table-cell office:value-type="float" office:value="263253544151.345" calcext:value-type="float">
            <text:p>263253544151.345</text:p>
          </table:table-cell>
        </table:table-row>
        <table:table-row table:style-name="ro1">
          <table:table-cell office:value-type="float" office:value="269021295501.119" calcext:value-type="float">
            <text:p>269021295501.119</text:p>
          </table:table-cell>
          <table:table-cell office:value-type="float" office:value="263252739486.034" calcext:value-type="float">
            <text:p>263252739486.034</text:p>
          </table:table-cell>
        </table:table-row>
        <table:table-row table:style-name="ro1">
          <table:table-cell office:value-type="float" office:value="268977426276.494" calcext:value-type="float">
            <text:p>268977426276.494</text:p>
          </table:table-cell>
          <table:table-cell office:value-type="float" office:value="263252287672.726" calcext:value-type="float">
            <text:p>263252287672.726</text:p>
          </table:table-cell>
        </table:table-row>
        <table:table-row table:style-name="ro1">
          <table:table-cell office:value-type="float" office:value="268953410102.898" calcext:value-type="float">
            <text:p>268953410102.898</text:p>
          </table:table-cell>
          <table:table-cell office:value-type="float" office:value="263251524665.482" calcext:value-type="float">
            <text:p>263251524665.482</text:p>
          </table:table-cell>
        </table:table-row>
        <table:table-row table:style-name="ro1">
          <table:table-cell office:value-type="float" office:value="268947991870.218" calcext:value-type="float">
            <text:p>268947991870.218</text:p>
          </table:table-cell>
          <table:table-cell office:value-type="float" office:value="263251315678.515" calcext:value-type="float">
            <text:p>263251315678.515</text:p>
          </table:table-cell>
        </table:table-row>
        <table:table-row table:style-name="ro1">
          <table:table-cell office:value-type="float" office:value="268909546431.58" calcext:value-type="float">
            <text:p>268909546431.58</text:p>
          </table:table-cell>
          <table:table-cell office:value-type="float" office:value="263250844960.007" calcext:value-type="float">
            <text:p>263250844960.007</text:p>
          </table:table-cell>
        </table:table-row>
        <table:table-row table:style-name="ro1">
          <table:table-cell office:value-type="float" office:value="268906220956.612" calcext:value-type="float">
            <text:p>268906220956.612</text:p>
          </table:table-cell>
          <table:table-cell office:value-type="float" office:value="263250428991.06" calcext:value-type="float">
            <text:p>263250428991.06</text:p>
          </table:table-cell>
        </table:table-row>
        <table:table-row table:style-name="ro1">
          <table:table-cell office:value-type="float" office:value="268825731279.862" calcext:value-type="float">
            <text:p>268825731279.862</text:p>
          </table:table-cell>
          <table:table-cell office:value-type="float" office:value="263250163595.877" calcext:value-type="float">
            <text:p>263250163595.877</text:p>
          </table:table-cell>
        </table:table-row>
        <table:table-row table:style-name="ro1">
          <table:table-cell office:value-type="float" office:value="268821910604.537" calcext:value-type="float">
            <text:p>268821910604.537</text:p>
          </table:table-cell>
          <table:table-cell office:value-type="float" office:value="263249706636.047" calcext:value-type="float">
            <text:p>263249706636.047</text:p>
          </table:table-cell>
        </table:table-row>
        <table:table-row table:style-name="ro1">
          <table:table-cell office:value-type="float" office:value="268778054286.455" calcext:value-type="float">
            <text:p>268778054286.455</text:p>
          </table:table-cell>
          <table:table-cell office:value-type="float" office:value="263249449642.086" calcext:value-type="float">
            <text:p>263249449642.086</text:p>
          </table:table-cell>
        </table:table-row>
        <table:table-row table:style-name="ro1">
          <table:table-cell office:value-type="float" office:value="268757454582.023" calcext:value-type="float">
            <text:p>268757454582.023</text:p>
          </table:table-cell>
          <table:table-cell office:value-type="float" office:value="263249141188.379" calcext:value-type="float">
            <text:p>263249141188.379</text:p>
          </table:table-cell>
        </table:table-row>
        <table:table-row table:style-name="ro1">
          <table:table-cell office:value-type="float" office:value="268754384835.777" calcext:value-type="float">
            <text:p>268754384835.777</text:p>
          </table:table-cell>
          <table:table-cell/>
        </table:table-row>
        <table:table-row table:style-name="ro1">
          <table:table-cell office:value-type="float" office:value="268714124985.765" calcext:value-type="float">
            <text:p>268714124985.765</text:p>
          </table:table-cell>
          <table:table-cell/>
        </table:table-row>
        <table:table-row table:style-name="ro1">
          <table:table-cell office:value-type="float" office:value="268691917619.427" calcext:value-type="float">
            <text:p>268691917619.427</text:p>
          </table:table-cell>
          <table:table-cell/>
        </table:table-row>
        <table:table-row table:style-name="ro1">
          <table:table-cell office:value-type="float" office:value="268686864997.39" calcext:value-type="float">
            <text:p>268686864997.39</text:p>
          </table:table-cell>
          <table:table-cell/>
        </table:table-row>
        <table:table-row table:style-name="ro1">
          <table:table-cell office:value-type="float" office:value="268651518755.283" calcext:value-type="float">
            <text:p>268651518755.283</text:p>
          </table:table-cell>
          <table:table-cell/>
        </table:table-row>
        <table:table-row table:style-name="ro1">
          <table:table-cell office:value-type="float" office:value="268648083707.757" calcext:value-type="float">
            <text:p>268648083707.757</text:p>
          </table:table-cell>
          <table:table-cell/>
        </table:table-row>
        <table:table-row table:style-name="ro1">
          <table:table-cell office:value-type="float" office:value="268574152930.877" calcext:value-type="float">
            <text:p>268574152930.877</text:p>
          </table:table-cell>
          <table:table-cell/>
        </table:table-row>
        <table:table-row table:style-name="ro1">
          <table:table-cell office:value-type="float" office:value="268570395959.388" calcext:value-type="float">
            <text:p>268570395959.388</text:p>
          </table:table-cell>
          <table:table-cell/>
        </table:table-row>
        <table:table-row table:style-name="ro1">
          <table:table-cell office:value-type="float" office:value="268530126529.696" calcext:value-type="float">
            <text:p>268530126529.696</text:p>
          </table:table-cell>
          <table:table-cell/>
        </table:table-row>
        <table:table-row table:style-name="ro1">
          <table:table-cell office:value-type="float" office:value="268510967025.298" calcext:value-type="float">
            <text:p>268510967025.298</text:p>
          </table:table-cell>
          <table:table-cell/>
        </table:table-row>
        <table:table-row table:style-name="ro1">
          <table:table-cell office:value-type="float" office:value="268508006572.482" calcext:value-type="float">
            <text:p>268508006572.482</text:p>
          </table:table-cell>
          <table:table-cell/>
        </table:table-row>
        <table:table-row table:style-name="ro1">
          <table:table-cell office:value-type="float" office:value="268471050795.763" calcext:value-type="float">
            <text:p>268471050795.763</text:p>
          </table:table-cell>
          <table:table-cell/>
        </table:table-row>
        <table:table-row table:style-name="ro1">
          <table:table-cell office:value-type="float" office:value="268450423287.291" calcext:value-type="float">
            <text:p>268450423287.291</text:p>
          </table:table-cell>
          <table:table-cell/>
        </table:table-row>
        <table:table-row table:style-name="ro1">
          <table:table-cell office:value-type="float" office:value="268445663361.144" calcext:value-type="float">
            <text:p>268445663361.144</text:p>
          </table:table-cell>
          <table:table-cell/>
        </table:table-row>
        <table:table-row table:style-name="ro1">
          <table:table-cell office:value-type="float" office:value="268413158992.282" calcext:value-type="float">
            <text:p>268413158992.282</text:p>
          </table:table-cell>
          <table:table-cell/>
        </table:table-row>
        <table:table-row table:style-name="ro1">
          <table:table-cell office:value-type="float" office:value="268409453582.073" calcext:value-type="float">
            <text:p>268409453582.073</text:p>
          </table:table-cell>
          <table:table-cell/>
        </table:table-row>
        <table:table-row table:style-name="ro1">
          <table:table-cell office:value-type="float" office:value="268341560173.134" calcext:value-type="float">
            <text:p>268341560173.134</text:p>
          </table:table-cell>
          <table:table-cell/>
        </table:table-row>
        <table:table-row table:style-name="ro1">
          <table:table-cell office:value-type="float" office:value="268337787253.714" calcext:value-type="float">
            <text:p>268337787253.714</text:p>
          </table:table-cell>
          <table:table-cell/>
        </table:table-row>
        <table:table-row table:style-name="ro1">
          <table:table-cell office:value-type="float" office:value="268300806417.481" calcext:value-type="float">
            <text:p>268300806417.481</text:p>
          </table:table-cell>
          <table:table-cell/>
        </table:table-row>
        <table:table-row table:style-name="ro1">
          <table:table-cell office:value-type="float" office:value="268282904022.915" calcext:value-type="float">
            <text:p>268282904022.915</text:p>
          </table:table-cell>
          <table:table-cell/>
        </table:table-row>
        <table:table-row table:style-name="ro1">
          <table:table-cell office:value-type="float" office:value="268280010532.974" calcext:value-type="float">
            <text:p>268280010532.974</text:p>
          </table:table-cell>
          <table:table-cell/>
        </table:table-row>
        <table:table-row table:style-name="ro1">
          <table:table-cell office:value-type="float" office:value="268246081361.229" calcext:value-type="float">
            <text:p>268246081361.229</text:p>
          </table:table-cell>
          <table:table-cell/>
        </table:table-row>
        <table:table-row table:style-name="ro1">
          <table:table-cell office:value-type="float" office:value="268226841002.036" calcext:value-type="float">
            <text:p>268226841002.036</text:p>
          </table:table-cell>
          <table:table-cell/>
        </table:table-row>
        <table:table-row table:style-name="ro1">
          <table:table-cell office:value-type="float" office:value="268222315802.677" calcext:value-type="float">
            <text:p>268222315802.677</text:p>
          </table:table-cell>
          <table:table-cell/>
        </table:table-row>
        <table:table-row table:style-name="ro1">
          <table:table-cell office:value-type="float" office:value="268192419225.411" calcext:value-type="float">
            <text:p>268192419225.411</text:p>
          </table:table-cell>
          <table:table-cell/>
        </table:table-row>
        <table:table-row table:style-name="ro1">
          <table:table-cell office:value-type="float" office:value="268188331209.331" calcext:value-type="float">
            <text:p>268188331209.331</text:p>
          </table:table-cell>
          <table:table-cell/>
        </table:table-row>
        <table:table-row table:style-name="ro1">
          <table:table-cell office:value-type="float" office:value="268125995782.52" calcext:value-type="float">
            <text:p>268125995782.52</text:p>
          </table:table-cell>
          <table:table-cell/>
        </table:table-row>
        <table:table-row table:style-name="ro1">
          <table:table-cell office:value-type="float" office:value="268122149899.08" calcext:value-type="float">
            <text:p>268122149899.08</text:p>
          </table:table-cell>
          <table:table-cell/>
        </table:table-row>
        <table:table-row table:style-name="ro1">
          <table:table-cell office:value-type="float" office:value="268088185678.61" calcext:value-type="float">
            <text:p>268088185678.61</text:p>
          </table:table-cell>
          <table:table-cell/>
        </table:table-row>
        <table:table-row table:style-name="ro1">
          <table:table-cell office:value-type="float" office:value="268071386914.776" calcext:value-type="float">
            <text:p>268071386914.776</text:p>
          </table:table-cell>
          <table:table-cell/>
        </table:table-row>
        <table:table-row table:style-name="ro1">
          <table:table-cell office:value-type="float" office:value="268068528939.273" calcext:value-type="float">
            <text:p>268068528939.273</text:p>
          </table:table-cell>
          <table:table-cell/>
        </table:table-row>
        <table:table-row table:style-name="ro1">
          <table:table-cell office:value-type="float" office:value="268037373674.003" calcext:value-type="float">
            <text:p>268037373674.003</text:p>
          </table:table-cell>
          <table:table-cell/>
        </table:table-row>
        <table:table-row table:style-name="ro1">
          <table:table-cell office:value-type="float" office:value="268019357584.989" calcext:value-type="float">
            <text:p>268019357584.989</text:p>
          </table:table-cell>
          <table:table-cell/>
        </table:table-row>
        <table:table-row table:style-name="ro1">
          <table:table-cell office:value-type="float" office:value="268015021182.999" calcext:value-type="float">
            <text:p>268015021182.999</text:p>
          </table:table-cell>
          <table:table-cell/>
        </table:table-row>
        <table:table-row table:style-name="ro1">
          <table:table-cell office:value-type="float" office:value="267987518867.347" calcext:value-type="float">
            <text:p>267987518867.347</text:p>
          </table:table-cell>
          <table:table-cell/>
        </table:table-row>
        <table:table-row table:style-name="ro1">
          <table:table-cell office:value-type="float" office:value="267982974148.139" calcext:value-type="float">
            <text:p>267982974148.139</text:p>
          </table:table-cell>
          <table:table-cell/>
        </table:table-row>
        <table:table-row table:style-name="ro1">
          <table:table-cell office:value-type="float" office:value="267925755299.904" calcext:value-type="float">
            <text:p>267925755299.904</text:p>
          </table:table-cell>
          <table:table-cell/>
        </table:table-row>
        <table:table-row table:style-name="ro1">
          <table:table-cell office:value-type="float" office:value="267921797244.292" calcext:value-type="float">
            <text:p>267921797244.292</text:p>
          </table:table-cell>
          <table:table-cell/>
        </table:table-row>
        <table:table-row table:style-name="ro1">
          <table:table-cell office:value-type="float" office:value="267890601109.853" calcext:value-type="float">
            <text:p>267890601109.853</text:p>
          </table:table-cell>
          <table:table-cell/>
        </table:table-row>
        <table:table-row table:style-name="ro1">
          <table:table-cell office:value-type="float" office:value="267874776854.266" calcext:value-type="float">
            <text:p>267874776854.266</text:p>
          </table:table-cell>
          <table:table-cell/>
        </table:table-row>
        <table:table-row table:style-name="ro1">
          <table:table-cell office:value-type="float" office:value="267871931565.001" calcext:value-type="float">
            <text:p>267871931565.001</text:p>
          </table:table-cell>
          <table:table-cell/>
        </table:table-row>
        <table:table-row table:style-name="ro1">
          <table:table-cell office:value-type="float" office:value="267843319555.764" calcext:value-type="float">
            <text:p>267843319555.764</text:p>
          </table:table-cell>
          <table:table-cell/>
        </table:table-row>
        <table:table-row table:style-name="ro1">
          <table:table-cell office:value-type="float" office:value="267843012249.116" calcext:value-type="float">
            <text:p>267843012249.116</text:p>
          </table:table-cell>
          <table:table-cell/>
        </table:table-row>
        <table:table-row table:style-name="ro1">
          <table:table-cell office:value-type="float" office:value="267784736584.534" calcext:value-type="float">
            <text:p>267784736584.534</text:p>
          </table:table-cell>
          <table:table-cell/>
        </table:table-row>
        <table:table-row table:style-name="ro1">
          <table:table-cell office:value-type="float" office:value="267781321402.993" calcext:value-type="float">
            <text:p>267781321402.993</text:p>
          </table:table-cell>
          <table:table-cell/>
        </table:table-row>
        <table:table-row table:style-name="ro1">
          <table:table-cell office:value-type="float" office:value="267751345552.481" calcext:value-type="float">
            <text:p>267751345552.481</text:p>
          </table:table-cell>
          <table:table-cell/>
        </table:table-row>
        <table:table-row table:style-name="ro1">
          <table:table-cell office:value-type="float" office:value="267736034046.249" calcext:value-type="float">
            <text:p>267736034046.249</text:p>
          </table:table-cell>
          <table:table-cell/>
        </table:table-row>
        <table:table-row table:style-name="ro1">
          <table:table-cell office:value-type="float" office:value="267732955984.888" calcext:value-type="float">
            <text:p>267732955984.888</text:p>
          </table:table-cell>
          <table:table-cell/>
        </table:table-row>
        <table:table-row table:style-name="ro1">
          <table:table-cell office:value-type="float" office:value="267706515947.672" calcext:value-type="float">
            <text:p>267706515947.672</text:p>
          </table:table-cell>
          <table:table-cell/>
        </table:table-row>
        <table:table-row table:style-name="ro1">
          <table:table-cell office:value-type="float" office:value="267690521675.613" calcext:value-type="float">
            <text:p>267690521675.613</text:p>
          </table:table-cell>
          <table:table-cell/>
        </table:table-row>
        <table:table-row table:style-name="ro1">
          <table:table-cell office:value-type="float" office:value="267686697566.075" calcext:value-type="float">
            <text:p>267686697566.075</text:p>
          </table:table-cell>
          <table:table-cell/>
        </table:table-row>
        <table:table-row table:style-name="ro1">
          <table:table-cell office:value-type="float" office:value="267662440467.567" calcext:value-type="float">
            <text:p>267662440467.567</text:p>
          </table:table-cell>
          <table:table-cell/>
        </table:table-row>
        <table:table-row table:style-name="ro1">
          <table:table-cell office:value-type="float" office:value="267656408443.183" calcext:value-type="float">
            <text:p>267656408443.183</text:p>
          </table:table-cell>
          <table:table-cell/>
        </table:table-row>
        <table:table-row table:style-name="ro1">
          <table:table-cell office:value-type="float" office:value="267607680367.87" calcext:value-type="float">
            <text:p>267607680367.87</text:p>
          </table:table-cell>
          <table:table-cell/>
        </table:table-row>
        <table:table-row table:style-name="ro1">
          <table:table-cell office:value-type="float" office:value="267602078194.657" calcext:value-type="float">
            <text:p>267602078194.657</text:p>
          </table:table-cell>
          <table:table-cell/>
        </table:table-row>
        <table:table-row table:style-name="ro1">
          <table:table-cell office:value-type="float" office:value="267576612935.697" calcext:value-type="float">
            <text:p>267576612935.697</text:p>
          </table:table-cell>
          <table:table-cell/>
        </table:table-row>
        <table:table-row table:style-name="ro1">
          <table:table-cell office:value-type="float" office:value="267575648343.559" calcext:value-type="float">
            <text:p>267575648343.559</text:p>
          </table:table-cell>
          <table:table-cell/>
        </table:table-row>
        <table:table-row table:style-name="ro1">
          <table:table-cell office:value-type="float" office:value="267523774266.048" calcext:value-type="float">
            <text:p>267523774266.048</text:p>
          </table:table-cell>
          <table:table-cell/>
        </table:table-row>
        <table:table-row table:style-name="ro1">
          <table:table-cell office:value-type="float" office:value="267520418755.67" calcext:value-type="float">
            <text:p>267520418755.67</text:p>
          </table:table-cell>
          <table:table-cell/>
        </table:table-row>
        <table:table-row table:style-name="ro1">
          <table:table-cell office:value-type="float" office:value="267493650899.133" calcext:value-type="float">
            <text:p>267493650899.133</text:p>
          </table:table-cell>
          <table:table-cell/>
        </table:table-row>
        <table:table-row table:style-name="ro1">
          <table:table-cell office:value-type="float" office:value="267479713314.405" calcext:value-type="float">
            <text:p>267479713314.405</text:p>
          </table:table-cell>
          <table:table-cell/>
        </table:table-row>
        <table:table-row table:style-name="ro1">
          <table:table-cell office:value-type="float" office:value="267476829673.936" calcext:value-type="float">
            <text:p>267476829673.936</text:p>
          </table:table-cell>
          <table:table-cell/>
        </table:table-row>
        <table:table-row table:style-name="ro1">
          <table:table-cell office:value-type="float" office:value="267453166717.544" calcext:value-type="float">
            <text:p>267453166717.544</text:p>
          </table:table-cell>
          <table:table-cell/>
        </table:table-row>
        <table:table-row table:style-name="ro1">
          <table:table-cell office:value-type="float" office:value="267452753207.795" calcext:value-type="float">
            <text:p>267452753207.795</text:p>
          </table:table-cell>
          <table:table-cell/>
        </table:table-row>
        <table:table-row table:style-name="ro1">
          <table:table-cell office:value-type="float" office:value="267403012454.109" calcext:value-type="float">
            <text:p>267403012454.109</text:p>
          </table:table-cell>
          <table:table-cell/>
        </table:table-row>
        <table:table-row table:style-name="ro1">
          <table:table-cell office:value-type="float" office:value="267401232672.449" calcext:value-type="float">
            <text:p>267401232672.449</text:p>
          </table:table-cell>
          <table:table-cell/>
        </table:table-row>
        <table:table-row table:style-name="ro1">
          <table:table-cell office:value-type="float" office:value="267374322065.39" calcext:value-type="float">
            <text:p>267374322065.39</text:p>
          </table:table-cell>
          <table:table-cell/>
        </table:table-row>
        <table:table-row table:style-name="ro1">
          <table:table-cell office:value-type="float" office:value="267362102145.111" calcext:value-type="float">
            <text:p>267362102145.111</text:p>
          </table:table-cell>
          <table:table-cell/>
        </table:table-row>
        <table:table-row table:style-name="ro1">
          <table:table-cell office:value-type="float" office:value="267360416094.41" calcext:value-type="float">
            <text:p>267360416094.41</text:p>
          </table:table-cell>
          <table:table-cell/>
        </table:table-row>
        <table:table-row table:style-name="ro1">
          <table:table-cell office:value-type="float" office:value="267335758460.743" calcext:value-type="float">
            <text:p>267335758460.743</text:p>
          </table:table-cell>
          <table:table-cell/>
        </table:table-row>
        <table:table-row table:style-name="ro1">
          <table:table-cell office:value-type="float" office:value="267322533182.511" calcext:value-type="float">
            <text:p>267322533182.511</text:p>
          </table:table-cell>
          <table:table-cell/>
        </table:table-row>
        <table:table-row table:style-name="ro1">
          <table:table-cell office:value-type="float" office:value="267319671281.742" calcext:value-type="float">
            <text:p>267319671281.742</text:p>
          </table:table-cell>
          <table:table-cell/>
        </table:table-row>
        <table:table-row table:style-name="ro1">
          <table:table-cell office:value-type="float" office:value="267297846918.606" calcext:value-type="float">
            <text:p>267297846918.606</text:p>
          </table:table-cell>
          <table:table-cell/>
        </table:table-row>
        <table:table-row table:style-name="ro1">
          <table:table-cell office:value-type="float" office:value="267296572993.333" calcext:value-type="float">
            <text:p>267296572993.333</text:p>
          </table:table-cell>
          <table:table-cell/>
        </table:table-row>
        <table:table-row table:style-name="ro1">
          <table:table-cell office:value-type="float" office:value="267250837494.396" calcext:value-type="float">
            <text:p>267250837494.396</text:p>
          </table:table-cell>
          <table:table-cell/>
        </table:table-row>
        <table:table-row table:style-name="ro1">
          <table:table-cell office:value-type="float" office:value="267248737369.451" calcext:value-type="float">
            <text:p>267248737369.451</text:p>
          </table:table-cell>
          <table:table-cell/>
        </table:table-row>
        <table:table-row table:style-name="ro1">
          <table:table-cell office:value-type="float" office:value="267223961246.853" calcext:value-type="float">
            <text:p>267223961246.853</text:p>
          </table:table-cell>
          <table:table-cell/>
        </table:table-row>
        <table:table-row table:style-name="ro1">
          <table:table-cell office:value-type="float" office:value="267212288678.776" calcext:value-type="float">
            <text:p>267212288678.776</text:p>
          </table:table-cell>
          <table:table-cell/>
        </table:table-row>
        <table:table-row table:style-name="ro1">
          <table:table-cell office:value-type="float" office:value="267210503061.694" calcext:value-type="float">
            <text:p>267210503061.694</text:p>
          </table:table-cell>
          <table:table-cell/>
        </table:table-row>
        <table:table-row table:style-name="ro1">
          <table:table-cell office:value-type="float" office:value="267187802575.198" calcext:value-type="float">
            <text:p>267187802575.198</text:p>
          </table:table-cell>
          <table:table-cell/>
        </table:table-row>
        <table:table-row table:style-name="ro1">
          <table:table-cell office:value-type="float" office:value="267175217609.872" calcext:value-type="float">
            <text:p>267175217609.872</text:p>
          </table:table-cell>
          <table:table-cell/>
        </table:table-row>
        <table:table-row table:style-name="ro1">
          <table:table-cell office:value-type="float" office:value="267172366214.676" calcext:value-type="float">
            <text:p>267172366214.676</text:p>
          </table:table-cell>
          <table:table-cell/>
        </table:table-row>
        <table:table-row table:style-name="ro1">
          <table:table-cell office:value-type="float" office:value="267152238580.827" calcext:value-type="float">
            <text:p>267152238580.827</text:p>
          </table:table-cell>
          <table:table-cell/>
        </table:table-row>
        <table:table-row table:style-name="ro1">
          <table:table-cell office:value-type="float" office:value="267150138156.835" calcext:value-type="float">
            <text:p>267150138156.835</text:p>
          </table:table-cell>
          <table:table-cell/>
        </table:table-row>
        <table:table-row table:style-name="ro1">
          <table:table-cell office:value-type="float" office:value="267108099415.184" calcext:value-type="float">
            <text:p>267108099415.184</text:p>
          </table:table-cell>
          <table:table-cell/>
        </table:table-row>
        <table:table-row table:style-name="ro1">
          <table:table-cell office:value-type="float" office:value="267105690388.585" calcext:value-type="float">
            <text:p>267105690388.585</text:p>
          </table:table-cell>
          <table:table-cell/>
        </table:table-row>
        <table:table-row table:style-name="ro1">
          <table:table-cell office:value-type="float" office:value="267082881110.603" calcext:value-type="float">
            <text:p>267082881110.603</text:p>
          </table:table-cell>
          <table:table-cell/>
        </table:table-row>
        <table:table-row table:style-name="ro1">
          <table:table-cell office:value-type="float" office:value="267071701961.992" calcext:value-type="float">
            <text:p>267071701961.992</text:p>
          </table:table-cell>
          <table:table-cell/>
        </table:table-row>
        <table:table-row table:style-name="ro1">
          <table:table-cell office:value-type="float" office:value="267069819181.8" calcext:value-type="float">
            <text:p>267069819181.8</text:p>
          </table:table-cell>
          <table:table-cell/>
        </table:table-row>
        <table:table-row table:style-name="ro1">
          <table:table-cell office:value-type="float" office:value="267048920455.598" calcext:value-type="float">
            <text:p>267048920455.598</text:p>
          </table:table-cell>
          <table:table-cell/>
        </table:table-row>
        <table:table-row table:style-name="ro1">
          <table:table-cell office:value-type="float" office:value="267036914376.693" calcext:value-type="float">
            <text:p>267036914376.693</text:p>
          </table:table-cell>
          <table:table-cell/>
        </table:table-row>
        <table:table-row table:style-name="ro1">
          <table:table-cell office:value-type="float" office:value="267034066330.784" calcext:value-type="float">
            <text:p>267034066330.784</text:p>
          </table:table-cell>
          <table:table-cell/>
        </table:table-row>
        <table:table-row table:style-name="ro1">
          <table:table-cell office:value-type="float" office:value="267015503293.64" calcext:value-type="float">
            <text:p>267015503293.64</text:p>
          </table:table-cell>
          <table:table-cell/>
        </table:table-row>
        <table:table-row table:style-name="ro1">
          <table:table-cell office:value-type="float" office:value="267012617707.944" calcext:value-type="float">
            <text:p>267012617707.944</text:p>
          </table:table-cell>
          <table:table-cell/>
        </table:table-row>
        <table:table-row table:style-name="ro1">
          <table:table-cell office:value-type="float" office:value="266973989879.654" calcext:value-type="float">
            <text:p>266973989879.654</text:p>
          </table:table-cell>
          <table:table-cell/>
        </table:table-row>
        <table:table-row table:style-name="ro1">
          <table:table-cell office:value-type="float" office:value="266971287697.989" calcext:value-type="float">
            <text:p>266971287697.989</text:p>
          </table:table-cell>
          <table:table-cell/>
        </table:table-row>
        <table:table-row table:style-name="ro1">
          <table:table-cell office:value-type="float" office:value="266950289933.329" calcext:value-type="float">
            <text:p>266950289933.329</text:p>
          </table:table-cell>
          <table:table-cell/>
        </table:table-row>
        <table:table-row table:style-name="ro1">
          <table:table-cell office:value-type="float" office:value="266939558486.021" calcext:value-type="float">
            <text:p>266939558486.021</text:p>
          </table:table-cell>
          <table:table-cell/>
        </table:table-row>
        <table:table-row table:style-name="ro1">
          <table:table-cell office:value-type="float" office:value="266937582963.816" calcext:value-type="float">
            <text:p>266937582963.816</text:p>
          </table:table-cell>
          <table:table-cell/>
        </table:table-row>
        <table:table-row table:style-name="ro1">
          <table:table-cell office:value-type="float" office:value="266918342547.948" calcext:value-type="float">
            <text:p>266918342547.948</text:p>
          </table:table-cell>
          <table:table-cell/>
        </table:table-row>
        <table:table-row table:style-name="ro1">
          <table:table-cell office:value-type="float" office:value="266918033294.664" calcext:value-type="float">
            <text:p>266918033294.664</text:p>
          </table:table-cell>
          <table:table-cell/>
        </table:table-row>
        <table:table-row table:style-name="ro1">
          <table:table-cell office:value-type="float" office:value="266878656979.381" calcext:value-type="float">
            <text:p>266878656979.381</text:p>
          </table:table-cell>
          <table:table-cell/>
        </table:table-row>
        <table:table-row table:style-name="ro1">
          <table:table-cell office:value-type="float" office:value="266876359680.32" calcext:value-type="float">
            <text:p>266876359680.32</text:p>
          </table:table-cell>
          <table:table-cell/>
        </table:table-row>
        <table:table-row table:style-name="ro1">
          <table:table-cell office:value-type="float" office:value="266855968513.877" calcext:value-type="float">
            <text:p>266855968513.877</text:p>
          </table:table-cell>
          <table:table-cell/>
        </table:table-row>
        <table:table-row table:style-name="ro1">
          <table:table-cell office:value-type="float" office:value="266845585359.767" calcext:value-type="float">
            <text:p>266845585359.767</text:p>
          </table:table-cell>
          <table:table-cell/>
        </table:table-row>
        <table:table-row table:style-name="ro1">
          <table:table-cell office:value-type="float" office:value="266843526845.084" calcext:value-type="float">
            <text:p>266843526845.084</text:p>
          </table:table-cell>
          <table:table-cell/>
        </table:table-row>
        <table:table-row table:style-name="ro1">
          <table:table-cell office:value-type="float" office:value="266825435391.619" calcext:value-type="float">
            <text:p>266825435391.619</text:p>
          </table:table-cell>
          <table:table-cell/>
        </table:table-row>
        <table:table-row table:style-name="ro1">
          <table:table-cell office:value-type="float" office:value="266814536446.242" calcext:value-type="float">
            <text:p>266814536446.242</text:p>
          </table:table-cell>
          <table:table-cell/>
        </table:table-row>
        <table:table-row table:style-name="ro1">
          <table:table-cell office:value-type="float" office:value="266811931314.898" calcext:value-type="float">
            <text:p>266811931314.898</text:p>
          </table:table-cell>
          <table:table-cell/>
        </table:table-row>
        <table:table-row table:style-name="ro1">
          <table:table-cell office:value-type="float" office:value="266795342032.414" calcext:value-type="float">
            <text:p>266795342032.414</text:p>
          </table:table-cell>
          <table:table-cell/>
        </table:table-row>
        <table:table-row table:style-name="ro1">
          <table:table-cell office:value-type="float" office:value="266791366330.727" calcext:value-type="float">
            <text:p>266791366330.727</text:p>
          </table:table-cell>
          <table:table-cell/>
        </table:table-row>
        <table:table-row table:style-name="ro1">
          <table:table-cell office:value-type="float" office:value="266757866426.841" calcext:value-type="float">
            <text:p>266757866426.841</text:p>
          </table:table-cell>
          <table:table-cell/>
        </table:table-row>
        <table:table-row table:style-name="ro1">
          <table:table-cell office:value-type="float" office:value="266754135220.811" calcext:value-type="float">
            <text:p>266754135220.811</text:p>
          </table:table-cell>
          <table:table-cell/>
        </table:table-row>
        <table:table-row table:style-name="ro1">
          <table:table-cell office:value-type="float" office:value="266736537441.349" calcext:value-type="float">
            <text:p>266736537441.349</text:p>
          </table:table-cell>
          <table:table-cell/>
        </table:table-row>
        <table:table-row table:style-name="ro1">
          <table:table-cell office:value-type="float" office:value="266736264527.658" calcext:value-type="float">
            <text:p>266736264527.658</text:p>
          </table:table-cell>
          <table:table-cell/>
        </table:table-row>
        <table:table-row table:style-name="ro1">
          <table:table-cell office:value-type="float" office:value="266700202345.652" calcext:value-type="float">
            <text:p>266700202345.652</text:p>
          </table:table-cell>
          <table:table-cell/>
        </table:table-row>
        <table:table-row table:style-name="ro1">
          <table:table-cell office:value-type="float" office:value="266698110569.39" calcext:value-type="float">
            <text:p>266698110569.39</text:p>
          </table:table-cell>
          <table:table-cell/>
        </table:table-row>
        <table:table-row table:style-name="ro1">
          <table:table-cell office:value-type="float" office:value="266679415634.079" calcext:value-type="float">
            <text:p>266679415634.079</text:p>
          </table:table-cell>
          <table:table-cell/>
        </table:table-row>
        <table:table-row table:style-name="ro1">
          <table:table-cell office:value-type="float" office:value="266669911318.247" calcext:value-type="float">
            <text:p>266669911318.247</text:p>
          </table:table-cell>
          <table:table-cell/>
        </table:table-row>
        <table:table-row table:style-name="ro1">
          <table:table-cell office:value-type="float" office:value="266668035648.908" calcext:value-type="float">
            <text:p>266668035648.908</text:p>
          </table:table-cell>
          <table:table-cell/>
        </table:table-row>
        <table:table-row table:style-name="ro1">
          <table:table-cell office:value-type="float" office:value="266651428380.2" calcext:value-type="float">
            <text:p>266651428380.2</text:p>
          </table:table-cell>
          <table:table-cell/>
        </table:table-row>
        <table:table-row table:style-name="ro1">
          <table:table-cell office:value-type="float" office:value="266641441116.379" calcext:value-type="float">
            <text:p>266641441116.379</text:p>
          </table:table-cell>
          <table:table-cell/>
        </table:table-row>
        <table:table-row table:style-name="ro1">
          <table:table-cell office:value-type="float" office:value="266639056831.592" calcext:value-type="float">
            <text:p>266639056831.592</text:p>
          </table:table-cell>
          <table:table-cell/>
        </table:table-row>
        <table:table-row table:style-name="ro1">
          <table:table-cell office:value-type="float" office:value="266623829926.855" calcext:value-type="float">
            <text:p>266623829926.855</text:p>
          </table:table-cell>
          <table:table-cell/>
        </table:table-row>
        <table:table-row table:style-name="ro1">
          <table:table-cell office:value-type="float" office:value="266620229013.34" calcext:value-type="float">
            <text:p>266620229013.34</text:p>
          </table:table-cell>
          <table:table-cell/>
        </table:table-row>
        <table:table-row table:style-name="ro1">
          <table:table-cell office:value-type="float" office:value="266589444792.56" calcext:value-type="float">
            <text:p>266589444792.56</text:p>
          </table:table-cell>
          <table:table-cell/>
        </table:table-row>
        <table:table-row table:style-name="ro1">
          <table:table-cell office:value-type="float" office:value="266586048278.146" calcext:value-type="float">
            <text:p>266586048278.146</text:p>
          </table:table-cell>
          <table:table-cell/>
        </table:table-row>
        <table:table-row table:style-name="ro1">
          <table:table-cell office:value-type="float" office:value="266569861137.764" calcext:value-type="float">
            <text:p>266569861137.764</text:p>
          </table:table-cell>
          <table:table-cell/>
        </table:table-row>
        <table:table-row table:style-name="ro1">
          <table:table-cell office:value-type="float" office:value="266569703049.396" calcext:value-type="float">
            <text:p>266569703049.396</text:p>
          </table:table-cell>
          <table:table-cell/>
        </table:table-row>
        <table:table-row table:style-name="ro1">
          <table:table-cell office:value-type="float" office:value="266536488615.774" calcext:value-type="float">
            <text:p>266536488615.774</text:p>
          </table:table-cell>
          <table:table-cell/>
        </table:table-row>
        <table:table-row table:style-name="ro1">
          <table:table-cell office:value-type="float" office:value="266534616202.758" calcext:value-type="float">
            <text:p>266534616202.758</text:p>
          </table:table-cell>
          <table:table-cell/>
        </table:table-row>
        <table:table-row table:style-name="ro1">
          <table:table-cell office:value-type="float" office:value="266517382264.551" calcext:value-type="float">
            <text:p>266517382264.551</text:p>
          </table:table-cell>
          <table:table-cell/>
        </table:table-row>
        <table:table-row table:style-name="ro1">
          <table:table-cell office:value-type="float" office:value="266508671467.375" calcext:value-type="float">
            <text:p>266508671467.375</text:p>
          </table:table-cell>
          <table:table-cell/>
        </table:table-row>
        <table:table-row table:style-name="ro1">
          <table:table-cell office:value-type="float" office:value="266506972472.132" calcext:value-type="float">
            <text:p>266506972472.132</text:p>
          </table:table-cell>
          <table:table-cell/>
        </table:table-row>
        <table:table-row table:style-name="ro1">
          <table:table-cell office:value-type="float" office:value="266491647857.964" calcext:value-type="float">
            <text:p>266491647857.964</text:p>
          </table:table-cell>
          <table:table-cell/>
        </table:table-row>
        <table:table-row table:style-name="ro1">
          <table:table-cell office:value-type="float" office:value="266482482447.673" calcext:value-type="float">
            <text:p>266482482447.673</text:p>
          </table:table-cell>
          <table:table-cell/>
        </table:table-row>
        <table:table-row table:style-name="ro1">
          <table:table-cell office:value-type="float" office:value="266480307686.727" calcext:value-type="float">
            <text:p>266480307686.727</text:p>
          </table:table-cell>
          <table:table-cell/>
        </table:table-row>
        <table:table-row table:style-name="ro1">
          <table:table-cell office:value-type="float" office:value="266466258554.455" calcext:value-type="float">
            <text:p>266466258554.455</text:p>
          </table:table-cell>
          <table:table-cell/>
        </table:table-row>
        <table:table-row table:style-name="ro1">
          <table:table-cell office:value-type="float" office:value="266463056795.987" calcext:value-type="float">
            <text:p>266463056795.987</text:p>
          </table:table-cell>
          <table:table-cell/>
        </table:table-row>
        <table:table-row table:style-name="ro1">
          <table:table-cell office:value-type="float" office:value="266434613097.079" calcext:value-type="float">
            <text:p>266434613097.079</text:p>
          </table:table-cell>
          <table:table-cell/>
        </table:table-row>
        <table:table-row table:style-name="ro1">
          <table:table-cell office:value-type="float" office:value="266431541091.244" calcext:value-type="float">
            <text:p>266431541091.244</text:p>
          </table:table-cell>
          <table:table-cell/>
        </table:table-row>
        <table:table-row table:style-name="ro1">
          <table:table-cell office:value-type="float" office:value="266416575938.357" calcext:value-type="float">
            <text:p>266416575938.357</text:p>
          </table:table-cell>
          <table:table-cell/>
        </table:table-row>
        <table:table-row table:style-name="ro1">
          <table:table-cell office:value-type="float" office:value="266407730810.732" calcext:value-type="float">
            <text:p>266407730810.732</text:p>
          </table:table-cell>
          <table:table-cell/>
        </table:table-row>
        <table:table-row table:style-name="ro1">
          <table:table-cell office:value-type="float" office:value="266405567083.564" calcext:value-type="float">
            <text:p>266405567083.564</text:p>
          </table:table-cell>
          <table:table-cell/>
        </table:table-row>
        <table:table-row table:style-name="ro1">
          <table:table-cell office:value-type="float" office:value="266392205992.415" calcext:value-type="float">
            <text:p>266392205992.415</text:p>
          </table:table-cell>
          <table:table-cell/>
        </table:table-row>
        <table:table-row table:style-name="ro1">
          <table:table-cell office:value-type="float" office:value="266389573563.327" calcext:value-type="float">
            <text:p>266389573563.327</text:p>
          </table:table-cell>
          <table:table-cell/>
        </table:table-row>
        <table:table-row table:style-name="ro1">
          <table:table-cell office:value-type="float" office:value="266361858984.482" calcext:value-type="float">
            <text:p>266361858984.482</text:p>
          </table:table-cell>
          <table:table-cell/>
        </table:table-row>
        <table:table-row table:style-name="ro1">
          <table:table-cell office:value-type="float" office:value="266359585390.11" calcext:value-type="float">
            <text:p>266359585390.11</text:p>
          </table:table-cell>
          <table:table-cell/>
        </table:table-row>
        <table:table-row table:style-name="ro1">
          <table:table-cell office:value-type="float" office:value="266344515387.635" calcext:value-type="float">
            <text:p>266344515387.635</text:p>
          </table:table-cell>
          <table:table-cell/>
        </table:table-row>
        <table:table-row table:style-name="ro1">
          <table:table-cell office:value-type="float" office:value="266336491591.011" calcext:value-type="float">
            <text:p>266336491591.011</text:p>
          </table:table-cell>
          <table:table-cell/>
        </table:table-row>
        <table:table-row table:style-name="ro1">
          <table:table-cell office:value-type="float" office:value="266334890361.962" calcext:value-type="float">
            <text:p>266334890361.962</text:p>
          </table:table-cell>
          <table:table-cell/>
        </table:table-row>
        <table:table-row table:style-name="ro1">
          <table:table-cell office:value-type="float" office:value="266321085430.136" calcext:value-type="float">
            <text:p>266321085430.136</text:p>
          </table:table-cell>
          <table:table-cell/>
        </table:table-row>
        <table:table-row table:style-name="ro1">
          <table:table-cell office:value-type="float" office:value="266320174392.787" calcext:value-type="float">
            <text:p>266320174392.787</text:p>
          </table:table-cell>
          <table:table-cell/>
        </table:table-row>
        <table:table-row table:style-name="ro1">
          <table:table-cell office:value-type="float" office:value="266291913340.386" calcext:value-type="float">
            <text:p>266291913340.386</text:p>
          </table:table-cell>
          <table:table-cell/>
        </table:table-row>
        <table:table-row table:style-name="ro1">
          <table:table-cell office:value-type="float" office:value="266289960275.308" calcext:value-type="float">
            <text:p>266289960275.308</text:p>
          </table:table-cell>
          <table:table-cell/>
        </table:table-row>
        <table:table-row table:style-name="ro1">
          <table:table-cell office:value-type="float" office:value="266275217889.825" calcext:value-type="float">
            <text:p>266275217889.825</text:p>
          </table:table-cell>
          <table:table-cell/>
        </table:table-row>
        <table:table-row table:style-name="ro1">
          <table:table-cell office:value-type="float" office:value="266267456083.012" calcext:value-type="float">
            <text:p>266267456083.012</text:p>
          </table:table-cell>
          <table:table-cell/>
        </table:table-row>
        <table:table-row table:style-name="ro1">
          <table:table-cell office:value-type="float" office:value="266265839000.286" calcext:value-type="float">
            <text:p>266265839000.286</text:p>
          </table:table-cell>
          <table:table-cell/>
        </table:table-row>
        <table:table-row table:style-name="ro1">
          <table:table-cell office:value-type="float" office:value="266252697557.251" calcext:value-type="float">
            <text:p>266252697557.251</text:p>
          </table:table-cell>
          <table:table-cell/>
        </table:table-row>
        <table:table-row table:style-name="ro1">
          <table:table-cell office:value-type="float" office:value="266252258551.561" calcext:value-type="float">
            <text:p>266252258551.561</text:p>
          </table:table-cell>
          <table:table-cell/>
        </table:table-row>
        <table:table-row table:style-name="ro1">
          <table:table-cell office:value-type="float" office:value="266224686938.227" calcext:value-type="float">
            <text:p>266224686938.227</text:p>
          </table:table-cell>
          <table:table-cell/>
        </table:table-row>
        <table:table-row table:style-name="ro1">
          <table:table-cell office:value-type="float" office:value="266223486905.254" calcext:value-type="float">
            <text:p>266223486905.254</text:p>
          </table:table-cell>
          <table:table-cell/>
        </table:table-row>
        <table:table-row table:style-name="ro1">
          <table:table-cell office:value-type="float" office:value="266208610070.347" calcext:value-type="float">
            <text:p>266208610070.347</text:p>
          </table:table-cell>
          <table:table-cell/>
        </table:table-row>
        <table:table-row table:style-name="ro1">
          <table:table-cell office:value-type="float" office:value="266201618686.437" calcext:value-type="float">
            <text:p>266201618686.437</text:p>
          </table:table-cell>
          <table:table-cell/>
        </table:table-row>
        <table:table-row table:style-name="ro1">
          <table:table-cell office:value-type="float" office:value="266200542667.129" calcext:value-type="float">
            <text:p>266200542667.129</text:p>
          </table:table-cell>
          <table:table-cell/>
        </table:table-row>
        <table:table-row table:style-name="ro1">
          <table:table-cell office:value-type="float" office:value="266186927431.208" calcext:value-type="float">
            <text:p>266186927431.208</text:p>
          </table:table-cell>
          <table:table-cell/>
        </table:table-row>
        <table:table-row table:style-name="ro1">
          <table:table-cell office:value-type="float" office:value="266179382543.163" calcext:value-type="float">
            <text:p>266179382543.163</text:p>
          </table:table-cell>
          <table:table-cell/>
        </table:table-row>
        <table:table-row table:style-name="ro1">
          <table:table-cell office:value-type="float" office:value="266177686893.577" calcext:value-type="float">
            <text:p>266177686893.577</text:p>
          </table:table-cell>
          <table:table-cell/>
        </table:table-row>
        <table:table-row table:style-name="ro1">
          <table:table-cell office:value-type="float" office:value="266165532047.088" calcext:value-type="float">
            <text:p>266165532047.088</text:p>
          </table:table-cell>
          <table:table-cell/>
        </table:table-row>
        <table:table-row table:style-name="ro1">
          <table:table-cell office:value-type="float" office:value="266164266984.571" calcext:value-type="float">
            <text:p>266164266984.571</text:p>
          </table:table-cell>
          <table:table-cell/>
        </table:table-row>
        <table:table-row table:style-name="ro1">
          <table:table-cell office:value-type="float" office:value="266138892759.147" calcext:value-type="float">
            <text:p>266138892759.147</text:p>
          </table:table-cell>
          <table:table-cell/>
        </table:table-row>
        <table:table-row table:style-name="ro1">
          <table:table-cell office:value-type="float" office:value="266137355917.458" calcext:value-type="float">
            <text:p>266137355917.458</text:p>
          </table:table-cell>
          <table:table-cell/>
        </table:table-row>
        <table:table-row table:style-name="ro1">
          <table:table-cell office:value-type="float" office:value="266123624157.243" calcext:value-type="float">
            <text:p>266123624157.243</text:p>
          </table:table-cell>
          <table:table-cell/>
        </table:table-row>
        <table:table-row table:style-name="ro1">
          <table:table-cell office:value-type="float" office:value="266116783512.802" calcext:value-type="float">
            <text:p>266116783512.802</text:p>
          </table:table-cell>
          <table:table-cell/>
        </table:table-row>
        <table:table-row table:style-name="ro1">
          <table:table-cell office:value-type="float" office:value="266115578062.229" calcext:value-type="float">
            <text:p>266115578062.229</text:p>
          </table:table-cell>
          <table:table-cell/>
        </table:table-row>
        <table:table-row table:style-name="ro1">
          <table:table-cell office:value-type="float" office:value="266103007244.822" calcext:value-type="float">
            <text:p>266103007244.822</text:p>
          </table:table-cell>
          <table:table-cell/>
        </table:table-row>
        <table:table-row table:style-name="ro1">
          <table:table-cell office:value-type="float" office:value="266095665711.55" calcext:value-type="float">
            <text:p>266095665711.55</text:p>
          </table:table-cell>
          <table:table-cell/>
        </table:table-row>
        <table:table-row table:style-name="ro1">
          <table:table-cell office:value-type="float" office:value="266093898735.659" calcext:value-type="float">
            <text:p>266093898735.659</text:p>
          </table:table-cell>
          <table:table-cell/>
        </table:table-row>
        <table:table-row table:style-name="ro1">
          <table:table-cell office:value-type="float" office:value="266082656667.133" calcext:value-type="float">
            <text:p>266082656667.133</text:p>
          </table:table-cell>
          <table:table-cell/>
        </table:table-row>
        <table:table-row table:style-name="ro1">
          <table:table-cell office:value-type="float" office:value="266080635620.439" calcext:value-type="float">
            <text:p>266080635620.439</text:p>
          </table:table-cell>
          <table:table-cell/>
        </table:table-row>
        <table:table-row table:style-name="ro1">
          <table:table-cell office:value-type="float" office:value="266057291664.96" calcext:value-type="float">
            <text:p>266057291664.96</text:p>
          </table:table-cell>
          <table:table-cell/>
        </table:table-row>
        <table:table-row table:style-name="ro1">
          <table:table-cell office:value-type="float" office:value="266055448212.952" calcext:value-type="float">
            <text:p>266055448212.952</text:p>
          </table:table-cell>
          <table:table-cell/>
        </table:table-row>
        <table:table-row table:style-name="ro1">
          <table:table-cell office:value-type="float" office:value="266042773960.848" calcext:value-type="float">
            <text:p>266042773960.848</text:p>
          </table:table-cell>
          <table:table-cell/>
        </table:table-row>
        <table:table-row table:style-name="ro1">
          <table:table-cell office:value-type="float" office:value="266036076890.676" calcext:value-type="float">
            <text:p>266036076890.676</text:p>
          </table:table-cell>
          <table:table-cell/>
        </table:table-row>
        <table:table-row table:style-name="ro1">
          <table:table-cell office:value-type="float" office:value="266034754463.116" calcext:value-type="float">
            <text:p>266034754463.116</text:p>
          </table:table-cell>
          <table:table-cell/>
        </table:table-row>
        <table:table-row table:style-name="ro1">
          <table:table-cell office:value-type="float" office:value="266023147622.186" calcext:value-type="float">
            <text:p>266023147622.186</text:p>
          </table:table-cell>
          <table:table-cell/>
        </table:table-row>
        <table:table-row table:style-name="ro1">
          <table:table-cell office:value-type="float" office:value="266022508832.841" calcext:value-type="float">
            <text:p>266022508832.841</text:p>
          </table:table-cell>
          <table:table-cell/>
        </table:table-row>
        <table:table-row table:style-name="ro1">
          <table:table-cell office:value-type="float" office:value="265998689927.51" calcext:value-type="float">
            <text:p>265998689927.51</text:p>
          </table:table-cell>
          <table:table-cell/>
        </table:table-row>
        <table:table-row table:style-name="ro1">
          <table:table-cell office:value-type="float" office:value="265997116573.743" calcext:value-type="float">
            <text:p>265997116573.743</text:p>
          </table:table-cell>
          <table:table-cell/>
        </table:table-row>
        <table:table-row table:style-name="ro1">
          <table:table-cell office:value-type="float" office:value="265984671850.733" calcext:value-type="float">
            <text:p>265984671850.733</text:p>
          </table:table-cell>
          <table:table-cell/>
        </table:table-row>
        <table:table-row table:style-name="ro1">
          <table:table-cell office:value-type="float" office:value="265978187436.961" calcext:value-type="float">
            <text:p>265978187436.961</text:p>
          </table:table-cell>
          <table:table-cell/>
        </table:table-row>
        <table:table-row table:style-name="ro1">
          <table:table-cell office:value-type="float" office:value="265976862207.353" calcext:value-type="float">
            <text:p>265976862207.353</text:p>
          </table:table-cell>
          <table:table-cell/>
        </table:table-row>
        <table:table-row table:style-name="ro1">
          <table:table-cell office:value-type="float" office:value="265965748618.8" calcext:value-type="float">
            <text:p>265965748618.8</text:p>
          </table:table-cell>
          <table:table-cell/>
        </table:table-row>
        <table:table-row table:style-name="ro1">
          <table:table-cell office:value-type="float" office:value="265965525789.855" calcext:value-type="float">
            <text:p>265965525789.855</text:p>
          </table:table-cell>
          <table:table-cell/>
        </table:table-row>
        <table:table-row table:style-name="ro1">
          <table:table-cell office:value-type="float" office:value="265942190857.617" calcext:value-type="float">
            <text:p>265942190857.617</text:p>
          </table:table-cell>
          <table:table-cell/>
        </table:table-row>
        <table:table-row table:style-name="ro1">
          <table:table-cell office:value-type="float" office:value="265941224724.489" calcext:value-type="float">
            <text:p>265941224724.489</text:p>
          </table:table-cell>
          <table:table-cell/>
        </table:table-row>
        <table:table-row table:style-name="ro1">
          <table:table-cell office:value-type="float" office:value="265928651083.608" calcext:value-type="float">
            <text:p>265928651083.608</text:p>
          </table:table-cell>
          <table:table-cell/>
        </table:table-row>
        <table:table-row table:style-name="ro1">
          <table:table-cell office:value-type="float" office:value="265922775567.403" calcext:value-type="float">
            <text:p>265922775567.403</text:p>
          </table:table-cell>
          <table:table-cell/>
        </table:table-row>
        <table:table-row table:style-name="ro1">
          <table:table-cell office:value-type="float" office:value="265921880949.484" calcext:value-type="float">
            <text:p>265921880949.484</text:p>
          </table:table-cell>
          <table:table-cell/>
        </table:table-row>
        <table:table-row table:style-name="ro1">
          <table:table-cell office:value-type="float" office:value="265910377266.476" calcext:value-type="float">
            <text:p>265910377266.476</text:p>
          </table:table-cell>
          <table:table-cell/>
        </table:table-row>
        <table:table-row table:style-name="ro1">
          <table:table-cell office:value-type="float" office:value="265904030621.783" calcext:value-type="float">
            <text:p>265904030621.783</text:p>
          </table:table-cell>
          <table:table-cell/>
        </table:table-row>
        <table:table-row table:style-name="ro1">
          <table:table-cell office:value-type="float" office:value="265902615895.639" calcext:value-type="float">
            <text:p>265902615895.639</text:p>
          </table:table-cell>
          <table:table-cell/>
        </table:table-row>
        <table:table-row table:style-name="ro1">
          <table:table-cell office:value-type="float" office:value="265892326996.215" calcext:value-type="float">
            <text:p>265892326996.215</text:p>
          </table:table-cell>
          <table:table-cell/>
        </table:table-row>
        <table:table-row table:style-name="ro1">
          <table:table-cell office:value-type="float" office:value="265891316103.156" calcext:value-type="float">
            <text:p>265891316103.156</text:p>
          </table:table-cell>
          <table:table-cell/>
        </table:table-row>
        <table:table-row table:style-name="ro1">
          <table:table-cell office:value-type="float" office:value="265869831107.124" calcext:value-type="float">
            <text:p>265869831107.124</text:p>
          </table:table-cell>
          <table:table-cell/>
        </table:table-row>
        <table:table-row table:style-name="ro1">
          <table:table-cell office:value-type="float" office:value="265868538286.343" calcext:value-type="float">
            <text:p>265868538286.343</text:p>
          </table:table-cell>
          <table:table-cell/>
        </table:table-row>
        <table:table-row table:style-name="ro1">
          <table:table-cell office:value-type="float" office:value="265856922266.272" calcext:value-type="float">
            <text:p>265856922266.272</text:p>
          </table:table-cell>
          <table:table-cell/>
        </table:table-row>
        <table:table-row table:style-name="ro1">
          <table:table-cell office:value-type="float" office:value="265851133368.09" calcext:value-type="float">
            <text:p>265851133368.09</text:p>
          </table:table-cell>
          <table:table-cell/>
        </table:table-row>
        <table:table-row table:style-name="ro1">
          <table:table-cell office:value-type="float" office:value="265850109345.583" calcext:value-type="float">
            <text:p>265850109345.583</text:p>
          </table:table-cell>
          <table:table-cell/>
        </table:table-row>
        <table:table-row table:style-name="ro1">
          <table:table-cell office:value-type="float" office:value="265839477828.839" calcext:value-type="float">
            <text:p>265839477828.839</text:p>
          </table:table-cell>
          <table:table-cell/>
        </table:table-row>
        <table:table-row table:style-name="ro1">
          <table:table-cell office:value-type="float" office:value="265833262462.976" calcext:value-type="float">
            <text:p>265833262462.976</text:p>
          </table:table-cell>
          <table:table-cell/>
        </table:table-row>
        <table:table-row table:style-name="ro1">
          <table:table-cell office:value-type="float" office:value="265831766856.948" calcext:value-type="float">
            <text:p>265831766856.948</text:p>
          </table:table-cell>
          <table:table-cell/>
        </table:table-row>
        <table:table-row table:style-name="ro1">
          <table:table-cell office:value-type="float" office:value="265822241380.694" calcext:value-type="float">
            <text:p>265822241380.694</text:p>
          </table:table-cell>
          <table:table-cell/>
        </table:table-row>
        <table:table-row table:style-name="ro1">
          <table:table-cell office:value-type="float" office:value="265820511169.003" calcext:value-type="float">
            <text:p>265820511169.003</text:p>
          </table:table-cell>
          <table:table-cell/>
        </table:table-row>
        <table:table-row table:style-name="ro1">
          <table:table-cell office:value-type="float" office:value="265800736033.692" calcext:value-type="float">
            <text:p>265800736033.692</text:p>
          </table:table-cell>
          <table:table-cell/>
        </table:table-row>
        <table:table-row table:style-name="ro1">
          <table:table-cell office:value-type="float" office:value="265799146498.316" calcext:value-type="float">
            <text:p>265799146498.316</text:p>
          </table:table-cell>
          <table:table-cell/>
        </table:table-row>
        <table:table-row table:style-name="ro1">
          <table:table-cell office:value-type="float" office:value="265788415373.532" calcext:value-type="float">
            <text:p>265788415373.532</text:p>
          </table:table-cell>
          <table:table-cell/>
        </table:table-row>
        <table:table-row table:style-name="ro1">
          <table:table-cell office:value-type="float" office:value="265782711422.092" calcext:value-type="float">
            <text:p>265782711422.092</text:p>
          </table:table-cell>
          <table:table-cell/>
        </table:table-row>
        <table:table-row table:style-name="ro1">
          <table:table-cell office:value-type="float" office:value="265781570633.862" calcext:value-type="float">
            <text:p>265781570633.862</text:p>
          </table:table-cell>
          <table:table-cell/>
        </table:table-row>
        <table:table-row table:style-name="ro1">
          <table:table-cell office:value-type="float" office:value="265771744610.914" calcext:value-type="float">
            <text:p>265771744610.914</text:p>
          </table:table-cell>
          <table:table-cell/>
        </table:table-row>
        <table:table-row table:style-name="ro1">
          <table:table-cell office:value-type="float" office:value="265771134859.582" calcext:value-type="float">
            <text:p>265771134859.582</text:p>
          </table:table-cell>
          <table:table-cell/>
        </table:table-row>
        <table:table-row table:style-name="ro1">
          <table:table-cell office:value-type="float" office:value="265750949487.905" calcext:value-type="float">
            <text:p>265750949487.905</text:p>
          </table:table-cell>
          <table:table-cell/>
        </table:table-row>
        <table:table-row table:style-name="ro1">
          <table:table-cell office:value-type="float" office:value="265749589814.842" calcext:value-type="float">
            <text:p>265749589814.842</text:p>
          </table:table-cell>
          <table:table-cell/>
        </table:table-row>
        <table:table-row table:style-name="ro1">
          <table:table-cell office:value-type="float" office:value="265739019099.98" calcext:value-type="float">
            <text:p>265739019099.98</text:p>
          </table:table-cell>
          <table:table-cell/>
        </table:table-row>
        <table:table-row table:style-name="ro1">
          <table:table-cell office:value-type="float" office:value="265733490648.421" calcext:value-type="float">
            <text:p>265733490648.421</text:p>
          </table:table-cell>
          <table:table-cell/>
        </table:table-row>
        <table:table-row table:style-name="ro1">
          <table:table-cell office:value-type="float" office:value="265732356154.808" calcext:value-type="float">
            <text:p>265732356154.808</text:p>
          </table:table-cell>
          <table:table-cell/>
        </table:table-row>
        <table:table-row table:style-name="ro1">
          <table:table-cell office:value-type="float" office:value="265722898901.274" calcext:value-type="float">
            <text:p>265722898901.274</text:p>
          </table:table-cell>
          <table:table-cell/>
        </table:table-row>
        <table:table-row table:style-name="ro1">
          <table:table-cell office:value-type="float" office:value="265722657039.994" calcext:value-type="float">
            <text:p>265722657039.994</text:p>
          </table:table-cell>
          <table:table-cell/>
        </table:table-row>
        <table:table-row table:style-name="ro1">
          <table:table-cell office:value-type="float" office:value="265702809985.528" calcext:value-type="float">
            <text:p>265702809985.528</text:p>
          </table:table-cell>
          <table:table-cell/>
        </table:table-row>
        <table:table-row table:style-name="ro1">
          <table:table-cell office:value-type="float" office:value="265701944357.564" calcext:value-type="float">
            <text:p>265701944357.564</text:p>
          </table:table-cell>
          <table:table-cell/>
        </table:table-row>
        <table:table-row table:style-name="ro1">
          <table:table-cell office:value-type="float" office:value="265691254151.722" calcext:value-type="float">
            <text:p>265691254151.722</text:p>
          </table:table-cell>
          <table:table-cell/>
        </table:table-row>
        <table:table-row table:style-name="ro1">
          <table:table-cell office:value-type="float" office:value="265686211695.46" calcext:value-type="float">
            <text:p>265686211695.46</text:p>
          </table:table-cell>
          <table:table-cell/>
        </table:table-row>
        <table:table-row table:style-name="ro1">
          <table:table-cell office:value-type="float" office:value="265685422772.706" calcext:value-type="float">
            <text:p>265685422772.706</text:p>
          </table:table-cell>
          <table:table-cell/>
        </table:table-row>
        <table:table-row table:style-name="ro1">
          <table:table-cell office:value-type="float" office:value="265675643831.046" calcext:value-type="float">
            <text:p>265675643831.046</text:p>
          </table:table-cell>
          <table:table-cell/>
        </table:table-row>
        <table:table-row table:style-name="ro1">
          <table:table-cell office:value-type="float" office:value="265670199535.289" calcext:value-type="float">
            <text:p>265670199535.289</text:p>
          </table:table-cell>
          <table:table-cell/>
        </table:table-row>
        <table:table-row table:style-name="ro1">
          <table:table-cell office:value-type="float" office:value="265668972194.706" calcext:value-type="float">
            <text:p>265668972194.706</text:p>
          </table:table-cell>
          <table:table-cell/>
        </table:table-row>
        <table:table-row table:style-name="ro1">
          <table:table-cell office:value-type="float" office:value="265660209599.16" calcext:value-type="float">
            <text:p>265660209599.16</text:p>
          </table:table-cell>
          <table:table-cell/>
        </table:table-row>
        <table:table-row table:style-name="ro1">
          <table:table-cell office:value-type="float" office:value="265659232513.659" calcext:value-type="float">
            <text:p>265659232513.659</text:p>
          </table:table-cell>
          <table:table-cell/>
        </table:table-row>
        <table:table-row table:style-name="ro1">
          <table:table-cell office:value-type="float" office:value="265640953207.502" calcext:value-type="float">
            <text:p>265640953207.502</text:p>
          </table:table-cell>
          <table:table-cell/>
        </table:table-row>
        <table:table-row table:style-name="ro1">
          <table:table-cell office:value-type="float" office:value="265639779401.006" calcext:value-type="float">
            <text:p>265639779401.006</text:p>
          </table:table-cell>
          <table:table-cell/>
        </table:table-row>
        <table:table-row table:style-name="ro1">
          <table:table-cell office:value-type="float" office:value="265629895985.062" calcext:value-type="float">
            <text:p>265629895985.062</text:p>
          </table:table-cell>
          <table:table-cell/>
        </table:table-row>
        <table:table-row table:style-name="ro1">
          <table:table-cell office:value-type="float" office:value="265624897646.921" calcext:value-type="float">
            <text:p>265624897646.921</text:p>
          </table:table-cell>
          <table:table-cell/>
        </table:table-row>
        <table:table-row table:style-name="ro1">
          <table:table-cell office:value-type="float" office:value="265623984234.43" calcext:value-type="float">
            <text:p>265623984234.43</text:p>
          </table:table-cell>
          <table:table-cell/>
        </table:table-row>
        <table:table-row table:style-name="ro1">
          <table:table-cell office:value-type="float" office:value="265614939077.83" calcext:value-type="float">
            <text:p>265614939077.83</text:p>
          </table:table-cell>
          <table:table-cell/>
        </table:table-row>
        <table:table-row table:style-name="ro1">
          <table:table-cell office:value-type="float" office:value="265609576966.662" calcext:value-type="float">
            <text:p>265609576966.662</text:p>
          </table:table-cell>
          <table:table-cell/>
        </table:table-row>
        <table:table-row table:style-name="ro1">
          <table:table-cell office:value-type="float" office:value="265608265927.095" calcext:value-type="float">
            <text:p>265608265927.095</text:p>
          </table:table-cell>
          <table:table-cell/>
        </table:table-row>
        <table:table-row table:style-name="ro1">
          <table:table-cell office:value-type="float" office:value="265600146542.287" calcext:value-type="float">
            <text:p>265600146542.287</text:p>
          </table:table-cell>
          <table:table-cell/>
        </table:table-row>
        <table:table-row table:style-name="ro1">
          <table:table-cell office:value-type="float" office:value="265598499746.434" calcext:value-type="float">
            <text:p>265598499746.434</text:p>
          </table:table-cell>
          <table:table-cell/>
        </table:table-row>
        <table:table-row table:style-name="ro1">
          <table:table-cell office:value-type="float" office:value="265581669577.605" calcext:value-type="float">
            <text:p>265581669577.605</text:p>
          </table:table-cell>
          <table:table-cell/>
        </table:table-row>
        <table:table-row table:style-name="ro1">
          <table:table-cell office:value-type="float" office:value="265580216394.378" calcext:value-type="float">
            <text:p>265580216394.378</text:p>
          </table:table-cell>
          <table:table-cell/>
        </table:table-row>
        <table:table-row table:style-name="ro1">
          <table:table-cell office:value-type="float" office:value="265571078697.351" calcext:value-type="float">
            <text:p>265571078697.351</text:p>
          </table:table-cell>
          <table:table-cell/>
        </table:table-row>
        <table:table-row table:style-name="ro1">
          <table:table-cell office:value-type="float" office:value="265566126266.936" calcext:value-type="float">
            <text:p>265566126266.936</text:p>
          </table:table-cell>
          <table:table-cell/>
        </table:table-row>
        <table:table-row table:style-name="ro1">
          <table:table-cell office:value-type="float" office:value="265565100695.442" calcext:value-type="float">
            <text:p>265565100695.442</text:p>
          </table:table-cell>
          <table:table-cell/>
        </table:table-row>
        <table:table-row table:style-name="ro1">
          <table:table-cell office:value-type="float" office:value="265556733451.733" calcext:value-type="float">
            <text:p>265556733451.733</text:p>
          </table:table-cell>
          <table:table-cell/>
        </table:table-row>
        <table:table-row table:style-name="ro1">
          <table:table-cell office:value-type="float" office:value="265556002097.66" calcext:value-type="float">
            <text:p>265556002097.66</text:p>
          </table:table-cell>
          <table:table-cell/>
        </table:table-row>
        <table:table-row table:style-name="ro1">
          <table:table-cell office:value-type="float" office:value="265538819331.939" calcext:value-type="float">
            <text:p>265538819331.939</text:p>
          </table:table-cell>
          <table:table-cell/>
        </table:table-row>
        <table:table-row table:style-name="ro1">
          <table:table-cell office:value-type="float" office:value="265537563309.27" calcext:value-type="float">
            <text:p>265537563309.27</text:p>
          </table:table-cell>
          <table:table-cell/>
        </table:table-row>
        <table:table-row table:style-name="ro1">
          <table:table-cell office:value-type="float" office:value="265528537086.434" calcext:value-type="float">
            <text:p>265528537086.434</text:p>
          </table:table-cell>
          <table:table-cell/>
        </table:table-row>
        <table:table-row table:style-name="ro1">
          <table:table-cell office:value-type="float" office:value="265523731653.019" calcext:value-type="float">
            <text:p>265523731653.019</text:p>
          </table:table-cell>
          <table:table-cell/>
        </table:table-row>
        <table:table-row table:style-name="ro1">
          <table:table-cell office:value-type="float" office:value="265522718640.954" calcext:value-type="float">
            <text:p>265522718640.954</text:p>
          </table:table-cell>
          <table:table-cell/>
        </table:table-row>
        <table:table-row table:style-name="ro1">
          <table:table-cell office:value-type="float" office:value="265514628255.735" calcext:value-type="float">
            <text:p>265514628255.735</text:p>
          </table:table-cell>
          <table:table-cell/>
        </table:table-row>
        <table:table-row table:style-name="ro1">
          <table:table-cell office:value-type="float" office:value="265514223330.431" calcext:value-type="float">
            <text:p>265514223330.431</text:p>
          </table:table-cell>
          <table:table-cell/>
        </table:table-row>
        <table:table-row table:style-name="ro1">
          <table:table-cell office:value-type="float" office:value="265497275105.107" calcext:value-type="float">
            <text:p>265497275105.107</text:p>
          </table:table-cell>
          <table:table-cell/>
        </table:table-row>
        <table:table-row table:style-name="ro1">
          <table:table-cell office:value-type="float" office:value="265496424263.385" calcext:value-type="float">
            <text:p>265496424263.385</text:p>
          </table:table-cell>
          <table:table-cell/>
        </table:table-row>
        <table:table-row table:style-name="ro1">
          <table:table-cell office:value-type="float" office:value="265487289857.939" calcext:value-type="float">
            <text:p>265487289857.939</text:p>
          </table:table-cell>
          <table:table-cell/>
        </table:table-row>
        <table:table-row table:style-name="ro1">
          <table:table-cell office:value-type="float" office:value="265482875865.398" calcext:value-type="float">
            <text:p>265482875865.398</text:p>
          </table:table-cell>
          <table:table-cell/>
        </table:table-row>
        <table:table-row table:style-name="ro1">
          <table:table-cell office:value-type="float" office:value="265482142243.126" calcext:value-type="float">
            <text:p>265482142243.126</text:p>
          </table:table-cell>
          <table:table-cell/>
        </table:table-row>
        <table:table-row table:style-name="ro1">
          <table:table-cell office:value-type="float" office:value="265473786464.234" calcext:value-type="float">
            <text:p>265473786464.234</text:p>
          </table:table-cell>
          <table:table-cell/>
        </table:table-row>
        <table:table-row table:style-name="ro1">
          <table:table-cell office:value-type="float" office:value="265469029357.049" calcext:value-type="float">
            <text:p>265469029357.049</text:p>
          </table:table-cell>
          <table:table-cell/>
        </table:table-row>
        <table:table-row table:style-name="ro1">
          <table:table-cell office:value-type="float" office:value="265467925046.714" calcext:value-type="float">
            <text:p>265467925046.714</text:p>
          </table:table-cell>
          <table:table-cell/>
        </table:table-row>
        <table:table-row table:style-name="ro1">
          <table:table-cell office:value-type="float" office:value="265460423517.016" calcext:value-type="float">
            <text:p>265460423517.016</text:p>
          </table:table-cell>
          <table:table-cell/>
        </table:table-row>
        <table:table-row table:style-name="ro1">
          <table:table-cell office:value-type="float" office:value="265459344063.221" calcext:value-type="float">
            <text:p>265459344063.221</text:p>
          </table:table-cell>
          <table:table-cell/>
        </table:table-row>
        <table:table-row table:style-name="ro1">
          <table:table-cell office:value-type="float" office:value="265443731533.356" calcext:value-type="float">
            <text:p>265443731533.356</text:p>
          </table:table-cell>
          <table:table-cell/>
        </table:table-row>
        <table:table-row table:style-name="ro1">
          <table:table-cell office:value-type="float" office:value="265442595905.424" calcext:value-type="float">
            <text:p>265442595905.424</text:p>
          </table:table-cell>
          <table:table-cell/>
        </table:table-row>
        <table:table-row table:style-name="ro1">
          <table:table-cell office:value-type="float" office:value="265434145387.29" calcext:value-type="float">
            <text:p>265434145387.29</text:p>
          </table:table-cell>
          <table:table-cell/>
        </table:table-row>
        <table:table-row table:style-name="ro1">
          <table:table-cell office:value-type="float" office:value="265429748229.559" calcext:value-type="float">
            <text:p>265429748229.559</text:p>
          </table:table-cell>
          <table:table-cell/>
        </table:table-row>
        <table:table-row table:style-name="ro1">
          <table:table-cell office:value-type="float" office:value="265428898093.655" calcext:value-type="float">
            <text:p>265428898093.655</text:p>
          </table:table-cell>
          <table:table-cell/>
        </table:table-row>
        <table:table-row table:style-name="ro1">
          <table:table-cell office:value-type="float" office:value="265421163540.07" calcext:value-type="float">
            <text:p>265421163540.07</text:p>
          </table:table-cell>
          <table:table-cell/>
        </table:table-row>
        <table:table-row table:style-name="ro1">
          <table:table-cell office:value-type="float" office:value="265420902033.599" calcext:value-type="float">
            <text:p>265420902033.599</text:p>
          </table:table-cell>
          <table:table-cell/>
        </table:table-row>
        <table:table-row table:style-name="ro1">
          <table:table-cell office:value-type="float" office:value="265404951755.345" calcext:value-type="float">
            <text:p>265404951755.345</text:p>
          </table:table-cell>
          <table:table-cell/>
        </table:table-row>
        <table:table-row table:style-name="ro1">
          <table:table-cell office:value-type="float" office:value="265403990303.123" calcext:value-type="float">
            <text:p>265403990303.123</text:p>
          </table:table-cell>
          <table:table-cell/>
        </table:table-row>
        <table:table-row table:style-name="ro1">
          <table:table-cell office:value-type="float" office:value="265395628698.208" calcext:value-type="float">
            <text:p>265395628698.208</text:p>
          </table:table-cell>
          <table:table-cell/>
        </table:table-row>
        <table:table-row table:style-name="ro1">
          <table:table-cell office:value-type="float" office:value="265391356501.62" calcext:value-type="float">
            <text:p>265391356501.62</text:p>
          </table:table-cell>
          <table:table-cell/>
        </table:table-row>
        <table:table-row table:style-name="ro1">
          <table:table-cell office:value-type="float" office:value="265390515794.02" calcext:value-type="float">
            <text:p>265390515794.02</text:p>
          </table:table-cell>
          <table:table-cell/>
        </table:table-row>
        <table:table-row table:style-name="ro1">
          <table:table-cell office:value-type="float" office:value="265383020029.383" calcext:value-type="float">
            <text:p>265383020029.383</text:p>
          </table:table-cell>
          <table:table-cell/>
        </table:table-row>
        <table:table-row table:style-name="ro1">
          <table:table-cell office:value-type="float" office:value="265378494768.465" calcext:value-type="float">
            <text:p>265378494768.465</text:p>
          </table:table-cell>
          <table:table-cell/>
        </table:table-row>
        <table:table-row table:style-name="ro1">
          <table:table-cell office:value-type="float" office:value="265377399664.756" calcext:value-type="float">
            <text:p>265377399664.756</text:p>
          </table:table-cell>
          <table:table-cell/>
        </table:table-row>
        <table:table-row table:style-name="ro1">
          <table:table-cell office:value-type="float" office:value="265370529948.361" calcext:value-type="float">
            <text:p>265370529948.361</text:p>
          </table:table-cell>
          <table:table-cell/>
        </table:table-row>
        <table:table-row table:style-name="ro1">
          <table:table-cell office:value-type="float" office:value="265368883697.819" calcext:value-type="float">
            <text:p>265368883697.819</text:p>
          </table:table-cell>
          <table:table-cell/>
        </table:table-row>
        <table:table-row table:style-name="ro1">
          <table:table-cell office:value-type="float" office:value="265354898408.734" calcext:value-type="float">
            <text:p>265354898408.734</text:p>
          </table:table-cell>
          <table:table-cell/>
        </table:table-row>
        <table:table-row table:style-name="ro1">
          <table:table-cell office:value-type="float" office:value="265353368847.727" calcext:value-type="float">
            <text:p>265353368847.727</text:p>
          </table:table-cell>
          <table:table-cell/>
        </table:table-row>
        <table:table-row table:style-name="ro1">
          <table:table-cell office:value-type="float" office:value="265345947347.902" calcext:value-type="float">
            <text:p>265345947347.902</text:p>
          </table:table-cell>
          <table:table-cell/>
        </table:table-row>
        <table:table-row table:style-name="ro1">
          <table:table-cell office:value-type="float" office:value="265341553827.067" calcext:value-type="float">
            <text:p>265341553827.067</text:p>
          </table:table-cell>
          <table:table-cell/>
        </table:table-row>
        <table:table-row table:style-name="ro1">
          <table:table-cell office:value-type="float" office:value="265340482783.265" calcext:value-type="float">
            <text:p>265340482783.265</text:p>
          </table:table-cell>
          <table:table-cell/>
        </table:table-row>
        <table:table-row table:style-name="ro1">
          <table:table-cell office:value-type="float" office:value="265333807924.448" calcext:value-type="float">
            <text:p>265333807924.448</text:p>
          </table:table-cell>
          <table:table-cell/>
        </table:table-row>
        <table:table-row table:style-name="ro1">
          <table:table-cell office:value-type="float" office:value="265332464127.113" calcext:value-type="float">
            <text:p>265332464127.113</text:p>
          </table:table-cell>
          <table:table-cell/>
        </table:table-row>
        <table:table-row table:style-name="ro1">
          <table:table-cell office:value-type="float" office:value="265318627549.957" calcext:value-type="float">
            <text:p>265318627549.957</text:p>
          </table:table-cell>
          <table:table-cell/>
        </table:table-row>
        <table:table-row table:style-name="ro1">
          <table:table-cell office:value-type="float" office:value="265317423227.793" calcext:value-type="float">
            <text:p>265317423227.793</text:p>
          </table:table-cell>
          <table:table-cell/>
        </table:table-row>
        <table:table-row table:style-name="ro1">
          <table:table-cell office:value-type="float" office:value="265309915609.233" calcext:value-type="float">
            <text:p>265309915609.233</text:p>
          </table:table-cell>
          <table:table-cell/>
        </table:table-row>
        <table:table-row table:style-name="ro1">
          <table:table-cell office:value-type="float" office:value="265305831062.579" calcext:value-type="float">
            <text:p>265305831062.579</text:p>
          </table:table-cell>
          <table:table-cell/>
        </table:table-row>
        <table:table-row table:style-name="ro1">
          <table:table-cell office:value-type="float" office:value="265304977727.737" calcext:value-type="float">
            <text:p>265304977727.737</text:p>
          </table:table-cell>
          <table:table-cell/>
        </table:table-row>
        <table:table-row table:style-name="ro1">
          <table:table-cell office:value-type="float" office:value="265298103941.132" calcext:value-type="float">
            <text:p>265298103941.132</text:p>
          </table:table-cell>
          <table:table-cell/>
        </table:table-row>
        <table:table-row table:style-name="ro1">
          <table:table-cell office:value-type="float" office:value="265297470053.217" calcext:value-type="float">
            <text:p>265297470053.217</text:p>
          </table:table-cell>
          <table:table-cell/>
        </table:table-row>
        <table:table-row table:style-name="ro1">
          <table:table-cell office:value-type="float" office:value="265283337407.507" calcext:value-type="float">
            <text:p>265283337407.507</text:p>
          </table:table-cell>
          <table:table-cell/>
        </table:table-row>
        <table:table-row table:style-name="ro1">
          <table:table-cell office:value-type="float" office:value="265282292290.085" calcext:value-type="float">
            <text:p>265282292290.085</text:p>
          </table:table-cell>
          <table:table-cell/>
        </table:table-row>
        <table:table-row table:style-name="ro1">
          <table:table-cell office:value-type="float" office:value="265274851882.425" calcext:value-type="float">
            <text:p>265274851882.425</text:p>
          </table:table-cell>
          <table:table-cell/>
        </table:table-row>
        <table:table-row table:style-name="ro1">
          <table:table-cell office:value-type="float" office:value="265270881502.841" calcext:value-type="float">
            <text:p>265270881502.841</text:p>
          </table:table-cell>
          <table:table-cell/>
        </table:table-row>
        <table:table-row table:style-name="ro1">
          <table:table-cell office:value-type="float" office:value="265270042838.188" calcext:value-type="float">
            <text:p>265270042838.188</text:p>
          </table:table-cell>
          <table:table-cell/>
        </table:table-row>
        <table:table-row table:style-name="ro1">
          <table:table-cell office:value-type="float" office:value="265263361745.559" calcext:value-type="float">
            <text:p>265263361745.559</text:p>
          </table:table-cell>
          <table:table-cell/>
        </table:table-row>
        <table:table-row table:style-name="ro1">
          <table:table-cell office:value-type="float" office:value="265263000475.367" calcext:value-type="float">
            <text:p>265263000475.367</text:p>
          </table:table-cell>
          <table:table-cell/>
        </table:table-row>
        <table:table-row table:style-name="ro1">
          <table:table-cell office:value-type="float" office:value="265249010059.034" calcext:value-type="float">
            <text:p>265249010059.034</text:p>
          </table:table-cell>
          <table:table-cell/>
        </table:table-row>
        <table:table-row table:style-name="ro1">
          <table:table-cell office:value-type="float" office:value="265248280689.208" calcext:value-type="float">
            <text:p>265248280689.208</text:p>
          </table:table-cell>
          <table:table-cell/>
        </table:table-row>
        <table:table-row table:style-name="ro1">
          <table:table-cell office:value-type="float" office:value="265240743574.245" calcext:value-type="float">
            <text:p>265240743574.245</text:p>
          </table:table-cell>
          <table:table-cell/>
        </table:table-row>
        <table:table-row table:style-name="ro1">
          <table:table-cell office:value-type="float" office:value="265237071175.524" calcext:value-type="float">
            <text:p>265237071175.524</text:p>
          </table:table-cell>
          <table:table-cell/>
        </table:table-row>
        <table:table-row table:style-name="ro1">
          <table:table-cell office:value-type="float" office:value="265236447258.036" calcext:value-type="float">
            <text:p>265236447258.036</text:p>
          </table:table-cell>
          <table:table-cell/>
        </table:table-row>
        <table:table-row table:style-name="ro1">
          <table:table-cell office:value-type="float" office:value="265229553635.115" calcext:value-type="float">
            <text:p>265229553635.115</text:p>
          </table:table-cell>
          <table:table-cell/>
        </table:table-row>
        <table:table-row table:style-name="ro1">
          <table:table-cell office:value-type="float" office:value="265225596323.166" calcext:value-type="float">
            <text:p>265225596323.166</text:p>
          </table:table-cell>
          <table:table-cell/>
        </table:table-row>
        <table:table-row table:style-name="ro1">
          <table:table-cell office:value-type="float" office:value="265224668718.331" calcext:value-type="float">
            <text:p>265224668718.331</text:p>
          </table:table-cell>
          <table:table-cell/>
        </table:table-row>
        <table:table-row table:style-name="ro1">
          <table:table-cell office:value-type="float" office:value="265218468388.89" calcext:value-type="float">
            <text:p>265218468388.89</text:p>
          </table:table-cell>
          <table:table-cell/>
        </table:table-row>
        <table:table-row table:style-name="ro1">
          <table:table-cell office:value-type="float" office:value="265217497501.736" calcext:value-type="float">
            <text:p>265217497501.736</text:p>
          </table:table-cell>
          <table:table-cell/>
        </table:table-row>
        <table:table-row table:style-name="ro1">
          <table:table-cell office:value-type="float" office:value="265204605533.206" calcext:value-type="float">
            <text:p>265204605533.206</text:p>
          </table:table-cell>
          <table:table-cell/>
        </table:table-row>
        <table:table-row table:style-name="ro1">
          <table:table-cell office:value-type="float" office:value="265203616441.812" calcext:value-type="float">
            <text:p>265203616441.812</text:p>
          </table:table-cell>
          <table:table-cell/>
        </table:table-row>
        <table:table-row table:style-name="ro1">
          <table:table-cell office:value-type="float" office:value="265196638009.958" calcext:value-type="float">
            <text:p>265196638009.958</text:p>
          </table:table-cell>
          <table:table-cell/>
        </table:table-row>
        <table:table-row table:style-name="ro1">
          <table:table-cell office:value-type="float" office:value="265192955697.862" calcext:value-type="float">
            <text:p>265192955697.862</text:p>
          </table:table-cell>
          <table:table-cell/>
        </table:table-row>
        <table:table-row table:style-name="ro1">
          <table:table-cell office:value-type="float" office:value="265192223931.491" calcext:value-type="float">
            <text:p>265192223931.491</text:p>
          </table:table-cell>
          <table:table-cell/>
        </table:table-row>
        <table:table-row table:style-name="ro1">
          <table:table-cell office:value-type="float" office:value="265185837048.146" calcext:value-type="float">
            <text:p>265185837048.146</text:p>
          </table:table-cell>
          <table:table-cell/>
        </table:table-row>
        <table:table-row table:style-name="ro1">
          <table:table-cell office:value-type="float" office:value="265185507678.848" calcext:value-type="float">
            <text:p>265185507678.848</text:p>
          </table:table-cell>
          <table:table-cell/>
        </table:table-row>
        <table:table-row table:style-name="ro1">
          <table:table-cell office:value-type="float" office:value="265172333726.153" calcext:value-type="float">
            <text:p>265172333726.153</text:p>
          </table:table-cell>
          <table:table-cell/>
        </table:table-row>
        <table:table-row table:style-name="ro1">
          <table:table-cell office:value-type="float" office:value="265171488078.422" calcext:value-type="float">
            <text:p>265171488078.422</text:p>
          </table:table-cell>
          <table:table-cell/>
        </table:table-row>
        <table:table-row table:style-name="ro1">
          <table:table-cell office:value-type="float" office:value="265164562754.426" calcext:value-type="float">
            <text:p>265164562754.426</text:p>
          </table:table-cell>
          <table:table-cell/>
        </table:table-row>
        <table:table-row table:style-name="ro1">
          <table:table-cell office:value-type="float" office:value="265160980261.643" calcext:value-type="float">
            <text:p>265160980261.643</text:p>
          </table:table-cell>
          <table:table-cell/>
        </table:table-row>
        <table:table-row table:style-name="ro1">
          <table:table-cell office:value-type="float" office:value="265160261325.414" calcext:value-type="float">
            <text:p>265160261325.414</text:p>
          </table:table-cell>
          <table:table-cell/>
        </table:table-row>
        <table:table-row table:style-name="ro1">
          <table:table-cell office:value-type="float" office:value="265154041759.403" calcext:value-type="float">
            <text:p>265154041759.403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.2988in" svg:height="3.5429in" svg:x="5.8264in" svg:y="0.6591in">
            <draw:object draw:notify-on-update-of-ranges="Sheet2.A1:Sheet2.A1 Sheet2.A2:Sheet2.A1001 Sheet2.B1:Sheet2.B1 Sheet2.B2:Sheet2.B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LBFGS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 office:value-type="float" office:value="1286770425680.79" calcext:value-type="float">
            <text:p>1286770425680.79</text:p>
          </table:table-cell>
          <table:table-cell office:value-type="float" office:value="426736234984.983" calcext:value-type="float">
            <text:p>426736234984.983</text:p>
          </table:table-cell>
        </table:table-row>
        <table:table-row table:style-name="ro1">
          <table:table-cell office:value-type="float" office:value="1080177944173.06" calcext:value-type="float">
            <text:p>1080177944173.06</text:p>
          </table:table-cell>
          <table:table-cell office:value-type="float" office:value="417074610710.775" calcext:value-type="float">
            <text:p>417074610710.775</text:p>
          </table:table-cell>
        </table:table-row>
        <table:table-row table:style-name="ro1">
          <table:table-cell office:value-type="float" office:value="1023234094611.15" calcext:value-type="float">
            <text:p>1023234094611.15</text:p>
          </table:table-cell>
          <table:table-cell office:value-type="float" office:value="386396408822.134" calcext:value-type="float">
            <text:p>386396408822.134</text:p>
          </table:table-cell>
        </table:table-row>
        <table:table-row table:style-name="ro1">
          <table:table-cell office:value-type="float" office:value="1011226666440.79" calcext:value-type="float">
            <text:p>1011226666440.79</text:p>
          </table:table-cell>
          <table:table-cell office:value-type="float" office:value="350448915715.978" calcext:value-type="float">
            <text:p>350448915715.978</text:p>
          </table:table-cell>
        </table:table-row>
        <table:table-row table:style-name="ro1">
          <table:table-cell office:value-type="float" office:value="935729867363.527" calcext:value-type="float">
            <text:p>935729867363.527</text:p>
          </table:table-cell>
          <table:table-cell office:value-type="float" office:value="332744409262.925" calcext:value-type="float">
            <text:p>332744409262.925</text:p>
          </table:table-cell>
        </table:table-row>
        <table:table-row table:style-name="ro1">
          <table:table-cell office:value-type="float" office:value="925134391812.367" calcext:value-type="float">
            <text:p>925134391812.367</text:p>
          </table:table-cell>
          <table:table-cell office:value-type="float" office:value="317204924167.855" calcext:value-type="float">
            <text:p>317204924167.855</text:p>
          </table:table-cell>
        </table:table-row>
        <table:table-row table:style-name="ro1">
          <table:table-cell office:value-type="float" office:value="834395728245.424" calcext:value-type="float">
            <text:p>834395728245.424</text:p>
          </table:table-cell>
          <table:table-cell office:value-type="float" office:value="310928934987.45" calcext:value-type="float">
            <text:p>310928934987.45</text:p>
          </table:table-cell>
        </table:table-row>
        <table:table-row table:style-name="ro1">
          <table:table-cell office:value-type="float" office:value="805712081634.627" calcext:value-type="float">
            <text:p>805712081634.627</text:p>
          </table:table-cell>
          <table:table-cell office:value-type="float" office:value="298386405520.579" calcext:value-type="float">
            <text:p>298386405520.579</text:p>
          </table:table-cell>
        </table:table-row>
        <table:table-row table:style-name="ro1">
          <table:table-cell office:value-type="float" office:value="746129315260.008" calcext:value-type="float">
            <text:p>746129315260.008</text:p>
          </table:table-cell>
          <table:table-cell office:value-type="float" office:value="295900704891.632" calcext:value-type="float">
            <text:p>295900704891.632</text:p>
          </table:table-cell>
        </table:table-row>
        <table:table-row table:style-name="ro1">
          <table:table-cell office:value-type="float" office:value="716523109691.083" calcext:value-type="float">
            <text:p>716523109691.083</text:p>
          </table:table-cell>
          <table:table-cell office:value-type="float" office:value="292751594744.848" calcext:value-type="float">
            <text:p>292751594744.848</text:p>
          </table:table-cell>
        </table:table-row>
        <table:table-row table:style-name="ro1">
          <table:table-cell office:value-type="float" office:value="684055295152.829" calcext:value-type="float">
            <text:p>684055295152.829</text:p>
          </table:table-cell>
          <table:table-cell office:value-type="float" office:value="290585893998.837" calcext:value-type="float">
            <text:p>290585893998.837</text:p>
          </table:table-cell>
        </table:table-row>
        <table:table-row table:style-name="ro1">
          <table:table-cell office:value-type="float" office:value="669717621446.679" calcext:value-type="float">
            <text:p>669717621446.679</text:p>
          </table:table-cell>
          <table:table-cell office:value-type="float" office:value="288809389714.999" calcext:value-type="float">
            <text:p>288809389714.999</text:p>
          </table:table-cell>
        </table:table-row>
        <table:table-row table:style-name="ro1">
          <table:table-cell office:value-type="float" office:value="626562140018.514" calcext:value-type="float">
            <text:p>626562140018.514</text:p>
          </table:table-cell>
          <table:table-cell office:value-type="float" office:value="287178129674.275" calcext:value-type="float">
            <text:p>287178129674.275</text:p>
          </table:table-cell>
        </table:table-row>
        <table:table-row table:style-name="ro1">
          <table:table-cell office:value-type="float" office:value="624802403707.566" calcext:value-type="float">
            <text:p>624802403707.566</text:p>
          </table:table-cell>
          <table:table-cell office:value-type="float" office:value="285891242285.115" calcext:value-type="float">
            <text:p>285891242285.115</text:p>
          </table:table-cell>
        </table:table-row>
        <table:table-row table:style-name="ro1">
          <table:table-cell office:value-type="float" office:value="578753043672.427" calcext:value-type="float">
            <text:p>578753043672.427</text:p>
          </table:table-cell>
          <table:table-cell office:value-type="float" office:value="283308241900.782" calcext:value-type="float">
            <text:p>283308241900.782</text:p>
          </table:table-cell>
        </table:table-row>
        <table:table-row table:style-name="ro1">
          <table:table-cell office:value-type="float" office:value="572283180384.425" calcext:value-type="float">
            <text:p>572283180384.425</text:p>
          </table:table-cell>
          <table:table-cell office:value-type="float" office:value="282094794475.564" calcext:value-type="float">
            <text:p>282094794475.564</text:p>
          </table:table-cell>
        </table:table-row>
        <table:table-row table:style-name="ro1">
          <table:table-cell office:value-type="float" office:value="539931566323.06" calcext:value-type="float">
            <text:p>539931566323.06</text:p>
          </table:table-cell>
          <table:table-cell office:value-type="float" office:value="281583922522.42" calcext:value-type="float">
            <text:p>281583922522.42</text:p>
          </table:table-cell>
        </table:table-row>
        <table:table-row table:style-name="ro1">
          <table:table-cell office:value-type="float" office:value="528134670696.908" calcext:value-type="float">
            <text:p>528134670696.908</text:p>
          </table:table-cell>
          <table:table-cell office:value-type="float" office:value="280534486408.09" calcext:value-type="float">
            <text:p>280534486408.09</text:p>
          </table:table-cell>
        </table:table-row>
        <table:table-row table:style-name="ro1">
          <table:table-cell office:value-type="float" office:value="509094317459.065" calcext:value-type="float">
            <text:p>509094317459.065</text:p>
          </table:table-cell>
          <table:table-cell office:value-type="float" office:value="279684011884.321" calcext:value-type="float">
            <text:p>279684011884.321</text:p>
          </table:table-cell>
        </table:table-row>
        <table:table-row table:style-name="ro1">
          <table:table-cell office:value-type="float" office:value="502521159448.776" calcext:value-type="float">
            <text:p>502521159448.776</text:p>
          </table:table-cell>
          <table:table-cell office:value-type="float" office:value="278260872922.349" calcext:value-type="float">
            <text:p>278260872922.349</text:p>
          </table:table-cell>
        </table:table-row>
        <table:table-row table:style-name="ro1">
          <table:table-cell office:value-type="float" office:value="470211791671.425" calcext:value-type="float">
            <text:p>470211791671.425</text:p>
          </table:table-cell>
          <table:table-cell office:value-type="float" office:value="277627882560.758" calcext:value-type="float">
            <text:p>277627882560.758</text:p>
          </table:table-cell>
        </table:table-row>
        <table:table-row table:style-name="ro1">
          <table:table-cell office:value-type="float" office:value="460701185609.054" calcext:value-type="float">
            <text:p>460701185609.054</text:p>
          </table:table-cell>
          <table:table-cell office:value-type="float" office:value="276488771031.154" calcext:value-type="float">
            <text:p>276488771031.154</text:p>
          </table:table-cell>
        </table:table-row>
        <table:table-row table:style-name="ro1">
          <table:table-cell office:value-type="float" office:value="456537043644.946" calcext:value-type="float">
            <text:p>456537043644.946</text:p>
          </table:table-cell>
          <table:table-cell office:value-type="float" office:value="275191882583.989" calcext:value-type="float">
            <text:p>275191882583.989</text:p>
          </table:table-cell>
        </table:table-row>
        <table:table-row table:style-name="ro1">
          <table:table-cell office:value-type="float" office:value="442300505602.812" calcext:value-type="float">
            <text:p>442300505602.812</text:p>
          </table:table-cell>
          <table:table-cell office:value-type="float" office:value="274406007675.831" calcext:value-type="float">
            <text:p>274406007675.831</text:p>
          </table:table-cell>
        </table:table-row>
        <table:table-row table:style-name="ro1">
          <table:table-cell office:value-type="float" office:value="435844273223.37" calcext:value-type="float">
            <text:p>435844273223.37</text:p>
          </table:table-cell>
          <table:table-cell office:value-type="float" office:value="272942788984.215" calcext:value-type="float">
            <text:p>272942788984.215</text:p>
          </table:table-cell>
        </table:table-row>
        <table:table-row table:style-name="ro1">
          <table:table-cell office:value-type="float" office:value="426918442528.616" calcext:value-type="float">
            <text:p>426918442528.616</text:p>
          </table:table-cell>
          <table:table-cell office:value-type="float" office:value="272727590718.871" calcext:value-type="float">
            <text:p>272727590718.871</text:p>
          </table:table-cell>
        </table:table-row>
        <table:table-row table:style-name="ro1">
          <table:table-cell office:value-type="float" office:value="423462403577.704" calcext:value-type="float">
            <text:p>423462403577.704</text:p>
          </table:table-cell>
          <table:table-cell office:value-type="float" office:value="272419996625.771" calcext:value-type="float">
            <text:p>272419996625.771</text:p>
          </table:table-cell>
        </table:table-row>
        <table:table-row table:style-name="ro1">
          <table:table-cell office:value-type="float" office:value="408433644809.362" calcext:value-type="float">
            <text:p>408433644809.362</text:p>
          </table:table-cell>
          <table:table-cell office:value-type="float" office:value="272297942922.526" calcext:value-type="float">
            <text:p>272297942922.526</text:p>
          </table:table-cell>
        </table:table-row>
        <table:table-row table:style-name="ro1">
          <table:table-cell office:value-type="float" office:value="404220912843.24" calcext:value-type="float">
            <text:p>404220912843.24</text:p>
          </table:table-cell>
          <table:table-cell office:value-type="float" office:value="271924065129.536" calcext:value-type="float">
            <text:p>271924065129.536</text:p>
          </table:table-cell>
        </table:table-row>
        <table:table-row table:style-name="ro1">
          <table:table-cell office:value-type="float" office:value="396885409659.497" calcext:value-type="float">
            <text:p>396885409659.497</text:p>
          </table:table-cell>
          <table:table-cell office:value-type="float" office:value="271696651212.061" calcext:value-type="float">
            <text:p>271696651212.061</text:p>
          </table:table-cell>
        </table:table-row>
        <table:table-row table:style-name="ro1">
          <table:table-cell office:value-type="float" office:value="392837930827.022" calcext:value-type="float">
            <text:p>392837930827.022</text:p>
          </table:table-cell>
          <table:table-cell office:value-type="float" office:value="271320762432.614" calcext:value-type="float">
            <text:p>271320762432.614</text:p>
          </table:table-cell>
        </table:table-row>
        <table:table-row table:style-name="ro1">
          <table:table-cell office:value-type="float" office:value="382967423259.171" calcext:value-type="float">
            <text:p>382967423259.171</text:p>
          </table:table-cell>
          <table:table-cell office:value-type="float" office:value="271172566577.096" calcext:value-type="float">
            <text:p>271172566577.096</text:p>
          </table:table-cell>
        </table:table-row>
        <table:table-row table:style-name="ro1">
          <table:table-cell office:value-type="float" office:value="378958633536.451" calcext:value-type="float">
            <text:p>378958633536.451</text:p>
          </table:table-cell>
          <table:table-cell office:value-type="float" office:value="270701304819.917" calcext:value-type="float">
            <text:p>270701304819.917</text:p>
          </table:table-cell>
        </table:table-row>
        <table:table-row table:style-name="ro1">
          <table:table-cell office:value-type="float" office:value="376633457979.469" calcext:value-type="float">
            <text:p>376633457979.469</text:p>
          </table:table-cell>
          <table:table-cell office:value-type="float" office:value="270076403820.927" calcext:value-type="float">
            <text:p>270076403820.927</text:p>
          </table:table-cell>
        </table:table-row>
        <table:table-row table:style-name="ro1">
          <table:table-cell office:value-type="float" office:value="376205995753.76" calcext:value-type="float">
            <text:p>376205995753.76</text:p>
          </table:table-cell>
          <table:table-cell office:value-type="float" office:value="269670417054.468" calcext:value-type="float">
            <text:p>269670417054.468</text:p>
          </table:table-cell>
        </table:table-row>
        <table:table-row table:style-name="ro1">
          <table:table-cell office:value-type="float" office:value="366877255193.609" calcext:value-type="float">
            <text:p>366877255193.609</text:p>
          </table:table-cell>
          <table:table-cell office:value-type="float" office:value="269224160783.558" calcext:value-type="float">
            <text:p>269224160783.558</text:p>
          </table:table-cell>
        </table:table-row>
        <table:table-row table:style-name="ro1">
          <table:table-cell office:value-type="float" office:value="363641081431.149" calcext:value-type="float">
            <text:p>363641081431.149</text:p>
          </table:table-cell>
          <table:table-cell office:value-type="float" office:value="268921662818.755" calcext:value-type="float">
            <text:p>268921662818.755</text:p>
          </table:table-cell>
        </table:table-row>
        <table:table-row table:style-name="ro1">
          <table:table-cell office:value-type="float" office:value="361536491691.102" calcext:value-type="float">
            <text:p>361536491691.102</text:p>
          </table:table-cell>
          <table:table-cell office:value-type="float" office:value="268351447637.925" calcext:value-type="float">
            <text:p>268351447637.925</text:p>
          </table:table-cell>
        </table:table-row>
        <table:table-row table:style-name="ro1">
          <table:table-cell office:value-type="float" office:value="360786633772.142" calcext:value-type="float">
            <text:p>360786633772.142</text:p>
          </table:table-cell>
          <table:table-cell office:value-type="float" office:value="267832098972.913" calcext:value-type="float">
            <text:p>267832098972.913</text:p>
          </table:table-cell>
        </table:table-row>
        <table:table-row table:style-name="ro1">
          <table:table-cell office:value-type="float" office:value="353952148052.371" calcext:value-type="float">
            <text:p>353952148052.371</text:p>
          </table:table-cell>
          <table:table-cell office:value-type="float" office:value="266949621363.073" calcext:value-type="float">
            <text:p>266949621363.073</text:p>
          </table:table-cell>
        </table:table-row>
        <table:table-row table:style-name="ro1">
          <table:table-cell office:value-type="float" office:value="353069346119.871" calcext:value-type="float">
            <text:p>353069346119.871</text:p>
          </table:table-cell>
          <table:table-cell office:value-type="float" office:value="266617289806.501" calcext:value-type="float">
            <text:p>266617289806.501</text:p>
          </table:table-cell>
        </table:table-row>
        <table:table-row table:style-name="ro1">
          <table:table-cell office:value-type="float" office:value="346364064378.435" calcext:value-type="float">
            <text:p>346364064378.435</text:p>
          </table:table-cell>
          <table:table-cell office:value-type="float" office:value="266354002892.769" calcext:value-type="float">
            <text:p>266354002892.769</text:p>
          </table:table-cell>
        </table:table-row>
        <table:table-row table:style-name="ro1">
          <table:table-cell office:value-type="float" office:value="346320585171.148" calcext:value-type="float">
            <text:p>346320585171.148</text:p>
          </table:table-cell>
          <table:table-cell office:value-type="float" office:value="266081390755.323" calcext:value-type="float">
            <text:p>266081390755.323</text:p>
          </table:table-cell>
        </table:table-row>
        <table:table-row table:style-name="ro1">
          <table:table-cell office:value-type="float" office:value="339768688729.057" calcext:value-type="float">
            <text:p>339768688729.057</text:p>
          </table:table-cell>
          <table:table-cell office:value-type="float" office:value="265897129703.281" calcext:value-type="float">
            <text:p>265897129703.281</text:p>
          </table:table-cell>
        </table:table-row>
        <table:table-row table:style-name="ro1">
          <table:table-cell office:value-type="float" office:value="337729625782.873" calcext:value-type="float">
            <text:p>337729625782.873</text:p>
          </table:table-cell>
          <table:table-cell office:value-type="float" office:value="265822748922.058" calcext:value-type="float">
            <text:p>265822748922.058</text:p>
          </table:table-cell>
        </table:table-row>
        <table:table-row table:style-name="ro1">
          <table:table-cell office:value-type="float" office:value="336173692550.659" calcext:value-type="float">
            <text:p>336173692550.659</text:p>
          </table:table-cell>
          <table:table-cell office:value-type="float" office:value="265659962460.322" calcext:value-type="float">
            <text:p>265659962460.322</text:p>
          </table:table-cell>
        </table:table-row>
        <table:table-row table:style-name="ro1">
          <table:table-cell office:value-type="float" office:value="335266932666.147" calcext:value-type="float">
            <text:p>335266932666.147</text:p>
          </table:table-cell>
          <table:table-cell office:value-type="float" office:value="265576077601.346" calcext:value-type="float">
            <text:p>265576077601.346</text:p>
          </table:table-cell>
        </table:table-row>
        <table:table-row table:style-name="ro1">
          <table:table-cell office:value-type="float" office:value="331801862454.815" calcext:value-type="float">
            <text:p>331801862454.815</text:p>
          </table:table-cell>
          <table:table-cell office:value-type="float" office:value="265393671247.895" calcext:value-type="float">
            <text:p>265393671247.895</text:p>
          </table:table-cell>
        </table:table-row>
        <table:table-row table:style-name="ro1">
          <table:table-cell office:value-type="float" office:value="329640948926.285" calcext:value-type="float">
            <text:p>329640948926.285</text:p>
          </table:table-cell>
          <table:table-cell office:value-type="float" office:value="265321960467.719" calcext:value-type="float">
            <text:p>265321960467.719</text:p>
          </table:table-cell>
        </table:table-row>
        <table:table-row table:style-name="ro1">
          <table:table-cell office:value-type="float" office:value="326980172808.234" calcext:value-type="float">
            <text:p>326980172808.234</text:p>
          </table:table-cell>
          <table:table-cell office:value-type="float" office:value="265281240900.28" calcext:value-type="float">
            <text:p>265281240900.28</text:p>
          </table:table-cell>
        </table:table-row>
        <table:table-row table:style-name="ro1">
          <table:table-cell office:value-type="float" office:value="326902174784.631" calcext:value-type="float">
            <text:p>326902174784.631</text:p>
          </table:table-cell>
          <table:table-cell office:value-type="float" office:value="265157468171.362" calcext:value-type="float">
            <text:p>265157468171.362</text:p>
          </table:table-cell>
        </table:table-row>
        <table:table-row table:style-name="ro1">
          <table:table-cell office:value-type="float" office:value="319864963558.841" calcext:value-type="float">
            <text:p>319864963558.841</text:p>
          </table:table-cell>
          <table:table-cell office:value-type="float" office:value="265116513775.603" calcext:value-type="float">
            <text:p>265116513775.603</text:p>
          </table:table-cell>
        </table:table-row>
        <table:table-row table:style-name="ro1">
          <table:table-cell office:value-type="float" office:value="318787139851.747" calcext:value-type="float">
            <text:p>318787139851.747</text:p>
          </table:table-cell>
          <table:table-cell office:value-type="float" office:value="265102804879.255" calcext:value-type="float">
            <text:p>265102804879.255</text:p>
          </table:table-cell>
        </table:table-row>
        <table:table-row table:style-name="ro1">
          <table:table-cell office:value-type="float" office:value="318110243642.782" calcext:value-type="float">
            <text:p>318110243642.782</text:p>
          </table:table-cell>
          <table:table-cell office:value-type="float" office:value="265058169464.45" calcext:value-type="float">
            <text:p>265058169464.45</text:p>
          </table:table-cell>
        </table:table-row>
        <table:table-row table:style-name="ro1">
          <table:table-cell office:value-type="float" office:value="317991601936.391" calcext:value-type="float">
            <text:p>317991601936.391</text:p>
          </table:table-cell>
          <table:table-cell office:value-type="float" office:value="265012699849.27" calcext:value-type="float">
            <text:p>265012699849.27</text:p>
          </table:table-cell>
        </table:table-row>
        <table:table-row table:style-name="ro1">
          <table:table-cell office:value-type="float" office:value="315020452657.254" calcext:value-type="float">
            <text:p>315020452657.254</text:p>
          </table:table-cell>
          <table:table-cell office:value-type="float" office:value="264969326405.888" calcext:value-type="float">
            <text:p>264969326405.888</text:p>
          </table:table-cell>
        </table:table-row>
        <table:table-row table:style-name="ro1">
          <table:table-cell office:value-type="float" office:value="314137303203.949" calcext:value-type="float">
            <text:p>314137303203.949</text:p>
          </table:table-cell>
          <table:table-cell office:value-type="float" office:value="264904487576.143" calcext:value-type="float">
            <text:p>264904487576.143</text:p>
          </table:table-cell>
        </table:table-row>
        <table:table-row table:style-name="ro1">
          <table:table-cell office:value-type="float" office:value="312094023051.105" calcext:value-type="float">
            <text:p>312094023051.105</text:p>
          </table:table-cell>
          <table:table-cell office:value-type="float" office:value="264868723406.142" calcext:value-type="float">
            <text:p>264868723406.142</text:p>
          </table:table-cell>
        </table:table-row>
        <table:table-row table:style-name="ro1">
          <table:table-cell office:value-type="float" office:value="310908194908.732" calcext:value-type="float">
            <text:p>310908194908.732</text:p>
          </table:table-cell>
          <table:table-cell office:value-type="float" office:value="264785960842.436" calcext:value-type="float">
            <text:p>264785960842.436</text:p>
          </table:table-cell>
        </table:table-row>
        <table:table-row table:style-name="ro1">
          <table:table-cell office:value-type="float" office:value="310853995258.803" calcext:value-type="float">
            <text:p>310853995258.803</text:p>
          </table:table-cell>
          <table:table-cell office:value-type="float" office:value="264765874983.943" calcext:value-type="float">
            <text:p>264765874983.943</text:p>
          </table:table-cell>
        </table:table-row>
        <table:table-row table:style-name="ro1">
          <table:table-cell office:value-type="float" office:value="308548497201.77" calcext:value-type="float">
            <text:p>308548497201.77</text:p>
          </table:table-cell>
          <table:table-cell office:value-type="float" office:value="264678861668.681" calcext:value-type="float">
            <text:p>264678861668.681</text:p>
          </table:table-cell>
        </table:table-row>
        <table:table-row table:style-name="ro1">
          <table:table-cell office:value-type="float" office:value="307473476239.765" calcext:value-type="float">
            <text:p>307473476239.765</text:p>
          </table:table-cell>
          <table:table-cell office:value-type="float" office:value="264625325799.261" calcext:value-type="float">
            <text:p>264625325799.261</text:p>
          </table:table-cell>
        </table:table-row>
        <table:table-row table:style-name="ro1">
          <table:table-cell office:value-type="float" office:value="307316897458.803" calcext:value-type="float">
            <text:p>307316897458.803</text:p>
          </table:table-cell>
          <table:table-cell office:value-type="float" office:value="264553348796.557" calcext:value-type="float">
            <text:p>264553348796.557</text:p>
          </table:table-cell>
        </table:table-row>
        <table:table-row table:style-name="ro1">
          <table:table-cell office:value-type="float" office:value="305497141519.232" calcext:value-type="float">
            <text:p>305497141519.232</text:p>
          </table:table-cell>
          <table:table-cell office:value-type="float" office:value="264481308191.011" calcext:value-type="float">
            <text:p>264481308191.011</text:p>
          </table:table-cell>
        </table:table-row>
        <table:table-row table:style-name="ro1">
          <table:table-cell office:value-type="float" office:value="304709291855.867" calcext:value-type="float">
            <text:p>304709291855.867</text:p>
          </table:table-cell>
          <table:table-cell office:value-type="float" office:value="264428554235.621" calcext:value-type="float">
            <text:p>264428554235.621</text:p>
          </table:table-cell>
        </table:table-row>
        <table:table-row table:style-name="ro1">
          <table:table-cell office:value-type="float" office:value="303529076108.377" calcext:value-type="float">
            <text:p>303529076108.377</text:p>
          </table:table-cell>
          <table:table-cell office:value-type="float" office:value="264357409853.63" calcext:value-type="float">
            <text:p>264357409853.63</text:p>
          </table:table-cell>
        </table:table-row>
        <table:table-row table:style-name="ro1">
          <table:table-cell office:value-type="float" office:value="303177793279.815" calcext:value-type="float">
            <text:p>303177793279.815</text:p>
          </table:table-cell>
          <table:table-cell office:value-type="float" office:value="264342820656.204" calcext:value-type="float">
            <text:p>264342820656.204</text:p>
          </table:table-cell>
        </table:table-row>
        <table:table-row table:style-name="ro1">
          <table:table-cell office:value-type="float" office:value="300484319098.582" calcext:value-type="float">
            <text:p>300484319098.582</text:p>
          </table:table-cell>
          <table:table-cell office:value-type="float" office:value="264288107776.075" calcext:value-type="float">
            <text:p>264288107776.075</text:p>
          </table:table-cell>
        </table:table-row>
        <table:table-row table:style-name="ro1">
          <table:table-cell office:value-type="float" office:value="299961052903.357" calcext:value-type="float">
            <text:p>299961052903.357</text:p>
          </table:table-cell>
          <table:table-cell office:value-type="float" office:value="264265045907.867" calcext:value-type="float">
            <text:p>264265045907.867</text:p>
          </table:table-cell>
        </table:table-row>
        <table:table-row table:style-name="ro1">
          <table:table-cell office:value-type="float" office:value="299546303794.476" calcext:value-type="float">
            <text:p>299546303794.476</text:p>
          </table:table-cell>
          <table:table-cell office:value-type="float" office:value="264234366925.951" calcext:value-type="float">
            <text:p>264234366925.951</text:p>
          </table:table-cell>
        </table:table-row>
        <table:table-row table:style-name="ro1">
          <table:table-cell office:value-type="float" office:value="299293915726.099" calcext:value-type="float">
            <text:p>299293915726.099</text:p>
          </table:table-cell>
          <table:table-cell office:value-type="float" office:value="264204827679.914" calcext:value-type="float">
            <text:p>264204827679.914</text:p>
          </table:table-cell>
        </table:table-row>
        <table:table-row table:style-name="ro1">
          <table:table-cell office:value-type="float" office:value="298348543614.871" calcext:value-type="float">
            <text:p>298348543614.871</text:p>
          </table:table-cell>
          <table:table-cell office:value-type="float" office:value="264171636248.029" calcext:value-type="float">
            <text:p>264171636248.029</text:p>
          </table:table-cell>
        </table:table-row>
        <table:table-row table:style-name="ro1">
          <table:table-cell office:value-type="float" office:value="298126386945.149" calcext:value-type="float">
            <text:p>298126386945.149</text:p>
          </table:table-cell>
          <table:table-cell office:value-type="float" office:value="264134909285.906" calcext:value-type="float">
            <text:p>264134909285.906</text:p>
          </table:table-cell>
        </table:table-row>
        <table:table-row table:style-name="ro1">
          <table:table-cell office:value-type="float" office:value="296032285778.114" calcext:value-type="float">
            <text:p>296032285778.114</text:p>
          </table:table-cell>
          <table:table-cell office:value-type="float" office:value="264115345580.497" calcext:value-type="float">
            <text:p>264115345580.497</text:p>
          </table:table-cell>
        </table:table-row>
        <table:table-row table:style-name="ro1">
          <table:table-cell office:value-type="float" office:value="295629885060.639" calcext:value-type="float">
            <text:p>295629885060.639</text:p>
          </table:table-cell>
          <table:table-cell office:value-type="float" office:value="264103122663.146" calcext:value-type="float">
            <text:p>264103122663.146</text:p>
          </table:table-cell>
        </table:table-row>
        <table:table-row table:style-name="ro1">
          <table:table-cell office:value-type="float" office:value="295307059192.723" calcext:value-type="float">
            <text:p>295307059192.723</text:p>
          </table:table-cell>
          <table:table-cell office:value-type="float" office:value="264090198096.849" calcext:value-type="float">
            <text:p>264090198096.849</text:p>
          </table:table-cell>
        </table:table-row>
        <table:table-row table:style-name="ro1">
          <table:table-cell office:value-type="float" office:value="295109177197.919" calcext:value-type="float">
            <text:p>295109177197.919</text:p>
          </table:table-cell>
          <table:table-cell office:value-type="float" office:value="264077498160.957" calcext:value-type="float">
            <text:p>264077498160.957</text:p>
          </table:table-cell>
        </table:table-row>
        <table:table-row table:style-name="ro1">
          <table:table-cell office:value-type="float" office:value="294369769065.906" calcext:value-type="float">
            <text:p>294369769065.906</text:p>
          </table:table-cell>
          <table:table-cell office:value-type="float" office:value="264066984988.672" calcext:value-type="float">
            <text:p>264066984988.672</text:p>
          </table:table-cell>
        </table:table-row>
        <table:table-row table:style-name="ro1">
          <table:table-cell office:value-type="float" office:value="294142768823.333" calcext:value-type="float">
            <text:p>294142768823.333</text:p>
          </table:table-cell>
          <table:table-cell office:value-type="float" office:value="264060594781.916" calcext:value-type="float">
            <text:p>264060594781.916</text:p>
          </table:table-cell>
        </table:table-row>
        <table:table-row table:style-name="ro1">
          <table:table-cell office:value-type="float" office:value="292534443418.821" calcext:value-type="float">
            <text:p>292534443418.821</text:p>
          </table:table-cell>
          <table:table-cell office:value-type="float" office:value="264048669483.314" calcext:value-type="float">
            <text:p>264048669483.314</text:p>
          </table:table-cell>
        </table:table-row>
        <table:table-row table:style-name="ro1">
          <table:table-cell office:value-type="float" office:value="292206656566.198" calcext:value-type="float">
            <text:p>292206656566.198</text:p>
          </table:table-cell>
          <table:table-cell office:value-type="float" office:value="264041407344.561" calcext:value-type="float">
            <text:p>264041407344.561</text:p>
          </table:table-cell>
        </table:table-row>
        <table:table-row table:style-name="ro1">
          <table:table-cell office:value-type="float" office:value="291936359623.832" calcext:value-type="float">
            <text:p>291936359623.832</text:p>
          </table:table-cell>
          <table:table-cell office:value-type="float" office:value="264032238302.732" calcext:value-type="float">
            <text:p>264032238302.732</text:p>
          </table:table-cell>
        </table:table-row>
        <table:table-row table:style-name="ro1">
          <table:table-cell office:value-type="float" office:value="291757663560.788" calcext:value-type="float">
            <text:p>291757663560.788</text:p>
          </table:table-cell>
          <table:table-cell office:value-type="float" office:value="264018690655.423" calcext:value-type="float">
            <text:p>264018690655.423</text:p>
          </table:table-cell>
        </table:table-row>
        <table:table-row table:style-name="ro1">
          <table:table-cell office:value-type="float" office:value="291197967733.841" calcext:value-type="float">
            <text:p>291197967733.841</text:p>
          </table:table-cell>
          <table:table-cell office:value-type="float" office:value="264010768569.545" calcext:value-type="float">
            <text:p>264010768569.545</text:p>
          </table:table-cell>
        </table:table-row>
        <table:table-row table:style-name="ro1">
          <table:table-cell office:value-type="float" office:value="290872984703.183" calcext:value-type="float">
            <text:p>290872984703.183</text:p>
          </table:table-cell>
          <table:table-cell office:value-type="float" office:value="264005879650.357" calcext:value-type="float">
            <text:p>264005879650.357</text:p>
          </table:table-cell>
        </table:table-row>
        <table:table-row table:style-name="ro1">
          <table:table-cell office:value-type="float" office:value="289694778258.834" calcext:value-type="float">
            <text:p>289694778258.834</text:p>
          </table:table-cell>
          <table:table-cell office:value-type="float" office:value="263996895023.142" calcext:value-type="float">
            <text:p>263996895023.142</text:p>
          </table:table-cell>
        </table:table-row>
        <table:table-row table:style-name="ro1">
          <table:table-cell office:value-type="float" office:value="289618933091.082" calcext:value-type="float">
            <text:p>289618933091.082</text:p>
          </table:table-cell>
          <table:table-cell office:value-type="float" office:value="263972490398.57" calcext:value-type="float">
            <text:p>263972490398.57</text:p>
          </table:table-cell>
        </table:table-row>
        <table:table-row table:style-name="ro1">
          <table:table-cell office:value-type="float" office:value="288899696232.667" calcext:value-type="float">
            <text:p>288899696232.667</text:p>
          </table:table-cell>
          <table:table-cell office:value-type="float" office:value="263957830707.623" calcext:value-type="float">
            <text:p>263957830707.623</text:p>
          </table:table-cell>
        </table:table-row>
        <table:table-row table:style-name="ro1">
          <table:table-cell office:value-type="float" office:value="288597995015.638" calcext:value-type="float">
            <text:p>288597995015.638</text:p>
          </table:table-cell>
          <table:table-cell office:value-type="float" office:value="263932530640.613" calcext:value-type="float">
            <text:p>263932530640.613</text:p>
          </table:table-cell>
        </table:table-row>
        <table:table-row table:style-name="ro1">
          <table:table-cell office:value-type="float" office:value="288593020073.525" calcext:value-type="float">
            <text:p>288593020073.525</text:p>
          </table:table-cell>
          <table:table-cell office:value-type="float" office:value="263919367643.44" calcext:value-type="float">
            <text:p>263919367643.44</text:p>
          </table:table-cell>
        </table:table-row>
        <table:table-row table:style-name="ro1">
          <table:table-cell office:value-type="float" office:value="287879349997.909" calcext:value-type="float">
            <text:p>287879349997.909</text:p>
          </table:table-cell>
          <table:table-cell office:value-type="float" office:value="263904313748.734" calcext:value-type="float">
            <text:p>263904313748.734</text:p>
          </table:table-cell>
        </table:table-row>
        <table:table-row table:style-name="ro1">
          <table:table-cell office:value-type="float" office:value="287563795588.177" calcext:value-type="float">
            <text:p>287563795588.177</text:p>
          </table:table-cell>
          <table:table-cell office:value-type="float" office:value="263887126990.639" calcext:value-type="float">
            <text:p>263887126990.639</text:p>
          </table:table-cell>
        </table:table-row>
        <table:table-row table:style-name="ro1">
          <table:table-cell office:value-type="float" office:value="287514522377.244" calcext:value-type="float">
            <text:p>287514522377.244</text:p>
          </table:table-cell>
          <table:table-cell office:value-type="float" office:value="263885899612.418" calcext:value-type="float">
            <text:p>263885899612.418</text:p>
          </table:table-cell>
        </table:table-row>
        <table:table-row table:style-name="ro1">
          <table:table-cell office:value-type="float" office:value="286933190318.597" calcext:value-type="float">
            <text:p>286933190318.597</text:p>
          </table:table-cell>
          <table:table-cell office:value-type="float" office:value="263880091606.779" calcext:value-type="float">
            <text:p>263880091606.779</text:p>
          </table:table-cell>
        </table:table-row>
        <table:table-row table:style-name="ro1">
          <table:table-cell office:value-type="float" office:value="286644482908.802" calcext:value-type="float">
            <text:p>286644482908.802</text:p>
          </table:table-cell>
          <table:table-cell office:value-type="float" office:value="263871797033.727" calcext:value-type="float">
            <text:p>263871797033.727</text:p>
          </table:table-cell>
        </table:table-row>
        <table:table-row table:style-name="ro1">
          <table:table-cell office:value-type="float" office:value="286612275002.704" calcext:value-type="float">
            <text:p>286612275002.704</text:p>
          </table:table-cell>
          <table:table-cell office:value-type="float" office:value="263860272278.197" calcext:value-type="float">
            <text:p>263860272278.197</text:p>
          </table:table-cell>
        </table:table-row>
        <table:table-row table:style-name="ro1">
          <table:table-cell office:value-type="float" office:value="286047877461.476" calcext:value-type="float">
            <text:p>286047877461.476</text:p>
          </table:table-cell>
          <table:table-cell office:value-type="float" office:value="263846265069.695" calcext:value-type="float">
            <text:p>263846265069.695</text:p>
          </table:table-cell>
        </table:table-row>
        <table:table-row table:style-name="ro1">
          <table:table-cell office:value-type="float" office:value="285751091846.88" calcext:value-type="float">
            <text:p>285751091846.88</text:p>
          </table:table-cell>
          <table:table-cell office:value-type="float" office:value="263832538700.925" calcext:value-type="float">
            <text:p>263832538700.925</text:p>
          </table:table-cell>
        </table:table-row>
        <table:table-row table:style-name="ro1">
          <table:table-cell office:value-type="float" office:value="285687711724.05" calcext:value-type="float">
            <text:p>285687711724.05</text:p>
          </table:table-cell>
          <table:table-cell office:value-type="float" office:value="263816276564.663" calcext:value-type="float">
            <text:p>263816276564.663</text:p>
          </table:table-cell>
        </table:table-row>
        <table:table-row table:style-name="ro1">
          <table:table-cell office:value-type="float" office:value="285221555904.093" calcext:value-type="float">
            <text:p>285221555904.093</text:p>
          </table:table-cell>
          <table:table-cell office:value-type="float" office:value="263771574243.693" calcext:value-type="float">
            <text:p>263771574243.693</text:p>
          </table:table-cell>
        </table:table-row>
        <table:table-row table:style-name="ro1">
          <table:table-cell office:value-type="float" office:value="284944935666.545" calcext:value-type="float">
            <text:p>284944935666.545</text:p>
          </table:table-cell>
          <table:table-cell office:value-type="float" office:value="263723588380.945" calcext:value-type="float">
            <text:p>263723588380.945</text:p>
          </table:table-cell>
        </table:table-row>
        <table:table-row table:style-name="ro1">
          <table:table-cell office:value-type="float" office:value="284892935082.25" calcext:value-type="float">
            <text:p>284892935082.25</text:p>
          </table:table-cell>
          <table:table-cell office:value-type="float" office:value="263692742528.822" calcext:value-type="float">
            <text:p>263692742528.822</text:p>
          </table:table-cell>
        </table:table-row>
        <table:table-row table:style-name="ro1">
          <table:table-cell office:value-type="float" office:value="284444723492.546" calcext:value-type="float">
            <text:p>284444723492.546</text:p>
          </table:table-cell>
          <table:table-cell office:value-type="float" office:value="263642860136.174" calcext:value-type="float">
            <text:p>263642860136.174</text:p>
          </table:table-cell>
        </table:table-row>
        <table:table-row table:style-name="ro1">
          <table:table-cell office:value-type="float" office:value="284382705348.751" calcext:value-type="float">
            <text:p>284382705348.751</text:p>
          </table:table-cell>
          <table:table-cell office:value-type="float" office:value="263613165516.634" calcext:value-type="float">
            <text:p>263613165516.634</text:p>
          </table:table-cell>
        </table:table-row>
        <table:table-row table:style-name="ro1">
          <table:table-cell office:value-type="float" office:value="283521436115.382" calcext:value-type="float">
            <text:p>283521436115.382</text:p>
          </table:table-cell>
          <table:table-cell office:value-type="float" office:value="263585228417.587" calcext:value-type="float">
            <text:p>263585228417.587</text:p>
          </table:table-cell>
        </table:table-row>
        <table:table-row table:style-name="ro1">
          <table:table-cell office:value-type="float" office:value="283445496301.288" calcext:value-type="float">
            <text:p>283445496301.288</text:p>
          </table:table-cell>
          <table:table-cell office:value-type="float" office:value="263571372267.525" calcext:value-type="float">
            <text:p>263571372267.525</text:p>
          </table:table-cell>
        </table:table-row>
        <table:table-row table:style-name="ro1">
          <table:table-cell office:value-type="float" office:value="283021946040.279" calcext:value-type="float">
            <text:p>283021946040.279</text:p>
          </table:table-cell>
          <table:table-cell office:value-type="float" office:value="263551808201.405" calcext:value-type="float">
            <text:p>263551808201.405</text:p>
          </table:table-cell>
        </table:table-row>
        <table:table-row table:style-name="ro1">
          <table:table-cell office:value-type="float" office:value="282785226279.435" calcext:value-type="float">
            <text:p>282785226279.435</text:p>
          </table:table-cell>
          <table:table-cell office:value-type="float" office:value="263540502877.9" calcext:value-type="float">
            <text:p>263540502877.9</text:p>
          </table:table-cell>
        </table:table-row>
        <table:table-row table:style-name="ro1">
          <table:table-cell office:value-type="float" office:value="282730775788.055" calcext:value-type="float">
            <text:p>282730775788.055</text:p>
          </table:table-cell>
          <table:table-cell office:value-type="float" office:value="263531559251.42" calcext:value-type="float">
            <text:p>263531559251.42</text:p>
          </table:table-cell>
        </table:table-row>
        <table:table-row table:style-name="ro1">
          <table:table-cell office:value-type="float" office:value="282374391145.438" calcext:value-type="float">
            <text:p>282374391145.438</text:p>
          </table:table-cell>
          <table:table-cell office:value-type="float" office:value="263523035875.518" calcext:value-type="float">
            <text:p>263523035875.518</text:p>
          </table:table-cell>
        </table:table-row>
        <table:table-row table:style-name="ro1">
          <table:table-cell office:value-type="float" office:value="282149798602.945" calcext:value-type="float">
            <text:p>282149798602.945</text:p>
          </table:table-cell>
          <table:table-cell office:value-type="float" office:value="263514514272.631" calcext:value-type="float">
            <text:p>263514514272.631</text:p>
          </table:table-cell>
        </table:table-row>
        <table:table-row table:style-name="ro1">
          <table:table-cell office:value-type="float" office:value="282101471341.938" calcext:value-type="float">
            <text:p>282101471341.938</text:p>
          </table:table-cell>
          <table:table-cell office:value-type="float" office:value="263490365404.934" calcext:value-type="float">
            <text:p>263490365404.934</text:p>
          </table:table-cell>
        </table:table-row>
        <table:table-row table:style-name="ro1">
          <table:table-cell office:value-type="float" office:value="281761134949.44" calcext:value-type="float">
            <text:p>281761134949.44</text:p>
          </table:table-cell>
          <table:table-cell office:value-type="float" office:value="263485784016.837" calcext:value-type="float">
            <text:p>263485784016.837</text:p>
          </table:table-cell>
        </table:table-row>
        <table:table-row table:style-name="ro1">
          <table:table-cell office:value-type="float" office:value="281682499933.424" calcext:value-type="float">
            <text:p>281682499933.424</text:p>
          </table:table-cell>
          <table:table-cell office:value-type="float" office:value="263481931058.957" calcext:value-type="float">
            <text:p>263481931058.957</text:p>
          </table:table-cell>
        </table:table-row>
        <table:table-row table:style-name="ro1">
          <table:table-cell office:value-type="float" office:value="281026683229.188" calcext:value-type="float">
            <text:p>281026683229.188</text:p>
          </table:table-cell>
          <table:table-cell office:value-type="float" office:value="263464359668.502" calcext:value-type="float">
            <text:p>263464359668.502</text:p>
          </table:table-cell>
        </table:table-row>
        <table:table-row table:style-name="ro1">
          <table:table-cell office:value-type="float" office:value="280953926501.921" calcext:value-type="float">
            <text:p>280953926501.921</text:p>
          </table:table-cell>
          <table:table-cell office:value-type="float" office:value="263450990999.078" calcext:value-type="float">
            <text:p>263450990999.078</text:p>
          </table:table-cell>
        </table:table-row>
        <table:table-row table:style-name="ro1">
          <table:table-cell office:value-type="float" office:value="280627238227.845" calcext:value-type="float">
            <text:p>280627238227.845</text:p>
          </table:table-cell>
          <table:table-cell office:value-type="float" office:value="263448302710.226" calcext:value-type="float">
            <text:p>263448302710.226</text:p>
          </table:table-cell>
        </table:table-row>
        <table:table-row table:style-name="ro1">
          <table:table-cell office:value-type="float" office:value="280607866839.109" calcext:value-type="float">
            <text:p>280607866839.109</text:p>
          </table:table-cell>
          <table:table-cell office:value-type="float" office:value="263433993957.941" calcext:value-type="float">
            <text:p>263433993957.941</text:p>
          </table:table-cell>
        </table:table-row>
        <table:table-row table:style-name="ro1">
          <table:table-cell office:value-type="float" office:value="279967623337.267" calcext:value-type="float">
            <text:p>279967623337.267</text:p>
          </table:table-cell>
          <table:table-cell office:value-type="float" office:value="263423840550.022" calcext:value-type="float">
            <text:p>263423840550.022</text:p>
          </table:table-cell>
        </table:table-row>
        <table:table-row table:style-name="ro1">
          <table:table-cell office:value-type="float" office:value="279921176268.378" calcext:value-type="float">
            <text:p>279921176268.378</text:p>
          </table:table-cell>
          <table:table-cell office:value-type="float" office:value="263414158512.233" calcext:value-type="float">
            <text:p>263414158512.233</text:p>
          </table:table-cell>
        </table:table-row>
        <table:table-row table:style-name="ro1">
          <table:table-cell office:value-type="float" office:value="279606570341.099" calcext:value-type="float">
            <text:p>279606570341.099</text:p>
          </table:table-cell>
          <table:table-cell office:value-type="float" office:value="263408436277.764" calcext:value-type="float">
            <text:p>263408436277.764</text:p>
          </table:table-cell>
        </table:table-row>
        <table:table-row table:style-name="ro1">
          <table:table-cell office:value-type="float" office:value="279438959779.489" calcext:value-type="float">
            <text:p>279438959779.489</text:p>
          </table:table-cell>
          <table:table-cell office:value-type="float" office:value="263403680013.383" calcext:value-type="float">
            <text:p>263403680013.383</text:p>
          </table:table-cell>
        </table:table-row>
        <table:table-row table:style-name="ro1">
          <table:table-cell office:value-type="float" office:value="279402944398.059" calcext:value-type="float">
            <text:p>279402944398.059</text:p>
          </table:table-cell>
          <table:table-cell office:value-type="float" office:value="263400031200.63" calcext:value-type="float">
            <text:p>263400031200.63</text:p>
          </table:table-cell>
        </table:table-row>
        <table:table-row table:style-name="ro1">
          <table:table-cell office:value-type="float" office:value="279135535011.067" calcext:value-type="float">
            <text:p>279135535011.067</text:p>
          </table:table-cell>
          <table:table-cell office:value-type="float" office:value="263395846576.975" calcext:value-type="float">
            <text:p>263395846576.975</text:p>
          </table:table-cell>
        </table:table-row>
        <table:table-row table:style-name="ro1">
          <table:table-cell office:value-type="float" office:value="278973761565.649" calcext:value-type="float">
            <text:p>278973761565.649</text:p>
          </table:table-cell>
          <table:table-cell office:value-type="float" office:value="263391776399.155" calcext:value-type="float">
            <text:p>263391776399.155</text:p>
          </table:table-cell>
        </table:table-row>
        <table:table-row table:style-name="ro1">
          <table:table-cell office:value-type="float" office:value="278940104311.448" calcext:value-type="float">
            <text:p>278940104311.448</text:p>
          </table:table-cell>
          <table:table-cell office:value-type="float" office:value="263389600949.907" calcext:value-type="float">
            <text:p>263389600949.907</text:p>
          </table:table-cell>
        </table:table-row>
        <table:table-row table:style-name="ro1">
          <table:table-cell office:value-type="float" office:value="278686170762.498" calcext:value-type="float">
            <text:p>278686170762.498</text:p>
          </table:table-cell>
          <table:table-cell office:value-type="float" office:value="263388925267.398" calcext:value-type="float">
            <text:p>263388925267.398</text:p>
          </table:table-cell>
        </table:table-row>
        <table:table-row table:style-name="ro1">
          <table:table-cell office:value-type="float" office:value="278639585827.509" calcext:value-type="float">
            <text:p>278639585827.509</text:p>
          </table:table-cell>
          <table:table-cell office:value-type="float" office:value="263387343028.94" calcext:value-type="float">
            <text:p>263387343028.94</text:p>
          </table:table-cell>
        </table:table-row>
        <table:table-row table:style-name="ro1">
          <table:table-cell office:value-type="float" office:value="278144468897.922" calcext:value-type="float">
            <text:p>278144468897.922</text:p>
          </table:table-cell>
          <table:table-cell office:value-type="float" office:value="263386058264.607" calcext:value-type="float">
            <text:p>263386058264.607</text:p>
          </table:table-cell>
        </table:table-row>
        <table:table-row table:style-name="ro1">
          <table:table-cell office:value-type="float" office:value="278095099215.393" calcext:value-type="float">
            <text:p>278095099215.393</text:p>
          </table:table-cell>
          <table:table-cell office:value-type="float" office:value="263385645464.445" calcext:value-type="float">
            <text:p>263385645464.445</text:p>
          </table:table-cell>
        </table:table-row>
        <table:table-row table:style-name="ro1">
          <table:table-cell office:value-type="float" office:value="277847222544.336" calcext:value-type="float">
            <text:p>277847222544.336</text:p>
          </table:table-cell>
          <table:table-cell office:value-type="float" office:value="263385300280.496" calcext:value-type="float">
            <text:p>263385300280.496</text:p>
          </table:table-cell>
        </table:table-row>
        <table:table-row table:style-name="ro1">
          <table:table-cell office:value-type="float" office:value="277845196870.587" calcext:value-type="float">
            <text:p>277845196870.587</text:p>
          </table:table-cell>
          <table:table-cell office:value-type="float" office:value="263384757857.808" calcext:value-type="float">
            <text:p>263384757857.808</text:p>
          </table:table-cell>
        </table:table-row>
        <table:table-row table:style-name="ro1">
          <table:table-cell office:value-type="float" office:value="277354215318.556" calcext:value-type="float">
            <text:p>277354215318.556</text:p>
          </table:table-cell>
          <table:table-cell office:value-type="float" office:value="263382577938.586" calcext:value-type="float">
            <text:p>263382577938.586</text:p>
          </table:table-cell>
        </table:table-row>
        <table:table-row table:style-name="ro1">
          <table:table-cell office:value-type="float" office:value="277324660615.397" calcext:value-type="float">
            <text:p>277324660615.397</text:p>
          </table:table-cell>
          <table:table-cell office:value-type="float" office:value="263381423023.424" calcext:value-type="float">
            <text:p>263381423023.424</text:p>
          </table:table-cell>
        </table:table-row>
        <table:table-row table:style-name="ro1">
          <table:table-cell office:value-type="float" office:value="277082045906.544" calcext:value-type="float">
            <text:p>277082045906.544</text:p>
          </table:table-cell>
          <table:table-cell office:value-type="float" office:value="263380174279.35" calcext:value-type="float">
            <text:p>263380174279.35</text:p>
          </table:table-cell>
        </table:table-row>
        <table:table-row table:style-name="ro1">
          <table:table-cell office:value-type="float" office:value="276957923168.227" calcext:value-type="float">
            <text:p>276957923168.227</text:p>
          </table:table-cell>
          <table:table-cell office:value-type="float" office:value="263377080742.277" calcext:value-type="float">
            <text:p>263377080742.277</text:p>
          </table:table-cell>
        </table:table-row>
        <table:table-row table:style-name="ro1">
          <table:table-cell office:value-type="float" office:value="276932930851.01" calcext:value-type="float">
            <text:p>276932930851.01</text:p>
          </table:table-cell>
          <table:table-cell office:value-type="float" office:value="263374728540.311" calcext:value-type="float">
            <text:p>263374728540.311</text:p>
          </table:table-cell>
        </table:table-row>
        <table:table-row table:style-name="ro1">
          <table:table-cell office:value-type="float" office:value="276725310598.388" calcext:value-type="float">
            <text:p>276725310598.388</text:p>
          </table:table-cell>
          <table:table-cell office:value-type="float" office:value="263372645276.762" calcext:value-type="float">
            <text:p>263372645276.762</text:p>
          </table:table-cell>
        </table:table-row>
        <table:table-row table:style-name="ro1">
          <table:table-cell office:value-type="float" office:value="276603861401.175" calcext:value-type="float">
            <text:p>276603861401.175</text:p>
          </table:table-cell>
          <table:table-cell office:value-type="float" office:value="263371891665.703" calcext:value-type="float">
            <text:p>263371891665.703</text:p>
          </table:table-cell>
        </table:table-row>
        <table:table-row table:style-name="ro1">
          <table:table-cell office:value-type="float" office:value="276579373499.934" calcext:value-type="float">
            <text:p>276579373499.934</text:p>
          </table:table-cell>
          <table:table-cell office:value-type="float" office:value="263370758392.007" calcext:value-type="float">
            <text:p>263370758392.007</text:p>
          </table:table-cell>
        </table:table-row>
        <table:table-row table:style-name="ro1">
          <table:table-cell office:value-type="float" office:value="276383065723.278" calcext:value-type="float">
            <text:p>276383065723.278</text:p>
          </table:table-cell>
          <table:table-cell office:value-type="float" office:value="263367646614.176" calcext:value-type="float">
            <text:p>263367646614.176</text:p>
          </table:table-cell>
        </table:table-row>
        <table:table-row table:style-name="ro1">
          <table:table-cell office:value-type="float" office:value="276354822318.129" calcext:value-type="float">
            <text:p>276354822318.129</text:p>
          </table:table-cell>
          <table:table-cell office:value-type="float" office:value="263367276554.733" calcext:value-type="float">
            <text:p>263367276554.733</text:p>
          </table:table-cell>
        </table:table-row>
        <table:table-row table:style-name="ro1">
          <table:table-cell office:value-type="float" office:value="275968367012.105" calcext:value-type="float">
            <text:p>275968367012.105</text:p>
          </table:table-cell>
          <table:table-cell office:value-type="float" office:value="263366810257.22" calcext:value-type="float">
            <text:p>263366810257.22</text:p>
          </table:table-cell>
        </table:table-row>
        <table:table-row table:style-name="ro1">
          <table:table-cell office:value-type="float" office:value="275933512133.023" calcext:value-type="float">
            <text:p>275933512133.023</text:p>
          </table:table-cell>
          <table:table-cell office:value-type="float" office:value="263365923600.11" calcext:value-type="float">
            <text:p>263365923600.11</text:p>
          </table:table-cell>
        </table:table-row>
        <table:table-row table:style-name="ro1">
          <table:table-cell office:value-type="float" office:value="275739155966.017" calcext:value-type="float">
            <text:p>275739155966.017</text:p>
          </table:table-cell>
          <table:table-cell office:value-type="float" office:value="263365735862.986" calcext:value-type="float">
            <text:p>263365735862.986</text:p>
          </table:table-cell>
        </table:table-row>
        <table:table-row table:style-name="ro1">
          <table:table-cell office:value-type="float" office:value="275629881344.528" calcext:value-type="float">
            <text:p>275629881344.528</text:p>
          </table:table-cell>
          <table:table-cell office:value-type="float" office:value="263365003792.584" calcext:value-type="float">
            <text:p>263365003792.584</text:p>
          </table:table-cell>
        </table:table-row>
        <table:table-row table:style-name="ro1">
          <table:table-cell office:value-type="float" office:value="275604699828.984" calcext:value-type="float">
            <text:p>275604699828.984</text:p>
          </table:table-cell>
          <table:table-cell office:value-type="float" office:value="263360839281.811" calcext:value-type="float">
            <text:p>263360839281.811</text:p>
          </table:table-cell>
        </table:table-row>
        <table:table-row table:style-name="ro1">
          <table:table-cell office:value-type="float" office:value="275437235728.839" calcext:value-type="float">
            <text:p>275437235728.839</text:p>
          </table:table-cell>
          <table:table-cell office:value-type="float" office:value="263353790703.766" calcext:value-type="float">
            <text:p>263353790703.766</text:p>
          </table:table-cell>
        </table:table-row>
        <table:table-row table:style-name="ro1">
          <table:table-cell office:value-type="float" office:value="275431888917.636" calcext:value-type="float">
            <text:p>275431888917.636</text:p>
          </table:table-cell>
          <table:table-cell office:value-type="float" office:value="263352119145.02" calcext:value-type="float">
            <text:p>263352119145.02</text:p>
          </table:table-cell>
        </table:table-row>
        <table:table-row table:style-name="ro1">
          <table:table-cell office:value-type="float" office:value="275072141596.877" calcext:value-type="float">
            <text:p>275072141596.877</text:p>
          </table:table-cell>
          <table:table-cell office:value-type="float" office:value="263347745860.136" calcext:value-type="float">
            <text:p>263347745860.136</text:p>
          </table:table-cell>
        </table:table-row>
        <table:table-row table:style-name="ro1">
          <table:table-cell office:value-type="float" office:value="275071927874.814" calcext:value-type="float">
            <text:p>275071927874.814</text:p>
          </table:table-cell>
          <table:table-cell office:value-type="float" office:value="263344863989.963" calcext:value-type="float">
            <text:p>263344863989.963</text:p>
          </table:table-cell>
        </table:table-row>
        <table:table-row table:style-name="ro1">
          <table:table-cell office:value-type="float" office:value="274867973544.226" calcext:value-type="float">
            <text:p>274867973544.226</text:p>
          </table:table-cell>
          <table:table-cell office:value-type="float" office:value="263341701655.304" calcext:value-type="float">
            <text:p>263341701655.304</text:p>
          </table:table-cell>
        </table:table-row>
        <table:table-row table:style-name="ro1">
          <table:table-cell office:value-type="float" office:value="274792755570.887" calcext:value-type="float">
            <text:p>274792755570.887</text:p>
          </table:table-cell>
          <table:table-cell office:value-type="float" office:value="263340201450.064" calcext:value-type="float">
            <text:p>263340201450.064</text:p>
          </table:table-cell>
        </table:table-row>
        <table:table-row table:style-name="ro1">
          <table:table-cell office:value-type="float" office:value="274792530402.828" calcext:value-type="float">
            <text:p>274792530402.828</text:p>
          </table:table-cell>
          <table:table-cell office:value-type="float" office:value="263339501313.187" calcext:value-type="float">
            <text:p>263339501313.187</text:p>
          </table:table-cell>
        </table:table-row>
        <table:table-row table:style-name="ro1">
          <table:table-cell office:value-type="float" office:value="274598779290.164" calcext:value-type="float">
            <text:p>274598779290.164</text:p>
          </table:table-cell>
          <table:table-cell office:value-type="float" office:value="263335376073.392" calcext:value-type="float">
            <text:p>263335376073.392</text:p>
          </table:table-cell>
        </table:table-row>
        <table:table-row table:style-name="ro1">
          <table:table-cell office:value-type="float" office:value="274516670669.794" calcext:value-type="float">
            <text:p>274516670669.794</text:p>
          </table:table-cell>
          <table:table-cell office:value-type="float" office:value="263333071428.474" calcext:value-type="float">
            <text:p>263333071428.474</text:p>
          </table:table-cell>
        </table:table-row>
        <table:table-row table:style-name="ro1">
          <table:table-cell office:value-type="float" office:value="274505646935.267" calcext:value-type="float">
            <text:p>274505646935.267</text:p>
          </table:table-cell>
          <table:table-cell office:value-type="float" office:value="263328714997.525" calcext:value-type="float">
            <text:p>263328714997.525</text:p>
          </table:table-cell>
        </table:table-row>
        <table:table-row table:style-name="ro1">
          <table:table-cell office:value-type="float" office:value="274340012697.655" calcext:value-type="float">
            <text:p>274340012697.655</text:p>
          </table:table-cell>
          <table:table-cell office:value-type="float" office:value="263327600093.077" calcext:value-type="float">
            <text:p>263327600093.077</text:p>
          </table:table-cell>
        </table:table-row>
        <table:table-row table:style-name="ro1">
          <table:table-cell office:value-type="float" office:value="274258151526.602" calcext:value-type="float">
            <text:p>274258151526.602</text:p>
          </table:table-cell>
          <table:table-cell office:value-type="float" office:value="263324863753.495" calcext:value-type="float">
            <text:p>263324863753.495</text:p>
          </table:table-cell>
        </table:table-row>
        <table:table-row table:style-name="ro1">
          <table:table-cell office:value-type="float" office:value="274246328074.858" calcext:value-type="float">
            <text:p>274246328074.858</text:p>
          </table:table-cell>
          <table:table-cell office:value-type="float" office:value="263321962633.05" calcext:value-type="float">
            <text:p>263321962633.05</text:p>
          </table:table-cell>
        </table:table-row>
        <table:table-row table:style-name="ro1">
          <table:table-cell office:value-type="float" office:value="274090281158.112" calcext:value-type="float">
            <text:p>274090281158.112</text:p>
          </table:table-cell>
          <table:table-cell office:value-type="float" office:value="263320939948.534" calcext:value-type="float">
            <text:p>263320939948.534</text:p>
          </table:table-cell>
        </table:table-row>
        <table:table-row table:style-name="ro1">
          <table:table-cell office:value-type="float" office:value="274004075405.47" calcext:value-type="float">
            <text:p>274004075405.47</text:p>
          </table:table-cell>
          <table:table-cell office:value-type="float" office:value="263320569705.325" calcext:value-type="float">
            <text:p>263320569705.325</text:p>
          </table:table-cell>
        </table:table-row>
        <table:table-row table:style-name="ro1">
          <table:table-cell office:value-type="float" office:value="273984645772.208" calcext:value-type="float">
            <text:p>273984645772.208</text:p>
          </table:table-cell>
          <table:table-cell office:value-type="float" office:value="263319576435.629" calcext:value-type="float">
            <text:p>263319576435.629</text:p>
          </table:table-cell>
        </table:table-row>
        <table:table-row table:style-name="ro1">
          <table:table-cell office:value-type="float" office:value="273849823313.136" calcext:value-type="float">
            <text:p>273849823313.136</text:p>
          </table:table-cell>
          <table:table-cell office:value-type="float" office:value="263318389680.658" calcext:value-type="float">
            <text:p>263318389680.658</text:p>
          </table:table-cell>
        </table:table-row>
        <table:table-row table:style-name="ro1">
          <table:table-cell office:value-type="float" office:value="273846896360.754" calcext:value-type="float">
            <text:p>273846896360.754</text:p>
          </table:table-cell>
          <table:table-cell office:value-type="float" office:value="263318197889.09" calcext:value-type="float">
            <text:p>263318197889.09</text:p>
          </table:table-cell>
        </table:table-row>
        <table:table-row table:style-name="ro1">
          <table:table-cell office:value-type="float" office:value="273557911430.713" calcext:value-type="float">
            <text:p>273557911430.713</text:p>
          </table:table-cell>
          <table:table-cell office:value-type="float" office:value="263317115277.405" calcext:value-type="float">
            <text:p>263317115277.405</text:p>
          </table:table-cell>
        </table:table-row>
        <table:table-row table:style-name="ro1">
          <table:table-cell office:value-type="float" office:value="273556701543.199" calcext:value-type="float">
            <text:p>273556701543.199</text:p>
          </table:table-cell>
          <table:table-cell office:value-type="float" office:value="263315533694.295" calcext:value-type="float">
            <text:p>263315533694.295</text:p>
          </table:table-cell>
        </table:table-row>
        <table:table-row table:style-name="ro1">
          <table:table-cell office:value-type="float" office:value="273394032443.334" calcext:value-type="float">
            <text:p>273394032443.334</text:p>
          </table:table-cell>
          <table:table-cell office:value-type="float" office:value="263314213573.349" calcext:value-type="float">
            <text:p>263314213573.349</text:p>
          </table:table-cell>
        </table:table-row>
        <table:table-row table:style-name="ro1">
          <table:table-cell office:value-type="float" office:value="273332465822.559" calcext:value-type="float">
            <text:p>273332465822.559</text:p>
          </table:table-cell>
          <table:table-cell office:value-type="float" office:value="263312997708.203" calcext:value-type="float">
            <text:p>263312997708.203</text:p>
          </table:table-cell>
        </table:table-row>
        <table:table-row table:style-name="ro1">
          <table:table-cell office:value-type="float" office:value="273331086675.704" calcext:value-type="float">
            <text:p>273331086675.704</text:p>
          </table:table-cell>
          <table:table-cell office:value-type="float" office:value="263311110524.637" calcext:value-type="float">
            <text:p>263311110524.637</text:p>
          </table:table-cell>
        </table:table-row>
        <table:table-row table:style-name="ro1">
          <table:table-cell office:value-type="float" office:value="273177344273.404" calcext:value-type="float">
            <text:p>273177344273.404</text:p>
          </table:table-cell>
          <table:table-cell office:value-type="float" office:value="263308247542.087" calcext:value-type="float">
            <text:p>263308247542.087</text:p>
          </table:table-cell>
        </table:table-row>
        <table:table-row table:style-name="ro1">
          <table:table-cell office:value-type="float" office:value="273110320865.771" calcext:value-type="float">
            <text:p>273110320865.771</text:p>
          </table:table-cell>
          <table:table-cell office:value-type="float" office:value="263307152892.459" calcext:value-type="float">
            <text:p>263307152892.459</text:p>
          </table:table-cell>
        </table:table-row>
        <table:table-row table:style-name="ro1">
          <table:table-cell office:value-type="float" office:value="273100686448.212" calcext:value-type="float">
            <text:p>273100686448.212</text:p>
          </table:table-cell>
          <table:table-cell office:value-type="float" office:value="263305359398.845" calcext:value-type="float">
            <text:p>263305359398.845</text:p>
          </table:table-cell>
        </table:table-row>
        <table:table-row table:style-name="ro1">
          <table:table-cell office:value-type="float" office:value="272968341336.208" calcext:value-type="float">
            <text:p>272968341336.208</text:p>
          </table:table-cell>
          <table:table-cell office:value-type="float" office:value="263303686188.33" calcext:value-type="float">
            <text:p>263303686188.33</text:p>
          </table:table-cell>
        </table:table-row>
        <table:table-row table:style-name="ro1">
          <table:table-cell office:value-type="float" office:value="272901025782.367" calcext:value-type="float">
            <text:p>272901025782.367</text:p>
          </table:table-cell>
          <table:table-cell office:value-type="float" office:value="263302468882.018" calcext:value-type="float">
            <text:p>263302468882.018</text:p>
          </table:table-cell>
        </table:table-row>
        <table:table-row table:style-name="ro1">
          <table:table-cell office:value-type="float" office:value="272890313021.968" calcext:value-type="float">
            <text:p>272890313021.968</text:p>
          </table:table-cell>
          <table:table-cell office:value-type="float" office:value="263300744166.896" calcext:value-type="float">
            <text:p>263300744166.896</text:p>
          </table:table-cell>
        </table:table-row>
        <table:table-row table:style-name="ro1">
          <table:table-cell office:value-type="float" office:value="272766069335.107" calcext:value-type="float">
            <text:p>272766069335.107</text:p>
          </table:table-cell>
          <table:table-cell office:value-type="float" office:value="263300407730.089" calcext:value-type="float">
            <text:p>263300407730.089</text:p>
          </table:table-cell>
        </table:table-row>
        <table:table-row table:style-name="ro1">
          <table:table-cell office:value-type="float" office:value="272695288837.077" calcext:value-type="float">
            <text:p>272695288837.077</text:p>
          </table:table-cell>
          <table:table-cell office:value-type="float" office:value="263296135500.888" calcext:value-type="float">
            <text:p>263296135500.888</text:p>
          </table:table-cell>
        </table:table-row>
        <table:table-row table:style-name="ro1">
          <table:table-cell office:value-type="float" office:value="272678739775.055" calcext:value-type="float">
            <text:p>272678739775.055</text:p>
          </table:table-cell>
          <table:table-cell office:value-type="float" office:value="263294747154.15" calcext:value-type="float">
            <text:p>263294747154.15</text:p>
          </table:table-cell>
        </table:table-row>
        <table:table-row table:style-name="ro1">
          <table:table-cell office:value-type="float" office:value="272570727086.558" calcext:value-type="float">
            <text:p>272570727086.558</text:p>
          </table:table-cell>
          <table:table-cell office:value-type="float" office:value="263294177806.685" calcext:value-type="float">
            <text:p>263294177806.685</text:p>
          </table:table-cell>
        </table:table-row>
        <table:table-row table:style-name="ro1">
          <table:table-cell office:value-type="float" office:value="272562847890.399" calcext:value-type="float">
            <text:p>272562847890.399</text:p>
          </table:table-cell>
          <table:table-cell office:value-type="float" office:value="263292256571.233" calcext:value-type="float">
            <text:p>263292256571.233</text:p>
          </table:table-cell>
        </table:table-row>
        <table:table-row table:style-name="ro1">
          <table:table-cell office:value-type="float" office:value="272332769315.946" calcext:value-type="float">
            <text:p>272332769315.946</text:p>
          </table:table-cell>
          <table:table-cell office:value-type="float" office:value="263291585447.495" calcext:value-type="float">
            <text:p>263291585447.495</text:p>
          </table:table-cell>
        </table:table-row>
        <table:table-row table:style-name="ro1">
          <table:table-cell office:value-type="float" office:value="272327960718.949" calcext:value-type="float">
            <text:p>272327960718.949</text:p>
          </table:table-cell>
          <table:table-cell office:value-type="float" office:value="263290031389.269" calcext:value-type="float">
            <text:p>263290031389.269</text:p>
          </table:table-cell>
        </table:table-row>
        <table:table-row table:style-name="ro1">
          <table:table-cell office:value-type="float" office:value="272199030222.322" calcext:value-type="float">
            <text:p>272199030222.322</text:p>
          </table:table-cell>
          <table:table-cell office:value-type="float" office:value="263289643402.641" calcext:value-type="float">
            <text:p>263289643402.641</text:p>
          </table:table-cell>
        </table:table-row>
        <table:table-row table:style-name="ro1">
          <table:table-cell office:value-type="float" office:value="272146395744.641" calcext:value-type="float">
            <text:p>272146395744.641</text:p>
          </table:table-cell>
          <table:table-cell office:value-type="float" office:value="263288935980.22" calcext:value-type="float">
            <text:p>263288935980.22</text:p>
          </table:table-cell>
        </table:table-row>
        <table:table-row table:style-name="ro1">
          <table:table-cell office:value-type="float" office:value="272142986923.5" calcext:value-type="float">
            <text:p>272142986923.5</text:p>
          </table:table-cell>
          <table:table-cell office:value-type="float" office:value="263287590128.835" calcext:value-type="float">
            <text:p>263287590128.835</text:p>
          </table:table-cell>
        </table:table-row>
        <table:table-row table:style-name="ro1">
          <table:table-cell office:value-type="float" office:value="272021704500.828" calcext:value-type="float">
            <text:p>272021704500.828</text:p>
          </table:table-cell>
          <table:table-cell office:value-type="float" office:value="263286829186.109" calcext:value-type="float">
            <text:p>263286829186.109</text:p>
          </table:table-cell>
        </table:table-row>
        <table:table-row table:style-name="ro1">
          <table:table-cell office:value-type="float" office:value="271964951110.129" calcext:value-type="float">
            <text:p>271964951110.129</text:p>
          </table:table-cell>
          <table:table-cell office:value-type="float" office:value="263285823465.725" calcext:value-type="float">
            <text:p>263285823465.725</text:p>
          </table:table-cell>
        </table:table-row>
        <table:table-row table:style-name="ro1">
          <table:table-cell office:value-type="float" office:value="271955369902.491" calcext:value-type="float">
            <text:p>271955369902.491</text:p>
          </table:table-cell>
          <table:table-cell office:value-type="float" office:value="263284779034.903" calcext:value-type="float">
            <text:p>263284779034.903</text:p>
          </table:table-cell>
        </table:table-row>
        <table:table-row table:style-name="ro1">
          <table:table-cell office:value-type="float" office:value="271850236463.473" calcext:value-type="float">
            <text:p>271850236463.473</text:p>
          </table:table-cell>
          <table:table-cell office:value-type="float" office:value="263283028136.406" calcext:value-type="float">
            <text:p>263283028136.406</text:p>
          </table:table-cell>
        </table:table-row>
        <table:table-row table:style-name="ro1">
          <table:table-cell office:value-type="float" office:value="271793027997.963" calcext:value-type="float">
            <text:p>271793027997.963</text:p>
          </table:table-cell>
          <table:table-cell office:value-type="float" office:value="263282455725.967" calcext:value-type="float">
            <text:p>263282455725.967</text:p>
          </table:table-cell>
        </table:table-row>
        <table:table-row table:style-name="ro1">
          <table:table-cell office:value-type="float" office:value="271782334443.006" calcext:value-type="float">
            <text:p>271782334443.006</text:p>
          </table:table-cell>
          <table:table-cell office:value-type="float" office:value="263281568057.169" calcext:value-type="float">
            <text:p>263281568057.169</text:p>
          </table:table-cell>
        </table:table-row>
        <table:table-row table:style-name="ro1">
          <table:table-cell office:value-type="float" office:value="271683958833.958" calcext:value-type="float">
            <text:p>271683958833.958</text:p>
          </table:table-cell>
          <table:table-cell office:value-type="float" office:value="263280181001.04" calcext:value-type="float">
            <text:p>263280181001.04</text:p>
          </table:table-cell>
        </table:table-row>
        <table:table-row table:style-name="ro1">
          <table:table-cell office:value-type="float" office:value="271678246980.431" calcext:value-type="float">
            <text:p>271678246980.431</text:p>
          </table:table-cell>
          <table:table-cell office:value-type="float" office:value="263279309988.908" calcext:value-type="float">
            <text:p>263279309988.908</text:p>
          </table:table-cell>
        </table:table-row>
        <table:table-row table:style-name="ro1">
          <table:table-cell office:value-type="float" office:value="271480560105.43" calcext:value-type="float">
            <text:p>271480560105.43</text:p>
          </table:table-cell>
          <table:table-cell office:value-type="float" office:value="263277591486.78" calcext:value-type="float">
            <text:p>263277591486.78</text:p>
          </table:table-cell>
        </table:table-row>
        <table:table-row table:style-name="ro1">
          <table:table-cell office:value-type="float" office:value="271467089155.865" calcext:value-type="float">
            <text:p>271467089155.865</text:p>
          </table:table-cell>
          <table:table-cell office:value-type="float" office:value="263275814102.921" calcext:value-type="float">
            <text:p>263275814102.921</text:p>
          </table:table-cell>
        </table:table-row>
        <table:table-row table:style-name="ro1">
          <table:table-cell office:value-type="float" office:value="271366558849.57" calcext:value-type="float">
            <text:p>271366558849.57</text:p>
          </table:table-cell>
          <table:table-cell office:value-type="float" office:value="263273859106.776" calcext:value-type="float">
            <text:p>263273859106.776</text:p>
          </table:table-cell>
        </table:table-row>
        <table:table-row table:style-name="ro1">
          <table:table-cell office:value-type="float" office:value="271313918512.419" calcext:value-type="float">
            <text:p>271313918512.419</text:p>
          </table:table-cell>
          <table:table-cell office:value-type="float" office:value="263270901393.665" calcext:value-type="float">
            <text:p>263270901393.665</text:p>
          </table:table-cell>
        </table:table-row>
        <table:table-row table:style-name="ro1">
          <table:table-cell office:value-type="float" office:value="271303065765.451" calcext:value-type="float">
            <text:p>271303065765.451</text:p>
          </table:table-cell>
          <table:table-cell office:value-type="float" office:value="263268719255.102" calcext:value-type="float">
            <text:p>263268719255.102</text:p>
          </table:table-cell>
        </table:table-row>
        <table:table-row table:style-name="ro1">
          <table:table-cell office:value-type="float" office:value="271215257688.363" calcext:value-type="float">
            <text:p>271215257688.363</text:p>
          </table:table-cell>
          <table:table-cell office:value-type="float" office:value="263266244468.509" calcext:value-type="float">
            <text:p>263266244468.509</text:p>
          </table:table-cell>
        </table:table-row>
        <table:table-row table:style-name="ro1">
          <table:table-cell office:value-type="float" office:value="271162234558.462" calcext:value-type="float">
            <text:p>271162234558.462</text:p>
          </table:table-cell>
          <table:table-cell office:value-type="float" office:value="263265009319.502" calcext:value-type="float">
            <text:p>263265009319.502</text:p>
          </table:table-cell>
        </table:table-row>
        <table:table-row table:style-name="ro1">
          <table:table-cell office:value-type="float" office:value="271150374454.316" calcext:value-type="float">
            <text:p>271150374454.316</text:p>
          </table:table-cell>
          <table:table-cell office:value-type="float" office:value="263262530471.778" calcext:value-type="float">
            <text:p>263262530471.778</text:p>
          </table:table-cell>
        </table:table-row>
        <table:table-row table:style-name="ro1">
          <table:table-cell office:value-type="float" office:value="271068363048.661" calcext:value-type="float">
            <text:p>271068363048.661</text:p>
          </table:table-cell>
          <table:table-cell office:value-type="float" office:value="263261191392.916" calcext:value-type="float">
            <text:p>263261191392.916</text:p>
          </table:table-cell>
        </table:table-row>
        <table:table-row table:style-name="ro1">
          <table:table-cell office:value-type="float" office:value="271051986269.353" calcext:value-type="float">
            <text:p>271051986269.353</text:p>
          </table:table-cell>
          <table:table-cell office:value-type="float" office:value="263259556603.703" calcext:value-type="float">
            <text:p>263259556603.703</text:p>
          </table:table-cell>
        </table:table-row>
        <table:table-row table:style-name="ro1">
          <table:table-cell office:value-type="float" office:value="270888204565.16" calcext:value-type="float">
            <text:p>270888204565.16</text:p>
          </table:table-cell>
          <table:table-cell office:value-type="float" office:value="263256992151.307" calcext:value-type="float">
            <text:p>263256992151.307</text:p>
          </table:table-cell>
        </table:table-row>
        <table:table-row table:style-name="ro1">
          <table:table-cell office:value-type="float" office:value="270871651781.973" calcext:value-type="float">
            <text:p>270871651781.973</text:p>
          </table:table-cell>
          <table:table-cell office:value-type="float" office:value="263256776221.937" calcext:value-type="float">
            <text:p>263256776221.937</text:p>
          </table:table-cell>
        </table:table-row>
        <table:table-row table:style-name="ro1">
          <table:table-cell office:value-type="float" office:value="270787381489.566" calcext:value-type="float">
            <text:p>270787381489.566</text:p>
          </table:table-cell>
          <table:table-cell office:value-type="float" office:value="263255416999.317" calcext:value-type="float">
            <text:p>263255416999.317</text:p>
          </table:table-cell>
        </table:table-row>
        <table:table-row table:style-name="ro1">
          <table:table-cell office:value-type="float" office:value="270738659830.071" calcext:value-type="float">
            <text:p>270738659830.071</text:p>
          </table:table-cell>
          <table:table-cell office:value-type="float" office:value="263254849552.402" calcext:value-type="float">
            <text:p>263254849552.402</text:p>
          </table:table-cell>
        </table:table-row>
        <table:table-row table:style-name="ro1">
          <table:table-cell office:value-type="float" office:value="270727133929.915" calcext:value-type="float">
            <text:p>270727133929.915</text:p>
          </table:table-cell>
          <table:table-cell office:value-type="float" office:value="263253714812.642" calcext:value-type="float">
            <text:p>263253714812.642</text:p>
          </table:table-cell>
        </table:table-row>
        <table:table-row table:style-name="ro1">
          <table:table-cell office:value-type="float" office:value="270653153610.297" calcext:value-type="float">
            <text:p>270653153610.297</text:p>
          </table:table-cell>
          <table:table-cell office:value-type="float" office:value="263251094896.194" calcext:value-type="float">
            <text:p>263251094896.194</text:p>
          </table:table-cell>
        </table:table-row>
        <table:table-row table:style-name="ro1">
          <table:table-cell office:value-type="float" office:value="270645560744.144" calcext:value-type="float">
            <text:p>270645560744.144</text:p>
          </table:table-cell>
          <table:table-cell office:value-type="float" office:value="263250254628.61" calcext:value-type="float">
            <text:p>263250254628.61</text:p>
          </table:table-cell>
        </table:table-row>
        <table:table-row table:style-name="ro1">
          <table:table-cell office:value-type="float" office:value="270488868253.408" calcext:value-type="float">
            <text:p>270488868253.408</text:p>
          </table:table-cell>
          <table:table-cell office:value-type="float" office:value="263248791983.721" calcext:value-type="float">
            <text:p>263248791983.721</text:p>
          </table:table-cell>
        </table:table-row>
        <table:table-row table:style-name="ro1">
          <table:table-cell office:value-type="float" office:value="270483343582.865" calcext:value-type="float">
            <text:p>270483343582.865</text:p>
          </table:table-cell>
          <table:table-cell office:value-type="float" office:value="263247976395.617" calcext:value-type="float">
            <text:p>263247976395.617</text:p>
          </table:table-cell>
        </table:table-row>
        <table:table-row table:style-name="ro1">
          <table:table-cell office:value-type="float" office:value="270396232146.8" calcext:value-type="float">
            <text:p>270396232146.8</text:p>
          </table:table-cell>
          <table:table-cell office:value-type="float" office:value="263246701824.688" calcext:value-type="float">
            <text:p>263246701824.688</text:p>
          </table:table-cell>
        </table:table-row>
        <table:table-row table:style-name="ro1">
          <table:table-cell office:value-type="float" office:value="270358208451.631" calcext:value-type="float">
            <text:p>270358208451.631</text:p>
          </table:table-cell>
          <table:table-cell office:value-type="float" office:value="263246156683.676" calcext:value-type="float">
            <text:p>263246156683.676</text:p>
          </table:table-cell>
        </table:table-row>
        <table:table-row table:style-name="ro1">
          <table:table-cell office:value-type="float" office:value="270354333147.065" calcext:value-type="float">
            <text:p>270354333147.065</text:p>
          </table:table-cell>
          <table:table-cell office:value-type="float" office:value="263245773389.586" calcext:value-type="float">
            <text:p>263245773389.586</text:p>
          </table:table-cell>
        </table:table-row>
        <table:table-row table:style-name="ro1">
          <table:table-cell office:value-type="float" office:value="270272915340.1" calcext:value-type="float">
            <text:p>270272915340.1</text:p>
          </table:table-cell>
          <table:table-cell office:value-type="float" office:value="263244811300.237" calcext:value-type="float">
            <text:p>263244811300.237</text:p>
          </table:table-cell>
        </table:table-row>
        <table:table-row table:style-name="ro1">
          <table:table-cell office:value-type="float" office:value="270232175641.125" calcext:value-type="float">
            <text:p>270232175641.125</text:p>
          </table:table-cell>
          <table:table-cell office:value-type="float" office:value="263244298775.426" calcext:value-type="float">
            <text:p>263244298775.426</text:p>
          </table:table-cell>
        </table:table-row>
        <table:table-row table:style-name="ro1">
          <table:table-cell office:value-type="float" office:value="270224401658.227" calcext:value-type="float">
            <text:p>270224401658.227</text:p>
          </table:table-cell>
          <table:table-cell office:value-type="float" office:value="263244199619.035" calcext:value-type="float">
            <text:p>263244199619.035</text:p>
          </table:table-cell>
        </table:table-row>
        <table:table-row table:style-name="ro1">
          <table:table-cell office:value-type="float" office:value="270153152292.921" calcext:value-type="float">
            <text:p>270153152292.921</text:p>
          </table:table-cell>
          <table:table-cell office:value-type="float" office:value="263243856227.939" calcext:value-type="float">
            <text:p>263243856227.939</text:p>
          </table:table-cell>
        </table:table-row>
        <table:table-row table:style-name="ro1">
          <table:table-cell office:value-type="float" office:value="270111774725.594" calcext:value-type="float">
            <text:p>270111774725.594</text:p>
          </table:table-cell>
          <table:table-cell office:value-type="float" office:value="263243538974.773" calcext:value-type="float">
            <text:p>263243538974.773</text:p>
          </table:table-cell>
        </table:table-row>
        <table:table-row table:style-name="ro1">
          <table:table-cell office:value-type="float" office:value="270102942551.68" calcext:value-type="float">
            <text:p>270102942551.68</text:p>
          </table:table-cell>
          <table:table-cell office:value-type="float" office:value="263243174218.461" calcext:value-type="float">
            <text:p>263243174218.461</text:p>
          </table:table-cell>
        </table:table-row>
        <table:table-row table:style-name="ro1">
          <table:table-cell office:value-type="float" office:value="270036569117.415" calcext:value-type="float">
            <text:p>270036569117.415</text:p>
          </table:table-cell>
          <table:table-cell office:value-type="float" office:value="263243018543.831" calcext:value-type="float">
            <text:p>263243018543.831</text:p>
          </table:table-cell>
        </table:table-row>
        <table:table-row table:style-name="ro1">
          <table:table-cell office:value-type="float" office:value="270026718448.033" calcext:value-type="float">
            <text:p>270026718448.033</text:p>
          </table:table-cell>
          <table:table-cell office:value-type="float" office:value="263242710555.737" calcext:value-type="float">
            <text:p>263242710555.737</text:p>
          </table:table-cell>
        </table:table-row>
        <table:table-row table:style-name="ro1">
          <table:table-cell office:value-type="float" office:value="269893271436.647" calcext:value-type="float">
            <text:p>269893271436.647</text:p>
          </table:table-cell>
          <table:table-cell office:value-type="float" office:value="263242349932.461" calcext:value-type="float">
            <text:p>263242349932.461</text:p>
          </table:table-cell>
        </table:table-row>
        <table:table-row table:style-name="ro1">
          <table:table-cell office:value-type="float" office:value="269881463313.062" calcext:value-type="float">
            <text:p>269881463313.062</text:p>
          </table:table-cell>
          <table:table-cell office:value-type="float" office:value="263242127056.562" calcext:value-type="float">
            <text:p>263242127056.562</text:p>
          </table:table-cell>
        </table:table-row>
        <table:table-row table:style-name="ro1">
          <table:table-cell office:value-type="float" office:value="269812727026.483" calcext:value-type="float">
            <text:p>269812727026.483</text:p>
          </table:table-cell>
          <table:table-cell office:value-type="float" office:value="263241806815.086" calcext:value-type="float">
            <text:p>263241806815.086</text:p>
          </table:table-cell>
        </table:table-row>
        <table:table-row table:style-name="ro1">
          <table:table-cell office:value-type="float" office:value="269774433433.094" calcext:value-type="float">
            <text:p>269774433433.094</text:p>
          </table:table-cell>
          <table:table-cell office:value-type="float" office:value="263241347092.916" calcext:value-type="float">
            <text:p>263241347092.916</text:p>
          </table:table-cell>
        </table:table-row>
        <table:table-row table:style-name="ro1">
          <table:table-cell office:value-type="float" office:value="269765813565.385" calcext:value-type="float">
            <text:p>269765813565.385</text:p>
          </table:table-cell>
          <table:table-cell office:value-type="float" office:value="263240658487.971" calcext:value-type="float">
            <text:p>263240658487.971</text:p>
          </table:table-cell>
        </table:table-row>
        <table:table-row table:style-name="ro1">
          <table:table-cell office:value-type="float" office:value="269705297872.682" calcext:value-type="float">
            <text:p>269705297872.682</text:p>
          </table:table-cell>
          <table:table-cell office:value-type="float" office:value="263240260559.434" calcext:value-type="float">
            <text:p>263240260559.434</text:p>
          </table:table-cell>
        </table:table-row>
        <table:table-row table:style-name="ro1">
          <table:table-cell office:value-type="float" office:value="269701876902.104" calcext:value-type="float">
            <text:p>269701876902.104</text:p>
          </table:table-cell>
          <table:table-cell office:value-type="float" office:value="263239801956.652" calcext:value-type="float">
            <text:p>263239801956.652</text:p>
          </table:table-cell>
        </table:table-row>
        <table:table-row table:style-name="ro1">
          <table:table-cell office:value-type="float" office:value="269573492786.903" calcext:value-type="float">
            <text:p>269573492786.903</text:p>
          </table:table-cell>
          <table:table-cell office:value-type="float" office:value="263239124388.765" calcext:value-type="float">
            <text:p>263239124388.765</text:p>
          </table:table-cell>
        </table:table-row>
        <table:table-row table:style-name="ro1">
          <table:table-cell office:value-type="float" office:value="269569835811.043" calcext:value-type="float">
            <text:p>269569835811.043</text:p>
          </table:table-cell>
          <table:table-cell office:value-type="float" office:value="263237804902.54" calcext:value-type="float">
            <text:p>263237804902.54</text:p>
          </table:table-cell>
        </table:table-row>
        <table:table-row table:style-name="ro1">
          <table:table-cell office:value-type="float" office:value="269498874085.763" calcext:value-type="float">
            <text:p>269498874085.763</text:p>
          </table:table-cell>
          <table:table-cell office:value-type="float" office:value="263236032424.365" calcext:value-type="float">
            <text:p>263236032424.365</text:p>
          </table:table-cell>
        </table:table-row>
        <table:table-row table:style-name="ro1">
          <table:table-cell office:value-type="float" office:value="269468448403.426" calcext:value-type="float">
            <text:p>269468448403.426</text:p>
          </table:table-cell>
          <table:table-cell office:value-type="float" office:value="263234956649.934" calcext:value-type="float">
            <text:p>263234956649.934</text:p>
          </table:table-cell>
        </table:table-row>
        <table:table-row table:style-name="ro1">
          <table:table-cell office:value-type="float" office:value="269465489589.234" calcext:value-type="float">
            <text:p>269465489589.234</text:p>
          </table:table-cell>
          <table:table-cell office:value-type="float" office:value="263233741711.925" calcext:value-type="float">
            <text:p>263233741711.925</text:p>
          </table:table-cell>
        </table:table-row>
        <table:table-row table:style-name="ro1">
          <table:table-cell office:value-type="float" office:value="269399353032.568" calcext:value-type="float">
            <text:p>269399353032.568</text:p>
          </table:table-cell>
          <table:table-cell office:value-type="float" office:value="263232861936.831" calcext:value-type="float">
            <text:p>263232861936.831</text:p>
          </table:table-cell>
        </table:table-row>
        <table:table-row table:style-name="ro1">
          <table:table-cell office:value-type="float" office:value="269366620369.385" calcext:value-type="float">
            <text:p>269366620369.385</text:p>
          </table:table-cell>
          <table:table-cell office:value-type="float" office:value="263232139748.165" calcext:value-type="float">
            <text:p>263232139748.165</text:p>
          </table:table-cell>
        </table:table-row>
        <table:table-row table:style-name="ro1">
          <table:table-cell office:value-type="float" office:value="269360510865.784" calcext:value-type="float">
            <text:p>269360510865.784</text:p>
          </table:table-cell>
          <table:table-cell office:value-type="float" office:value="263231536419.044" calcext:value-type="float">
            <text:p>263231536419.044</text:p>
          </table:table-cell>
        </table:table-row>
        <table:table-row table:style-name="ro1">
          <table:table-cell office:value-type="float" office:value="269302421015.549" calcext:value-type="float">
            <text:p>269302421015.549</text:p>
          </table:table-cell>
          <table:table-cell office:value-type="float" office:value="263231210260.303" calcext:value-type="float">
            <text:p>263231210260.303</text:p>
          </table:table-cell>
        </table:table-row>
        <table:table-row table:style-name="ro1">
          <table:table-cell office:value-type="float" office:value="269268949120.091" calcext:value-type="float">
            <text:p>269268949120.091</text:p>
          </table:table-cell>
          <table:table-cell office:value-type="float" office:value="263231010611.578" calcext:value-type="float">
            <text:p>263231010611.578</text:p>
          </table:table-cell>
        </table:table-row>
        <table:table-row table:style-name="ro1">
          <table:table-cell office:value-type="float" office:value="269261815317.035" calcext:value-type="float">
            <text:p>269261815317.035</text:p>
          </table:table-cell>
          <table:table-cell office:value-type="float" office:value="263230289915.791" calcext:value-type="float">
            <text:p>263230289915.791</text:p>
          </table:table-cell>
        </table:table-row>
        <table:table-row table:style-name="ro1">
          <table:table-cell office:value-type="float" office:value="269207807264.006" calcext:value-type="float">
            <text:p>269207807264.006</text:p>
          </table:table-cell>
          <table:table-cell office:value-type="float" office:value="263229071637.197" calcext:value-type="float">
            <text:p>263229071637.197</text:p>
          </table:table-cell>
        </table:table-row>
        <table:table-row table:style-name="ro1">
          <table:table-cell office:value-type="float" office:value="269200173018.048" calcext:value-type="float">
            <text:p>269200173018.048</text:p>
          </table:table-cell>
          <table:table-cell office:value-type="float" office:value="263228257982.851" calcext:value-type="float">
            <text:p>263228257982.851</text:p>
          </table:table-cell>
        </table:table-row>
        <table:table-row table:style-name="ro1">
          <table:table-cell office:value-type="float" office:value="269091207051.459" calcext:value-type="float">
            <text:p>269091207051.459</text:p>
          </table:table-cell>
          <table:table-cell office:value-type="float" office:value="263227339477.66" calcext:value-type="float">
            <text:p>263227339477.66</text:p>
          </table:table-cell>
        </table:table-row>
        <table:table-row table:style-name="ro1">
          <table:table-cell office:value-type="float" office:value="269081759605.084" calcext:value-type="float">
            <text:p>269081759605.084</text:p>
          </table:table-cell>
          <table:table-cell office:value-type="float" office:value="263226714387.187" calcext:value-type="float">
            <text:p>263226714387.187</text:p>
          </table:table-cell>
        </table:table-row>
        <table:table-row table:style-name="ro1">
          <table:table-cell office:value-type="float" office:value="269025447172.178" calcext:value-type="float">
            <text:p>269025447172.178</text:p>
          </table:table-cell>
          <table:table-cell office:value-type="float" office:value="263225951023.826" calcext:value-type="float">
            <text:p>263225951023.826</text:p>
          </table:table-cell>
        </table:table-row>
        <table:table-row table:style-name="ro1">
          <table:table-cell office:value-type="float" office:value="268994236639.513" calcext:value-type="float">
            <text:p>268994236639.513</text:p>
          </table:table-cell>
          <table:table-cell office:value-type="float" office:value="263225450201.845" calcext:value-type="float">
            <text:p>263225450201.845</text:p>
          </table:table-cell>
        </table:table-row>
        <table:table-row table:style-name="ro1">
          <table:table-cell office:value-type="float" office:value="268987263356.963" calcext:value-type="float">
            <text:p>268987263356.963</text:p>
          </table:table-cell>
          <table:table-cell office:value-type="float" office:value="263225211945.681" calcext:value-type="float">
            <text:p>263225211945.681</text:p>
          </table:table-cell>
        </table:table-row>
        <table:table-row table:style-name="ro1">
          <table:table-cell office:value-type="float" office:value="268937529413.57" calcext:value-type="float">
            <text:p>268937529413.57</text:p>
          </table:table-cell>
          <table:table-cell office:value-type="float" office:value="263224938248.446" calcext:value-type="float">
            <text:p>263224938248.446</text:p>
          </table:table-cell>
        </table:table-row>
        <table:table-row table:style-name="ro1">
          <table:table-cell office:value-type="float" office:value="268934716371.99" calcext:value-type="float">
            <text:p>268934716371.99</text:p>
          </table:table-cell>
          <table:table-cell office:value-type="float" office:value="263224392195.862" calcext:value-type="float">
            <text:p>263224392195.862</text:p>
          </table:table-cell>
        </table:table-row>
        <table:table-row table:style-name="ro1">
          <table:table-cell office:value-type="float" office:value="268829360346.91" calcext:value-type="float">
            <text:p>268829360346.91</text:p>
          </table:table-cell>
          <table:table-cell office:value-type="float" office:value="263223899628.866" calcext:value-type="float">
            <text:p>263223899628.866</text:p>
          </table:table-cell>
        </table:table-row>
        <table:table-row table:style-name="ro1">
          <table:table-cell office:value-type="float" office:value="268825991638.326" calcext:value-type="float">
            <text:p>268825991638.326</text:p>
          </table:table-cell>
          <table:table-cell office:value-type="float" office:value="263223429941.876" calcext:value-type="float">
            <text:p>263223429941.876</text:p>
          </table:table-cell>
        </table:table-row>
        <table:table-row table:style-name="ro1">
          <table:table-cell office:value-type="float" office:value="268767954837.632" calcext:value-type="float">
            <text:p>268767954837.632</text:p>
          </table:table-cell>
          <table:table-cell office:value-type="float" office:value="263223290767.43" calcext:value-type="float">
            <text:p>263223290767.43</text:p>
          </table:table-cell>
        </table:table-row>
        <table:table-row table:style-name="ro1">
          <table:table-cell office:value-type="float" office:value="268742584886.831" calcext:value-type="float">
            <text:p>268742584886.831</text:p>
          </table:table-cell>
          <table:table-cell office:value-type="float" office:value="263222615411.365" calcext:value-type="float">
            <text:p>263222615411.365</text:p>
          </table:table-cell>
        </table:table-row>
        <table:table-row table:style-name="ro1">
          <table:table-cell office:value-type="float" office:value="268739827337.796" calcext:value-type="float">
            <text:p>268739827337.796</text:p>
          </table:table-cell>
          <table:table-cell office:value-type="float" office:value="263221916454.791" calcext:value-type="float">
            <text:p>263221916454.791</text:p>
          </table:table-cell>
        </table:table-row>
        <table:table-row table:style-name="ro1">
          <table:table-cell office:value-type="float" office:value="268685865715.812" calcext:value-type="float">
            <text:p>268685865715.812</text:p>
          </table:table-cell>
          <table:table-cell office:value-type="float" office:value="263221285130.27" calcext:value-type="float">
            <text:p>263221285130.27</text:p>
          </table:table-cell>
        </table:table-row>
        <table:table-row table:style-name="ro1">
          <table:table-cell office:value-type="float" office:value="268658569493.236" calcext:value-type="float">
            <text:p>268658569493.236</text:p>
          </table:table-cell>
          <table:table-cell office:value-type="float" office:value="263220722658.608" calcext:value-type="float">
            <text:p>263220722658.608</text:p>
          </table:table-cell>
        </table:table-row>
        <table:table-row table:style-name="ro1">
          <table:table-cell office:value-type="float" office:value="268653276008.11" calcext:value-type="float">
            <text:p>268653276008.11</text:p>
          </table:table-cell>
          <table:table-cell office:value-type="float" office:value="263220212736.794" calcext:value-type="float">
            <text:p>263220212736.794</text:p>
          </table:table-cell>
        </table:table-row>
        <table:table-row table:style-name="ro1">
          <table:table-cell office:value-type="float" office:value="268605699294.533" calcext:value-type="float">
            <text:p>268605699294.533</text:p>
          </table:table-cell>
          <table:table-cell office:value-type="float" office:value="263219420549.299" calcext:value-type="float">
            <text:p>263219420549.299</text:p>
          </table:table-cell>
        </table:table-row>
        <table:table-row table:style-name="ro1">
          <table:table-cell office:value-type="float" office:value="268577661612.747" calcext:value-type="float">
            <text:p>268577661612.747</text:p>
          </table:table-cell>
          <table:table-cell office:value-type="float" office:value="263219199198.426" calcext:value-type="float">
            <text:p>263219199198.426</text:p>
          </table:table-cell>
        </table:table-row>
        <table:table-row table:style-name="ro1">
          <table:table-cell office:value-type="float" office:value="268571425171.746" calcext:value-type="float">
            <text:p>268571425171.746</text:p>
          </table:table-cell>
          <table:table-cell office:value-type="float" office:value="263218453455.273" calcext:value-type="float">
            <text:p>263218453455.273</text:p>
          </table:table-cell>
        </table:table-row>
        <table:table-row table:style-name="ro1">
          <table:table-cell office:value-type="float" office:value="268527261604.548" calcext:value-type="float">
            <text:p>268527261604.548</text:p>
          </table:table-cell>
          <table:table-cell office:value-type="float" office:value="263217810314.357" calcext:value-type="float">
            <text:p>263217810314.357</text:p>
          </table:table-cell>
        </table:table-row>
        <table:table-row table:style-name="ro1">
          <table:table-cell office:value-type="float" office:value="268519472082.697" calcext:value-type="float">
            <text:p>268519472082.697</text:p>
          </table:table-cell>
          <table:table-cell office:value-type="float" office:value="263217439647.718" calcext:value-type="float">
            <text:p>263217439647.718</text:p>
          </table:table-cell>
        </table:table-row>
        <table:table-row table:style-name="ro1">
          <table:table-cell office:value-type="float" office:value="268430336622.226" calcext:value-type="float">
            <text:p>268430336622.226</text:p>
          </table:table-cell>
          <table:table-cell office:value-type="float" office:value="263217231414.581" calcext:value-type="float">
            <text:p>263217231414.581</text:p>
          </table:table-cell>
        </table:table-row>
        <table:table-row table:style-name="ro1">
          <table:table-cell office:value-type="float" office:value="268421872684.351" calcext:value-type="float">
            <text:p>268421872684.351</text:p>
          </table:table-cell>
          <table:table-cell office:value-type="float" office:value="263216803401.564" calcext:value-type="float">
            <text:p>263216803401.564</text:p>
          </table:table-cell>
        </table:table-row>
        <table:table-row table:style-name="ro1">
          <table:table-cell office:value-type="float" office:value="268375563232.085" calcext:value-type="float">
            <text:p>268375563232.085</text:p>
          </table:table-cell>
          <table:table-cell office:value-type="float" office:value="263215753942.008" calcext:value-type="float">
            <text:p>263215753942.008</text:p>
          </table:table-cell>
        </table:table-row>
        <table:table-row table:style-name="ro1">
          <table:table-cell office:value-type="float" office:value="268349259362.739" calcext:value-type="float">
            <text:p>268349259362.739</text:p>
          </table:table-cell>
          <table:table-cell office:value-type="float" office:value="263215376678.808" calcext:value-type="float">
            <text:p>263215376678.808</text:p>
          </table:table-cell>
        </table:table-row>
        <table:table-row table:style-name="ro1">
          <table:table-cell office:value-type="float" office:value="268343184837.573" calcext:value-type="float">
            <text:p>268343184837.573</text:p>
          </table:table-cell>
          <table:table-cell office:value-type="float" office:value="263215106667.141" calcext:value-type="float">
            <text:p>263215106667.141</text:p>
          </table:table-cell>
        </table:table-row>
        <table:table-row table:style-name="ro1">
          <table:table-cell office:value-type="float" office:value="268302149704.625" calcext:value-type="float">
            <text:p>268302149704.625</text:p>
          </table:table-cell>
          <table:table-cell office:value-type="float" office:value="263214678068.653" calcext:value-type="float">
            <text:p>263214678068.653</text:p>
          </table:table-cell>
        </table:table-row>
        <table:table-row table:style-name="ro1">
          <table:table-cell office:value-type="float" office:value="268298137593.864" calcext:value-type="float">
            <text:p>268298137593.864</text:p>
          </table:table-cell>
          <table:table-cell office:value-type="float" office:value="263214309129.645" calcext:value-type="float">
            <text:p>263214309129.645</text:p>
          </table:table-cell>
        </table:table-row>
        <table:table-row table:style-name="ro1">
          <table:table-cell office:value-type="float" office:value="268211578345.413" calcext:value-type="float">
            <text:p>268211578345.413</text:p>
          </table:table-cell>
          <table:table-cell office:value-type="float" office:value="263213794061.331" calcext:value-type="float">
            <text:p>263213794061.331</text:p>
          </table:table-cell>
        </table:table-row>
        <table:table-row table:style-name="ro1">
          <table:table-cell office:value-type="float" office:value="268207725623.276" calcext:value-type="float">
            <text:p>268207725623.276</text:p>
          </table:table-cell>
          <table:table-cell office:value-type="float" office:value="263213726398.493" calcext:value-type="float">
            <text:p>263213726398.493</text:p>
          </table:table-cell>
        </table:table-row>
        <table:table-row table:style-name="ro1">
          <table:table-cell office:value-type="float" office:value="268160101473.19" calcext:value-type="float">
            <text:p>268160101473.19</text:p>
          </table:table-cell>
          <table:table-cell office:value-type="float" office:value="263213609970.696" calcext:value-type="float">
            <text:p>263213609970.696</text:p>
          </table:table-cell>
        </table:table-row>
        <table:table-row table:style-name="ro1">
          <table:table-cell office:value-type="float" office:value="268138210985.019" calcext:value-type="float">
            <text:p>268138210985.019</text:p>
          </table:table-cell>
          <table:table-cell office:value-type="float" office:value="263213174808.413" calcext:value-type="float">
            <text:p>263213174808.413</text:p>
          </table:table-cell>
        </table:table-row>
        <table:table-row table:style-name="ro1">
          <table:table-cell office:value-type="float" office:value="268135314319.995" calcext:value-type="float">
            <text:p>268135314319.995</text:p>
          </table:table-cell>
          <table:table-cell office:value-type="float" office:value="263213037148.225" calcext:value-type="float">
            <text:p>263213037148.225</text:p>
          </table:table-cell>
        </table:table-row>
        <table:table-row table:style-name="ro1">
          <table:table-cell office:value-type="float" office:value="268091122625.113" calcext:value-type="float">
            <text:p>268091122625.113</text:p>
          </table:table-cell>
          <table:table-cell office:value-type="float" office:value="263212882613.993" calcext:value-type="float">
            <text:p>263212882613.993</text:p>
          </table:table-cell>
        </table:table-row>
        <table:table-row table:style-name="ro1">
          <table:table-cell office:value-type="float" office:value="268067655932.028" calcext:value-type="float">
            <text:p>268067655932.028</text:p>
          </table:table-cell>
          <table:table-cell office:value-type="float" office:value="263212722201.852" calcext:value-type="float">
            <text:p>263212722201.852</text:p>
          </table:table-cell>
        </table:table-row>
        <table:table-row table:style-name="ro1">
          <table:table-cell office:value-type="float" office:value="268062730469.796" calcext:value-type="float">
            <text:p>268062730469.796</text:p>
          </table:table-cell>
          <table:table-cell office:value-type="float" office:value="263212542104.553" calcext:value-type="float">
            <text:p>263212542104.553</text:p>
          </table:table-cell>
        </table:table-row>
        <table:table-row table:style-name="ro1">
          <table:table-cell office:value-type="float" office:value="268023619195.878" calcext:value-type="float">
            <text:p>268023619195.878</text:p>
          </table:table-cell>
          <table:table-cell office:value-type="float" office:value="263212451122.245" calcext:value-type="float">
            <text:p>263212451122.245</text:p>
          </table:table-cell>
        </table:table-row>
        <table:table-row table:style-name="ro1">
          <table:table-cell office:value-type="float" office:value="268023342522.72" calcext:value-type="float">
            <text:p>268023342522.72</text:p>
          </table:table-cell>
          <table:table-cell office:value-type="float" office:value="263212379211.852" calcext:value-type="float">
            <text:p>263212379211.852</text:p>
          </table:table-cell>
        </table:table-row>
        <table:table-row table:style-name="ro1">
          <table:table-cell office:value-type="float" office:value="267940347659.898" calcext:value-type="float">
            <text:p>267940347659.898</text:p>
          </table:table-cell>
          <table:table-cell office:value-type="float" office:value="263212288966.614" calcext:value-type="float">
            <text:p>263212288966.614</text:p>
          </table:table-cell>
        </table:table-row>
        <table:table-row table:style-name="ro1">
          <table:table-cell office:value-type="float" office:value="267938326364.331" calcext:value-type="float">
            <text:p>267938326364.331</text:p>
          </table:table-cell>
          <table:table-cell office:value-type="float" office:value="263212205078.947" calcext:value-type="float">
            <text:p>263212205078.947</text:p>
          </table:table-cell>
        </table:table-row>
        <table:table-row table:style-name="ro1">
          <table:table-cell office:value-type="float" office:value="267892873324.885" calcext:value-type="float">
            <text:p>267892873324.885</text:p>
          </table:table-cell>
          <table:table-cell office:value-type="float" office:value="263212142223.971" calcext:value-type="float">
            <text:p>263212142223.971</text:p>
          </table:table-cell>
        </table:table-row>
        <table:table-row table:style-name="ro1">
          <table:table-cell office:value-type="float" office:value="267873425355.744" calcext:value-type="float">
            <text:p>267873425355.744</text:p>
          </table:table-cell>
          <table:table-cell office:value-type="float" office:value="263212034761.358" calcext:value-type="float">
            <text:p>263212034761.358</text:p>
          </table:table-cell>
        </table:table-row>
        <table:table-row table:style-name="ro1">
          <table:table-cell office:value-type="float" office:value="267871431735.359" calcext:value-type="float">
            <text:p>267871431735.359</text:p>
          </table:table-cell>
          <table:table-cell office:value-type="float" office:value="263211935584.796" calcext:value-type="float">
            <text:p>263211935584.796</text:p>
          </table:table-cell>
        </table:table-row>
        <table:table-row table:style-name="ro1">
          <table:table-cell office:value-type="float" office:value="267829289770.224" calcext:value-type="float">
            <text:p>267829289770.224</text:p>
          </table:table-cell>
          <table:table-cell office:value-type="float" office:value="263211855538.187" calcext:value-type="float">
            <text:p>263211855538.187</text:p>
          </table:table-cell>
        </table:table-row>
        <table:table-row table:style-name="ro1">
          <table:table-cell office:value-type="float" office:value="267808270821.902" calcext:value-type="float">
            <text:p>267808270821.902</text:p>
          </table:table-cell>
          <table:table-cell office:value-type="float" office:value="263211586234.58" calcext:value-type="float">
            <text:p>263211586234.58</text:p>
          </table:table-cell>
        </table:table-row>
        <table:table-row table:style-name="ro1">
          <table:table-cell office:value-type="float" office:value="267804304286.19" calcext:value-type="float">
            <text:p>267804304286.19</text:p>
          </table:table-cell>
          <table:table-cell office:value-type="float" office:value="263211415166.216" calcext:value-type="float">
            <text:p>263211415166.216</text:p>
          </table:table-cell>
        </table:table-row>
        <table:table-row table:style-name="ro1">
          <table:table-cell office:value-type="float" office:value="267767021928.534" calcext:value-type="float">
            <text:p>267767021928.534</text:p>
          </table:table-cell>
          <table:table-cell office:value-type="float" office:value="263211074907.881" calcext:value-type="float">
            <text:p>263211074907.881</text:p>
          </table:table-cell>
        </table:table-row>
        <table:table-row table:style-name="ro1">
          <table:table-cell office:value-type="float" office:value="267745286141.805" calcext:value-type="float">
            <text:p>267745286141.805</text:p>
          </table:table-cell>
          <table:table-cell office:value-type="float" office:value="263210693370.338" calcext:value-type="float">
            <text:p>263210693370.338</text:p>
          </table:table-cell>
        </table:table-row>
        <table:table-row table:style-name="ro1">
          <table:table-cell office:value-type="float" office:value="267740480387.963" calcext:value-type="float">
            <text:p>267740480387.963</text:p>
          </table:table-cell>
          <table:table-cell office:value-type="float" office:value="263210236668.528" calcext:value-type="float">
            <text:p>263210236668.528</text:p>
          </table:table-cell>
        </table:table-row>
        <table:table-row table:style-name="ro1">
          <table:table-cell office:value-type="float" office:value="267705943839.019" calcext:value-type="float">
            <text:p>267705943839.019</text:p>
          </table:table-cell>
          <table:table-cell office:value-type="float" office:value="263209636699.025" calcext:value-type="float">
            <text:p>263209636699.025</text:p>
          </table:table-cell>
        </table:table-row>
        <table:table-row table:style-name="ro1">
          <table:table-cell office:value-type="float" office:value="267700253147.863" calcext:value-type="float">
            <text:p>267700253147.863</text:p>
          </table:table-cell>
          <table:table-cell office:value-type="float" office:value="263209547701.822" calcext:value-type="float">
            <text:p>263209547701.822</text:p>
          </table:table-cell>
        </table:table-row>
        <table:table-row table:style-name="ro1">
          <table:table-cell office:value-type="float" office:value="267630297698.397" calcext:value-type="float">
            <text:p>267630297698.397</text:p>
          </table:table-cell>
          <table:table-cell office:value-type="float" office:value="263209094301.508" calcext:value-type="float">
            <text:p>263209094301.508</text:p>
          </table:table-cell>
        </table:table-row>
        <table:table-row table:style-name="ro1">
          <table:table-cell office:value-type="float" office:value="267623870836.927" calcext:value-type="float">
            <text:p>267623870836.927</text:p>
          </table:table-cell>
          <table:table-cell office:value-type="float" office:value="263208664840.745" calcext:value-type="float">
            <text:p>263208664840.745</text:p>
          </table:table-cell>
        </table:table-row>
        <table:table-row table:style-name="ro1">
          <table:table-cell office:value-type="float" office:value="267587419668.143" calcext:value-type="float">
            <text:p>267587419668.143</text:p>
          </table:table-cell>
          <table:table-cell office:value-type="float" office:value="263208290627.076" calcext:value-type="float">
            <text:p>263208290627.076</text:p>
          </table:table-cell>
        </table:table-row>
        <table:table-row table:style-name="ro1">
          <table:table-cell office:value-type="float" office:value="267566907506.683" calcext:value-type="float">
            <text:p>267566907506.683</text:p>
          </table:table-cell>
          <table:table-cell office:value-type="float" office:value="263208088656.221" calcext:value-type="float">
            <text:p>263208088656.221</text:p>
          </table:table-cell>
        </table:table-row>
        <table:table-row table:style-name="ro1">
          <table:table-cell office:value-type="float" office:value="267562233774.904" calcext:value-type="float">
            <text:p>267562233774.904</text:p>
          </table:table-cell>
          <table:table-cell office:value-type="float" office:value="263207551436.284" calcext:value-type="float">
            <text:p>263207551436.284</text:p>
          </table:table-cell>
        </table:table-row>
        <table:table-row table:style-name="ro1">
          <table:table-cell office:value-type="float" office:value="267529841608.299" calcext:value-type="float">
            <text:p>267529841608.299</text:p>
          </table:table-cell>
          <table:table-cell office:value-type="float" office:value="263206905049.53" calcext:value-type="float">
            <text:p>263206905049.53</text:p>
          </table:table-cell>
        </table:table-row>
        <table:table-row table:style-name="ro1">
          <table:table-cell office:value-type="float" office:value="267526904758.843" calcext:value-type="float">
            <text:p>267526904758.843</text:p>
          </table:table-cell>
          <table:table-cell office:value-type="float" office:value="263206477610.445" calcext:value-type="float">
            <text:p>263206477610.445</text:p>
          </table:table-cell>
        </table:table-row>
        <table:table-row table:style-name="ro1">
          <table:table-cell office:value-type="float" office:value="267458652722.138" calcext:value-type="float">
            <text:p>267458652722.138</text:p>
          </table:table-cell>
          <table:table-cell office:value-type="float" office:value="263205934078.542" calcext:value-type="float">
            <text:p>263205934078.542</text:p>
          </table:table-cell>
        </table:table-row>
        <table:table-row table:style-name="ro1">
          <table:table-cell office:value-type="float" office:value="267455515008.391" calcext:value-type="float">
            <text:p>267455515008.391</text:p>
          </table:table-cell>
          <table:table-cell office:value-type="float" office:value="263205550681.765" calcext:value-type="float">
            <text:p>263205550681.765</text:p>
          </table:table-cell>
        </table:table-row>
        <table:table-row table:style-name="ro1">
          <table:table-cell office:value-type="float" office:value="267418101610.769" calcext:value-type="float">
            <text:p>267418101610.769</text:p>
          </table:table-cell>
          <table:table-cell office:value-type="float" office:value="263205220972.68" calcext:value-type="float">
            <text:p>263205220972.68</text:p>
          </table:table-cell>
        </table:table-row>
        <table:table-row table:style-name="ro1">
          <table:table-cell office:value-type="float" office:value="267400722453.308" calcext:value-type="float">
            <text:p>267400722453.308</text:p>
          </table:table-cell>
          <table:table-cell office:value-type="float" office:value="263204353506.53" calcext:value-type="float">
            <text:p>263204353506.53</text:p>
          </table:table-cell>
        </table:table-row>
        <table:table-row table:style-name="ro1">
          <table:table-cell office:value-type="float" office:value="267398305766.565" calcext:value-type="float">
            <text:p>267398305766.565</text:p>
          </table:table-cell>
          <table:table-cell office:value-type="float" office:value="263204099133.672" calcext:value-type="float">
            <text:p>263204099133.672</text:p>
          </table:table-cell>
        </table:table-row>
        <table:table-row table:style-name="ro1">
          <table:table-cell office:value-type="float" office:value="267363674113.01" calcext:value-type="float">
            <text:p>267363674113.01</text:p>
          </table:table-cell>
          <table:table-cell office:value-type="float" office:value="263203825461.439" calcext:value-type="float">
            <text:p>263203825461.439</text:p>
          </table:table-cell>
        </table:table-row>
        <table:table-row table:style-name="ro1">
          <table:table-cell office:value-type="float" office:value="267345041883.592" calcext:value-type="float">
            <text:p>267345041883.592</text:p>
          </table:table-cell>
          <table:table-cell office:value-type="float" office:value="263203635828.586" calcext:value-type="float">
            <text:p>263203635828.586</text:p>
          </table:table-cell>
        </table:table-row>
        <table:table-row table:style-name="ro1">
          <table:table-cell office:value-type="float" office:value="267341059912.262" calcext:value-type="float">
            <text:p>267341059912.262</text:p>
          </table:table-cell>
          <table:table-cell office:value-type="float" office:value="263203043780.827" calcext:value-type="float">
            <text:p>263203043780.827</text:p>
          </table:table-cell>
        </table:table-row>
        <table:table-row table:style-name="ro1">
          <table:table-cell office:value-type="float" office:value="267310307446.108" calcext:value-type="float">
            <text:p>267310307446.108</text:p>
          </table:table-cell>
          <table:table-cell office:value-type="float" office:value="263202483860.291" calcext:value-type="float">
            <text:p>263202483860.291</text:p>
          </table:table-cell>
        </table:table-row>
        <table:table-row table:style-name="ro1">
          <table:table-cell office:value-type="float" office:value="267309378644.652" calcext:value-type="float">
            <text:p>267309378644.652</text:p>
          </table:table-cell>
          <table:table-cell office:value-type="float" office:value="263201680247.607" calcext:value-type="float">
            <text:p>263201680247.607</text:p>
          </table:table-cell>
        </table:table-row>
        <table:table-row table:style-name="ro1">
          <table:table-cell office:value-type="float" office:value="267244335646.663" calcext:value-type="float">
            <text:p>267244335646.663</text:p>
          </table:table-cell>
          <table:table-cell office:value-type="float" office:value="263201055062.097" calcext:value-type="float">
            <text:p>263201055062.097</text:p>
          </table:table-cell>
        </table:table-row>
        <table:table-row table:style-name="ro1">
          <table:table-cell office:value-type="float" office:value="267242217658.823" calcext:value-type="float">
            <text:p>267242217658.823</text:p>
          </table:table-cell>
          <table:table-cell office:value-type="float" office:value="263200270294.305" calcext:value-type="float">
            <text:p>263200270294.305</text:p>
          </table:table-cell>
        </table:table-row>
        <table:table-row table:style-name="ro1">
          <table:table-cell office:value-type="float" office:value="267206684015.881" calcext:value-type="float">
            <text:p>267206684015.881</text:p>
          </table:table-cell>
          <table:table-cell office:value-type="float" office:value="263199388817.595" calcext:value-type="float">
            <text:p>263199388817.595</text:p>
          </table:table-cell>
        </table:table-row>
        <table:table-row table:style-name="ro1">
          <table:table-cell office:value-type="float" office:value="267190929675.913" calcext:value-type="float">
            <text:p>267190929675.913</text:p>
          </table:table-cell>
          <table:table-cell office:value-type="float" office:value="263199320832.746" calcext:value-type="float">
            <text:p>263199320832.746</text:p>
          </table:table-cell>
        </table:table-row>
        <table:table-row table:style-name="ro1">
          <table:table-cell office:value-type="float" office:value="267189034429.875" calcext:value-type="float">
            <text:p>267189034429.875</text:p>
          </table:table-cell>
          <table:table-cell office:value-type="float" office:value="263199130259.122" calcext:value-type="float">
            <text:p>263199130259.122</text:p>
          </table:table-cell>
        </table:table-row>
        <table:table-row table:style-name="ro1">
          <table:table-cell office:value-type="float" office:value="267156169235.998" calcext:value-type="float">
            <text:p>267156169235.998</text:p>
          </table:table-cell>
          <table:table-cell office:value-type="float" office:value="263199070474.955" calcext:value-type="float">
            <text:p>263199070474.955</text:p>
          </table:table-cell>
        </table:table-row>
        <table:table-row table:style-name="ro1">
          <table:table-cell office:value-type="float" office:value="267139196159.874" calcext:value-type="float">
            <text:p>267139196159.874</text:p>
          </table:table-cell>
          <table:table-cell office:value-type="float" office:value="263198875678.454" calcext:value-type="float">
            <text:p>263198875678.454</text:p>
          </table:table-cell>
        </table:table-row>
        <table:table-row table:style-name="ro1">
          <table:table-cell office:value-type="float" office:value="267135800431.124" calcext:value-type="float">
            <text:p>267135800431.124</text:p>
          </table:table-cell>
          <table:table-cell office:value-type="float" office:value="263198804923.16" calcext:value-type="float">
            <text:p>263198804923.16</text:p>
          </table:table-cell>
        </table:table-row>
        <table:table-row table:style-name="ro1">
          <table:table-cell office:value-type="float" office:value="267106619730.279" calcext:value-type="float">
            <text:p>267106619730.279</text:p>
          </table:table-cell>
          <table:table-cell office:value-type="float" office:value="263198462968.754" calcext:value-type="float">
            <text:p>263198462968.754</text:p>
          </table:table-cell>
        </table:table-row>
        <table:table-row table:style-name="ro1">
          <table:table-cell office:value-type="float" office:value="267089035721.355" calcext:value-type="float">
            <text:p>267089035721.355</text:p>
          </table:table-cell>
          <table:table-cell office:value-type="float" office:value="263198263407.6" calcext:value-type="float">
            <text:p>263198263407.6</text:p>
          </table:table-cell>
        </table:table-row>
        <table:table-row table:style-name="ro1">
          <table:table-cell office:value-type="float" office:value="267084936979.779" calcext:value-type="float">
            <text:p>267084936979.779</text:p>
          </table:table-cell>
          <table:table-cell office:value-type="float" office:value="263197903636.394" calcext:value-type="float">
            <text:p>263197903636.394</text:p>
          </table:table-cell>
        </table:table-row>
        <table:table-row table:style-name="ro1">
          <table:table-cell office:value-type="float" office:value="267057951674.226" calcext:value-type="float">
            <text:p>267057951674.226</text:p>
          </table:table-cell>
          <table:table-cell office:value-type="float" office:value="263197042093.254" calcext:value-type="float">
            <text:p>263197042093.254</text:p>
          </table:table-cell>
        </table:table-row>
        <table:table-row table:style-name="ro1">
          <table:table-cell office:value-type="float" office:value="267052181329.778" calcext:value-type="float">
            <text:p>267052181329.778</text:p>
          </table:table-cell>
          <table:table-cell office:value-type="float" office:value="263196461218.534" calcext:value-type="float">
            <text:p>263196461218.534</text:p>
          </table:table-cell>
        </table:table-row>
        <table:table-row table:style-name="ro1">
          <table:table-cell office:value-type="float" office:value="266997571195.34" calcext:value-type="float">
            <text:p>266997571195.34</text:p>
          </table:table-cell>
          <table:table-cell office:value-type="float" office:value="263196133631.837" calcext:value-type="float">
            <text:p>263196133631.837</text:p>
          </table:table-cell>
        </table:table-row>
        <table:table-row table:style-name="ro1">
          <table:table-cell office:value-type="float" office:value="266991948810.651" calcext:value-type="float">
            <text:p>266991948810.651</text:p>
          </table:table-cell>
          <table:table-cell office:value-type="float" office:value="263195543571.692" calcext:value-type="float">
            <text:p>263195543571.692</text:p>
          </table:table-cell>
        </table:table-row>
        <table:table-row table:style-name="ro1">
          <table:table-cell office:value-type="float" office:value="266963328129.693" calcext:value-type="float">
            <text:p>266963328129.693</text:p>
          </table:table-cell>
          <table:table-cell office:value-type="float" office:value="263194809476.359" calcext:value-type="float">
            <text:p>263194809476.359</text:p>
          </table:table-cell>
        </table:table-row>
        <table:table-row table:style-name="ro1">
          <table:table-cell office:value-type="float" office:value="266946715105.153" calcext:value-type="float">
            <text:p>266946715105.153</text:p>
          </table:table-cell>
          <table:table-cell office:value-type="float" office:value="263194395620.418" calcext:value-type="float">
            <text:p>263194395620.418</text:p>
          </table:table-cell>
        </table:table-row>
        <table:table-row table:style-name="ro1">
          <table:table-cell office:value-type="float" office:value="266942779769.931" calcext:value-type="float">
            <text:p>266942779769.931</text:p>
          </table:table-cell>
          <table:table-cell office:value-type="float" office:value="263193959780.439" calcext:value-type="float">
            <text:p>263193959780.439</text:p>
          </table:table-cell>
        </table:table-row>
        <table:table-row table:style-name="ro1">
          <table:table-cell office:value-type="float" office:value="266917267065.93" calcext:value-type="float">
            <text:p>266917267065.93</text:p>
          </table:table-cell>
          <table:table-cell office:value-type="float" office:value="263193312069.074" calcext:value-type="float">
            <text:p>263193312069.074</text:p>
          </table:table-cell>
        </table:table-row>
        <table:table-row table:style-name="ro1">
          <table:table-cell office:value-type="float" office:value="266913706677.555" calcext:value-type="float">
            <text:p>266913706677.555</text:p>
          </table:table-cell>
          <table:table-cell office:value-type="float" office:value="263191801926.376" calcext:value-type="float">
            <text:p>263191801926.376</text:p>
          </table:table-cell>
        </table:table-row>
        <table:table-row table:style-name="ro1">
          <table:table-cell office:value-type="float" office:value="266860218962.439" calcext:value-type="float">
            <text:p>266860218962.439</text:p>
          </table:table-cell>
          <table:table-cell office:value-type="float" office:value="263191400456.084" calcext:value-type="float">
            <text:p>263191400456.084</text:p>
          </table:table-cell>
        </table:table-row>
        <table:table-row table:style-name="ro1">
          <table:table-cell office:value-type="float" office:value="266857019367.053" calcext:value-type="float">
            <text:p>266857019367.053</text:p>
          </table:table-cell>
          <table:table-cell office:value-type="float" office:value="263191218832.506" calcext:value-type="float">
            <text:p>263191218832.506</text:p>
          </table:table-cell>
        </table:table-row>
        <table:table-row table:style-name="ro1">
          <table:table-cell office:value-type="float" office:value="266827726359.066" calcext:value-type="float">
            <text:p>266827726359.066</text:p>
          </table:table-cell>
          <table:table-cell office:value-type="float" office:value="263190363572.624" calcext:value-type="float">
            <text:p>263190363572.624</text:p>
          </table:table-cell>
        </table:table-row>
        <table:table-row table:style-name="ro1">
          <table:table-cell office:value-type="float" office:value="266813410339.72" calcext:value-type="float">
            <text:p>266813410339.72</text:p>
          </table:table-cell>
          <table:table-cell office:value-type="float" office:value="263189733655.212" calcext:value-type="float">
            <text:p>263189733655.212</text:p>
          </table:table-cell>
        </table:table-row>
        <table:table-row table:style-name="ro1">
          <table:table-cell office:value-type="float" office:value="266811107478.212" calcext:value-type="float">
            <text:p>266811107478.212</text:p>
          </table:table-cell>
          <table:table-cell office:value-type="float" office:value="263189016827.145" calcext:value-type="float">
            <text:p>263189016827.145</text:p>
          </table:table-cell>
        </table:table-row>
        <table:table-row table:style-name="ro1">
          <table:table-cell office:value-type="float" office:value="266784048454.914" calcext:value-type="float">
            <text:p>266784048454.914</text:p>
          </table:table-cell>
          <table:table-cell office:value-type="float" office:value="263188536379.177" calcext:value-type="float">
            <text:p>263188536379.177</text:p>
          </table:table-cell>
        </table:table-row>
        <table:table-row table:style-name="ro1">
          <table:table-cell office:value-type="float" office:value="266768774769.119" calcext:value-type="float">
            <text:p>266768774769.119</text:p>
          </table:table-cell>
          <table:table-cell office:value-type="float" office:value="263187626630.009" calcext:value-type="float">
            <text:p>263187626630.009</text:p>
          </table:table-cell>
        </table:table-row>
        <table:table-row table:style-name="ro1">
          <table:table-cell office:value-type="float" office:value="266765287266.621" calcext:value-type="float">
            <text:p>266765287266.621</text:p>
          </table:table-cell>
          <table:table-cell office:value-type="float" office:value="263187094710.481" calcext:value-type="float">
            <text:p>263187094710.481</text:p>
          </table:table-cell>
        </table:table-row>
        <table:table-row table:style-name="ro1">
          <table:table-cell office:value-type="float" office:value="266741176100.866" calcext:value-type="float">
            <text:p>266741176100.866</text:p>
          </table:table-cell>
          <table:table-cell office:value-type="float" office:value="263186850776.811" calcext:value-type="float">
            <text:p>263186850776.811</text:p>
          </table:table-cell>
        </table:table-row>
        <table:table-row table:style-name="ro1">
          <table:table-cell office:value-type="float" office:value="266738749358.928" calcext:value-type="float">
            <text:p>266738749358.928</text:p>
          </table:table-cell>
          <table:table-cell office:value-type="float" office:value="263186331861.431" calcext:value-type="float">
            <text:p>263186331861.431</text:p>
          </table:table-cell>
        </table:table-row>
        <table:table-row table:style-name="ro1">
          <table:table-cell office:value-type="float" office:value="266688084876.863" calcext:value-type="float">
            <text:p>266688084876.863</text:p>
          </table:table-cell>
          <table:table-cell office:value-type="float" office:value="263186089655.66" calcext:value-type="float">
            <text:p>263186089655.66</text:p>
          </table:table-cell>
        </table:table-row>
        <table:table-row table:style-name="ro1">
          <table:table-cell office:value-type="float" office:value="266685490765.434" calcext:value-type="float">
            <text:p>266685490765.434</text:p>
          </table:table-cell>
          <table:table-cell office:value-type="float" office:value="263185937301.169" calcext:value-type="float">
            <text:p>263185937301.169</text:p>
          </table:table-cell>
        </table:table-row>
        <table:table-row table:style-name="ro1">
          <table:table-cell office:value-type="float" office:value="266657812472.94" calcext:value-type="float">
            <text:p>266657812472.94</text:p>
          </table:table-cell>
          <table:table-cell office:value-type="float" office:value="263185771345.852" calcext:value-type="float">
            <text:p>263185771345.852</text:p>
          </table:table-cell>
        </table:table-row>
        <table:table-row table:style-name="ro1">
          <table:table-cell office:value-type="float" office:value="266644658532.817" calcext:value-type="float">
            <text:p>266644658532.817</text:p>
          </table:table-cell>
          <table:table-cell office:value-type="float" office:value="263185562660.778" calcext:value-type="float">
            <text:p>263185562660.778</text:p>
          </table:table-cell>
        </table:table-row>
        <table:table-row table:style-name="ro1">
          <table:table-cell office:value-type="float" office:value="266642679937.227" calcext:value-type="float">
            <text:p>266642679937.227</text:p>
          </table:table-cell>
          <table:table-cell office:value-type="float" office:value="263185455758.761" calcext:value-type="float">
            <text:p>263185455758.761</text:p>
          </table:table-cell>
        </table:table-row>
        <table:table-row table:style-name="ro1">
          <table:table-cell office:value-type="float" office:value="266617131381.695" calcext:value-type="float">
            <text:p>266617131381.695</text:p>
          </table:table-cell>
          <table:table-cell office:value-type="float" office:value="263184567769.648" calcext:value-type="float">
            <text:p>263184567769.648</text:p>
          </table:table-cell>
        </table:table-row>
        <table:table-row table:style-name="ro1">
          <table:table-cell office:value-type="float" office:value="266603061572.465" calcext:value-type="float">
            <text:p>266603061572.465</text:p>
          </table:table-cell>
          <table:table-cell office:value-type="float" office:value="263184464185.113" calcext:value-type="float">
            <text:p>263184464185.113</text:p>
          </table:table-cell>
        </table:table-row>
        <table:table-row table:style-name="ro1">
          <table:table-cell office:value-type="float" office:value="266599960005.774" calcext:value-type="float">
            <text:p>266599960005.774</text:p>
          </table:table-cell>
          <table:table-cell office:value-type="float" office:value="263184373094.92" calcext:value-type="float">
            <text:p>263184373094.92</text:p>
          </table:table-cell>
        </table:table-row>
        <table:table-row table:style-name="ro1">
          <table:table-cell office:value-type="float" office:value="266577192534.526" calcext:value-type="float">
            <text:p>266577192534.526</text:p>
          </table:table-cell>
          <table:table-cell office:value-type="float" office:value="263184106494.178" calcext:value-type="float">
            <text:p>263184106494.178</text:p>
          </table:table-cell>
        </table:table-row>
        <table:table-row table:style-name="ro1">
          <table:table-cell office:value-type="float" office:value="266575676891.699" calcext:value-type="float">
            <text:p>266575676891.699</text:p>
          </table:table-cell>
          <table:table-cell office:value-type="float" office:value="263183916576.244" calcext:value-type="float">
            <text:p>263183916576.244</text:p>
          </table:table-cell>
        </table:table-row>
        <table:table-row table:style-name="ro1">
          <table:table-cell office:value-type="float" office:value="266527740925.097" calcext:value-type="float">
            <text:p>266527740925.097</text:p>
          </table:table-cell>
          <table:table-cell office:value-type="float" office:value="263183826566.716" calcext:value-type="float">
            <text:p>263183826566.716</text:p>
          </table:table-cell>
        </table:table-row>
        <table:table-row table:style-name="ro1">
          <table:table-cell office:value-type="float" office:value="266525644458.342" calcext:value-type="float">
            <text:p>266525644458.342</text:p>
          </table:table-cell>
          <table:table-cell office:value-type="float" office:value="263183713553.579" calcext:value-type="float">
            <text:p>263183713553.579</text:p>
          </table:table-cell>
        </table:table-row>
        <table:table-row table:style-name="ro1">
          <table:table-cell office:value-type="float" office:value="266499516254.281" calcext:value-type="float">
            <text:p>266499516254.281</text:p>
          </table:table-cell>
          <table:table-cell office:value-type="float" office:value="263183634508.82" calcext:value-type="float">
            <text:p>263183634508.82</text:p>
          </table:table-cell>
        </table:table-row>
        <table:table-row table:style-name="ro1">
          <table:table-cell office:value-type="float" office:value="266487404683.219" calcext:value-type="float">
            <text:p>266487404683.219</text:p>
          </table:table-cell>
          <table:table-cell office:value-type="float" office:value="263183451242.601" calcext:value-type="float">
            <text:p>263183451242.601</text:p>
          </table:table-cell>
        </table:table-row>
        <table:table-row table:style-name="ro1">
          <table:table-cell office:value-type="float" office:value="266485698197.155" calcext:value-type="float">
            <text:p>266485698197.155</text:p>
          </table:table-cell>
          <table:table-cell office:value-type="float" office:value="263183353343.71" calcext:value-type="float">
            <text:p>263183353343.71</text:p>
          </table:table-cell>
        </table:table-row>
        <table:table-row table:style-name="ro1">
          <table:table-cell office:value-type="float" office:value="266461597583.908" calcext:value-type="float">
            <text:p>266461597583.908</text:p>
          </table:table-cell>
          <table:table-cell office:value-type="float" office:value="263183282347.791" calcext:value-type="float">
            <text:p>263183282347.791</text:p>
          </table:table-cell>
        </table:table-row>
        <table:table-row table:style-name="ro1">
          <table:table-cell office:value-type="float" office:value="266448613087.621" calcext:value-type="float">
            <text:p>266448613087.621</text:p>
          </table:table-cell>
          <table:table-cell office:value-type="float" office:value="263183138613.324" calcext:value-type="float">
            <text:p>263183138613.324</text:p>
          </table:table-cell>
        </table:table-row>
        <table:table-row table:style-name="ro1">
          <table:table-cell office:value-type="float" office:value="266445844418.661" calcext:value-type="float">
            <text:p>266445844418.661</text:p>
          </table:table-cell>
          <table:table-cell office:value-type="float" office:value="263182944455.171" calcext:value-type="float">
            <text:p>263182944455.171</text:p>
          </table:table-cell>
        </table:table-row>
        <table:table-row table:style-name="ro1">
          <table:table-cell office:value-type="float" office:value="266424364048.967" calcext:value-type="float">
            <text:p>266424364048.967</text:p>
          </table:table-cell>
          <table:table-cell office:value-type="float" office:value="263182814873.61" calcext:value-type="float">
            <text:p>263182814873.61</text:p>
          </table:table-cell>
        </table:table-row>
        <table:table-row table:style-name="ro1">
          <table:table-cell office:value-type="float" office:value="266423568860.647" calcext:value-type="float">
            <text:p>266423568860.647</text:p>
          </table:table-cell>
          <table:table-cell office:value-type="float" office:value="263182738800.996" calcext:value-type="float">
            <text:p>263182738800.996</text:p>
          </table:table-cell>
        </table:table-row>
        <table:table-row table:style-name="ro1">
          <table:table-cell office:value-type="float" office:value="266378267501.767" calcext:value-type="float">
            <text:p>266378267501.767</text:p>
          </table:table-cell>
          <table:table-cell office:value-type="float" office:value="263182643890.184" calcext:value-type="float">
            <text:p>263182643890.184</text:p>
          </table:table-cell>
        </table:table-row>
        <table:table-row table:style-name="ro1">
          <table:table-cell office:value-type="float" office:value="266376576062.724" calcext:value-type="float">
            <text:p>266376576062.724</text:p>
          </table:table-cell>
          <table:table-cell office:value-type="float" office:value="263182567565.373" calcext:value-type="float">
            <text:p>263182567565.373</text:p>
          </table:table-cell>
        </table:table-row>
        <table:table-row table:style-name="ro1">
          <table:table-cell office:value-type="float" office:value="266351934747.732" calcext:value-type="float">
            <text:p>266351934747.732</text:p>
          </table:table-cell>
          <table:table-cell office:value-type="float" office:value="263182473589.44" calcext:value-type="float">
            <text:p>263182473589.44</text:p>
          </table:table-cell>
        </table:table-row>
        <table:table-row table:style-name="ro1">
          <table:table-cell office:value-type="float" office:value="266340759352.766" calcext:value-type="float">
            <text:p>266340759352.766</text:p>
          </table:table-cell>
          <table:table-cell office:value-type="float" office:value="263182441536.842" calcext:value-type="float">
            <text:p>263182441536.842</text:p>
          </table:table-cell>
        </table:table-row>
        <table:table-row table:style-name="ro1">
          <table:table-cell office:value-type="float" office:value="266339279681.512" calcext:value-type="float">
            <text:p>266339279681.512</text:p>
          </table:table-cell>
          <table:table-cell office:value-type="float" office:value="263182399771.355" calcext:value-type="float">
            <text:p>263182399771.355</text:p>
          </table:table-cell>
        </table:table-row>
        <table:table-row table:style-name="ro1">
          <table:table-cell office:value-type="float" office:value="266316566118.977" calcext:value-type="float">
            <text:p>266316566118.977</text:p>
          </table:table-cell>
          <table:table-cell office:value-type="float" office:value="263182299152.583" calcext:value-type="float">
            <text:p>263182299152.583</text:p>
          </table:table-cell>
        </table:table-row>
        <table:table-row table:style-name="ro1">
          <table:table-cell office:value-type="float" office:value="266304560935.409" calcext:value-type="float">
            <text:p>266304560935.409</text:p>
          </table:table-cell>
          <table:table-cell office:value-type="float" office:value="263182010327.114" calcext:value-type="float">
            <text:p>263182010327.114</text:p>
          </table:table-cell>
        </table:table-row>
        <table:table-row table:style-name="ro1">
          <table:table-cell office:value-type="float" office:value="266302078477.961" calcext:value-type="float">
            <text:p>266302078477.961</text:p>
          </table:table-cell>
          <table:table-cell office:value-type="float" office:value="263181843447.859" calcext:value-type="float">
            <text:p>263181843447.859</text:p>
          </table:table-cell>
        </table:table-row>
        <table:table-row table:style-name="ro1">
          <table:table-cell office:value-type="float" office:value="266281830228.901" calcext:value-type="float">
            <text:p>266281830228.901</text:p>
          </table:table-cell>
          <table:table-cell office:value-type="float" office:value="263181580529.285" calcext:value-type="float">
            <text:p>263181580529.285</text:p>
          </table:table-cell>
        </table:table-row>
        <table:table-row table:style-name="ro1">
          <table:table-cell office:value-type="float" office:value="266281589930.638" calcext:value-type="float">
            <text:p>266281589930.638</text:p>
          </table:table-cell>
          <table:table-cell office:value-type="float" office:value="263181220088.421" calcext:value-type="float">
            <text:p>263181220088.421</text:p>
          </table:table-cell>
        </table:table-row>
        <table:table-row table:style-name="ro1">
          <table:table-cell office:value-type="float" office:value="266238828897.803" calcext:value-type="float">
            <text:p>266238828897.803</text:p>
          </table:table-cell>
          <table:table-cell office:value-type="float" office:value="263180916848.831" calcext:value-type="float">
            <text:p>263180916848.831</text:p>
          </table:table-cell>
        </table:table-row>
        <table:table-row table:style-name="ro1">
          <table:table-cell office:value-type="float" office:value="266237461398.554" calcext:value-type="float">
            <text:p>266237461398.554</text:p>
          </table:table-cell>
          <table:table-cell office:value-type="float" office:value="263180694141.542" calcext:value-type="float">
            <text:p>263180694141.542</text:p>
          </table:table-cell>
        </table:table-row>
        <table:table-row table:style-name="ro1">
          <table:table-cell office:value-type="float" office:value="266214244849.528" calcext:value-type="float">
            <text:p>266214244849.528</text:p>
          </table:table-cell>
          <table:table-cell office:value-type="float" office:value="263180394941.149" calcext:value-type="float">
            <text:p>263180394941.149</text:p>
          </table:table-cell>
        </table:table-row>
        <table:table-row table:style-name="ro1">
          <table:table-cell office:value-type="float" office:value="266203909776.428" calcext:value-type="float">
            <text:p>266203909776.428</text:p>
          </table:table-cell>
          <table:table-cell office:value-type="float" office:value="263180270254.959" calcext:value-type="float">
            <text:p>263180270254.959</text:p>
          </table:table-cell>
        </table:table-row>
        <table:table-row table:style-name="ro1">
          <table:table-cell office:value-type="float" office:value="266202616909.424" calcext:value-type="float">
            <text:p>266202616909.424</text:p>
          </table:table-cell>
          <table:table-cell office:value-type="float" office:value="263180156384.995" calcext:value-type="float">
            <text:p>263180156384.995</text:p>
          </table:table-cell>
        </table:table-row>
        <table:table-row table:style-name="ro1">
          <table:table-cell office:value-type="float" office:value="266181230598.341" calcext:value-type="float">
            <text:p>266181230598.341</text:p>
          </table:table-cell>
          <table:table-cell office:value-type="float" office:value="263179580855.488" calcext:value-type="float">
            <text:p>263179580855.488</text:p>
          </table:table-cell>
        </table:table-row>
        <table:table-row table:style-name="ro1">
          <table:table-cell office:value-type="float" office:value="266170108381.987" calcext:value-type="float">
            <text:p>266170108381.987</text:p>
          </table:table-cell>
          <table:table-cell office:value-type="float" office:value="263178358262.065" calcext:value-type="float">
            <text:p>263178358262.065</text:p>
          </table:table-cell>
        </table:table-row>
        <table:table-row table:style-name="ro1">
          <table:table-cell office:value-type="float" office:value="266167870380.347" calcext:value-type="float">
            <text:p>266167870380.347</text:p>
          </table:table-cell>
          <table:table-cell office:value-type="float" office:value="263176971927.212" calcext:value-type="float">
            <text:p>263176971927.212</text:p>
          </table:table-cell>
        </table:table-row>
        <table:table-row table:style-name="ro1">
          <table:table-cell office:value-type="float" office:value="266148800342.435" calcext:value-type="float">
            <text:p>266148800342.435</text:p>
          </table:table-cell>
          <table:table-cell office:value-type="float" office:value="263173605599.979" calcext:value-type="float">
            <text:p>263173605599.979</text:p>
          </table:table-cell>
        </table:table-row>
        <table:table-row table:style-name="ro1">
          <table:table-cell office:value-type="float" office:value="266137232751.733" calcext:value-type="float">
            <text:p>266137232751.733</text:p>
          </table:table-cell>
          <table:table-cell office:value-type="float" office:value="263171033588.598" calcext:value-type="float">
            <text:p>263171033588.598</text:p>
          </table:table-cell>
        </table:table-row>
        <table:table-row table:style-name="ro1">
          <table:table-cell office:value-type="float" office:value="266134489965.143" calcext:value-type="float">
            <text:p>266134489965.143</text:p>
          </table:table-cell>
          <table:table-cell office:value-type="float" office:value="263169434652.774" calcext:value-type="float">
            <text:p>263169434652.774</text:p>
          </table:table-cell>
        </table:table-row>
        <table:table-row table:style-name="ro1">
          <table:table-cell office:value-type="float" office:value="266116909537.931" calcext:value-type="float">
            <text:p>266116909537.931</text:p>
          </table:table-cell>
          <table:table-cell office:value-type="float" office:value="263168525650.682" calcext:value-type="float">
            <text:p>263168525650.682</text:p>
          </table:table-cell>
        </table:table-row>
        <table:table-row table:style-name="ro1">
          <table:table-cell office:value-type="float" office:value="266112960479.803" calcext:value-type="float">
            <text:p>266112960479.803</text:p>
          </table:table-cell>
          <table:table-cell office:value-type="float" office:value="263166826340.004" calcext:value-type="float">
            <text:p>263166826340.004</text:p>
          </table:table-cell>
        </table:table-row>
        <table:table-row table:style-name="ro1">
          <table:table-cell office:value-type="float" office:value="266077294047.88" calcext:value-type="float">
            <text:p>266077294047.88</text:p>
          </table:table-cell>
          <table:table-cell office:value-type="float" office:value="263165632351.247" calcext:value-type="float">
            <text:p>263165632351.247</text:p>
          </table:table-cell>
        </table:table-row>
        <table:table-row table:style-name="ro1">
          <table:table-cell office:value-type="float" office:value="266073581341.494" calcext:value-type="float">
            <text:p>266073581341.494</text:p>
          </table:table-cell>
          <table:table-cell office:value-type="float" office:value="263165265951.077" calcext:value-type="float">
            <text:p>263165265951.077</text:p>
          </table:table-cell>
        </table:table-row>
        <table:table-row table:style-name="ro1">
          <table:table-cell office:value-type="float" office:value="266054796461.264" calcext:value-type="float">
            <text:p>266054796461.264</text:p>
          </table:table-cell>
          <table:table-cell office:value-type="float" office:value="263164752375.328" calcext:value-type="float">
            <text:p>263164752375.328</text:p>
          </table:table-cell>
        </table:table-row>
        <table:table-row table:style-name="ro1">
          <table:table-cell office:value-type="float" office:value="266043881533.621" calcext:value-type="float">
            <text:p>266043881533.621</text:p>
          </table:table-cell>
          <table:table-cell office:value-type="float" office:value="263163887648.981" calcext:value-type="float">
            <text:p>263163887648.981</text:p>
          </table:table-cell>
        </table:table-row>
        <table:table-row table:style-name="ro1">
          <table:table-cell office:value-type="float" office:value="266041302039.003" calcext:value-type="float">
            <text:p>266041302039.003</text:p>
          </table:table-cell>
          <table:table-cell office:value-type="float" office:value="263163197625.399" calcext:value-type="float">
            <text:p>263163197625.399</text:p>
          </table:table-cell>
        </table:table-row>
        <table:table-row table:style-name="ro1">
          <table:table-cell office:value-type="float" office:value="266024496701.15" calcext:value-type="float">
            <text:p>266024496701.15</text:p>
          </table:table-cell>
          <table:table-cell office:value-type="float" office:value="263162702715.349" calcext:value-type="float">
            <text:p>263162702715.349</text:p>
          </table:table-cell>
        </table:table-row>
        <table:table-row table:style-name="ro1">
          <table:table-cell office:value-type="float" office:value="266022043489.847" calcext:value-type="float">
            <text:p>266022043489.847</text:p>
          </table:table-cell>
          <table:table-cell office:value-type="float" office:value="263162567576.129" calcext:value-type="float">
            <text:p>263162567576.129</text:p>
          </table:table-cell>
        </table:table-row>
        <table:table-row table:style-name="ro1">
          <table:table-cell office:value-type="float" office:value="265986915642.175" calcext:value-type="float">
            <text:p>265986915642.175</text:p>
          </table:table-cell>
          <table:table-cell office:value-type="float" office:value="263161958493.171" calcext:value-type="float">
            <text:p>263161958493.171</text:p>
          </table:table-cell>
        </table:table-row>
        <table:table-row table:style-name="ro1">
          <table:table-cell office:value-type="float" office:value="265984643475.741" calcext:value-type="float">
            <text:p>265984643475.741</text:p>
          </table:table-cell>
          <table:table-cell office:value-type="float" office:value="263161601086.408" calcext:value-type="float">
            <text:p>263161601086.408</text:p>
          </table:table-cell>
        </table:table-row>
        <table:table-row table:style-name="ro1">
          <table:table-cell office:value-type="float" office:value="265965489883.967" calcext:value-type="float">
            <text:p>265965489883.967</text:p>
          </table:table-cell>
          <table:table-cell office:value-type="float" office:value="263161467944.702" calcext:value-type="float">
            <text:p>263161467944.702</text:p>
          </table:table-cell>
        </table:table-row>
        <table:table-row table:style-name="ro1">
          <table:table-cell office:value-type="float" office:value="265955926323.793" calcext:value-type="float">
            <text:p>265955926323.793</text:p>
          </table:table-cell>
          <table:table-cell office:value-type="float" office:value="263161298534.043" calcext:value-type="float">
            <text:p>263161298534.043</text:p>
          </table:table-cell>
        </table:table-row>
        <table:table-row table:style-name="ro1">
          <table:table-cell office:value-type="float" office:value="265954286521.974" calcext:value-type="float">
            <text:p>265954286521.974</text:p>
          </table:table-cell>
          <table:table-cell office:value-type="float" office:value="263161266721.686" calcext:value-type="float">
            <text:p>263161266721.686</text:p>
          </table:table-cell>
        </table:table-row>
        <table:table-row table:style-name="ro1">
          <table:table-cell office:value-type="float" office:value="265936654068.658" calcext:value-type="float">
            <text:p>265936654068.658</text:p>
          </table:table-cell>
          <table:table-cell office:value-type="float" office:value="263161079848.295" calcext:value-type="float">
            <text:p>263161079848.295</text:p>
          </table:table-cell>
        </table:table-row>
        <table:table-row table:style-name="ro1">
          <table:table-cell office:value-type="float" office:value="265926473508.163" calcext:value-type="float">
            <text:p>265926473508.163</text:p>
          </table:table-cell>
          <table:table-cell office:value-type="float" office:value="263160854546.08" calcext:value-type="float">
            <text:p>263160854546.08</text:p>
          </table:table-cell>
        </table:table-row>
        <table:table-row table:style-name="ro1">
          <table:table-cell office:value-type="float" office:value="265924087121.836" calcext:value-type="float">
            <text:p>265924087121.836</text:p>
          </table:table-cell>
          <table:table-cell office:value-type="float" office:value="263160709770.74" calcext:value-type="float">
            <text:p>263160709770.74</text:p>
          </table:table-cell>
        </table:table-row>
        <table:table-row table:style-name="ro1">
          <table:table-cell office:value-type="float" office:value="265908310728.265" calcext:value-type="float">
            <text:p>265908310728.265</text:p>
          </table:table-cell>
          <table:table-cell office:value-type="float" office:value="263160648173.48" calcext:value-type="float">
            <text:p>263160648173.48</text:p>
          </table:table-cell>
        </table:table-row>
        <table:table-row table:style-name="ro1">
          <table:table-cell office:value-type="float" office:value="265906131357.432" calcext:value-type="float">
            <text:p>265906131357.432</text:p>
          </table:table-cell>
          <table:table-cell office:value-type="float" office:value="263160527592.438" calcext:value-type="float">
            <text:p>263160527592.438</text:p>
          </table:table-cell>
        </table:table-row>
        <table:table-row table:style-name="ro1">
          <table:table-cell office:value-type="float" office:value="265873148011.979" calcext:value-type="float">
            <text:p>265873148011.979</text:p>
          </table:table-cell>
          <table:table-cell office:value-type="float" office:value="263160445039.343" calcext:value-type="float">
            <text:p>263160445039.343</text:p>
          </table:table-cell>
        </table:table-row>
        <table:table-row table:style-name="ro1">
          <table:table-cell office:value-type="float" office:value="265871058463.549" calcext:value-type="float">
            <text:p>265871058463.549</text:p>
          </table:table-cell>
          <table:table-cell office:value-type="float" office:value="263160324515.053" calcext:value-type="float">
            <text:p>263160324515.053</text:p>
          </table:table-cell>
        </table:table-row>
        <table:table-row table:style-name="ro1">
          <table:table-cell office:value-type="float" office:value="265853091229.284" calcext:value-type="float">
            <text:p>265853091229.284</text:p>
          </table:table-cell>
          <table:table-cell office:value-type="float" office:value="263160222325.131" calcext:value-type="float">
            <text:p>263160222325.131</text:p>
          </table:table-cell>
        </table:table-row>
        <table:table-row table:style-name="ro1">
          <table:table-cell office:value-type="float" office:value="265844150411.234" calcext:value-type="float">
            <text:p>265844150411.234</text:p>
          </table:table-cell>
          <table:table-cell office:value-type="float" office:value="263160140926.304" calcext:value-type="float">
            <text:p>263160140926.304</text:p>
          </table:table-cell>
        </table:table-row>
        <table:table-row table:style-name="ro1">
          <table:table-cell office:value-type="float" office:value="265842625084.948" calcext:value-type="float">
            <text:p>265842625084.948</text:p>
          </table:table-cell>
          <table:table-cell office:value-type="float" office:value="263160023954.187" calcext:value-type="float">
            <text:p>263160023954.187</text:p>
          </table:table-cell>
        </table:table-row>
        <table:table-row table:style-name="ro1">
          <table:table-cell office:value-type="float" office:value="265826092643.6" calcext:value-type="float">
            <text:p>265826092643.6</text:p>
          </table:table-cell>
          <table:table-cell office:value-type="float" office:value="263159955076.852" calcext:value-type="float">
            <text:p>263159955076.852</text:p>
          </table:table-cell>
        </table:table-row>
        <table:table-row table:style-name="ro1">
          <table:table-cell office:value-type="float" office:value="265816569995.121" calcext:value-type="float">
            <text:p>265816569995.121</text:p>
          </table:table-cell>
          <table:table-cell office:value-type="float" office:value="263159643650.478" calcext:value-type="float">
            <text:p>263159643650.478</text:p>
          </table:table-cell>
        </table:table-row>
        <table:table-row table:style-name="ro1">
          <table:table-cell office:value-type="float" office:value="265814345270.193" calcext:value-type="float">
            <text:p>265814345270.193</text:p>
          </table:table-cell>
          <table:table-cell office:value-type="float" office:value="263159577664.416" calcext:value-type="float">
            <text:p>263159577664.416</text:p>
          </table:table-cell>
        </table:table-row>
        <table:table-row table:style-name="ro1">
          <table:table-cell office:value-type="float" office:value="265799545879.577" calcext:value-type="float">
            <text:p>265799545879.577</text:p>
          </table:table-cell>
          <table:table-cell office:value-type="float" office:value="263159493233.164" calcext:value-type="float">
            <text:p>263159493233.164</text:p>
          </table:table-cell>
        </table:table-row>
        <table:table-row table:style-name="ro1">
          <table:table-cell office:value-type="float" office:value="265797537483.222" calcext:value-type="float">
            <text:p>265797537483.222</text:p>
          </table:table-cell>
          <table:table-cell office:value-type="float" office:value="263159378785.154" calcext:value-type="float">
            <text:p>263159378785.154</text:p>
          </table:table-cell>
        </table:table-row>
        <table:table-row table:style-name="ro1">
          <table:table-cell office:value-type="float" office:value="265766600676.995" calcext:value-type="float">
            <text:p>265766600676.995</text:p>
          </table:table-cell>
          <table:table-cell office:value-type="float" office:value="263159215368.425" calcext:value-type="float">
            <text:p>263159215368.425</text:p>
          </table:table-cell>
        </table:table-row>
        <table:table-row table:style-name="ro1">
          <table:table-cell office:value-type="float" office:value="265764641731.988" calcext:value-type="float">
            <text:p>265764641731.988</text:p>
          </table:table-cell>
          <table:table-cell office:value-type="float" office:value="263158972793.105" calcext:value-type="float">
            <text:p>263158972793.105</text:p>
          </table:table-cell>
        </table:table-row>
        <table:table-row table:style-name="ro1">
          <table:table-cell office:value-type="float" office:value="265747800765.886" calcext:value-type="float">
            <text:p>265747800765.886</text:p>
          </table:table-cell>
          <table:table-cell office:value-type="float" office:value="263158519261.115" calcext:value-type="float">
            <text:p>263158519261.115</text:p>
          </table:table-cell>
        </table:table-row>
        <table:table-row table:style-name="ro1">
          <table:table-cell office:value-type="float" office:value="265739413141.625" calcext:value-type="float">
            <text:p>265739413141.625</text:p>
          </table:table-cell>
          <table:table-cell office:value-type="float" office:value="263158232086.079" calcext:value-type="float">
            <text:p>263158232086.079</text:p>
          </table:table-cell>
        </table:table-row>
        <table:table-row table:style-name="ro1">
          <table:table-cell office:value-type="float" office:value="265737976003.726" calcext:value-type="float">
            <text:p>265737976003.726</text:p>
          </table:table-cell>
          <table:table-cell office:value-type="float" office:value="263157761701.541" calcext:value-type="float">
            <text:p>263157761701.541</text:p>
          </table:table-cell>
        </table:table-row>
        <table:table-row table:style-name="ro1">
          <table:table-cell office:value-type="float" office:value="265722486260.864" calcext:value-type="float">
            <text:p>265722486260.864</text:p>
          </table:table-cell>
          <table:table-cell office:value-type="float" office:value="263157488340.971" calcext:value-type="float">
            <text:p>263157488340.971</text:p>
          </table:table-cell>
        </table:table-row>
        <table:table-row table:style-name="ro1">
          <table:table-cell office:value-type="float" office:value="265713550632.335" calcext:value-type="float">
            <text:p>265713550632.335</text:p>
          </table:table-cell>
          <table:table-cell office:value-type="float" office:value="263157304349.613" calcext:value-type="float">
            <text:p>263157304349.613</text:p>
          </table:table-cell>
        </table:table-row>
        <table:table-row table:style-name="ro1">
          <table:table-cell office:value-type="float" office:value="265711459141.72" calcext:value-type="float">
            <text:p>265711459141.72</text:p>
          </table:table-cell>
          <table:table-cell office:value-type="float" office:value="263157254140.577" calcext:value-type="float">
            <text:p>263157254140.577</text:p>
          </table:table-cell>
        </table:table-row>
        <table:table-row table:style-name="ro1">
          <table:table-cell office:value-type="float" office:value="265697585340.877" calcext:value-type="float">
            <text:p>265697585340.877</text:p>
          </table:table-cell>
          <table:table-cell office:value-type="float" office:value="263157089248.506" calcext:value-type="float">
            <text:p>263157089248.506</text:p>
          </table:table-cell>
        </table:table-row>
        <table:table-row table:style-name="ro1">
          <table:table-cell office:value-type="float" office:value="265695655968.316" calcext:value-type="float">
            <text:p>265695655968.316</text:p>
          </table:table-cell>
          <table:table-cell office:value-type="float" office:value="263156951714.391" calcext:value-type="float">
            <text:p>263156951714.391</text:p>
          </table:table-cell>
        </table:table-row>
        <table:table-row table:style-name="ro1">
          <table:table-cell office:value-type="float" office:value="265666668734.803" calcext:value-type="float">
            <text:p>265666668734.803</text:p>
          </table:table-cell>
          <table:table-cell office:value-type="float" office:value="263156927875.407" calcext:value-type="float">
            <text:p>263156927875.407</text:p>
          </table:table-cell>
        </table:table-row>
        <table:table-row table:style-name="ro1">
          <table:table-cell office:value-type="float" office:value="265664794018.707" calcext:value-type="float">
            <text:p>265664794018.707</text:p>
          </table:table-cell>
          <table:table-cell office:value-type="float" office:value="263156903629.622" calcext:value-type="float">
            <text:p>263156903629.622</text:p>
          </table:table-cell>
        </table:table-row>
        <table:table-row table:style-name="ro1">
          <table:table-cell office:value-type="float" office:value="265649020261.687" calcext:value-type="float">
            <text:p>265649020261.687</text:p>
          </table:table-cell>
          <table:table-cell office:value-type="float" office:value="263156863689.431" calcext:value-type="float">
            <text:p>263156863689.431</text:p>
          </table:table-cell>
        </table:table-row>
        <table:table-row table:style-name="ro1">
          <table:table-cell office:value-type="float" office:value="265641121734.375" calcext:value-type="float">
            <text:p>265641121734.375</text:p>
          </table:table-cell>
          <table:table-cell office:value-type="float" office:value="263156839018.002" calcext:value-type="float">
            <text:p>263156839018.002</text:p>
          </table:table-cell>
        </table:table-row>
        <table:table-row table:style-name="ro1">
          <table:table-cell office:value-type="float" office:value="265639749266.426" calcext:value-type="float">
            <text:p>265639749266.426</text:p>
          </table:table-cell>
          <table:table-cell office:value-type="float" office:value="263156765964.449" calcext:value-type="float">
            <text:p>263156765964.449</text:p>
          </table:table-cell>
        </table:table-row>
        <table:table-row table:style-name="ro1">
          <table:table-cell office:value-type="float" office:value="265625246158.875" calcext:value-type="float">
            <text:p>265625246158.875</text:p>
          </table:table-cell>
          <table:table-cell office:value-type="float" office:value="263156677588.461" calcext:value-type="float">
            <text:p>263156677588.461</text:p>
          </table:table-cell>
        </table:table-row>
        <table:table-row table:style-name="ro1">
          <table:table-cell office:value-type="float" office:value="265616832203.973" calcext:value-type="float">
            <text:p>265616832203.973</text:p>
          </table:table-cell>
          <table:table-cell office:value-type="float" office:value="263156642195.668" calcext:value-type="float">
            <text:p>263156642195.668</text:p>
          </table:table-cell>
        </table:table-row>
        <table:table-row table:style-name="ro1">
          <table:table-cell office:value-type="float" office:value="265614848351.914" calcext:value-type="float">
            <text:p>265614848351.914</text:p>
          </table:table-cell>
          <table:table-cell office:value-type="float" office:value="263156626507.035" calcext:value-type="float">
            <text:p>263156626507.035</text:p>
          </table:table-cell>
        </table:table-row>
        <table:table-row table:style-name="ro1">
          <table:table-cell office:value-type="float" office:value="265601849970.811" calcext:value-type="float">
            <text:p>265601849970.811</text:p>
          </table:table-cell>
          <table:table-cell office:value-type="float" office:value="263156593350.098" calcext:value-type="float">
            <text:p>263156593350.098</text:p>
          </table:table-cell>
        </table:table-row>
        <table:table-row table:style-name="ro1">
          <table:table-cell office:value-type="float" office:value="265599919074.126" calcext:value-type="float">
            <text:p>265599919074.126</text:p>
          </table:table-cell>
          <table:table-cell office:value-type="float" office:value="263156468731.671" calcext:value-type="float">
            <text:p>263156468731.671</text:p>
          </table:table-cell>
        </table:table-row>
        <table:table-row table:style-name="ro1">
          <table:table-cell office:value-type="float" office:value="265572785635.528" calcext:value-type="float">
            <text:p>265572785635.528</text:p>
          </table:table-cell>
          <table:table-cell office:value-type="float" office:value="263156397363.237" calcext:value-type="float">
            <text:p>263156397363.237</text:p>
          </table:table-cell>
        </table:table-row>
        <table:table-row table:style-name="ro1">
          <table:table-cell office:value-type="float" office:value="265570954491.566" calcext:value-type="float">
            <text:p>265570954491.566</text:p>
          </table:table-cell>
          <table:table-cell office:value-type="float" office:value="263156370514.113" calcext:value-type="float">
            <text:p>263156370514.113</text:p>
          </table:table-cell>
        </table:table-row>
        <table:table-row table:style-name="ro1">
          <table:table-cell office:value-type="float" office:value="265556190317.994" calcext:value-type="float">
            <text:p>265556190317.994</text:p>
          </table:table-cell>
          <table:table-cell office:value-type="float" office:value="263156349037.341" calcext:value-type="float">
            <text:p>263156349037.341</text:p>
          </table:table-cell>
        </table:table-row>
        <table:table-row table:style-name="ro1">
          <table:table-cell office:value-type="float" office:value="265548722557.26" calcext:value-type="float">
            <text:p>265548722557.26</text:p>
          </table:table-cell>
          <table:table-cell office:value-type="float" office:value="263156252668.463" calcext:value-type="float">
            <text:p>263156252668.463</text:p>
          </table:table-cell>
        </table:table-row>
        <table:table-row table:style-name="ro1">
          <table:table-cell office:value-type="float" office:value="265547394133.417" calcext:value-type="float">
            <text:p>265547394133.417</text:p>
          </table:table-cell>
          <table:table-cell office:value-type="float" office:value="263156230568.872" calcext:value-type="float">
            <text:p>263156230568.872</text:p>
          </table:table-cell>
        </table:table-row>
        <table:table-row table:style-name="ro1">
          <table:table-cell office:value-type="float" office:value="265533823142.227" calcext:value-type="float">
            <text:p>265533823142.227</text:p>
          </table:table-cell>
          <table:table-cell office:value-type="float" office:value="263156190891.135" calcext:value-type="float">
            <text:p>263156190891.135</text:p>
          </table:table-cell>
        </table:table-row>
        <table:table-row table:style-name="ro1">
          <table:table-cell office:value-type="float" office:value="265525871435.297" calcext:value-type="float">
            <text:p>265525871435.297</text:p>
          </table:table-cell>
          <table:table-cell office:value-type="float" office:value="263156168107.246" calcext:value-type="float">
            <text:p>263156168107.246</text:p>
          </table:table-cell>
        </table:table-row>
        <table:table-row table:style-name="ro1">
          <table:table-cell office:value-type="float" office:value="265523972622.106" calcext:value-type="float">
            <text:p>265523972622.106</text:p>
          </table:table-cell>
          <table:table-cell office:value-type="float" office:value="263156106089.015" calcext:value-type="float">
            <text:p>263156106089.015</text:p>
          </table:table-cell>
        </table:table-row>
        <table:table-row table:style-name="ro1">
          <table:table-cell office:value-type="float" office:value="265511800999.271" calcext:value-type="float">
            <text:p>265511800999.271</text:p>
          </table:table-cell>
          <table:table-cell office:value-type="float" office:value="263156012786.927" calcext:value-type="float">
            <text:p>263156012786.927</text:p>
          </table:table-cell>
        </table:table-row>
        <table:table-row table:style-name="ro1">
          <table:table-cell office:value-type="float" office:value="265509800050.026" calcext:value-type="float">
            <text:p>265509800050.026</text:p>
          </table:table-cell>
          <table:table-cell office:value-type="float" office:value="263155988048.501" calcext:value-type="float">
            <text:p>263155988048.501</text:p>
          </table:table-cell>
        </table:table-row>
        <table:table-row table:style-name="ro1">
          <table:table-cell office:value-type="float" office:value="265484426305.895" calcext:value-type="float">
            <text:p>265484426305.895</text:p>
          </table:table-cell>
          <table:table-cell office:value-type="float" office:value="263155941049.85" calcext:value-type="float">
            <text:p>263155941049.85</text:p>
          </table:table-cell>
        </table:table-row>
        <table:table-row table:style-name="ro1">
          <table:table-cell office:value-type="float" office:value="265482604150.141" calcext:value-type="float">
            <text:p>265482604150.141</text:p>
          </table:table-cell>
          <table:table-cell office:value-type="float" office:value="263155744799.357" calcext:value-type="float">
            <text:p>263155744799.357</text:p>
          </table:table-cell>
        </table:table-row>
        <table:table-row table:style-name="ro1">
          <table:table-cell office:value-type="float" office:value="265468793679.348" calcext:value-type="float">
            <text:p>265468793679.348</text:p>
          </table:table-cell>
          <table:table-cell office:value-type="float" office:value="263155601832.842" calcext:value-type="float">
            <text:p>263155601832.842</text:p>
          </table:table-cell>
        </table:table-row>
        <table:table-row table:style-name="ro1">
          <table:table-cell office:value-type="float" office:value="265461704581.426" calcext:value-type="float">
            <text:p>265461704581.426</text:p>
          </table:table-cell>
          <table:table-cell office:value-type="float" office:value="263155509678.516" calcext:value-type="float">
            <text:p>263155509678.516</text:p>
          </table:table-cell>
        </table:table-row>
        <table:table-row table:style-name="ro1">
          <table:table-cell office:value-type="float" office:value="265460402666.931" calcext:value-type="float">
            <text:p>265460402666.931</text:p>
          </table:table-cell>
          <table:table-cell office:value-type="float" office:value="263155469342.163" calcext:value-type="float">
            <text:p>263155469342.163</text:p>
          </table:table-cell>
        </table:table-row>
        <table:table-row table:style-name="ro1">
          <table:table-cell office:value-type="float" office:value="265447711115.882" calcext:value-type="float">
            <text:p>265447711115.882</text:p>
          </table:table-cell>
          <table:table-cell office:value-type="float" office:value="263155398744.422" calcext:value-type="float">
            <text:p>263155398744.422</text:p>
          </table:table-cell>
        </table:table-row>
        <table:table-row table:style-name="ro1">
          <table:table-cell office:value-type="float" office:value="265447708926.356" calcext:value-type="float">
            <text:p>265447708926.356</text:p>
          </table:table-cell>
          <table:table-cell office:value-type="float" office:value="263155324111.363" calcext:value-type="float">
            <text:p>263155324111.363</text:p>
          </table:table-cell>
        </table:table-row>
        <table:table-row table:style-name="ro1">
          <table:table-cell office:value-type="float" office:value="265421515746.952" calcext:value-type="float">
            <text:p>265421515746.952</text:p>
          </table:table-cell>
          <table:table-cell office:value-type="float" office:value="263155251153.799" calcext:value-type="float">
            <text:p>263155251153.799</text:p>
          </table:table-cell>
        </table:table-row>
        <table:table-row table:style-name="ro1">
          <table:table-cell office:value-type="float" office:value="265420189498.832" calcext:value-type="float">
            <text:p>265420189498.832</text:p>
          </table:table-cell>
          <table:table-cell office:value-type="float" office:value="263155201905.086" calcext:value-type="float">
            <text:p>263155201905.086</text:p>
          </table:table-cell>
        </table:table-row>
        <table:table-row table:style-name="ro1">
          <table:table-cell office:value-type="float" office:value="265406519618.314" calcext:value-type="float">
            <text:p>265406519618.314</text:p>
          </table:table-cell>
          <table:table-cell office:value-type="float" office:value="263155126712.115" calcext:value-type="float">
            <text:p>263155126712.115</text:p>
          </table:table-cell>
        </table:table-row>
        <table:table-row table:style-name="ro1">
          <table:table-cell office:value-type="float" office:value="265399787396.992" calcext:value-type="float">
            <text:p>265399787396.992</text:p>
          </table:table-cell>
          <table:table-cell office:value-type="float" office:value="263154926363.551" calcext:value-type="float">
            <text:p>263154926363.551</text:p>
          </table:table-cell>
        </table:table-row>
        <table:table-row table:style-name="ro1">
          <table:table-cell office:value-type="float" office:value="265398563224.919" calcext:value-type="float">
            <text:p>265398563224.919</text:p>
          </table:table-cell>
          <table:table-cell office:value-type="float" office:value="263154773288.398" calcext:value-type="float">
            <text:p>263154773288.398</text:p>
          </table:table-cell>
        </table:table-row>
        <table:table-row table:style-name="ro1">
          <table:table-cell office:value-type="float" office:value="265386334532.835" calcext:value-type="float">
            <text:p>265386334532.835</text:p>
          </table:table-cell>
          <table:table-cell office:value-type="float" office:value="263154669740.486" calcext:value-type="float">
            <text:p>263154669740.486</text:p>
          </table:table-cell>
        </table:table-row>
        <table:table-row table:style-name="ro1">
          <table:table-cell office:value-type="float" office:value="265379261065.452" calcext:value-type="float">
            <text:p>265379261065.452</text:p>
          </table:table-cell>
          <table:table-cell office:value-type="float" office:value="263154564356.195" calcext:value-type="float">
            <text:p>263154564356.195</text:p>
          </table:table-cell>
        </table:table-row>
        <table:table-row table:style-name="ro1">
          <table:table-cell office:value-type="float" office:value="265377671784.429" calcext:value-type="float">
            <text:p>265377671784.429</text:p>
          </table:table-cell>
          <table:table-cell office:value-type="float" office:value="263154481056.598" calcext:value-type="float">
            <text:p>263154481056.598</text:p>
          </table:table-cell>
        </table:table-row>
        <table:table-row table:style-name="ro1">
          <table:table-cell office:value-type="float" office:value="265366429575.442" calcext:value-type="float">
            <text:p>265366429575.442</text:p>
          </table:table-cell>
          <table:table-cell office:value-type="float" office:value="263154450914.48" calcext:value-type="float">
            <text:p>263154450914.48</text:p>
          </table:table-cell>
        </table:table-row>
        <table:table-row table:style-name="ro1">
          <table:table-cell office:value-type="float" office:value="265364622233.978" calcext:value-type="float">
            <text:p>265364622233.978</text:p>
          </table:table-cell>
          <table:table-cell office:value-type="float" office:value="263154419233.684" calcext:value-type="float">
            <text:p>263154419233.684</text:p>
          </table:table-cell>
        </table:table-row>
        <table:table-row table:style-name="ro1">
          <table:table-cell office:value-type="float" office:value="265341647441.455" calcext:value-type="float">
            <text:p>265341647441.455</text:p>
          </table:table-cell>
          <table:table-cell office:value-type="float" office:value="263154388366.415" calcext:value-type="float">
            <text:p>263154388366.415</text:p>
          </table:table-cell>
        </table:table-row>
        <table:table-row table:style-name="ro1">
          <table:table-cell office:value-type="float" office:value="265339614147.877" calcext:value-type="float">
            <text:p>265339614147.877</text:p>
          </table:table-cell>
          <table:table-cell office:value-type="float" office:value="263154367906.791" calcext:value-type="float">
            <text:p>263154367906.791</text:p>
          </table:table-cell>
        </table:table-row>
        <table:table-row table:style-name="ro1">
          <table:table-cell office:value-type="float" office:value="265327505485.944" calcext:value-type="float">
            <text:p>265327505485.944</text:p>
          </table:table-cell>
          <table:table-cell office:value-type="float" office:value="263154341248.367" calcext:value-type="float">
            <text:p>263154341248.367</text:p>
          </table:table-cell>
        </table:table-row>
        <table:table-row table:style-name="ro1">
          <table:table-cell office:value-type="float" office:value="265320779717.121" calcext:value-type="float">
            <text:p>265320779717.121</text:p>
          </table:table-cell>
          <table:table-cell office:value-type="float" office:value="263154327521.256" calcext:value-type="float">
            <text:p>263154327521.256</text:p>
          </table:table-cell>
        </table:table-row>
        <table:table-row table:style-name="ro1">
          <table:table-cell office:value-type="float" office:value="265319284382.559" calcext:value-type="float">
            <text:p>265319284382.559</text:p>
          </table:table-cell>
          <table:table-cell office:value-type="float" office:value="263154320541.222" calcext:value-type="float">
            <text:p>263154320541.222</text:p>
          </table:table-cell>
        </table:table-row>
        <table:table-row table:style-name="ro1">
          <table:table-cell office:value-type="float" office:value="265308422207.072" calcext:value-type="float">
            <text:p>265308422207.072</text:p>
          </table:table-cell>
          <table:table-cell office:value-type="float" office:value="263154262884.514" calcext:value-type="float">
            <text:p>263154262884.514</text:p>
          </table:table-cell>
        </table:table-row>
        <table:table-row table:style-name="ro1">
          <table:table-cell office:value-type="float" office:value="265307443586.453" calcext:value-type="float">
            <text:p>265307443586.453</text:p>
          </table:table-cell>
          <table:table-cell office:value-type="float" office:value="263154165552.984" calcext:value-type="float">
            <text:p>263154165552.984</text:p>
          </table:table-cell>
        </table:table-row>
        <table:table-row table:style-name="ro1">
          <table:table-cell office:value-type="float" office:value="265284691875.913" calcext:value-type="float">
            <text:p>265284691875.913</text:p>
          </table:table-cell>
          <table:table-cell office:value-type="float" office:value="263154109356.38" calcext:value-type="float">
            <text:p>263154109356.38</text:p>
          </table:table-cell>
        </table:table-row>
        <table:table-row table:style-name="ro1">
          <table:table-cell office:value-type="float" office:value="265283431881.693" calcext:value-type="float">
            <text:p>265283431881.693</text:p>
          </table:table-cell>
          <table:table-cell office:value-type="float" office:value="263154023158.062" calcext:value-type="float">
            <text:p>263154023158.062</text:p>
          </table:table-cell>
        </table:table-row>
        <table:table-row table:style-name="ro1">
          <table:table-cell office:value-type="float" office:value="265271102230.929" calcext:value-type="float">
            <text:p>265271102230.929</text:p>
          </table:table-cell>
          <table:table-cell office:value-type="float" office:value="263153878116.249" calcext:value-type="float">
            <text:p>263153878116.249</text:p>
          </table:table-cell>
        </table:table-row>
        <table:table-row table:style-name="ro1">
          <table:table-cell office:value-type="float" office:value="265265089571.21" calcext:value-type="float">
            <text:p>265265089571.21</text:p>
          </table:table-cell>
          <table:table-cell office:value-type="float" office:value="263153679809.813" calcext:value-type="float">
            <text:p>263153679809.813</text:p>
          </table:table-cell>
        </table:table-row>
        <table:table-row table:style-name="ro1">
          <table:table-cell office:value-type="float" office:value="265264094110.539" calcext:value-type="float">
            <text:p>265264094110.539</text:p>
          </table:table-cell>
          <table:table-cell office:value-type="float" office:value="263153525178.105" calcext:value-type="float">
            <text:p>263153525178.105</text:p>
          </table:table-cell>
        </table:table-row>
        <table:table-row table:style-name="ro1">
          <table:table-cell office:value-type="float" office:value="265252775067.212" calcext:value-type="float">
            <text:p>265252775067.212</text:p>
          </table:table-cell>
          <table:table-cell office:value-type="float" office:value="263153397355.445" calcext:value-type="float">
            <text:p>263153397355.445</text:p>
          </table:table-cell>
        </table:table-row>
        <table:table-row table:style-name="ro1">
          <table:table-cell office:value-type="float" office:value="265246341786.975" calcext:value-type="float">
            <text:p>265246341786.975</text:p>
          </table:table-cell>
          <table:table-cell office:value-type="float" office:value="263153285642.13" calcext:value-type="float">
            <text:p>263153285642.13</text:p>
          </table:table-cell>
        </table:table-row>
        <table:table-row table:style-name="ro1">
          <table:table-cell office:value-type="float" office:value="265244864847.811" calcext:value-type="float">
            <text:p>265244864847.811</text:p>
          </table:table-cell>
          <table:table-cell office:value-type="float" office:value="263153082678.448" calcext:value-type="float">
            <text:p>263153082678.448</text:p>
          </table:table-cell>
        </table:table-row>
        <table:table-row table:style-name="ro1">
          <table:table-cell office:value-type="float" office:value="265234704015.896" calcext:value-type="float">
            <text:p>265234704015.896</text:p>
          </table:table-cell>
          <table:table-cell office:value-type="float" office:value="263153045338.599" calcext:value-type="float">
            <text:p>263153045338.599</text:p>
          </table:table-cell>
        </table:table-row>
        <table:table-row table:style-name="ro1">
          <table:table-cell office:value-type="float" office:value="265233444825.898" calcext:value-type="float">
            <text:p>265233444825.898</text:p>
          </table:table-cell>
          <table:table-cell office:value-type="float" office:value="263153035411.859" calcext:value-type="float">
            <text:p>263153035411.859</text:p>
          </table:table-cell>
        </table:table-row>
        <table:table-row table:style-name="ro1">
          <table:table-cell office:value-type="float" office:value="265212217115.625" calcext:value-type="float">
            <text:p>265212217115.625</text:p>
          </table:table-cell>
          <table:table-cell office:value-type="float" office:value="263153016347.221" calcext:value-type="float">
            <text:p>263153016347.221</text:p>
          </table:table-cell>
        </table:table-row>
        <table:table-row table:style-name="ro1">
          <table:table-cell office:value-type="float" office:value="265210862675.731" calcext:value-type="float">
            <text:p>265210862675.731</text:p>
          </table:table-cell>
          <table:table-cell office:value-type="float" office:value="263152988000.229" calcext:value-type="float">
            <text:p>263152988000.229</text:p>
          </table:table-cell>
        </table:table-row>
        <table:table-row table:style-name="ro1">
          <table:table-cell office:value-type="float" office:value="265199345582.613" calcext:value-type="float">
            <text:p>265199345582.613</text:p>
          </table:table-cell>
          <table:table-cell office:value-type="float" office:value="263152948539.576" calcext:value-type="float">
            <text:p>263152948539.576</text:p>
          </table:table-cell>
        </table:table-row>
        <table:table-row table:style-name="ro1">
          <table:table-cell office:value-type="float" office:value="265193566916.536" calcext:value-type="float">
            <text:p>265193566916.536</text:p>
          </table:table-cell>
          <table:table-cell office:value-type="float" office:value="263152923447.859" calcext:value-type="float">
            <text:p>263152923447.859</text:p>
          </table:table-cell>
        </table:table-row>
        <table:table-row table:style-name="ro1">
          <table:table-cell office:value-type="float" office:value="265192546990.38" calcext:value-type="float">
            <text:p>265192546990.38</text:p>
          </table:table-cell>
          <table:table-cell office:value-type="float" office:value="263152894946.646" calcext:value-type="float">
            <text:p>263152894946.646</text:p>
          </table:table-cell>
        </table:table-row>
        <table:table-row table:style-name="ro1">
          <table:table-cell office:value-type="float" office:value="265181975014.004" calcext:value-type="float">
            <text:p>265181975014.004</text:p>
          </table:table-cell>
          <table:table-cell office:value-type="float" office:value="263152851784.054" calcext:value-type="float">
            <text:p>263152851784.054</text:p>
          </table:table-cell>
        </table:table-row>
        <table:table-row table:style-name="ro1">
          <table:table-cell office:value-type="float" office:value="265175806588.589" calcext:value-type="float">
            <text:p>265175806588.589</text:p>
          </table:table-cell>
          <table:table-cell office:value-type="float" office:value="263152816899.908" calcext:value-type="float">
            <text:p>263152816899.908</text:p>
          </table:table-cell>
        </table:table-row>
        <table:table-row table:style-name="ro1">
          <table:table-cell office:value-type="float" office:value="265174341129.287" calcext:value-type="float">
            <text:p>265174341129.287</text:p>
          </table:table-cell>
          <table:table-cell office:value-type="float" office:value="263152740946.247" calcext:value-type="float">
            <text:p>263152740946.247</text:p>
          </table:table-cell>
        </table:table-row>
        <table:table-row table:style-name="ro1">
          <table:table-cell office:value-type="float" office:value="265164842327.289" calcext:value-type="float">
            <text:p>265164842327.289</text:p>
          </table:table-cell>
          <table:table-cell office:value-type="float" office:value="263152660619.375" calcext:value-type="float">
            <text:p>263152660619.375</text:p>
          </table:table-cell>
        </table:table-row>
        <table:table-row table:style-name="ro1">
          <table:table-cell office:value-type="float" office:value="265163296514.272" calcext:value-type="float">
            <text:p>265163296514.272</text:p>
          </table:table-cell>
          <table:table-cell office:value-type="float" office:value="263152606629.547" calcext:value-type="float">
            <text:p>263152606629.547</text:p>
          </table:table-cell>
        </table:table-row>
        <table:table-row table:style-name="ro1">
          <table:table-cell office:value-type="float" office:value="265143509674.641" calcext:value-type="float">
            <text:p>265143509674.641</text:p>
          </table:table-cell>
          <table:table-cell office:value-type="float" office:value="263152545418.89" calcext:value-type="float">
            <text:p>263152545418.89</text:p>
          </table:table-cell>
        </table:table-row>
        <table:table-row table:style-name="ro1">
          <table:table-cell office:value-type="float" office:value="265142057301.599" calcext:value-type="float">
            <text:p>265142057301.599</text:p>
          </table:table-cell>
          <table:table-cell office:value-type="float" office:value="263152467437.239" calcext:value-type="float">
            <text:p>263152467437.239</text:p>
          </table:table-cell>
        </table:table-row>
        <table:table-row table:style-name="ro1">
          <table:table-cell office:value-type="float" office:value="265131306925.217" calcext:value-type="float">
            <text:p>265131306925.217</text:p>
          </table:table-cell>
          <table:table-cell office:value-type="float" office:value="263152442309.206" calcext:value-type="float">
            <text:p>263152442309.206</text:p>
          </table:table-cell>
        </table:table-row>
        <table:table-row table:style-name="ro1">
          <table:table-cell office:value-type="float" office:value="265125742112.548" calcext:value-type="float">
            <text:p>265125742112.548</text:p>
          </table:table-cell>
          <table:table-cell office:value-type="float" office:value="263152254162.069" calcext:value-type="float">
            <text:p>263152254162.069</text:p>
          </table:table-cell>
        </table:table-row>
        <table:table-row table:style-name="ro1">
          <table:table-cell office:value-type="float" office:value="265124695726.395" calcext:value-type="float">
            <text:p>265124695726.395</text:p>
          </table:table-cell>
          <table:table-cell office:value-type="float" office:value="263152054612.785" calcext:value-type="float">
            <text:p>263152054612.785</text:p>
          </table:table-cell>
        </table:table-row>
        <table:table-row table:style-name="ro1">
          <table:table-cell office:value-type="float" office:value="265114828232.64" calcext:value-type="float">
            <text:p>265114828232.64</text:p>
          </table:table-cell>
          <table:table-cell office:value-type="float" office:value="263151850411.244" calcext:value-type="float">
            <text:p>263151850411.244</text:p>
          </table:table-cell>
        </table:table-row>
        <table:table-row table:style-name="ro1">
          <table:table-cell office:value-type="float" office:value="265114701501.175" calcext:value-type="float">
            <text:p>265114701501.175</text:p>
          </table:table-cell>
          <table:table-cell office:value-type="float" office:value="263151721388.114" calcext:value-type="float">
            <text:p>263151721388.114</text:p>
          </table:table-cell>
        </table:table-row>
        <table:table-row table:style-name="ro1">
          <table:table-cell office:value-type="float" office:value="265094322589.909" calcext:value-type="float">
            <text:p>265094322589.909</text:p>
          </table:table-cell>
          <table:table-cell office:value-type="float" office:value="263151604444.453" calcext:value-type="float">
            <text:p>263151604444.453</text:p>
          </table:table-cell>
        </table:table-row>
        <table:table-row table:style-name="ro1">
          <table:table-cell office:value-type="float" office:value="265093234557.217" calcext:value-type="float">
            <text:p>265093234557.217</text:p>
          </table:table-cell>
          <table:table-cell office:value-type="float" office:value="263151482053.976" calcext:value-type="float">
            <text:p>263151482053.976</text:p>
          </table:table-cell>
        </table:table-row>
        <table:table-row table:style-name="ro1">
          <table:table-cell office:value-type="float" office:value="265082568868.373" calcext:value-type="float">
            <text:p>265082568868.373</text:p>
          </table:table-cell>
          <table:table-cell office:value-type="float" office:value="263151382243.282" calcext:value-type="float">
            <text:p>263151382243.282</text:p>
          </table:table-cell>
        </table:table-row>
        <table:table-row table:style-name="ro1">
          <table:table-cell office:value-type="float" office:value="265077267151.576" calcext:value-type="float">
            <text:p>265077267151.576</text:p>
          </table:table-cell>
          <table:table-cell office:value-type="float" office:value="263151235065.885" calcext:value-type="float">
            <text:p>263151235065.885</text:p>
          </table:table-cell>
        </table:table-row>
        <table:table-row table:style-name="ro1">
          <table:table-cell office:value-type="float" office:value="265076286624.555" calcext:value-type="float">
            <text:p>265076286624.555</text:p>
          </table:table-cell>
          <table:table-cell office:value-type="float" office:value="263151103875.38" calcext:value-type="float">
            <text:p>263151103875.38</text:p>
          </table:table-cell>
        </table:table-row>
        <table:table-row table:style-name="ro1">
          <table:table-cell office:value-type="float" office:value="265066727521.427" calcext:value-type="float">
            <text:p>265066727521.427</text:p>
          </table:table-cell>
          <table:table-cell office:value-type="float" office:value="263151027880.666" calcext:value-type="float">
            <text:p>263151027880.666</text:p>
          </table:table-cell>
        </table:table-row>
        <table:table-row table:style-name="ro1">
          <table:table-cell office:value-type="float" office:value="265061144797.68" calcext:value-type="float">
            <text:p>265061144797.68</text:p>
          </table:table-cell>
          <table:table-cell office:value-type="float" office:value="263150918595.976" calcext:value-type="float">
            <text:p>263150918595.976</text:p>
          </table:table-cell>
        </table:table-row>
        <table:table-row table:style-name="ro1">
          <table:table-cell office:value-type="float" office:value="265059867628.042" calcext:value-type="float">
            <text:p>265059867628.042</text:p>
          </table:table-cell>
          <table:table-cell office:value-type="float" office:value="263150724018.252" calcext:value-type="float">
            <text:p>263150724018.252</text:p>
          </table:table-cell>
        </table:table-row>
        <table:table-row table:style-name="ro1">
          <table:table-cell office:value-type="float" office:value="265051088770.507" calcext:value-type="float">
            <text:p>265051088770.507</text:p>
          </table:table-cell>
          <table:table-cell office:value-type="float" office:value="263150533591.461" calcext:value-type="float">
            <text:p>263150533591.461</text:p>
          </table:table-cell>
        </table:table-row>
        <table:table-row table:style-name="ro1">
          <table:table-cell office:value-type="float" office:value="265049542316.806" calcext:value-type="float">
            <text:p>265049542316.806</text:p>
          </table:table-cell>
          <table:table-cell office:value-type="float" office:value="263150406001.383" calcext:value-type="float">
            <text:p>263150406001.383</text:p>
          </table:table-cell>
        </table:table-row>
        <table:table-row table:style-name="ro1">
          <table:table-cell office:value-type="float" office:value="265031595680.132" calcext:value-type="float">
            <text:p>265031595680.132</text:p>
          </table:table-cell>
          <table:table-cell office:value-type="float" office:value="263150241015.256" calcext:value-type="float">
            <text:p>263150241015.256</text:p>
          </table:table-cell>
        </table:table-row>
        <table:table-row table:style-name="ro1">
          <table:table-cell office:value-type="float" office:value="265029947187.205" calcext:value-type="float">
            <text:p>265029947187.205</text:p>
          </table:table-cell>
          <table:table-cell office:value-type="float" office:value="263150180890.831" calcext:value-type="float">
            <text:p>263150180890.831</text:p>
          </table:table-cell>
        </table:table-row>
        <table:table-row table:style-name="ro1">
          <table:table-cell office:value-type="float" office:value="265020462703.557" calcext:value-type="float">
            <text:p>265020462703.557</text:p>
          </table:table-cell>
          <table:table-cell office:value-type="float" office:value="263149982321.333" calcext:value-type="float">
            <text:p>263149982321.333</text:p>
          </table:table-cell>
        </table:table-row>
        <table:table-row table:style-name="ro1">
          <table:table-cell office:value-type="float" office:value="265015144526.616" calcext:value-type="float">
            <text:p>265015144526.616</text:p>
          </table:table-cell>
          <table:table-cell office:value-type="float" office:value="263149937218.462" calcext:value-type="float">
            <text:p>263149937218.462</text:p>
          </table:table-cell>
        </table:table-row>
        <table:table-row table:style-name="ro1">
          <table:table-cell office:value-type="float" office:value="265013947484.918" calcext:value-type="float">
            <text:p>265013947484.918</text:p>
          </table:table-cell>
          <table:table-cell office:value-type="float" office:value="263149811000.681" calcext:value-type="float">
            <text:p>263149811000.681</text:p>
          </table:table-cell>
        </table:table-row>
        <table:table-row table:style-name="ro1">
          <table:table-cell office:value-type="float" office:value="265005425066.225" calcext:value-type="float">
            <text:p>265005425066.225</text:p>
          </table:table-cell>
          <table:table-cell office:value-type="float" office:value="263149576241.051" calcext:value-type="float">
            <text:p>263149576241.051</text:p>
          </table:table-cell>
        </table:table-row>
        <table:table-row table:style-name="ro1">
          <table:table-cell office:value-type="float" office:value="265004520875.25" calcext:value-type="float">
            <text:p>265004520875.25</text:p>
          </table:table-cell>
          <table:table-cell office:value-type="float" office:value="263149305660.763" calcext:value-type="float">
            <text:p>263149305660.763</text:p>
          </table:table-cell>
        </table:table-row>
        <table:table-row table:style-name="ro1">
          <table:table-cell office:value-type="float" office:value="264986706918.094" calcext:value-type="float">
            <text:p>264986706918.094</text:p>
          </table:table-cell>
          <table:table-cell office:value-type="float" office:value="263149023321.231" calcext:value-type="float">
            <text:p>263149023321.231</text:p>
          </table:table-cell>
        </table:table-row>
        <table:table-row table:style-name="ro1">
          <table:table-cell office:value-type="float" office:value="264985628332.332" calcext:value-type="float">
            <text:p>264985628332.332</text:p>
          </table:table-cell>
          <table:table-cell office:value-type="float" office:value="263148911478.187" calcext:value-type="float">
            <text:p>263148911478.187</text:p>
          </table:table-cell>
        </table:table-row>
        <table:table-row table:style-name="ro1">
          <table:table-cell office:value-type="float" office:value="264975984313.454" calcext:value-type="float">
            <text:p>264975984313.454</text:p>
          </table:table-cell>
          <table:table-cell office:value-type="float" office:value="263148714234.805" calcext:value-type="float">
            <text:p>263148714234.805</text:p>
          </table:table-cell>
        </table:table-row>
        <table:table-row table:style-name="ro1">
          <table:table-cell office:value-type="float" office:value="264971189199.924" calcext:value-type="float">
            <text:p>264971189199.924</text:p>
          </table:table-cell>
          <table:table-cell office:value-type="float" office:value="263148594427.781" calcext:value-type="float">
            <text:p>263148594427.781</text:p>
          </table:table-cell>
        </table:table-row>
        <table:table-row table:style-name="ro1">
          <table:table-cell office:value-type="float" office:value="264970355678.45" calcext:value-type="float">
            <text:p>264970355678.45</text:p>
          </table:table-cell>
          <table:table-cell office:value-type="float" office:value="263148502775.748" calcext:value-type="float">
            <text:p>263148502775.748</text:p>
          </table:table-cell>
        </table:table-row>
        <table:table-row table:style-name="ro1">
          <table:table-cell office:value-type="float" office:value="264961512762.868" calcext:value-type="float">
            <text:p>264961512762.868</text:p>
          </table:table-cell>
          <table:table-cell office:value-type="float" office:value="263148353222.925" calcext:value-type="float">
            <text:p>263148353222.925</text:p>
          </table:table-cell>
        </table:table-row>
        <table:table-row table:style-name="ro1">
          <table:table-cell office:value-type="float" office:value="264956391009.854" calcext:value-type="float">
            <text:p>264956391009.854</text:p>
          </table:table-cell>
          <table:table-cell office:value-type="float" office:value="263148088234.358" calcext:value-type="float">
            <text:p>263148088234.358</text:p>
          </table:table-cell>
        </table:table-row>
        <table:table-row table:style-name="ro1">
          <table:table-cell office:value-type="float" office:value="264955187120.154" calcext:value-type="float">
            <text:p>264955187120.154</text:p>
          </table:table-cell>
          <table:table-cell office:value-type="float" office:value="263147912376.255" calcext:value-type="float">
            <text:p>263147912376.255</text:p>
          </table:table-cell>
        </table:table-row>
        <table:table-row table:style-name="ro1">
          <table:table-cell office:value-type="float" office:value="264947234987.877" calcext:value-type="float">
            <text:p>264947234987.877</text:p>
          </table:table-cell>
          <table:table-cell office:value-type="float" office:value="263147730878.498" calcext:value-type="float">
            <text:p>263147730878.498</text:p>
          </table:table-cell>
        </table:table-row>
        <table:table-row table:style-name="ro1">
          <table:table-cell office:value-type="float" office:value="264946017677.32" calcext:value-type="float">
            <text:p>264946017677.32</text:p>
          </table:table-cell>
          <table:table-cell office:value-type="float" office:value="263147480532.315" calcext:value-type="float">
            <text:p>263147480532.315</text:p>
          </table:table-cell>
        </table:table-row>
        <table:table-row table:style-name="ro1">
          <table:table-cell office:value-type="float" office:value="264929453984.572" calcext:value-type="float">
            <text:p>264929453984.572</text:p>
          </table:table-cell>
          <table:table-cell office:value-type="float" office:value="263147320297.331" calcext:value-type="float">
            <text:p>263147320297.331</text:p>
          </table:table-cell>
        </table:table-row>
        <table:table-row table:style-name="ro1">
          <table:table-cell office:value-type="float" office:value="264928262504.2" calcext:value-type="float">
            <text:p>264928262504.2</text:p>
          </table:table-cell>
          <table:table-cell office:value-type="float" office:value="263147270819.917" calcext:value-type="float">
            <text:p>263147270819.917</text:p>
          </table:table-cell>
        </table:table-row>
        <table:table-row table:style-name="ro1">
          <table:table-cell office:value-type="float" office:value="264919279171.06" calcext:value-type="float">
            <text:p>264919279171.06</text:p>
          </table:table-cell>
          <table:table-cell office:value-type="float" office:value="263147176295.251" calcext:value-type="float">
            <text:p>263147176295.251</text:p>
          </table:table-cell>
        </table:table-row>
        <table:table-row table:style-name="ro1">
          <table:table-cell office:value-type="float" office:value="264914644373.519" calcext:value-type="float">
            <text:p>264914644373.519</text:p>
          </table:table-cell>
          <table:table-cell office:value-type="float" office:value="263147060698.494" calcext:value-type="float">
            <text:p>263147060698.494</text:p>
          </table:table-cell>
        </table:table-row>
        <table:table-row table:style-name="ro1">
          <table:table-cell office:value-type="float" office:value="264913775661.052" calcext:value-type="float">
            <text:p>264913775661.052</text:p>
          </table:table-cell>
          <table:table-cell office:value-type="float" office:value="263146949929.893" calcext:value-type="float">
            <text:p>263146949929.893</text:p>
          </table:table-cell>
        </table:table-row>
        <table:table-row table:style-name="ro1">
          <table:table-cell office:value-type="float" office:value="264905538690.589" calcext:value-type="float">
            <text:p>264905538690.589</text:p>
          </table:table-cell>
          <table:table-cell office:value-type="float" office:value="263146858523.345" calcext:value-type="float">
            <text:p>263146858523.345</text:p>
          </table:table-cell>
        </table:table-row>
        <table:table-row table:style-name="ro1">
          <table:table-cell office:value-type="float" office:value="264905470076.733" calcext:value-type="float">
            <text:p>264905470076.733</text:p>
          </table:table-cell>
          <table:table-cell office:value-type="float" office:value="263146772694.491" calcext:value-type="float">
            <text:p>263146772694.491</text:p>
          </table:table-cell>
        </table:table-row>
        <table:table-row table:style-name="ro1">
          <table:table-cell office:value-type="float" office:value="264888439437.016" calcext:value-type="float">
            <text:p>264888439437.016</text:p>
          </table:table-cell>
          <table:table-cell office:value-type="float" office:value="263146638099.797" calcext:value-type="float">
            <text:p>263146638099.797</text:p>
          </table:table-cell>
        </table:table-row>
        <table:table-row table:style-name="ro1">
          <table:table-cell office:value-type="float" office:value="264887557269.4" calcext:value-type="float">
            <text:p>264887557269.4</text:p>
          </table:table-cell>
          <table:table-cell office:value-type="float" office:value="263146550713.098" calcext:value-type="float">
            <text:p>263146550713.098</text:p>
          </table:table-cell>
        </table:table-row>
        <table:table-row table:style-name="ro1">
          <table:table-cell office:value-type="float" office:value="264878635280.801" calcext:value-type="float">
            <text:p>264878635280.801</text:p>
          </table:table-cell>
          <table:table-cell office:value-type="float" office:value="263146481120.102" calcext:value-type="float">
            <text:p>263146481120.102</text:p>
          </table:table-cell>
        </table:table-row>
        <table:table-row table:style-name="ro1">
          <table:table-cell office:value-type="float" office:value="264874227858.576" calcext:value-type="float">
            <text:p>264874227858.576</text:p>
          </table:table-cell>
          <table:table-cell office:value-type="float" office:value="263146354855.179" calcext:value-type="float">
            <text:p>263146354855.179</text:p>
          </table:table-cell>
        </table:table-row>
        <table:table-row table:style-name="ro1">
          <table:table-cell office:value-type="float" office:value="264873424348.564" calcext:value-type="float">
            <text:p>264873424348.564</text:p>
          </table:table-cell>
          <table:table-cell office:value-type="float" office:value="263146174485.48" calcext:value-type="float">
            <text:p>263146174485.48</text:p>
          </table:table-cell>
        </table:table-row>
        <table:table-row table:style-name="ro1">
          <table:table-cell office:value-type="float" office:value="264865421018.239" calcext:value-type="float">
            <text:p>264865421018.239</text:p>
          </table:table-cell>
          <table:table-cell office:value-type="float" office:value="263146142821.911" calcext:value-type="float">
            <text:p>263146142821.911</text:p>
          </table:table-cell>
        </table:table-row>
        <table:table-row table:style-name="ro1">
          <table:table-cell office:value-type="float" office:value="264860774256.692" calcext:value-type="float">
            <text:p>264860774256.692</text:p>
          </table:table-cell>
          <table:table-cell office:value-type="float" office:value="263146060583.279" calcext:value-type="float">
            <text:p>263146060583.279</text:p>
          </table:table-cell>
        </table:table-row>
        <table:table-row table:style-name="ro1">
          <table:table-cell office:value-type="float" office:value="264859717747.767" calcext:value-type="float">
            <text:p>264859717747.767</text:p>
          </table:table-cell>
          <table:table-cell office:value-type="float" office:value="263145992039.601" calcext:value-type="float">
            <text:p>263145992039.601</text:p>
          </table:table-cell>
        </table:table-row>
        <table:table-row table:style-name="ro1">
          <table:table-cell office:value-type="float" office:value="264852374777.856" calcext:value-type="float">
            <text:p>264852374777.856</text:p>
          </table:table-cell>
          <table:table-cell office:value-type="float" office:value="263145924040.169" calcext:value-type="float">
            <text:p>263145924040.169</text:p>
          </table:table-cell>
        </table:table-row>
        <table:table-row table:style-name="ro1">
          <table:table-cell office:value-type="float" office:value="264851144454.204" calcext:value-type="float">
            <text:p>264851144454.204</text:p>
          </table:table-cell>
          <table:table-cell office:value-type="float" office:value="263145858867.573" calcext:value-type="float">
            <text:p>263145858867.573</text:p>
          </table:table-cell>
        </table:table-row>
        <table:table-row table:style-name="ro1">
          <table:table-cell office:value-type="float" office:value="264836113197.248" calcext:value-type="float">
            <text:p>264836113197.248</text:p>
          </table:table-cell>
          <table:table-cell office:value-type="float" office:value="263145839604.593" calcext:value-type="float">
            <text:p>263145839604.593</text:p>
          </table:table-cell>
        </table:table-row>
        <table:table-row table:style-name="ro1">
          <table:table-cell office:value-type="float" office:value="264834771238.01" calcext:value-type="float">
            <text:p>264834771238.01</text:p>
          </table:table-cell>
          <table:table-cell office:value-type="float" office:value="263145774174.184" calcext:value-type="float">
            <text:p>263145774174.184</text:p>
          </table:table-cell>
        </table:table-row>
        <table:table-row table:style-name="ro1">
          <table:table-cell office:value-type="float" office:value="264826822416.104" calcext:value-type="float">
            <text:p>264826822416.104</text:p>
          </table:table-cell>
          <table:table-cell office:value-type="float" office:value="263145766262.016" calcext:value-type="float">
            <text:p>263145766262.016</text:p>
          </table:table-cell>
        </table:table-row>
        <table:table-row table:style-name="ro1">
          <table:table-cell office:value-type="float" office:value="264822402536.346" calcext:value-type="float">
            <text:p>264822402536.346</text:p>
          </table:table-cell>
          <table:table-cell office:value-type="float" office:value="263145751972.077" calcext:value-type="float">
            <text:p>263145751972.077</text:p>
          </table:table-cell>
        </table:table-row>
        <table:table-row table:style-name="ro1">
          <table:table-cell office:value-type="float" office:value="264821420836.103" calcext:value-type="float">
            <text:p>264821420836.103</text:p>
          </table:table-cell>
          <table:table-cell office:value-type="float" office:value="263145705773.534" calcext:value-type="float">
            <text:p>263145705773.534</text:p>
          </table:table-cell>
        </table:table-row>
        <table:table-row table:style-name="ro1">
          <table:table-cell office:value-type="float" office:value="264814272922.978" calcext:value-type="float">
            <text:p>264814272922.978</text:p>
          </table:table-cell>
          <table:table-cell office:value-type="float" office:value="263145678047.907" calcext:value-type="float">
            <text:p>263145678047.907</text:p>
          </table:table-cell>
        </table:table-row>
        <table:table-row table:style-name="ro1">
          <table:table-cell office:value-type="float" office:value="264813592081.441" calcext:value-type="float">
            <text:p>264813592081.441</text:p>
          </table:table-cell>
          <table:table-cell office:value-type="float" office:value="263145640121.638" calcext:value-type="float">
            <text:p>263145640121.638</text:p>
          </table:table-cell>
        </table:table-row>
        <table:table-row table:style-name="ro1">
          <table:table-cell office:value-type="float" office:value="264798650755.557" calcext:value-type="float">
            <text:p>264798650755.557</text:p>
          </table:table-cell>
          <table:table-cell office:value-type="float" office:value="263145612260.478" calcext:value-type="float">
            <text:p>263145612260.478</text:p>
          </table:table-cell>
        </table:table-row>
        <table:table-row table:style-name="ro1">
          <table:table-cell office:value-type="float" office:value="264797773009.108" calcext:value-type="float">
            <text:p>264797773009.108</text:p>
          </table:table-cell>
          <table:table-cell office:value-type="float" office:value="263145577988.672" calcext:value-type="float">
            <text:p>263145577988.672</text:p>
          </table:table-cell>
        </table:table-row>
        <table:table-row table:style-name="ro1">
          <table:table-cell office:value-type="float" office:value="264789698294.432" calcext:value-type="float">
            <text:p>264789698294.432</text:p>
          </table:table-cell>
          <table:table-cell office:value-type="float" office:value="263145553876.449" calcext:value-type="float">
            <text:p>263145553876.449</text:p>
          </table:table-cell>
        </table:table-row>
        <table:table-row table:style-name="ro1">
          <table:table-cell office:value-type="float" office:value="264785702088.751" calcext:value-type="float">
            <text:p>264785702088.751</text:p>
          </table:table-cell>
          <table:table-cell office:value-type="float" office:value="263145550580.475" calcext:value-type="float">
            <text:p>263145550580.475</text:p>
          </table:table-cell>
        </table:table-row>
        <table:table-row table:style-name="ro1">
          <table:table-cell office:value-type="float" office:value="264785011956.781" calcext:value-type="float">
            <text:p>264785011956.781</text:p>
          </table:table-cell>
          <table:table-cell office:value-type="float" office:value="263145540440.336" calcext:value-type="float">
            <text:p>263145540440.336</text:p>
          </table:table-cell>
        </table:table-row>
        <table:table-row table:style-name="ro1">
          <table:table-cell office:value-type="float" office:value="264777615254.286" calcext:value-type="float">
            <text:p>264777615254.286</text:p>
          </table:table-cell>
          <table:table-cell office:value-type="float" office:value="263145528502.507" calcext:value-type="float">
            <text:p>263145528502.507</text:p>
          </table:table-cell>
        </table:table-row>
        <table:table-row table:style-name="ro1">
          <table:table-cell office:value-type="float" office:value="264773346042.289" calcext:value-type="float">
            <text:p>264773346042.289</text:p>
          </table:table-cell>
          <table:table-cell office:value-type="float" office:value="263145518453.181" calcext:value-type="float">
            <text:p>263145518453.181</text:p>
          </table:table-cell>
        </table:table-row>
        <table:table-row table:style-name="ro1">
          <table:table-cell office:value-type="float" office:value="264772348194.92" calcext:value-type="float">
            <text:p>264772348194.92</text:p>
          </table:table-cell>
          <table:table-cell office:value-type="float" office:value="263145507792.56" calcext:value-type="float">
            <text:p>263145507792.56</text:p>
          </table:table-cell>
        </table:table-row>
        <table:table-row table:style-name="ro1">
          <table:table-cell office:value-type="float" office:value="264765690880.492" calcext:value-type="float">
            <text:p>264765690880.492</text:p>
          </table:table-cell>
          <table:table-cell office:value-type="float" office:value="263145497935.222" calcext:value-type="float">
            <text:p>263145497935.222</text:p>
          </table:table-cell>
        </table:table-row>
        <table:table-row table:style-name="ro1">
          <table:table-cell office:value-type="float" office:value="264764698130.813" calcext:value-type="float">
            <text:p>264764698130.813</text:p>
          </table:table-cell>
          <table:table-cell office:value-type="float" office:value="263145483616.969" calcext:value-type="float">
            <text:p>263145483616.969</text:p>
          </table:table-cell>
        </table:table-row>
        <table:table-row table:style-name="ro1">
          <table:table-cell office:value-type="float" office:value="264750836784.67" calcext:value-type="float">
            <text:p>264750836784.67</text:p>
          </table:table-cell>
          <table:table-cell office:value-type="float" office:value="263145475099.29" calcext:value-type="float">
            <text:p>263145475099.29</text:p>
          </table:table-cell>
        </table:table-row>
        <table:table-row table:style-name="ro1">
          <table:table-cell office:value-type="float" office:value="264749841421.182" calcext:value-type="float">
            <text:p>264749841421.182</text:p>
          </table:table-cell>
          <table:table-cell office:value-type="float" office:value="263145467875.474" calcext:value-type="float">
            <text:p>263145467875.474</text:p>
          </table:table-cell>
        </table:table-row>
        <table:table-row table:style-name="ro1">
          <table:table-cell office:value-type="float" office:value="264742333724.188" calcext:value-type="float">
            <text:p>264742333724.188</text:p>
          </table:table-cell>
          <table:table-cell office:value-type="float" office:value="263145455162.054" calcext:value-type="float">
            <text:p>263145455162.054</text:p>
          </table:table-cell>
        </table:table-row>
        <table:table-row table:style-name="ro1">
          <table:table-cell office:value-type="float" office:value="264738456371.735" calcext:value-type="float">
            <text:p>264738456371.735</text:p>
          </table:table-cell>
          <table:table-cell office:value-type="float" office:value="263145451334.656" calcext:value-type="float">
            <text:p>263145451334.656</text:p>
          </table:table-cell>
        </table:table-row>
        <table:table-row table:style-name="ro1">
          <table:table-cell office:value-type="float" office:value="264737725880.312" calcext:value-type="float">
            <text:p>264737725880.312</text:p>
          </table:table-cell>
          <table:table-cell office:value-type="float" office:value="263145445801.034" calcext:value-type="float">
            <text:p>263145445801.034</text:p>
          </table:table-cell>
        </table:table-row>
        <table:table-row table:style-name="ro1">
          <table:table-cell office:value-type="float" office:value="264730847815.021" calcext:value-type="float">
            <text:p>264730847815.021</text:p>
          </table:table-cell>
          <table:table-cell office:value-type="float" office:value="263145436481.458" calcext:value-type="float">
            <text:p>263145436481.458</text:p>
          </table:table-cell>
        </table:table-row>
        <table:table-row table:style-name="ro1">
          <table:table-cell office:value-type="float" office:value="264730780136.466" calcext:value-type="float">
            <text:p>264730780136.466</text:p>
          </table:table-cell>
          <table:table-cell office:value-type="float" office:value="263145422908.231" calcext:value-type="float">
            <text:p>263145422908.231</text:p>
          </table:table-cell>
        </table:table-row>
        <table:table-row table:style-name="ro1">
          <table:table-cell office:value-type="float" office:value="264716548906.547" calcext:value-type="float">
            <text:p>264716548906.547</text:p>
          </table:table-cell>
          <table:table-cell office:value-type="float" office:value="263145405092.538" calcext:value-type="float">
            <text:p>263145405092.538</text:p>
          </table:table-cell>
        </table:table-row>
        <table:table-row table:style-name="ro1">
          <table:table-cell office:value-type="float" office:value="264715811383.448" calcext:value-type="float">
            <text:p>264715811383.448</text:p>
          </table:table-cell>
          <table:table-cell office:value-type="float" office:value="263145390354.923" calcext:value-type="float">
            <text:p>263145390354.923</text:p>
          </table:table-cell>
        </table:table-row>
        <table:table-row table:style-name="ro1">
          <table:table-cell office:value-type="float" office:value="264708346351.042" calcext:value-type="float">
            <text:p>264708346351.042</text:p>
          </table:table-cell>
          <table:table-cell office:value-type="float" office:value="263145363864.693" calcext:value-type="float">
            <text:p>263145363864.693</text:p>
          </table:table-cell>
        </table:table-row>
        <table:table-row table:style-name="ro1">
          <table:table-cell office:value-type="float" office:value="264704659680.258" calcext:value-type="float">
            <text:p>264704659680.258</text:p>
          </table:table-cell>
          <table:table-cell office:value-type="float" office:value="263145348472.936" calcext:value-type="float">
            <text:p>263145348472.936</text:p>
          </table:table-cell>
        </table:table-row>
        <table:table-row table:style-name="ro1">
          <table:table-cell office:value-type="float" office:value="264703988756.792" calcext:value-type="float">
            <text:p>264703988756.792</text:p>
          </table:table-cell>
          <table:table-cell office:value-type="float" office:value="263145337373.047" calcext:value-type="float">
            <text:p>263145337373.047</text:p>
          </table:table-cell>
        </table:table-row>
        <table:table-row table:style-name="ro1">
          <table:table-cell office:value-type="float" office:value="264697285805.627" calcext:value-type="float">
            <text:p>264697285805.627</text:p>
          </table:table-cell>
          <table:table-cell office:value-type="float" office:value="263145333150.576" calcext:value-type="float">
            <text:p>263145333150.576</text:p>
          </table:table-cell>
        </table:table-row>
        <table:table-row table:style-name="ro1">
          <table:table-cell office:value-type="float" office:value="264693393528.459" calcext:value-type="float">
            <text:p>264693393528.459</text:p>
          </table:table-cell>
          <table:table-cell office:value-type="float" office:value="263145322094.591" calcext:value-type="float">
            <text:p>263145322094.591</text:p>
          </table:table-cell>
        </table:table-row>
        <table:table-row table:style-name="ro1">
          <table:table-cell office:value-type="float" office:value="264692506191.331" calcext:value-type="float">
            <text:p>264692506191.331</text:p>
          </table:table-cell>
          <table:table-cell office:value-type="float" office:value="263145308005.224" calcext:value-type="float">
            <text:p>263145308005.224</text:p>
          </table:table-cell>
        </table:table-row>
        <table:table-row table:style-name="ro1">
          <table:table-cell office:value-type="float" office:value="264686360661.845" calcext:value-type="float">
            <text:p>264686360661.845</text:p>
          </table:table-cell>
          <table:table-cell office:value-type="float" office:value="263145295916.771" calcext:value-type="float">
            <text:p>263145295916.771</text:p>
          </table:table-cell>
        </table:table-row>
        <table:table-row table:style-name="ro1">
          <table:table-cell office:value-type="float" office:value="264685325054.895" calcext:value-type="float">
            <text:p>264685325054.895</text:p>
          </table:table-cell>
          <table:table-cell office:value-type="float" office:value="263145286819.304" calcext:value-type="float">
            <text:p>263145286819.304</text:p>
          </table:table-cell>
        </table:table-row>
        <table:table-row table:style-name="ro1">
          <table:table-cell office:value-type="float" office:value="264672735777.848" calcext:value-type="float">
            <text:p>264672735777.848</text:p>
          </table:table-cell>
          <table:table-cell office:value-type="float" office:value="263145277771.63" calcext:value-type="float">
            <text:p>263145277771.63</text:p>
          </table:table-cell>
        </table:table-row>
        <table:table-row table:style-name="ro1">
          <table:table-cell office:value-type="float" office:value="264671611624.707" calcext:value-type="float">
            <text:p>264671611624.707</text:p>
          </table:table-cell>
          <table:table-cell office:value-type="float" office:value="263145266437.306" calcext:value-type="float">
            <text:p>263145266437.306</text:p>
          </table:table-cell>
        </table:table-row>
        <table:table-row table:style-name="ro1">
          <table:table-cell office:value-type="float" office:value="264664946187.488" calcext:value-type="float">
            <text:p>264664946187.488</text:p>
          </table:table-cell>
          <table:table-cell office:value-type="float" office:value="263145249859.696" calcext:value-type="float">
            <text:p>263145249859.696</text:p>
          </table:table-cell>
        </table:table-row>
        <table:table-row table:style-name="ro1">
          <table:table-cell office:value-type="float" office:value="264661240471.17" calcext:value-type="float">
            <text:p>264661240471.17</text:p>
          </table:table-cell>
          <table:table-cell office:value-type="float" office:value="263145240506.497" calcext:value-type="float">
            <text:p>263145240506.497</text:p>
          </table:table-cell>
        </table:table-row>
        <table:table-row table:style-name="ro1">
          <table:table-cell office:value-type="float" office:value="264660417925.875" calcext:value-type="float">
            <text:p>264660417925.875</text:p>
          </table:table-cell>
          <table:table-cell office:value-type="float" office:value="263145225167.892" calcext:value-type="float">
            <text:p>263145225167.892</text:p>
          </table:table-cell>
        </table:table-row>
        <table:table-row table:style-name="ro1">
          <table:table-cell office:value-type="float" office:value="264654418428.97" calcext:value-type="float">
            <text:p>264654418428.97</text:p>
          </table:table-cell>
          <table:table-cell office:value-type="float" office:value="263145208483.068" calcext:value-type="float">
            <text:p>263145208483.068</text:p>
          </table:table-cell>
        </table:table-row>
        <table:table-row table:style-name="ro1">
          <table:table-cell office:value-type="float" office:value="264653836440.098" calcext:value-type="float">
            <text:p>264653836440.098</text:p>
          </table:table-cell>
          <table:table-cell office:value-type="float" office:value="263145178125.279" calcext:value-type="float">
            <text:p>263145178125.279</text:p>
          </table:table-cell>
        </table:table-row>
        <table:table-row table:style-name="ro1">
          <table:table-cell office:value-type="float" office:value="264641303900.262" calcext:value-type="float">
            <text:p>264641303900.262</text:p>
          </table:table-cell>
          <table:table-cell office:value-type="float" office:value="263145126690.306" calcext:value-type="float">
            <text:p>263145126690.306</text:p>
          </table:table-cell>
        </table:table-row>
        <table:table-row table:style-name="ro1">
          <table:table-cell office:value-type="float" office:value="264640550467.31" calcext:value-type="float">
            <text:p>264640550467.31</text:p>
          </table:table-cell>
          <table:table-cell office:value-type="float" office:value="263145020056.176" calcext:value-type="float">
            <text:p>263145020056.176</text:p>
          </table:table-cell>
        </table:table-row>
        <table:table-row table:style-name="ro1">
          <table:table-cell office:value-type="float" office:value="264633783567.17" calcext:value-type="float">
            <text:p>264633783567.17</text:p>
          </table:table-cell>
          <table:table-cell office:value-type="float" office:value="263144875949.83" calcext:value-type="float">
            <text:p>263144875949.83</text:p>
          </table:table-cell>
        </table:table-row>
        <table:table-row table:style-name="ro1">
          <table:table-cell office:value-type="float" office:value="264630413617.575" calcext:value-type="float">
            <text:p>264630413617.575</text:p>
          </table:table-cell>
          <table:table-cell office:value-type="float" office:value="263144829942.283" calcext:value-type="float">
            <text:p>263144829942.283</text:p>
          </table:table-cell>
        </table:table-row>
        <table:table-row table:style-name="ro1">
          <table:table-cell office:value-type="float" office:value="264629821351.633" calcext:value-type="float">
            <text:p>264629821351.633</text:p>
          </table:table-cell>
          <table:table-cell office:value-type="float" office:value="263144713983.016" calcext:value-type="float">
            <text:p>263144713983.016</text:p>
          </table:table-cell>
        </table:table-row>
        <table:table-row table:style-name="ro1">
          <table:table-cell office:value-type="float" office:value="264623626753.934" calcext:value-type="float">
            <text:p>264623626753.934</text:p>
          </table:table-cell>
          <table:table-cell office:value-type="float" office:value="263144636889.933" calcext:value-type="float">
            <text:p>263144636889.933</text:p>
          </table:table-cell>
        </table:table-row>
        <table:table-row table:style-name="ro1">
          <table:table-cell office:value-type="float" office:value="264620026249.171" calcext:value-type="float">
            <text:p>264620026249.171</text:p>
          </table:table-cell>
          <table:table-cell office:value-type="float" office:value="263144616264.907" calcext:value-type="float">
            <text:p>263144616264.907</text:p>
          </table:table-cell>
        </table:table-row>
        <table:table-row table:style-name="ro1">
          <table:table-cell office:value-type="float" office:value="264619177108.444" calcext:value-type="float">
            <text:p>264619177108.444</text:p>
          </table:table-cell>
          <table:table-cell office:value-type="float" office:value="263144571633.642" calcext:value-type="float">
            <text:p>263144571633.642</text:p>
          </table:table-cell>
        </table:table-row>
        <table:table-row table:style-name="ro1">
          <table:table-cell office:value-type="float" office:value="264613595669.701" calcext:value-type="float">
            <text:p>264613595669.701</text:p>
          </table:table-cell>
          <table:table-cell office:value-type="float" office:value="263144555648.592" calcext:value-type="float">
            <text:p>263144555648.592</text:p>
          </table:table-cell>
        </table:table-row>
        <table:table-row table:style-name="ro1">
          <table:table-cell office:value-type="float" office:value="264612694589.641" calcext:value-type="float">
            <text:p>264612694589.641</text:p>
          </table:table-cell>
          <table:table-cell office:value-type="float" office:value="263144486742.489" calcext:value-type="float">
            <text:p>263144486742.489</text:p>
          </table:table-cell>
        </table:table-row>
        <table:table-row table:style-name="ro1">
          <table:table-cell office:value-type="float" office:value="264601088714.236" calcext:value-type="float">
            <text:p>264601088714.236</text:p>
          </table:table-cell>
          <table:table-cell office:value-type="float" office:value="263144469750.587" calcext:value-type="float">
            <text:p>263144469750.587</text:p>
          </table:table-cell>
        </table:table-row>
        <table:table-row table:style-name="ro1">
          <table:table-cell office:value-type="float" office:value="264600209640.738" calcext:value-type="float">
            <text:p>264600209640.738</text:p>
          </table:table-cell>
          <table:table-cell office:value-type="float" office:value="263144451934.603" calcext:value-type="float">
            <text:p>263144451934.603</text:p>
          </table:table-cell>
        </table:table-row>
        <table:table-row table:style-name="ro1">
          <table:table-cell office:value-type="float" office:value="264593925399.131" calcext:value-type="float">
            <text:p>264593925399.131</text:p>
          </table:table-cell>
          <table:table-cell office:value-type="float" office:value="263144384681.281" calcext:value-type="float">
            <text:p>263144384681.281</text:p>
          </table:table-cell>
        </table:table-row>
        <table:table-row table:style-name="ro1">
          <table:table-cell office:value-type="float" office:value="264590633899.653" calcext:value-type="float">
            <text:p>264590633899.653</text:p>
          </table:table-cell>
          <table:table-cell office:value-type="float" office:value="263144362368.804" calcext:value-type="float">
            <text:p>263144362368.804</text:p>
          </table:table-cell>
        </table:table-row>
        <table:table-row table:style-name="ro1">
          <table:table-cell office:value-type="float" office:value="264589995050.973" calcext:value-type="float">
            <text:p>264589995050.973</text:p>
          </table:table-cell>
          <table:table-cell office:value-type="float" office:value="263144301748.165" calcext:value-type="float">
            <text:p>263144301748.165</text:p>
          </table:table-cell>
        </table:table-row>
        <table:table-row table:style-name="ro1">
          <table:table-cell office:value-type="float" office:value="264584240770.853" calcext:value-type="float">
            <text:p>264584240770.853</text:p>
          </table:table-cell>
          <table:table-cell office:value-type="float" office:value="263144261574.379" calcext:value-type="float">
            <text:p>263144261574.379</text:p>
          </table:table-cell>
        </table:table-row>
        <table:table-row table:style-name="ro1">
          <table:table-cell office:value-type="float" office:value="264584073230.17" calcext:value-type="float">
            <text:p>264584073230.17</text:p>
          </table:table-cell>
          <table:table-cell office:value-type="float" office:value="263144241444.633" calcext:value-type="float">
            <text:p>263144241444.633</text:p>
          </table:table-cell>
        </table:table-row>
        <table:table-row table:style-name="ro1">
          <table:table-cell office:value-type="float" office:value="264572172314.898" calcext:value-type="float">
            <text:p>264572172314.898</text:p>
          </table:table-cell>
          <table:table-cell office:value-type="float" office:value="263144216113.709" calcext:value-type="float">
            <text:p>263144216113.709</text:p>
          </table:table-cell>
        </table:table-row>
        <table:table-row table:style-name="ro1">
          <table:table-cell office:value-type="float" office:value="264571502419.362" calcext:value-type="float">
            <text:p>264571502419.362</text:p>
          </table:table-cell>
          <table:table-cell office:value-type="float" office:value="263144204356.633" calcext:value-type="float">
            <text:p>263144204356.633</text:p>
          </table:table-cell>
        </table:table-row>
        <table:table-row table:style-name="ro1">
          <table:table-cell office:value-type="float" office:value="264565245735.149" calcext:value-type="float">
            <text:p>264565245735.149</text:p>
          </table:table-cell>
          <table:table-cell office:value-type="float" office:value="263144186866.15" calcext:value-type="float">
            <text:p>263144186866.15</text:p>
          </table:table-cell>
        </table:table-row>
        <table:table-row table:style-name="ro1">
          <table:table-cell office:value-type="float" office:value="264562108618.512" calcext:value-type="float">
            <text:p>264562108618.512</text:p>
          </table:table-cell>
          <table:table-cell office:value-type="float" office:value="263144176862.468" calcext:value-type="float">
            <text:p>263144176862.468</text:p>
          </table:table-cell>
        </table:table-row>
        <table:table-row table:style-name="ro1">
          <table:table-cell office:value-type="float" office:value="264561520858.438" calcext:value-type="float">
            <text:p>264561520858.438</text:p>
          </table:table-cell>
          <table:table-cell office:value-type="float" office:value="263144159525.904" calcext:value-type="float">
            <text:p>263144159525.904</text:p>
          </table:table-cell>
        </table:table-row>
        <table:table-row table:style-name="ro1">
          <table:table-cell office:value-type="float" office:value="264555896066.238" calcext:value-type="float">
            <text:p>264555896066.238</text:p>
          </table:table-cell>
          <table:table-cell office:value-type="float" office:value="263144152855.06" calcext:value-type="float">
            <text:p>263144152855.06</text:p>
          </table:table-cell>
        </table:table-row>
        <table:table-row table:style-name="ro1">
          <table:table-cell office:value-type="float" office:value="264552581423.205" calcext:value-type="float">
            <text:p>264552581423.205</text:p>
          </table:table-cell>
          <table:table-cell office:value-type="float" office:value="263144142650.458" calcext:value-type="float">
            <text:p>263144142650.458</text:p>
          </table:table-cell>
        </table:table-row>
        <table:table-row table:style-name="ro1">
          <table:table-cell office:value-type="float" office:value="264551808351.645" calcext:value-type="float">
            <text:p>264551808351.645</text:p>
          </table:table-cell>
          <table:table-cell office:value-type="float" office:value="263144138042.859" calcext:value-type="float">
            <text:p>263144138042.859</text:p>
          </table:table-cell>
        </table:table-row>
        <table:table-row table:style-name="ro1">
          <table:table-cell office:value-type="float" office:value="264546653157.086" calcext:value-type="float">
            <text:p>264546653157.086</text:p>
          </table:table-cell>
          <table:table-cell office:value-type="float" office:value="263144127559.18" calcext:value-type="float">
            <text:p>263144127559.18</text:p>
          </table:table-cell>
        </table:table-row>
        <table:table-row table:style-name="ro1">
          <table:table-cell office:value-type="float" office:value="264545667142.268" calcext:value-type="float">
            <text:p>264545667142.268</text:p>
          </table:table-cell>
          <table:table-cell office:value-type="float" office:value="263144119327.002" calcext:value-type="float">
            <text:p>263144119327.002</text:p>
          </table:table-cell>
        </table:table-row>
        <table:table-row table:style-name="ro1">
          <table:table-cell office:value-type="float" office:value="264535114084.337" calcext:value-type="float">
            <text:p>264535114084.337</text:p>
          </table:table-cell>
          <table:table-cell office:value-type="float" office:value="263144103152.721" calcext:value-type="float">
            <text:p>263144103152.721</text:p>
          </table:table-cell>
        </table:table-row>
        <table:table-row table:style-name="ro1">
          <table:table-cell office:value-type="float" office:value="264534114099.513" calcext:value-type="float">
            <text:p>264534114099.513</text:p>
          </table:table-cell>
          <table:table-cell office:value-type="float" office:value="263144091468.536" calcext:value-type="float">
            <text:p>263144091468.536</text:p>
          </table:table-cell>
        </table:table-row>
        <table:table-row table:style-name="ro1">
          <table:table-cell office:value-type="float" office:value="264528513493.516" calcext:value-type="float">
            <text:p>264528513493.516</text:p>
          </table:table-cell>
          <table:table-cell office:value-type="float" office:value="263144065559.861" calcext:value-type="float">
            <text:p>263144065559.861</text:p>
          </table:table-cell>
        </table:table-row>
        <table:table-row table:style-name="ro1">
          <table:table-cell office:value-type="float" office:value="264525348986.235" calcext:value-type="float">
            <text:p>264525348986.235</text:p>
          </table:table-cell>
          <table:table-cell office:value-type="float" office:value="263144058528.284" calcext:value-type="float">
            <text:p>263144058528.284</text:p>
          </table:table-cell>
        </table:table-row>
        <table:table-row table:style-name="ro1">
          <table:table-cell office:value-type="float" office:value="264524630252.385" calcext:value-type="float">
            <text:p>264524630252.385</text:p>
          </table:table-cell>
          <table:table-cell office:value-type="float" office:value="263144024864.319" calcext:value-type="float">
            <text:p>263144024864.319</text:p>
          </table:table-cell>
        </table:table-row>
        <table:table-row table:style-name="ro1">
          <table:table-cell office:value-type="float" office:value="264519583125.869" calcext:value-type="float">
            <text:p>264519583125.869</text:p>
          </table:table-cell>
          <table:table-cell office:value-type="float" office:value="263143996195.78" calcext:value-type="float">
            <text:p>263143996195.78</text:p>
          </table:table-cell>
        </table:table-row>
        <table:table-row table:style-name="ro1">
          <table:table-cell office:value-type="float" office:value="264518966244.669" calcext:value-type="float">
            <text:p>264518966244.669</text:p>
          </table:table-cell>
          <table:table-cell office:value-type="float" office:value="263143981591.033" calcext:value-type="float">
            <text:p>263143981591.033</text:p>
          </table:table-cell>
        </table:table-row>
        <table:table-row table:style-name="ro1">
          <table:table-cell office:value-type="float" office:value="264508445604.028" calcext:value-type="float">
            <text:p>264508445604.028</text:p>
          </table:table-cell>
          <table:table-cell office:value-type="float" office:value="263143970463.849" calcext:value-type="float">
            <text:p>263143970463.849</text:p>
          </table:table-cell>
        </table:table-row>
        <table:table-row table:style-name="ro1">
          <table:table-cell office:value-type="float" office:value="264507739808.532" calcext:value-type="float">
            <text:p>264507739808.532</text:p>
          </table:table-cell>
          <table:table-cell office:value-type="float" office:value="263143964438.7" calcext:value-type="float">
            <text:p>263143964438.7</text:p>
          </table:table-cell>
        </table:table-row>
        <table:table-row table:style-name="ro1">
          <table:table-cell office:value-type="float" office:value="264502056737.389" calcext:value-type="float">
            <text:p>264502056737.389</text:p>
          </table:table-cell>
          <table:table-cell office:value-type="float" office:value="263143955943.611" calcext:value-type="float">
            <text:p>263143955943.611</text:p>
          </table:table-cell>
        </table:table-row>
        <table:table-row table:style-name="ro1">
          <table:table-cell office:value-type="float" office:value="264499156680.938" calcext:value-type="float">
            <text:p>264499156680.938</text:p>
          </table:table-cell>
          <table:table-cell office:value-type="float" office:value="263143953810.638" calcext:value-type="float">
            <text:p>263143953810.638</text:p>
          </table:table-cell>
        </table:table-row>
        <table:table-row table:style-name="ro1">
          <table:table-cell office:value-type="float" office:value="264498619157.797" calcext:value-type="float">
            <text:p>264498619157.797</text:p>
          </table:table-cell>
          <table:table-cell office:value-type="float" office:value="263143949550.39" calcext:value-type="float">
            <text:p>263143949550.39</text:p>
          </table:table-cell>
        </table:table-row>
        <table:table-row table:style-name="ro1">
          <table:table-cell office:value-type="float" office:value="264493418453.134" calcext:value-type="float">
            <text:p>264493418453.134</text:p>
          </table:table-cell>
          <table:table-cell office:value-type="float" office:value="263143930509.206" calcext:value-type="float">
            <text:p>263143930509.206</text:p>
          </table:table-cell>
        </table:table-row>
        <table:table-row table:style-name="ro1">
          <table:table-cell office:value-type="float" office:value="264490323569.845" calcext:value-type="float">
            <text:p>264490323569.845</text:p>
          </table:table-cell>
          <table:table-cell office:value-type="float" office:value="263143908047.129" calcext:value-type="float">
            <text:p>263143908047.129</text:p>
          </table:table-cell>
        </table:table-row>
        <table:table-row table:style-name="ro1">
          <table:table-cell office:value-type="float" office:value="264489571515.579" calcext:value-type="float">
            <text:p>264489571515.579</text:p>
          </table:table-cell>
          <table:table-cell office:value-type="float" office:value="263143878438.173" calcext:value-type="float">
            <text:p>263143878438.173</text:p>
          </table:table-cell>
        </table:table-row>
        <table:table-row table:style-name="ro1">
          <table:table-cell office:value-type="float" office:value="264484879332.31" calcext:value-type="float">
            <text:p>264484879332.31</text:p>
          </table:table-cell>
          <table:table-cell office:value-type="float" office:value="263143848855.271" calcext:value-type="float">
            <text:p>263143848855.271</text:p>
          </table:table-cell>
        </table:table-row>
        <table:table-row table:style-name="ro1">
          <table:table-cell office:value-type="float" office:value="264483947631.127" calcext:value-type="float">
            <text:p>264483947631.127</text:p>
          </table:table-cell>
          <table:table-cell office:value-type="float" office:value="263143821352.019" calcext:value-type="float">
            <text:p>263143821352.019</text:p>
          </table:table-cell>
        </table:table-row>
        <table:table-row table:style-name="ro1">
          <table:table-cell office:value-type="float" office:value="264474219269.476" calcext:value-type="float">
            <text:p>264474219269.476</text:p>
          </table:table-cell>
          <table:table-cell office:value-type="float" office:value="263143798547.096" calcext:value-type="float">
            <text:p>263143798547.096</text:p>
          </table:table-cell>
        </table:table-row>
        <table:table-row table:style-name="ro1">
          <table:table-cell office:value-type="float" office:value="264473386467.827" calcext:value-type="float">
            <text:p>264473386467.827</text:p>
          </table:table-cell>
          <table:table-cell office:value-type="float" office:value="263143788234.04" calcext:value-type="float">
            <text:p>263143788234.04</text:p>
          </table:table-cell>
        </table:table-row>
        <table:table-row table:style-name="ro1">
          <table:table-cell office:value-type="float" office:value="264468113077.541" calcext:value-type="float">
            <text:p>264468113077.541</text:p>
          </table:table-cell>
          <table:table-cell office:value-type="float" office:value="263143780554.767" calcext:value-type="float">
            <text:p>263143780554.767</text:p>
          </table:table-cell>
        </table:table-row>
        <table:table-row table:style-name="ro1">
          <table:table-cell office:value-type="float" office:value="264465261815.582" calcext:value-type="float">
            <text:p>264465261815.582</text:p>
          </table:table-cell>
          <table:table-cell office:value-type="float" office:value="263143764122.015" calcext:value-type="float">
            <text:p>263143764122.015</text:p>
          </table:table-cell>
        </table:table-row>
        <table:table-row table:style-name="ro1">
          <table:table-cell office:value-type="float" office:value="264464675292.185" calcext:value-type="float">
            <text:p>264464675292.185</text:p>
          </table:table-cell>
          <table:table-cell office:value-type="float" office:value="263143757506.936" calcext:value-type="float">
            <text:p>263143757506.936</text:p>
          </table:table-cell>
        </table:table-row>
        <table:table-row table:style-name="ro1">
          <table:table-cell office:value-type="float" office:value="264459847534.206" calcext:value-type="float">
            <text:p>264459847534.206</text:p>
          </table:table-cell>
          <table:table-cell office:value-type="float" office:value="263143754559.066" calcext:value-type="float">
            <text:p>263143754559.066</text:p>
          </table:table-cell>
        </table:table-row>
        <table:table-row table:style-name="ro1">
          <table:table-cell office:value-type="float" office:value="264459498462.288" calcext:value-type="float">
            <text:p>264459498462.288</text:p>
          </table:table-cell>
          <table:table-cell office:value-type="float" office:value="263143748898.064" calcext:value-type="float">
            <text:p>263143748898.064</text:p>
          </table:table-cell>
        </table:table-row>
        <table:table-row table:style-name="ro1">
          <table:table-cell office:value-type="float" office:value="264449534324.869" calcext:value-type="float">
            <text:p>264449534324.869</text:p>
          </table:table-cell>
          <table:table-cell office:value-type="float" office:value="263143743032.234" calcext:value-type="float">
            <text:p>263143743032.234</text:p>
          </table:table-cell>
        </table:table-row>
        <table:table-row table:style-name="ro1">
          <table:table-cell office:value-type="float" office:value="264448871854.901" calcext:value-type="float">
            <text:p>264448871854.901</text:p>
          </table:table-cell>
          <table:table-cell office:value-type="float" office:value="263143733245.385" calcext:value-type="float">
            <text:p>263143733245.385</text:p>
          </table:table-cell>
        </table:table-row>
        <table:table-row table:style-name="ro1">
          <table:table-cell office:value-type="float" office:value="264443615337.337" calcext:value-type="float">
            <text:p>264443615337.337</text:p>
          </table:table-cell>
          <table:table-cell office:value-type="float" office:value="263143726562.616" calcext:value-type="float">
            <text:p>263143726562.616</text:p>
          </table:table-cell>
        </table:table-row>
        <table:table-row table:style-name="ro1">
          <table:table-cell office:value-type="float" office:value="264440889818.731" calcext:value-type="float">
            <text:p>264440889818.731</text:p>
          </table:table-cell>
          <table:table-cell office:value-type="float" office:value="263143715907.96" calcext:value-type="float">
            <text:p>263143715907.96</text:p>
          </table:table-cell>
        </table:table-row>
        <table:table-row table:style-name="ro1">
          <table:table-cell office:value-type="float" office:value="264440347345.012" calcext:value-type="float">
            <text:p>264440347345.012</text:p>
          </table:table-cell>
          <table:table-cell office:value-type="float" office:value="263143713669.145" calcext:value-type="float">
            <text:p>263143713669.145</text:p>
          </table:table-cell>
        </table:table-row>
        <table:table-row table:style-name="ro1">
          <table:table-cell office:value-type="float" office:value="264435614987.438" calcext:value-type="float">
            <text:p>264435614987.438</text:p>
          </table:table-cell>
          <table:table-cell office:value-type="float" office:value="263143707633.663" calcext:value-type="float">
            <text:p>263143707633.663</text:p>
          </table:table-cell>
        </table:table-row>
        <table:table-row table:style-name="ro1">
          <table:table-cell office:value-type="float" office:value="264435584098.797" calcext:value-type="float">
            <text:p>264435584098.797</text:p>
          </table:table-cell>
          <table:table-cell office:value-type="float" office:value="263143698859.314" calcext:value-type="float">
            <text:p>263143698859.314</text:p>
          </table:table-cell>
        </table:table-row>
        <table:table-row table:style-name="ro1">
          <table:table-cell office:value-type="float" office:value="264425643419.576" calcext:value-type="float">
            <text:p>264425643419.576</text:p>
          </table:table-cell>
          <table:table-cell office:value-type="float" office:value="263143689381.338" calcext:value-type="float">
            <text:p>263143689381.338</text:p>
          </table:table-cell>
        </table:table-row>
        <table:table-row table:style-name="ro1">
          <table:table-cell office:value-type="float" office:value="264425242029.086" calcext:value-type="float">
            <text:p>264425242029.086</text:p>
          </table:table-cell>
          <table:table-cell office:value-type="float" office:value="263143678545.654" calcext:value-type="float">
            <text:p>263143678545.654</text:p>
          </table:table-cell>
        </table:table-row>
        <table:table-row table:style-name="ro1">
          <table:table-cell office:value-type="float" office:value="264419904136.609" calcext:value-type="float">
            <text:p>264419904136.609</text:p>
          </table:table-cell>
          <table:table-cell office:value-type="float" office:value="263143664836.006" calcext:value-type="float">
            <text:p>263143664836.006</text:p>
          </table:table-cell>
        </table:table-row>
        <table:table-row table:style-name="ro1">
          <table:table-cell office:value-type="float" office:value="264417411579.393" calcext:value-type="float">
            <text:p>264417411579.393</text:p>
          </table:table-cell>
          <table:table-cell office:value-type="float" office:value="263143642951.736" calcext:value-type="float">
            <text:p>263143642951.736</text:p>
          </table:table-cell>
        </table:table-row>
        <table:table-row table:style-name="ro1">
          <table:table-cell office:value-type="float" office:value="264417031438.844" calcext:value-type="float">
            <text:p>264417031438.844</text:p>
          </table:table-cell>
          <table:table-cell office:value-type="float" office:value="263143633554.629" calcext:value-type="float">
            <text:p>263143633554.629</text:p>
          </table:table-cell>
        </table:table-row>
        <table:table-row table:style-name="ro1">
          <table:table-cell office:value-type="float" office:value="264412152006.303" calcext:value-type="float">
            <text:p>264412152006.303</text:p>
          </table:table-cell>
          <table:table-cell office:value-type="float" office:value="263143628679.059" calcext:value-type="float">
            <text:p>263143628679.059</text:p>
          </table:table-cell>
        </table:table-row>
        <table:table-row table:style-name="ro1">
          <table:table-cell office:value-type="float" office:value="264409469166.202" calcext:value-type="float">
            <text:p>264409469166.202</text:p>
          </table:table-cell>
          <table:table-cell office:value-type="float" office:value="263143620002.17" calcext:value-type="float">
            <text:p>263143620002.17</text:p>
          </table:table-cell>
        </table:table-row>
        <table:table-row table:style-name="ro1">
          <table:table-cell office:value-type="float" office:value="264408882882.71" calcext:value-type="float">
            <text:p>264408882882.71</text:p>
          </table:table-cell>
          <table:table-cell office:value-type="float" office:value="263143616909.961" calcext:value-type="float">
            <text:p>263143616909.961</text:p>
          </table:table-cell>
        </table:table-row>
        <table:table-row table:style-name="ro1">
          <table:table-cell office:value-type="float" office:value="264404484781.453" calcext:value-type="float">
            <text:p>264404484781.453</text:p>
          </table:table-cell>
          <table:table-cell office:value-type="float" office:value="263143612949.683" calcext:value-type="float">
            <text:p>263143612949.683</text:p>
          </table:table-cell>
        </table:table-row>
        <table:table-row table:style-name="ro1">
          <table:table-cell office:value-type="float" office:value="264404105718.911" calcext:value-type="float">
            <text:p>264404105718.911</text:p>
          </table:table-cell>
          <table:table-cell office:value-type="float" office:value="263143607391.245" calcext:value-type="float">
            <text:p>263143607391.245</text:p>
          </table:table-cell>
        </table:table-row>
        <table:table-row table:style-name="ro1">
          <table:table-cell office:value-type="float" office:value="264394918363.188" calcext:value-type="float">
            <text:p>264394918363.188</text:p>
          </table:table-cell>
          <table:table-cell office:value-type="float" office:value="263143606091.537" calcext:value-type="float">
            <text:p>263143606091.537</text:p>
          </table:table-cell>
        </table:table-row>
        <table:table-row table:style-name="ro1">
          <table:table-cell office:value-type="float" office:value="264394372859.147" calcext:value-type="float">
            <text:p>264394372859.147</text:p>
          </table:table-cell>
          <table:table-cell office:value-type="float" office:value="263143598058.57" calcext:value-type="float">
            <text:p>263143598058.57</text:p>
          </table:table-cell>
        </table:table-row>
        <table:table-row table:style-name="ro1">
          <table:table-cell office:value-type="float" office:value="264389421675.087" calcext:value-type="float">
            <text:p>264389421675.087</text:p>
          </table:table-cell>
          <table:table-cell office:value-type="float" office:value="263143593900.069" calcext:value-type="float">
            <text:p>263143593900.069</text:p>
          </table:table-cell>
        </table:table-row>
        <table:table-row table:style-name="ro1">
          <table:table-cell office:value-type="float" office:value="264386953796.216" calcext:value-type="float">
            <text:p>264386953796.216</text:p>
          </table:table-cell>
          <table:table-cell office:value-type="float" office:value="263143590138.986" calcext:value-type="float">
            <text:p>263143590138.986</text:p>
          </table:table-cell>
        </table:table-row>
        <table:table-row table:style-name="ro1">
          <table:table-cell office:value-type="float" office:value="264386515896.799" calcext:value-type="float">
            <text:p>264386515896.799</text:p>
          </table:table-cell>
          <table:table-cell office:value-type="float" office:value="263143582489.004" calcext:value-type="float">
            <text:p>263143582489.004</text:p>
          </table:table-cell>
        </table:table-row>
        <table:table-row table:style-name="ro1">
          <table:table-cell office:value-type="float" office:value="264381988009.938" calcext:value-type="float">
            <text:p>264381988009.938</text:p>
          </table:table-cell>
          <table:table-cell office:value-type="float" office:value="263143573317.173" calcext:value-type="float">
            <text:p>263143573317.173</text:p>
          </table:table-cell>
        </table:table-row>
        <table:table-row table:style-name="ro1">
          <table:table-cell office:value-type="float" office:value="264379346797.271" calcext:value-type="float">
            <text:p>264379346797.271</text:p>
          </table:table-cell>
          <table:table-cell office:value-type="float" office:value="263143551036.593" calcext:value-type="float">
            <text:p>263143551036.593</text:p>
          </table:table-cell>
        </table:table-row>
        <table:table-row table:style-name="ro1">
          <table:table-cell office:value-type="float" office:value="264378720707.633" calcext:value-type="float">
            <text:p>264378720707.633</text:p>
          </table:table-cell>
          <table:table-cell office:value-type="float" office:value="263143528354.832" calcext:value-type="float">
            <text:p>263143528354.832</text:p>
          </table:table-cell>
        </table:table-row>
        <table:table-row table:style-name="ro1">
          <table:table-cell office:value-type="float" office:value="264374634099.039" calcext:value-type="float">
            <text:p>264374634099.039</text:p>
          </table:table-cell>
          <table:table-cell office:value-type="float" office:value="263143499849.982" calcext:value-type="float">
            <text:p>263143499849.982</text:p>
          </table:table-cell>
        </table:table-row>
        <table:table-row table:style-name="ro1">
          <table:table-cell office:value-type="float" office:value="264373935479.842" calcext:value-type="float">
            <text:p>264373935479.842</text:p>
          </table:table-cell>
          <table:table-cell office:value-type="float" office:value="263143477457.885" calcext:value-type="float">
            <text:p>263143477457.885</text:p>
          </table:table-cell>
        </table:table-row>
        <table:table-row table:style-name="ro1">
          <table:table-cell office:value-type="float" office:value="264365449096.182" calcext:value-type="float">
            <text:p>264365449096.182</text:p>
          </table:table-cell>
          <table:table-cell office:value-type="float" office:value="263143458136.144" calcext:value-type="float">
            <text:p>263143458136.144</text:p>
          </table:table-cell>
        </table:table-row>
        <table:table-row table:style-name="ro1">
          <table:table-cell office:value-type="float" office:value="264364771972.823" calcext:value-type="float">
            <text:p>264364771972.823</text:p>
          </table:table-cell>
          <table:table-cell office:value-type="float" office:value="263143420036.492" calcext:value-type="float">
            <text:p>263143420036.492</text:p>
          </table:table-cell>
        </table:table-row>
        <table:table-row table:style-name="ro1">
          <table:table-cell office:value-type="float" office:value="264360180638.057" calcext:value-type="float">
            <text:p>264360180638.057</text:p>
          </table:table-cell>
          <table:table-cell office:value-type="float" office:value="263143352768.993" calcext:value-type="float">
            <text:p>263143352768.993</text:p>
          </table:table-cell>
        </table:table-row>
        <table:table-row table:style-name="ro1">
          <table:table-cell office:value-type="float" office:value="264357738071.627" calcext:value-type="float">
            <text:p>264357738071.627</text:p>
          </table:table-cell>
          <table:table-cell office:value-type="float" office:value="263143253207.393" calcext:value-type="float">
            <text:p>263143253207.393</text:p>
          </table:table-cell>
        </table:table-row>
        <table:table-row table:style-name="ro1">
          <table:table-cell office:value-type="float" office:value="264357247770.296" calcext:value-type="float">
            <text:p>264357247770.296</text:p>
          </table:table-cell>
          <table:table-cell office:value-type="float" office:value="263143202394.299" calcext:value-type="float">
            <text:p>263143202394.299</text:p>
          </table:table-cell>
        </table:table-row>
        <table:table-row table:style-name="ro1">
          <table:table-cell office:value-type="float" office:value="264353046874.723" calcext:value-type="float">
            <text:p>264353046874.723</text:p>
          </table:table-cell>
          <table:table-cell office:value-type="float" office:value="263143136379.575" calcext:value-type="float">
            <text:p>263143136379.575</text:p>
          </table:table-cell>
        </table:table-row>
        <table:table-row table:style-name="ro1">
          <table:table-cell office:value-type="float" office:value="264352828581.893" calcext:value-type="float">
            <text:p>264352828581.893</text:p>
          </table:table-cell>
          <table:table-cell office:value-type="float" office:value="263143071706.484" calcext:value-type="float">
            <text:p>263143071706.484</text:p>
          </table:table-cell>
        </table:table-row>
        <table:table-row table:style-name="ro1">
          <table:table-cell office:value-type="float" office:value="264344141607.818" calcext:value-type="float">
            <text:p>264344141607.818</text:p>
          </table:table-cell>
          <table:table-cell office:value-type="float" office:value="263143008325.791" calcext:value-type="float">
            <text:p>263143008325.791</text:p>
          </table:table-cell>
        </table:table-row>
        <table:table-row table:style-name="ro1">
          <table:table-cell office:value-type="float" office:value="264343605702.867" calcext:value-type="float">
            <text:p>264343605702.867</text:p>
          </table:table-cell>
          <table:table-cell office:value-type="float" office:value="263142961274.371" calcext:value-type="float">
            <text:p>263142961274.371</text:p>
          </table:table-cell>
        </table:table-row>
        <table:table-row table:style-name="ro1">
          <table:table-cell office:value-type="float" office:value="264339024150.626" calcext:value-type="float">
            <text:p>264339024150.626</text:p>
          </table:table-cell>
          <table:table-cell office:value-type="float" office:value="263142896394.611" calcext:value-type="float">
            <text:p>263142896394.611</text:p>
          </table:table-cell>
        </table:table-row>
        <table:table-row table:style-name="ro1">
          <table:table-cell office:value-type="float" office:value="264336684694.845" calcext:value-type="float">
            <text:p>264336684694.845</text:p>
          </table:table-cell>
          <table:table-cell office:value-type="float" office:value="263142873541.507" calcext:value-type="float">
            <text:p>263142873541.507</text:p>
          </table:table-cell>
        </table:table-row>
        <table:table-row table:style-name="ro1">
          <table:table-cell office:value-type="float" office:value="264336231371.139" calcext:value-type="float">
            <text:p>264336231371.139</text:p>
          </table:table-cell>
          <table:table-cell office:value-type="float" office:value="263142762045.471" calcext:value-type="float">
            <text:p>263142762045.471</text:p>
          </table:table-cell>
        </table:table-row>
        <table:table-row table:style-name="ro1">
          <table:table-cell office:value-type="float" office:value="264332104825.62" calcext:value-type="float">
            <text:p>264332104825.62</text:p>
          </table:table-cell>
          <table:table-cell office:value-type="float" office:value="263142574809.943" calcext:value-type="float">
            <text:p>263142574809.943</text:p>
          </table:table-cell>
        </table:table-row>
        <table:table-row table:style-name="ro1">
          <table:table-cell office:value-type="float" office:value="264329628437.58" calcext:value-type="float">
            <text:p>264329628437.58</text:p>
          </table:table-cell>
          <table:table-cell office:value-type="float" office:value="263142484178.061" calcext:value-type="float">
            <text:p>263142484178.061</text:p>
          </table:table-cell>
        </table:table-row>
        <table:table-row table:style-name="ro1">
          <table:table-cell office:value-type="float" office:value="264329034428.686" calcext:value-type="float">
            <text:p>264329034428.686</text:p>
          </table:table-cell>
          <table:table-cell office:value-type="float" office:value="263142413167.625" calcext:value-type="float">
            <text:p>263142413167.625</text:p>
          </table:table-cell>
        </table:table-row>
        <table:table-row table:style-name="ro1">
          <table:table-cell office:value-type="float" office:value="264325254514.155" calcext:value-type="float">
            <text:p>264325254514.155</text:p>
          </table:table-cell>
          <table:table-cell office:value-type="float" office:value="263142273700.392" calcext:value-type="float">
            <text:p>263142273700.392</text:p>
          </table:table-cell>
        </table:table-row>
        <table:table-row table:style-name="ro1">
          <table:table-cell office:value-type="float" office:value="264324420379.833" calcext:value-type="float">
            <text:p>264324420379.833</text:p>
          </table:table-cell>
          <table:table-cell office:value-type="float" office:value="263142224740.446" calcext:value-type="float">
            <text:p>263142224740.446</text:p>
          </table:table-cell>
        </table:table-row>
        <table:table-row table:style-name="ro1">
          <table:table-cell office:value-type="float" office:value="264316687858.943" calcext:value-type="float">
            <text:p>264316687858.943</text:p>
          </table:table-cell>
          <table:table-cell office:value-type="float" office:value="263142156342.673" calcext:value-type="float">
            <text:p>263142156342.673</text:p>
          </table:table-cell>
        </table:table-row>
        <table:table-row table:style-name="ro1">
          <table:table-cell office:value-type="float" office:value="264315899990.308" calcext:value-type="float">
            <text:p>264315899990.308</text:p>
          </table:table-cell>
          <table:table-cell office:value-type="float" office:value="263142126868.345" calcext:value-type="float">
            <text:p>263142126868.345</text:p>
          </table:table-cell>
        </table:table-row>
        <table:table-row table:style-name="ro1">
          <table:table-cell office:value-type="float" office:value="264311782294.264" calcext:value-type="float">
            <text:p>264311782294.264</text:p>
          </table:table-cell>
          <table:table-cell office:value-type="float" office:value="263142100635.82" calcext:value-type="float">
            <text:p>263142100635.82</text:p>
          </table:table-cell>
        </table:table-row>
        <table:table-row table:style-name="ro1">
          <table:table-cell office:value-type="float" office:value="264309406901.014" calcext:value-type="float">
            <text:p>264309406901.014</text:p>
          </table:table-cell>
          <table:table-cell office:value-type="float" office:value="263142091111.886" calcext:value-type="float">
            <text:p>263142091111.886</text:p>
          </table:table-cell>
        </table:table-row>
        <table:table-row table:style-name="ro1">
          <table:table-cell office:value-type="float" office:value="264308851895.38" calcext:value-type="float">
            <text:p>264308851895.38</text:p>
          </table:table-cell>
          <table:table-cell office:value-type="float" office:value="263142077547.216" calcext:value-type="float">
            <text:p>263142077547.216</text:p>
          </table:table-cell>
        </table:table-row>
        <table:table-row table:style-name="ro1">
          <table:table-cell office:value-type="float" office:value="264305134323.969" calcext:value-type="float">
            <text:p>264305134323.969</text:p>
          </table:table-cell>
          <table:table-cell office:value-type="float" office:value="263142058919.467" calcext:value-type="float">
            <text:p>263142058919.467</text:p>
          </table:table-cell>
        </table:table-row>
        <table:table-row table:style-name="ro1">
          <table:table-cell office:value-type="float" office:value="264304555142.729" calcext:value-type="float">
            <text:p>264304555142.729</text:p>
          </table:table-cell>
          <table:table-cell office:value-type="float" office:value="263142042904.024" calcext:value-type="float">
            <text:p>263142042904.024</text:p>
          </table:table-cell>
        </table:table-row>
        <table:table-row table:style-name="ro1">
          <table:table-cell office:value-type="float" office:value="264296828578.219" calcext:value-type="float">
            <text:p>264296828578.219</text:p>
          </table:table-cell>
          <table:table-cell office:value-type="float" office:value="263142029858.653" calcext:value-type="float">
            <text:p>263142029858.653</text:p>
          </table:table-cell>
        </table:table-row>
        <table:table-row table:style-name="ro1">
          <table:table-cell office:value-type="float" office:value="264296236310.062" calcext:value-type="float">
            <text:p>264296236310.062</text:p>
          </table:table-cell>
          <table:table-cell office:value-type="float" office:value="263141986314.79" calcext:value-type="float">
            <text:p>263141986314.79</text:p>
          </table:table-cell>
        </table:table-row>
        <table:table-row table:style-name="ro1">
          <table:table-cell office:value-type="float" office:value="264292060741.321" calcext:value-type="float">
            <text:p>264292060741.321</text:p>
          </table:table-cell>
          <table:table-cell office:value-type="float" office:value="263141957847.449" calcext:value-type="float">
            <text:p>263141957847.449</text:p>
          </table:table-cell>
        </table:table-row>
        <table:table-row table:style-name="ro1">
          <table:table-cell office:value-type="float" office:value="264289858788.55" calcext:value-type="float">
            <text:p>264289858788.55</text:p>
          </table:table-cell>
          <table:table-cell office:value-type="float" office:value="263141907283.413" calcext:value-type="float">
            <text:p>263141907283.413</text:p>
          </table:table-cell>
        </table:table-row>
        <table:table-row table:style-name="ro1">
          <table:table-cell office:value-type="float" office:value="264289422706.085" calcext:value-type="float">
            <text:p>264289422706.085</text:p>
          </table:table-cell>
          <table:table-cell office:value-type="float" office:value="263141846650.499" calcext:value-type="float">
            <text:p>263141846650.499</text:p>
          </table:table-cell>
        </table:table-row>
        <table:table-row table:style-name="ro1">
          <table:table-cell office:value-type="float" office:value="264285603614.083" calcext:value-type="float">
            <text:p>264285603614.083</text:p>
          </table:table-cell>
          <table:table-cell office:value-type="float" office:value="263141807856.207" calcext:value-type="float">
            <text:p>263141807856.207</text:p>
          </table:table-cell>
        </table:table-row>
        <table:table-row table:style-name="ro1">
          <table:table-cell office:value-type="float" office:value="264285446692.999" calcext:value-type="float">
            <text:p>264285446692.999</text:p>
          </table:table-cell>
          <table:table-cell office:value-type="float" office:value="263141567958.365" calcext:value-type="float">
            <text:p>263141567958.365</text:p>
          </table:table-cell>
        </table:table-row>
        <table:table-row table:style-name="ro1">
          <table:table-cell office:value-type="float" office:value="264277540695.83" calcext:value-type="float">
            <text:p>264277540695.83</text:p>
          </table:table-cell>
          <table:table-cell office:value-type="float" office:value="263141402878.293" calcext:value-type="float">
            <text:p>263141402878.293</text:p>
          </table:table-cell>
        </table:table-row>
        <table:table-row table:style-name="ro1">
          <table:table-cell office:value-type="float" office:value="264277073353.403" calcext:value-type="float">
            <text:p>264277073353.403</text:p>
          </table:table-cell>
          <table:table-cell office:value-type="float" office:value="263141163160.064" calcext:value-type="float">
            <text:p>263141163160.064</text:p>
          </table:table-cell>
        </table:table-row>
        <table:table-row table:style-name="ro1">
          <table:table-cell office:value-type="float" office:value="264272903911.058" calcext:value-type="float">
            <text:p>264272903911.058</text:p>
          </table:table-cell>
          <table:table-cell office:value-type="float" office:value="263141076804.356" calcext:value-type="float">
            <text:p>263141076804.356</text:p>
          </table:table-cell>
        </table:table-row>
        <table:table-row table:style-name="ro1">
          <table:table-cell office:value-type="float" office:value="264270792613.152" calcext:value-type="float">
            <text:p>264270792613.152</text:p>
          </table:table-cell>
          <table:table-cell office:value-type="float" office:value="263141040041.761" calcext:value-type="float">
            <text:p>263141040041.761</text:p>
          </table:table-cell>
        </table:table-row>
        <table:table-row table:style-name="ro1">
          <table:table-cell office:value-type="float" office:value="264270389672.312" calcext:value-type="float">
            <text:p>264270389672.312</text:p>
          </table:table-cell>
          <table:table-cell office:value-type="float" office:value="263140832709.254" calcext:value-type="float">
            <text:p>263140832709.254</text:p>
          </table:table-cell>
        </table:table-row>
        <table:table-row table:style-name="ro1">
          <table:table-cell office:value-type="float" office:value="264266633146.568" calcext:value-type="float">
            <text:p>264266633146.568</text:p>
          </table:table-cell>
          <table:table-cell office:value-type="float" office:value="263140758751.706" calcext:value-type="float">
            <text:p>263140758751.706</text:p>
          </table:table-cell>
        </table:table-row>
        <table:table-row table:style-name="ro1">
          <table:table-cell office:value-type="float" office:value="264264394991.374" calcext:value-type="float">
            <text:p>264264394991.374</text:p>
          </table:table-cell>
          <table:table-cell office:value-type="float" office:value="263140622049.585" calcext:value-type="float">
            <text:p>263140622049.585</text:p>
          </table:table-cell>
        </table:table-row>
        <table:table-row table:style-name="ro1">
          <table:table-cell office:value-type="float" office:value="264263862402.818" calcext:value-type="float">
            <text:p>264263862402.818</text:p>
          </table:table-cell>
          <table:table-cell office:value-type="float" office:value="263140561368.487" calcext:value-type="float">
            <text:p>263140561368.487</text:p>
          </table:table-cell>
        </table:table-row>
        <table:table-row table:style-name="ro1">
          <table:table-cell office:value-type="float" office:value="264260422525.444" calcext:value-type="float">
            <text:p>264260422525.444</text:p>
          </table:table-cell>
          <table:table-cell office:value-type="float" office:value="263140436577.341" calcext:value-type="float">
            <text:p>263140436577.341</text:p>
          </table:table-cell>
        </table:table-row>
        <table:table-row table:style-name="ro1">
          <table:table-cell office:value-type="float" office:value="264259697579.506" calcext:value-type="float">
            <text:p>264259697579.506</text:p>
          </table:table-cell>
          <table:table-cell office:value-type="float" office:value="263140302050.78" calcext:value-type="float">
            <text:p>263140302050.78</text:p>
          </table:table-cell>
        </table:table-row>
        <table:table-row table:style-name="ro1">
          <table:table-cell office:value-type="float" office:value="264252653577.776" calcext:value-type="float">
            <text:p>264252653577.776</text:p>
          </table:table-cell>
          <table:table-cell office:value-type="float" office:value="263140153434.712" calcext:value-type="float">
            <text:p>263140153434.712</text:p>
          </table:table-cell>
        </table:table-row>
        <table:table-row table:style-name="ro1">
          <table:table-cell office:value-type="float" office:value="264251952757.656" calcext:value-type="float">
            <text:p>264251952757.656</text:p>
          </table:table-cell>
          <table:table-cell office:value-type="float" office:value="263140093335.882" calcext:value-type="float">
            <text:p>263140093335.882</text:p>
          </table:table-cell>
        </table:table-row>
        <table:table-row table:style-name="ro1">
          <table:table-cell office:value-type="float" office:value="264248201881.766" calcext:value-type="float">
            <text:p>264248201881.766</text:p>
          </table:table-cell>
          <table:table-cell office:value-type="float" office:value="263140044354.806" calcext:value-type="float">
            <text:p>263140044354.806</text:p>
          </table:table-cell>
        </table:table-row>
        <table:table-row table:style-name="ro1">
          <table:table-cell office:value-type="float" office:value="264246052690.099" calcext:value-type="float">
            <text:p>264246052690.099</text:p>
          </table:table-cell>
          <table:table-cell office:value-type="float" office:value="263139929482.52" calcext:value-type="float">
            <text:p>263139929482.52</text:p>
          </table:table-cell>
        </table:table-row>
        <table:table-row table:style-name="ro1">
          <table:table-cell office:value-type="float" office:value="264245555003.576" calcext:value-type="float">
            <text:p>264245555003.576</text:p>
          </table:table-cell>
          <table:table-cell office:value-type="float" office:value="263139897644.257" calcext:value-type="float">
            <text:p>263139897644.257</text:p>
          </table:table-cell>
        </table:table-row>
        <table:table-row table:style-name="ro1">
          <table:table-cell office:value-type="float" office:value="264242167616.018" calcext:value-type="float">
            <text:p>264242167616.018</text:p>
          </table:table-cell>
          <table:table-cell office:value-type="float" office:value="263139817277.184" calcext:value-type="float">
            <text:p>263139817277.184</text:p>
          </table:table-cell>
        </table:table-row>
        <table:table-row table:style-name="ro1">
          <table:table-cell office:value-type="float" office:value="264241669513.262" calcext:value-type="float">
            <text:p>264241669513.262</text:p>
          </table:table-cell>
          <table:table-cell office:value-type="float" office:value="263139731269.959" calcext:value-type="float">
            <text:p>263139731269.959</text:p>
          </table:table-cell>
        </table:table-row>
        <table:table-row table:style-name="ro1">
          <table:table-cell office:value-type="float" office:value="264234626312.474" calcext:value-type="float">
            <text:p>264234626312.474</text:p>
          </table:table-cell>
          <table:table-cell office:value-type="float" office:value="263139600087.24" calcext:value-type="float">
            <text:p>263139600087.24</text:p>
          </table:table-cell>
        </table:table-row>
        <table:table-row table:style-name="ro1">
          <table:table-cell office:value-type="float" office:value="264234098049.728" calcext:value-type="float">
            <text:p>264234098049.728</text:p>
          </table:table-cell>
          <table:table-cell office:value-type="float" office:value="263139418064.324" calcext:value-type="float">
            <text:p>263139418064.324</text:p>
          </table:table-cell>
        </table:table-row>
        <table:table-row table:style-name="ro1">
          <table:table-cell office:value-type="float" office:value="264230294747.902" calcext:value-type="float">
            <text:p>264230294747.902</text:p>
          </table:table-cell>
          <table:table-cell office:value-type="float" office:value="263139338938.045" calcext:value-type="float">
            <text:p>263139338938.045</text:p>
          </table:table-cell>
        </table:table-row>
        <table:table-row table:style-name="ro1">
          <table:table-cell office:value-type="float" office:value="264228297793.169" calcext:value-type="float">
            <text:p>264228297793.169</text:p>
          </table:table-cell>
          <table:table-cell office:value-type="float" office:value="263139282321.639" calcext:value-type="float">
            <text:p>263139282321.639</text:p>
          </table:table-cell>
        </table:table-row>
        <table:table-row table:style-name="ro1">
          <table:table-cell office:value-type="float" office:value="264227904695.239" calcext:value-type="float">
            <text:p>264227904695.239</text:p>
          </table:table-cell>
          <table:table-cell office:value-type="float" office:value="263139202074.463" calcext:value-type="float">
            <text:p>263139202074.463</text:p>
          </table:table-cell>
        </table:table-row>
        <table:table-row table:style-name="ro1">
          <table:table-cell office:value-type="float" office:value="264224427135.411" calcext:value-type="float">
            <text:p>264224427135.411</text:p>
          </table:table-cell>
          <table:table-cell office:value-type="float" office:value="263139089130.397" calcext:value-type="float">
            <text:p>263139089130.397</text:p>
          </table:table-cell>
        </table:table-row>
        <table:table-row table:style-name="ro1">
          <table:table-cell office:value-type="float" office:value="264224301964.906" calcext:value-type="float">
            <text:p>264224301964.906</text:p>
          </table:table-cell>
          <table:table-cell office:value-type="float" office:value="263139032373.858" calcext:value-type="float">
            <text:p>263139032373.858</text:p>
          </table:table-cell>
        </table:table-row>
        <table:table-row table:style-name="ro1">
          <table:table-cell office:value-type="float" office:value="264217098105.239" calcext:value-type="float">
            <text:p>264217098105.239</text:p>
          </table:table-cell>
          <table:table-cell office:value-type="float" office:value="263138980579.408" calcext:value-type="float">
            <text:p>263138980579.408</text:p>
          </table:table-cell>
        </table:table-row>
        <table:table-row table:style-name="ro1">
          <table:table-cell office:value-type="float" office:value="264216681053.828" calcext:value-type="float">
            <text:p>264216681053.828</text:p>
          </table:table-cell>
          <table:table-cell office:value-type="float" office:value="263138931191.416" calcext:value-type="float">
            <text:p>263138931191.416</text:p>
          </table:table-cell>
        </table:table-row>
        <table:table-row table:style-name="ro1">
          <table:table-cell office:value-type="float" office:value="264212881049.095" calcext:value-type="float">
            <text:p>264212881049.095</text:p>
          </table:table-cell>
          <table:table-cell office:value-type="float" office:value="263138904390.267" calcext:value-type="float">
            <text:p>263138904390.267</text:p>
          </table:table-cell>
        </table:table-row>
        <table:table-row table:style-name="ro1">
          <table:table-cell office:value-type="float" office:value="264210964416.571" calcext:value-type="float">
            <text:p>264210964416.571</text:p>
          </table:table-cell>
          <table:table-cell office:value-type="float" office:value="263138899250.934" calcext:value-type="float">
            <text:p>263138899250.934</text:p>
          </table:table-cell>
        </table:table-row>
        <table:table-row table:style-name="ro1">
          <table:table-cell office:value-type="float" office:value="264210601308.151" calcext:value-type="float">
            <text:p>264210601308.151</text:p>
          </table:table-cell>
          <table:table-cell office:value-type="float" office:value="263138879090.037" calcext:value-type="float">
            <text:p>263138879090.037</text:p>
          </table:table-cell>
        </table:table-row>
        <table:table-row table:style-name="ro1">
          <table:table-cell office:value-type="float" office:value="264207176440.043" calcext:value-type="float">
            <text:p>264207176440.043</text:p>
          </table:table-cell>
          <table:table-cell office:value-type="float" office:value="263138868519.782" calcext:value-type="float">
            <text:p>263138868519.782</text:p>
          </table:table-cell>
        </table:table-row>
        <table:table-row table:style-name="ro1">
          <table:table-cell office:value-type="float" office:value="264205142464.458" calcext:value-type="float">
            <text:p>264205142464.458</text:p>
          </table:table-cell>
          <table:table-cell office:value-type="float" office:value="263138843295.843" calcext:value-type="float">
            <text:p>263138843295.843</text:p>
          </table:table-cell>
        </table:table-row>
        <table:table-row table:style-name="ro1">
          <table:table-cell office:value-type="float" office:value="264204659937.321" calcext:value-type="float">
            <text:p>264204659937.321</text:p>
          </table:table-cell>
          <table:table-cell office:value-type="float" office:value="263138807454.046" calcext:value-type="float">
            <text:p>263138807454.046</text:p>
          </table:table-cell>
        </table:table-row>
        <table:table-row table:style-name="ro1">
          <table:table-cell office:value-type="float" office:value="264201524558.175" calcext:value-type="float">
            <text:p>264201524558.175</text:p>
          </table:table-cell>
          <table:table-cell office:value-type="float" office:value="263138772795.73" calcext:value-type="float">
            <text:p>263138772795.73</text:p>
          </table:table-cell>
        </table:table-row>
        <table:table-row table:style-name="ro1">
          <table:table-cell office:value-type="float" office:value="264200876660.305" calcext:value-type="float">
            <text:p>264200876660.305</text:p>
          </table:table-cell>
          <table:table-cell office:value-type="float" office:value="263138743354.18" calcext:value-type="float">
            <text:p>263138743354.18</text:p>
          </table:table-cell>
        </table:table-row>
        <table:table-row table:style-name="ro1">
          <table:table-cell office:value-type="float" office:value="264194452353.323" calcext:value-type="float">
            <text:p>264194452353.323</text:p>
          </table:table-cell>
          <table:table-cell office:value-type="float" office:value="263138721771.033" calcext:value-type="float">
            <text:p>263138721771.033</text:p>
          </table:table-cell>
        </table:table-row>
        <table:table-row table:style-name="ro1">
          <table:table-cell office:value-type="float" office:value="264193819588.141" calcext:value-type="float">
            <text:p>264193819588.141</text:p>
          </table:table-cell>
          <table:table-cell office:value-type="float" office:value="263138696542.401" calcext:value-type="float">
            <text:p>263138696542.401</text:p>
          </table:table-cell>
        </table:table-row>
        <table:table-row table:style-name="ro1">
          <table:table-cell office:value-type="float" office:value="264190397871.561" calcext:value-type="float">
            <text:p>264190397871.561</text:p>
          </table:table-cell>
          <table:table-cell office:value-type="float" office:value="263138681435.899" calcext:value-type="float">
            <text:p>263138681435.899</text:p>
          </table:table-cell>
        </table:table-row>
        <table:table-row table:style-name="ro1">
          <table:table-cell office:value-type="float" office:value="264188442768.077" calcext:value-type="float">
            <text:p>264188442768.077</text:p>
          </table:table-cell>
          <table:table-cell office:value-type="float" office:value="263138666483.186" calcext:value-type="float">
            <text:p>263138666483.186</text:p>
          </table:table-cell>
        </table:table-row>
        <table:table-row table:style-name="ro1">
          <table:table-cell office:value-type="float" office:value="264187991709.802" calcext:value-type="float">
            <text:p>264187991709.802</text:p>
          </table:table-cell>
          <table:table-cell office:value-type="float" office:value="263138662608.292" calcext:value-type="float">
            <text:p>263138662608.292</text:p>
          </table:table-cell>
        </table:table-row>
        <table:table-row table:style-name="ro1">
          <table:table-cell office:value-type="float" office:value="264184900546.652" calcext:value-type="float">
            <text:p>264184900546.652</text:p>
          </table:table-cell>
          <table:table-cell office:value-type="float" office:value="263138655847.532" calcext:value-type="float">
            <text:p>263138655847.532</text:p>
          </table:table-cell>
        </table:table-row>
        <table:table-row table:style-name="ro1">
          <table:table-cell office:value-type="float" office:value="264184455530.641" calcext:value-type="float">
            <text:p>264184455530.641</text:p>
          </table:table-cell>
          <table:table-cell office:value-type="float" office:value="263138652297.903" calcext:value-type="float">
            <text:p>263138652297.903</text:p>
          </table:table-cell>
        </table:table-row>
        <table:table-row table:style-name="ro1">
          <table:table-cell office:value-type="float" office:value="264178028011.614" calcext:value-type="float">
            <text:p>264178028011.614</text:p>
          </table:table-cell>
          <table:table-cell office:value-type="float" office:value="263138644951.073" calcext:value-type="float">
            <text:p>263138644951.073</text:p>
          </table:table-cell>
        </table:table-row>
        <table:table-row table:style-name="ro1">
          <table:table-cell office:value-type="float" office:value="264177548048.685" calcext:value-type="float">
            <text:p>264177548048.685</text:p>
          </table:table-cell>
          <table:table-cell office:value-type="float" office:value="263138638693.144" calcext:value-type="float">
            <text:p>263138638693.144</text:p>
          </table:table-cell>
        </table:table-row>
        <table:table-row table:style-name="ro1">
          <table:table-cell office:value-type="float" office:value="264174078856.468" calcext:value-type="float">
            <text:p>264174078856.468</text:p>
          </table:table-cell>
          <table:table-cell office:value-type="float" office:value="263138627125.083" calcext:value-type="float">
            <text:p>263138627125.083</text:p>
          </table:table-cell>
        </table:table-row>
        <table:table-row table:style-name="ro1">
          <table:table-cell office:value-type="float" office:value="264172257892.635" calcext:value-type="float">
            <text:p>264172257892.635</text:p>
          </table:table-cell>
          <table:table-cell office:value-type="float" office:value="263138618060.349" calcext:value-type="float">
            <text:p>263138618060.349</text:p>
          </table:table-cell>
        </table:table-row>
        <table:table-row table:style-name="ro1">
          <table:table-cell office:value-type="float" office:value="264171899110.426" calcext:value-type="float">
            <text:p>264171899110.426</text:p>
          </table:table-cell>
          <table:table-cell office:value-type="float" office:value="263138608188.905" calcext:value-type="float">
            <text:p>263138608188.905</text:p>
          </table:table-cell>
        </table:table-row>
        <table:table-row table:style-name="ro1">
          <table:table-cell office:value-type="float" office:value="264168727796.426" calcext:value-type="float">
            <text:p>264168727796.426</text:p>
          </table:table-cell>
          <table:table-cell office:value-type="float" office:value="263138587027.372" calcext:value-type="float">
            <text:p>263138587027.372</text:p>
          </table:table-cell>
        </table:table-row>
        <table:table-row table:style-name="ro1">
          <table:table-cell office:value-type="float" office:value="264168613267.173" calcext:value-type="float">
            <text:p>264168613267.173</text:p>
          </table:table-cell>
          <table:table-cell office:value-type="float" office:value="263138563717.62" calcext:value-type="float">
            <text:p>263138563717.62</text:p>
          </table:table-cell>
        </table:table-row>
        <table:table-row table:style-name="ro1">
          <table:table-cell office:value-type="float" office:value="264162041734.345" calcext:value-type="float">
            <text:p>264162041734.345</text:p>
          </table:table-cell>
          <table:table-cell office:value-type="float" office:value="263138547757.416" calcext:value-type="float">
            <text:p>263138547757.416</text:p>
          </table:table-cell>
        </table:table-row>
        <table:table-row table:style-name="ro1">
          <table:table-cell office:value-type="float" office:value="264161661213.387" calcext:value-type="float">
            <text:p>264161661213.387</text:p>
          </table:table-cell>
          <table:table-cell office:value-type="float" office:value="263138536995.374" calcext:value-type="float">
            <text:p>263138536995.374</text:p>
          </table:table-cell>
        </table:table-row>
        <table:table-row table:style-name="ro1">
          <table:table-cell office:value-type="float" office:value="264158193107.378" calcext:value-type="float">
            <text:p>264158193107.378</text:p>
          </table:table-cell>
          <table:table-cell office:value-type="float" office:value="263138531754.752" calcext:value-type="float">
            <text:p>263138531754.752</text:p>
          </table:table-cell>
        </table:table-row>
        <table:table-row table:style-name="ro1">
          <table:table-cell office:value-type="float" office:value="264156443691.327" calcext:value-type="float">
            <text:p>264156443691.327</text:p>
          </table:table-cell>
          <table:table-cell office:value-type="float" office:value="263138515954.901" calcext:value-type="float">
            <text:p>263138515954.901</text:p>
          </table:table-cell>
        </table:table-row>
        <table:table-row table:style-name="ro1">
          <table:table-cell office:value-type="float" office:value="264156112211.453" calcext:value-type="float">
            <text:p>264156112211.453</text:p>
          </table:table-cell>
          <table:table-cell office:value-type="float" office:value="263138507401.664" calcext:value-type="float">
            <text:p>263138507401.664</text:p>
          </table:table-cell>
        </table:table-row>
        <table:table-row table:style-name="ro1">
          <table:table-cell office:value-type="float" office:value="264152985269.702" calcext:value-type="float">
            <text:p>264152985269.702</text:p>
          </table:table-cell>
          <table:table-cell office:value-type="float" office:value="263138484991.418" calcext:value-type="float">
            <text:p>263138484991.418</text:p>
          </table:table-cell>
        </table:table-row>
        <table:table-row table:style-name="ro1">
          <table:table-cell office:value-type="float" office:value="264151127406.931" calcext:value-type="float">
            <text:p>264151127406.931</text:p>
          </table:table-cell>
          <table:table-cell office:value-type="float" office:value="263138470268.787" calcext:value-type="float">
            <text:p>263138470268.787</text:p>
          </table:table-cell>
        </table:table-row>
        <table:table-row table:style-name="ro1">
          <table:table-cell office:value-type="float" office:value="264150685950.406" calcext:value-type="float">
            <text:p>264150685950.406</text:p>
          </table:table-cell>
          <table:table-cell office:value-type="float" office:value="263138462834.98" calcext:value-type="float">
            <text:p>263138462834.98</text:p>
          </table:table-cell>
        </table:table-row>
        <table:table-row table:style-name="ro1">
          <table:table-cell office:value-type="float" office:value="264147823859.357" calcext:value-type="float">
            <text:p>264147823859.357</text:p>
          </table:table-cell>
          <table:table-cell office:value-type="float" office:value="263138432798.06" calcext:value-type="float">
            <text:p>263138432798.06</text:p>
          </table:table-cell>
        </table:table-row>
        <table:table-row table:style-name="ro1">
          <table:table-cell office:value-type="float" office:value="264147228853.506" calcext:value-type="float">
            <text:p>264147228853.506</text:p>
          </table:table-cell>
          <table:table-cell office:value-type="float" office:value="263138419339.502" calcext:value-type="float">
            <text:p>263138419339.502</text:p>
          </table:table-cell>
        </table:table-row>
        <table:table-row table:style-name="ro1">
          <table:table-cell office:value-type="float" office:value="264141363192.069" calcext:value-type="float">
            <text:p>264141363192.069</text:p>
          </table:table-cell>
          <table:table-cell office:value-type="float" office:value="263138406171.303" calcext:value-type="float">
            <text:p>263138406171.303</text:p>
          </table:table-cell>
        </table:table-row>
        <table:table-row table:style-name="ro1">
          <table:table-cell office:value-type="float" office:value="264140783701.767" calcext:value-type="float">
            <text:p>264140783701.767</text:p>
          </table:table-cell>
          <table:table-cell office:value-type="float" office:value="263138385257.854" calcext:value-type="float">
            <text:p>263138385257.854</text:p>
          </table:table-cell>
        </table:table-row>
        <table:table-row table:style-name="ro1">
          <table:table-cell office:value-type="float" office:value="264137657950.844" calcext:value-type="float">
            <text:p>264137657950.844</text:p>
          </table:table-cell>
          <table:table-cell office:value-type="float" office:value="263138371196.416" calcext:value-type="float">
            <text:p>263138371196.416</text:p>
          </table:table-cell>
        </table:table-row>
        <table:table-row table:style-name="ro1">
          <table:table-cell office:value-type="float" office:value="264135870344.978" calcext:value-type="float">
            <text:p>264135870344.978</text:p>
          </table:table-cell>
          <table:table-cell office:value-type="float" office:value="263138359959.326" calcext:value-type="float">
            <text:p>263138359959.326</text:p>
          </table:table-cell>
        </table:table-row>
        <table:table-row table:style-name="ro1">
          <table:table-cell office:value-type="float" office:value="264135457410.835" calcext:value-type="float">
            <text:p>264135457410.835</text:p>
          </table:table-cell>
          <table:table-cell office:value-type="float" office:value="263138352906.37" calcext:value-type="float">
            <text:p>263138352906.37</text:p>
          </table:table-cell>
        </table:table-row>
        <table:table-row table:style-name="ro1">
          <table:table-cell office:value-type="float" office:value="264132632557.646" calcext:value-type="float">
            <text:p>264132632557.646</text:p>
          </table:table-cell>
          <table:table-cell office:value-type="float" office:value="263138342031.52" calcext:value-type="float">
            <text:p>263138342031.52</text:p>
          </table:table-cell>
        </table:table-row>
        <table:table-row table:style-name="ro1">
          <table:table-cell office:value-type="float" office:value="264132219710.895" calcext:value-type="float">
            <text:p>264132219710.895</text:p>
          </table:table-cell>
          <table:table-cell office:value-type="float" office:value="263138337133.375" calcext:value-type="float">
            <text:p>263138337133.375</text:p>
          </table:table-cell>
        </table:table-row>
        <table:table-row table:style-name="ro1">
          <table:table-cell office:value-type="float" office:value="264126347733.911" calcext:value-type="float">
            <text:p>264126347733.911</text:p>
          </table:table-cell>
          <table:table-cell office:value-type="float" office:value="263138328529.277" calcext:value-type="float">
            <text:p>263138328529.277</text:p>
          </table:table-cell>
        </table:table-row>
        <table:table-row table:style-name="ro1">
          <table:table-cell office:value-type="float" office:value="264125903965.564" calcext:value-type="float">
            <text:p>264125903965.564</text:p>
          </table:table-cell>
          <table:table-cell office:value-type="float" office:value="263138317032.924" calcext:value-type="float">
            <text:p>263138317032.924</text:p>
          </table:table-cell>
        </table:table-row>
        <table:table-row table:style-name="ro1">
          <table:table-cell office:value-type="float" office:value="264122735213.72" calcext:value-type="float">
            <text:p>264122735213.72</text:p>
          </table:table-cell>
          <table:table-cell office:value-type="float" office:value="263138304493.639" calcext:value-type="float">
            <text:p>263138304493.639</text:p>
          </table:table-cell>
        </table:table-row>
        <table:table-row table:style-name="ro1">
          <table:table-cell office:value-type="float" office:value="264121066172.868" calcext:value-type="float">
            <text:p>264121066172.868</text:p>
          </table:table-cell>
          <table:table-cell office:value-type="float" office:value="263138278696.363" calcext:value-type="float">
            <text:p>263138278696.363</text:p>
          </table:table-cell>
        </table:table-row>
        <table:table-row table:style-name="ro1">
          <table:table-cell office:value-type="float" office:value="264120734871.291" calcext:value-type="float">
            <text:p>264120734871.291</text:p>
          </table:table-cell>
          <table:table-cell office:value-type="float" office:value="263138263527.669" calcext:value-type="float">
            <text:p>263138263527.669</text:p>
          </table:table-cell>
        </table:table-row>
        <table:table-row table:style-name="ro1">
          <table:table-cell office:value-type="float" office:value="264117838707.437" calcext:value-type="float">
            <text:p>264117838707.437</text:p>
          </table:table-cell>
          <table:table-cell office:value-type="float" office:value="263138247770.713" calcext:value-type="float">
            <text:p>263138247770.713</text:p>
          </table:table-cell>
        </table:table-row>
        <table:table-row table:style-name="ro1">
          <table:table-cell office:value-type="float" office:value="264117719570.318" calcext:value-type="float">
            <text:p>264117719570.318</text:p>
          </table:table-cell>
          <table:table-cell office:value-type="float" office:value="263138239656.91" calcext:value-type="float">
            <text:p>263138239656.91</text:p>
          </table:table-cell>
        </table:table-row>
        <table:table-row table:style-name="ro1">
          <table:table-cell office:value-type="float" office:value="264111718343.398" calcext:value-type="float">
            <text:p>264111718343.398</text:p>
          </table:table-cell>
          <table:table-cell office:value-type="float" office:value="263138238454.345" calcext:value-type="float">
            <text:p>263138238454.345</text:p>
          </table:table-cell>
        </table:table-row>
        <table:table-row table:style-name="ro1">
          <table:table-cell office:value-type="float" office:value="264111363814.044" calcext:value-type="float">
            <text:p>264111363814.044</text:p>
          </table:table-cell>
          <table:table-cell office:value-type="float" office:value="263138207438.76" calcext:value-type="float">
            <text:p>263138207438.76</text:p>
          </table:table-cell>
        </table:table-row>
        <table:table-row table:style-name="ro1">
          <table:table-cell office:value-type="float" office:value="264108194425.929" calcext:value-type="float">
            <text:p>264108194425.929</text:p>
          </table:table-cell>
          <table:table-cell office:value-type="float" office:value="263138201952.993" calcext:value-type="float">
            <text:p>263138201952.993</text:p>
          </table:table-cell>
        </table:table-row>
        <table:table-row table:style-name="ro1">
          <table:table-cell office:value-type="float" office:value="264106589394.97" calcext:value-type="float">
            <text:p>264106589394.97</text:p>
          </table:table-cell>
          <table:table-cell office:value-type="float" office:value="263138200616.247" calcext:value-type="float">
            <text:p>263138200616.247</text:p>
          </table:table-cell>
        </table:table-row>
        <table:table-row table:style-name="ro1">
          <table:table-cell office:value-type="float" office:value="264106283063.603" calcext:value-type="float">
            <text:p>264106283063.603</text:p>
          </table:table-cell>
          <table:table-cell office:value-type="float" office:value="263138197785.762" calcext:value-type="float">
            <text:p>263138197785.762</text:p>
          </table:table-cell>
        </table:table-row>
        <table:table-row table:style-name="ro1">
          <table:table-cell office:value-type="float" office:value="264103424246.953" calcext:value-type="float">
            <text:p>264103424246.953</text:p>
          </table:table-cell>
          <table:table-cell office:value-type="float" office:value="263138193219.511" calcext:value-type="float">
            <text:p>263138193219.511</text:p>
          </table:table-cell>
        </table:table-row>
        <table:table-row table:style-name="ro1">
          <table:table-cell office:value-type="float" office:value="264101719051.998" calcext:value-type="float">
            <text:p>264101719051.998</text:p>
          </table:table-cell>
          <table:table-cell office:value-type="float" office:value="263138182847.91" calcext:value-type="float">
            <text:p>263138182847.91</text:p>
          </table:table-cell>
        </table:table-row>
        <table:table-row table:style-name="ro1">
          <table:table-cell office:value-type="float" office:value="264101311445.761" calcext:value-type="float">
            <text:p>264101311445.761</text:p>
          </table:table-cell>
          <table:table-cell office:value-type="float" office:value="263138172825.279" calcext:value-type="float">
            <text:p>263138172825.279</text:p>
          </table:table-cell>
        </table:table-row>
        <table:table-row table:style-name="ro1">
          <table:table-cell office:value-type="float" office:value="264098695105.046" calcext:value-type="float">
            <text:p>264098695105.046</text:p>
          </table:table-cell>
          <table:table-cell office:value-type="float" office:value="263138166796.938" calcext:value-type="float">
            <text:p>263138166796.938</text:p>
          </table:table-cell>
        </table:table-row>
        <table:table-row table:style-name="ro1">
          <table:table-cell office:value-type="float" office:value="264098134656.92" calcext:value-type="float">
            <text:p>264098134656.92</text:p>
          </table:table-cell>
          <table:table-cell office:value-type="float" office:value="263138159681.331" calcext:value-type="float">
            <text:p>263138159681.331</text:p>
          </table:table-cell>
        </table:table-row>
        <table:table-row table:style-name="ro1">
          <table:table-cell office:value-type="float" office:value="264092773335.464" calcext:value-type="float">
            <text:p>264092773335.464</text:p>
          </table:table-cell>
          <table:table-cell office:value-type="float" office:value="263138155475.476" calcext:value-type="float">
            <text:p>263138155475.476</text:p>
          </table:table-cell>
        </table:table-row>
        <table:table-row table:style-name="ro1">
          <table:table-cell office:value-type="float" office:value="264092235497.408" calcext:value-type="float">
            <text:p>264092235497.408</text:p>
          </table:table-cell>
          <table:table-cell office:value-type="float" office:value="263138150208.565" calcext:value-type="float">
            <text:p>263138150208.565</text:p>
          </table:table-cell>
        </table:table-row>
        <table:table-row table:style-name="ro1">
          <table:table-cell office:value-type="float" office:value="264089376341.749" calcext:value-type="float">
            <text:p>264089376341.749</text:p>
          </table:table-cell>
          <table:table-cell office:value-type="float" office:value="263138147169.847" calcext:value-type="float">
            <text:p>263138147169.847</text:p>
          </table:table-cell>
        </table:table-row>
        <table:table-row table:style-name="ro1">
          <table:table-cell office:value-type="float" office:value="264087733991.967" calcext:value-type="float">
            <text:p>264087733991.967</text:p>
          </table:table-cell>
          <table:table-cell office:value-type="float" office:value="263138144778.313" calcext:value-type="float">
            <text:p>263138144778.313</text:p>
          </table:table-cell>
        </table:table-row>
        <table:table-row table:style-name="ro1">
          <table:table-cell office:value-type="float" office:value="264087352352.21" calcext:value-type="float">
            <text:p>264087352352.21</text:p>
          </table:table-cell>
          <table:table-cell office:value-type="float" office:value="263138133523.353" calcext:value-type="float">
            <text:p>263138133523.353</text:p>
          </table:table-cell>
        </table:table-row>
        <table:table-row table:style-name="ro1">
          <table:table-cell office:value-type="float" office:value="264084767355.674" calcext:value-type="float">
            <text:p>264084767355.674</text:p>
          </table:table-cell>
          <table:table-cell office:value-type="float" office:value="263138126073.028" calcext:value-type="float">
            <text:p>263138126073.028</text:p>
          </table:table-cell>
        </table:table-row>
        <table:table-row table:style-name="ro1">
          <table:table-cell office:value-type="float" office:value="264084371029.26" calcext:value-type="float">
            <text:p>264084371029.26</text:p>
          </table:table-cell>
          <table:table-cell office:value-type="float" office:value="263138121150.342" calcext:value-type="float">
            <text:p>263138121150.342</text:p>
          </table:table-cell>
        </table:table-row>
        <table:table-row table:style-name="ro1">
          <table:table-cell office:value-type="float" office:value="264079001028.592" calcext:value-type="float">
            <text:p>264079001028.592</text:p>
          </table:table-cell>
          <table:table-cell office:value-type="float" office:value="263138118860.381" calcext:value-type="float">
            <text:p>263138118860.381</text:p>
          </table:table-cell>
        </table:table-row>
        <table:table-row table:style-name="ro1">
          <table:table-cell office:value-type="float" office:value="264078584086.18" calcext:value-type="float">
            <text:p>264078584086.18</text:p>
          </table:table-cell>
          <table:table-cell office:value-type="float" office:value="263138114926.529" calcext:value-type="float">
            <text:p>263138114926.529</text:p>
          </table:table-cell>
        </table:table-row>
        <table:table-row table:style-name="ro1">
          <table:table-cell office:value-type="float" office:value="264075685971.656" calcext:value-type="float">
            <text:p>264075685971.656</text:p>
          </table:table-cell>
          <table:table-cell office:value-type="float" office:value="263138112184.2" calcext:value-type="float">
            <text:p>263138112184.2</text:p>
          </table:table-cell>
        </table:table-row>
        <table:table-row table:style-name="ro1">
          <table:table-cell office:value-type="float" office:value="264074148733.553" calcext:value-type="float">
            <text:p>264074148733.553</text:p>
          </table:table-cell>
          <table:table-cell office:value-type="float" office:value="263138109989.598" calcext:value-type="float">
            <text:p>263138109989.598</text:p>
          </table:table-cell>
        </table:table-row>
        <table:table-row table:style-name="ro1">
          <table:table-cell office:value-type="float" office:value="264073839496.975" calcext:value-type="float">
            <text:p>264073839496.975</text:p>
          </table:table-cell>
          <table:table-cell office:value-type="float" office:value="263138106671.904" calcext:value-type="float">
            <text:p>263138106671.904</text:p>
          </table:table-cell>
        </table:table-row>
        <table:table-row table:style-name="ro1">
          <table:table-cell office:value-type="float" office:value="264071190995.211" calcext:value-type="float">
            <text:p>264071190995.211</text:p>
          </table:table-cell>
          <table:table-cell office:value-type="float" office:value="263138101406.115" calcext:value-type="float">
            <text:p>263138101406.115</text:p>
          </table:table-cell>
        </table:table-row>
        <table:table-row table:style-name="ro1">
          <table:table-cell office:value-type="float" office:value="264071056406.785" calcext:value-type="float">
            <text:p>264071056406.785</text:p>
          </table:table-cell>
          <table:table-cell office:value-type="float" office:value="263138085364.465" calcext:value-type="float">
            <text:p>263138085364.465</text:p>
          </table:table-cell>
        </table:table-row>
        <table:table-row table:style-name="ro1">
          <table:table-cell office:value-type="float" office:value="264065570270.505" calcext:value-type="float">
            <text:p>264065570270.505</text:p>
          </table:table-cell>
          <table:table-cell office:value-type="float" office:value="263138057157.129" calcext:value-type="float">
            <text:p>263138057157.129</text:p>
          </table:table-cell>
        </table:table-row>
        <table:table-row table:style-name="ro1">
          <table:table-cell office:value-type="float" office:value="264065233683.747" calcext:value-type="float">
            <text:p>264065233683.747</text:p>
          </table:table-cell>
          <table:table-cell office:value-type="float" office:value="263138047615.378" calcext:value-type="float">
            <text:p>263138047615.378</text:p>
          </table:table-cell>
        </table:table-row>
        <table:table-row table:style-name="ro1">
          <table:table-cell office:value-type="float" office:value="264062333607.738" calcext:value-type="float">
            <text:p>264062333607.738</text:p>
          </table:table-cell>
          <table:table-cell office:value-type="float" office:value="263138043629.571" calcext:value-type="float">
            <text:p>263138043629.571</text:p>
          </table:table-cell>
        </table:table-row>
        <table:table-row table:style-name="ro1">
          <table:table-cell office:value-type="float" office:value="264060853874.872" calcext:value-type="float">
            <text:p>264060853874.872</text:p>
          </table:table-cell>
          <table:table-cell office:value-type="float" office:value="263138036286.421" calcext:value-type="float">
            <text:p>263138036286.421</text:p>
          </table:table-cell>
        </table:table-row>
        <table:table-row table:style-name="ro1">
          <table:table-cell office:value-type="float" office:value="264060567570.91" calcext:value-type="float">
            <text:p>264060567570.91</text:p>
          </table:table-cell>
          <table:table-cell office:value-type="float" office:value="263138029915.939" calcext:value-type="float">
            <text:p>263138029915.939</text:p>
          </table:table-cell>
        </table:table-row>
        <table:table-row table:style-name="ro1">
          <table:table-cell office:value-type="float" office:value="264057950481.882" calcext:value-type="float">
            <text:p>264057950481.882</text:p>
          </table:table-cell>
          <table:table-cell office:value-type="float" office:value="263138017297.354" calcext:value-type="float">
            <text:p>263138017297.354</text:p>
          </table:table-cell>
        </table:table-row>
        <table:table-row table:style-name="ro1">
          <table:table-cell office:value-type="float" office:value="264056378282.062" calcext:value-type="float">
            <text:p>264056378282.062</text:p>
          </table:table-cell>
          <table:table-cell office:value-type="float" office:value="263138009498.199" calcext:value-type="float">
            <text:p>263138009498.199</text:p>
          </table:table-cell>
        </table:table-row>
        <table:table-row table:style-name="ro1">
          <table:table-cell office:value-type="float" office:value="264055998718.453" calcext:value-type="float">
            <text:p>264055998718.453</text:p>
          </table:table-cell>
          <table:table-cell office:value-type="float" office:value="263138004619.529" calcext:value-type="float">
            <text:p>263138004619.529</text:p>
          </table:table-cell>
        </table:table-row>
        <table:table-row table:style-name="ro1">
          <table:table-cell office:value-type="float" office:value="264053603768.435" calcext:value-type="float">
            <text:p>264053603768.435</text:p>
          </table:table-cell>
          <table:table-cell office:value-type="float" office:value="263138001068.378" calcext:value-type="float">
            <text:p>263138001068.378</text:p>
          </table:table-cell>
        </table:table-row>
        <table:table-row table:style-name="ro1">
          <table:table-cell office:value-type="float" office:value="264053064098.29" calcext:value-type="float">
            <text:p>264053064098.29</text:p>
          </table:table-cell>
          <table:table-cell office:value-type="float" office:value="263137996355.973" calcext:value-type="float">
            <text:p>263137996355.973</text:p>
          </table:table-cell>
        </table:table-row>
        <table:table-row table:style-name="ro1">
          <table:table-cell office:value-type="float" office:value="264048158721.956" calcext:value-type="float">
            <text:p>264048158721.956</text:p>
          </table:table-cell>
          <table:table-cell office:value-type="float" office:value="263137992730.868" calcext:value-type="float">
            <text:p>263137992730.868</text:p>
          </table:table-cell>
        </table:table-row>
        <table:table-row table:style-name="ro1">
          <table:table-cell office:value-type="float" office:value="264047653428.178" calcext:value-type="float">
            <text:p>264047653428.178</text:p>
          </table:table-cell>
          <table:table-cell office:value-type="float" office:value="263137991389.537" calcext:value-type="float">
            <text:p>263137991389.537</text:p>
          </table:table-cell>
        </table:table-row>
        <table:table-row table:style-name="ro1">
          <table:table-cell office:value-type="float" office:value="264045034822.834" calcext:value-type="float">
            <text:p>264045034822.834</text:p>
          </table:table-cell>
          <table:table-cell office:value-type="float" office:value="263137984368.537" calcext:value-type="float">
            <text:p>263137984368.537</text:p>
          </table:table-cell>
        </table:table-row>
        <table:table-row table:style-name="ro1">
          <table:table-cell office:value-type="float" office:value="264043519071.684" calcext:value-type="float">
            <text:p>264043519071.684</text:p>
          </table:table-cell>
          <table:table-cell office:value-type="float" office:value="263137981132.378" calcext:value-type="float">
            <text:p>263137981132.378</text:p>
          </table:table-cell>
        </table:table-row>
        <table:table-row table:style-name="ro1">
          <table:table-cell office:value-type="float" office:value="264043163247.706" calcext:value-type="float">
            <text:p>264043163247.706</text:p>
          </table:table-cell>
          <table:table-cell office:value-type="float" office:value="263137971372.797" calcext:value-type="float">
            <text:p>263137971372.797</text:p>
          </table:table-cell>
        </table:table-row>
        <table:table-row table:style-name="ro1">
          <table:table-cell office:value-type="float" office:value="264040794663.958" calcext:value-type="float">
            <text:p>264040794663.958</text:p>
          </table:table-cell>
          <table:table-cell office:value-type="float" office:value="263137964055.383" calcext:value-type="float">
            <text:p>263137964055.383</text:p>
          </table:table-cell>
        </table:table-row>
        <table:table-row table:style-name="ro1">
          <table:table-cell office:value-type="float" office:value="264040403366.528" calcext:value-type="float">
            <text:p>264040403366.528</text:p>
          </table:table-cell>
          <table:table-cell office:value-type="float" office:value="263137961504.71" calcext:value-type="float">
            <text:p>263137961504.71</text:p>
          </table:table-cell>
        </table:table-row>
        <table:table-row table:style-name="ro1">
          <table:table-cell office:value-type="float" office:value="264035487553.343" calcext:value-type="float">
            <text:p>264035487553.343</text:p>
          </table:table-cell>
          <table:table-cell office:value-type="float" office:value="263137946204.064" calcext:value-type="float">
            <text:p>263137946204.064</text:p>
          </table:table-cell>
        </table:table-row>
        <table:table-row table:style-name="ro1">
          <table:table-cell office:value-type="float" office:value="264035090256.057" calcext:value-type="float">
            <text:p>264035090256.057</text:p>
          </table:table-cell>
          <table:table-cell office:value-type="float" office:value="263137930765.141" calcext:value-type="float">
            <text:p>263137930765.141</text:p>
          </table:table-cell>
        </table:table-row>
        <table:table-row table:style-name="ro1">
          <table:table-cell office:value-type="float" office:value="264032436346.084" calcext:value-type="float">
            <text:p>264032436346.084</text:p>
          </table:table-cell>
          <table:table-cell office:value-type="float" office:value="263137926219.173" calcext:value-type="float">
            <text:p>263137926219.173</text:p>
          </table:table-cell>
        </table:table-row>
        <table:table-row table:style-name="ro1">
          <table:table-cell office:value-type="float" office:value="264031014061.471" calcext:value-type="float">
            <text:p>264031014061.471</text:p>
          </table:table-cell>
          <table:table-cell office:value-type="float" office:value="263137914844.294" calcext:value-type="float">
            <text:p>263137914844.294</text:p>
          </table:table-cell>
        </table:table-row>
        <table:table-row table:style-name="ro1">
          <table:table-cell office:value-type="float" office:value="264030722621.435" calcext:value-type="float">
            <text:p>264030722621.435</text:p>
          </table:table-cell>
          <table:table-cell office:value-type="float" office:value="263137899812.894" calcext:value-type="float">
            <text:p>263137899812.894</text:p>
          </table:table-cell>
        </table:table-row>
        <table:table-row table:style-name="ro1">
          <table:table-cell office:value-type="float" office:value="264028297434.723" calcext:value-type="float">
            <text:p>264028297434.723</text:p>
          </table:table-cell>
          <table:table-cell office:value-type="float" office:value="263137889849.949" calcext:value-type="float">
            <text:p>263137889849.949</text:p>
          </table:table-cell>
        </table:table-row>
        <table:table-row table:style-name="ro1">
          <table:table-cell office:value-type="float" office:value="264028140020.511" calcext:value-type="float">
            <text:p>264028140020.511</text:p>
          </table:table-cell>
          <table:table-cell office:value-type="float" office:value="263137885143.5" calcext:value-type="float">
            <text:p>263137885143.5</text:p>
          </table:table-cell>
        </table:table-row>
        <table:table-row table:style-name="ro1">
          <table:table-cell office:value-type="float" office:value="264023119740.434" calcext:value-type="float">
            <text:p>264023119740.434</text:p>
          </table:table-cell>
          <table:table-cell office:value-type="float" office:value="263137881889.489" calcext:value-type="float">
            <text:p>263137881889.489</text:p>
          </table:table-cell>
        </table:table-row>
        <table:table-row table:style-name="ro1">
          <table:table-cell office:value-type="float" office:value="264022795043.306" calcext:value-type="float">
            <text:p>264022795043.306</text:p>
          </table:table-cell>
          <table:table-cell office:value-type="float" office:value="263137869217.2" calcext:value-type="float">
            <text:p>263137869217.2</text:p>
          </table:table-cell>
        </table:table-row>
        <table:table-row table:style-name="ro1">
          <table:table-cell office:value-type="float" office:value="264020138171.811" calcext:value-type="float">
            <text:p>264020138171.811</text:p>
          </table:table-cell>
          <table:table-cell office:value-type="float" office:value="263137865467.59" calcext:value-type="float">
            <text:p>263137865467.59</text:p>
          </table:table-cell>
        </table:table-row>
        <table:table-row table:style-name="ro1">
          <table:table-cell office:value-type="float" office:value="264018767764.1" calcext:value-type="float">
            <text:p>264018767764.1</text:p>
          </table:table-cell>
          <table:table-cell office:value-type="float" office:value="263137863211.121" calcext:value-type="float">
            <text:p>263137863211.121</text:p>
          </table:table-cell>
        </table:table-row>
        <table:table-row table:style-name="ro1">
          <table:table-cell office:value-type="float" office:value="264018497469.054" calcext:value-type="float">
            <text:p>264018497469.054</text:p>
          </table:table-cell>
          <table:table-cell office:value-type="float" office:value="263137859839.102" calcext:value-type="float">
            <text:p>263137859839.102</text:p>
          </table:table-cell>
        </table:table-row>
        <table:table-row table:style-name="ro1">
          <table:table-cell office:value-type="float" office:value="264016098682.439" calcext:value-type="float">
            <text:p>264016098682.439</text:p>
          </table:table-cell>
          <table:table-cell office:value-type="float" office:value="263137856746.989" calcext:value-type="float">
            <text:p>263137856746.989</text:p>
          </table:table-cell>
        </table:table-row>
        <table:table-row table:style-name="ro1">
          <table:table-cell office:value-type="float" office:value="264016081801.01" calcext:value-type="float">
            <text:p>264016081801.01</text:p>
          </table:table-cell>
          <table:table-cell office:value-type="float" office:value="263137852316.521" calcext:value-type="float">
            <text:p>263137852316.521</text:p>
          </table:table-cell>
        </table:table-row>
        <table:table-row table:style-name="ro1">
          <table:table-cell office:value-type="float" office:value="264011049992.681" calcext:value-type="float">
            <text:p>264011049992.681</text:p>
          </table:table-cell>
          <table:table-cell office:value-type="float" office:value="263137849824.627" calcext:value-type="float">
            <text:p>263137849824.627</text:p>
          </table:table-cell>
        </table:table-row>
        <table:table-row table:style-name="ro1">
          <table:table-cell office:value-type="float" office:value="264010831264.66" calcext:value-type="float">
            <text:p>264010831264.66</text:p>
          </table:table-cell>
          <table:table-cell office:value-type="float" office:value="263137847526.797" calcext:value-type="float">
            <text:p>263137847526.797</text:p>
          </table:table-cell>
        </table:table-row>
        <table:table-row table:style-name="ro1">
          <table:table-cell office:value-type="float" office:value="264008136125.536" calcext:value-type="float">
            <text:p>264008136125.536</text:p>
          </table:table-cell>
          <table:table-cell office:value-type="float" office:value="263137843218.387" calcext:value-type="float">
            <text:p>263137843218.387</text:p>
          </table:table-cell>
        </table:table-row>
        <table:table-row table:style-name="ro1">
          <table:table-cell office:value-type="float" office:value="264006856768.83" calcext:value-type="float">
            <text:p>264006856768.83</text:p>
          </table:table-cell>
          <table:table-cell office:value-type="float" office:value="263137840508.826" calcext:value-type="float">
            <text:p>263137840508.826</text:p>
          </table:table-cell>
        </table:table-row>
        <table:table-row table:style-name="ro1">
          <table:table-cell office:value-type="float" office:value="264006650456.479" calcext:value-type="float">
            <text:p>264006650456.479</text:p>
          </table:table-cell>
          <table:table-cell office:value-type="float" office:value="263137836608.072" calcext:value-type="float">
            <text:p>263137836608.072</text:p>
          </table:table-cell>
        </table:table-row>
        <table:table-row table:style-name="ro1">
          <table:table-cell office:value-type="float" office:value="264004190985.599" calcext:value-type="float">
            <text:p>264004190985.599</text:p>
          </table:table-cell>
          <table:table-cell office:value-type="float" office:value="263137835117.014" calcext:value-type="float">
            <text:p>263137835117.014</text:p>
          </table:table-cell>
        </table:table-row>
        <table:table-row table:style-name="ro1">
          <table:table-cell office:value-type="float" office:value="264002812346.864" calcext:value-type="float">
            <text:p>264002812346.864</text:p>
          </table:table-cell>
          <table:table-cell office:value-type="float" office:value="263137832480.419" calcext:value-type="float">
            <text:p>263137832480.419</text:p>
          </table:table-cell>
        </table:table-row>
        <table:table-row table:style-name="ro1">
          <table:table-cell office:value-type="float" office:value="264002502493.346" calcext:value-type="float">
            <text:p>264002502493.346</text:p>
          </table:table-cell>
          <table:table-cell office:value-type="float" office:value="263137830858.236" calcext:value-type="float">
            <text:p>263137830858.236</text:p>
          </table:table-cell>
        </table:table-row>
        <table:table-row table:style-name="ro1">
          <table:table-cell office:value-type="float" office:value="264000278577.942" calcext:value-type="float">
            <text:p>264000278577.942</text:p>
          </table:table-cell>
          <table:table-cell office:value-type="float" office:value="263137826081.427" calcext:value-type="float">
            <text:p>263137826081.427</text:p>
          </table:table-cell>
        </table:table-row>
        <table:table-row table:style-name="ro1">
          <table:table-cell office:value-type="float" office:value="264000011639.702" calcext:value-type="float">
            <text:p>264000011639.702</text:p>
          </table:table-cell>
          <table:table-cell office:value-type="float" office:value="263137823520.838" calcext:value-type="float">
            <text:p>263137823520.838</text:p>
          </table:table-cell>
        </table:table-row>
        <table:table-row table:style-name="ro1">
          <table:table-cell office:value-type="float" office:value="263995382446.793" calcext:value-type="float">
            <text:p>263995382446.793</text:p>
          </table:table-cell>
          <table:table-cell office:value-type="float" office:value="263137822499.979" calcext:value-type="float">
            <text:p>263137822499.979</text:p>
          </table:table-cell>
        </table:table-row>
        <table:table-row table:style-name="ro1">
          <table:table-cell office:value-type="float" office:value="263995056901.714" calcext:value-type="float">
            <text:p>263995056901.714</text:p>
          </table:table-cell>
          <table:table-cell office:value-type="float" office:value="263137819155.219" calcext:value-type="float">
            <text:p>263137819155.219</text:p>
          </table:table-cell>
        </table:table-row>
        <table:table-row table:style-name="ro1">
          <table:table-cell office:value-type="float" office:value="263992563862.818" calcext:value-type="float">
            <text:p>263992563862.818</text:p>
          </table:table-cell>
          <table:table-cell office:value-type="float" office:value="263137817154.642" calcext:value-type="float">
            <text:p>263137817154.642</text:p>
          </table:table-cell>
        </table:table-row>
        <table:table-row table:style-name="ro1">
          <table:table-cell office:value-type="float" office:value="263991269853.397" calcext:value-type="float">
            <text:p>263991269853.397</text:p>
          </table:table-cell>
          <table:table-cell office:value-type="float" office:value="263137812609.249" calcext:value-type="float">
            <text:p>263137812609.249</text:p>
          </table:table-cell>
        </table:table-row>
        <table:table-row table:style-name="ro1">
          <table:table-cell office:value-type="float" office:value="263991018693.08" calcext:value-type="float">
            <text:p>263991018693.08</text:p>
          </table:table-cell>
          <table:table-cell office:value-type="float" office:value="263137811506.905" calcext:value-type="float">
            <text:p>263137811506.905</text:p>
          </table:table-cell>
        </table:table-row>
        <table:table-row table:style-name="ro1">
          <table:table-cell office:value-type="float" office:value="263988741690.74" calcext:value-type="float">
            <text:p>263988741690.74</text:p>
          </table:table-cell>
          <table:table-cell office:value-type="float" office:value="263137810468.567" calcext:value-type="float">
            <text:p>263137810468.567</text:p>
          </table:table-cell>
        </table:table-row>
        <table:table-row table:style-name="ro1">
          <table:table-cell office:value-type="float" office:value="263988688334.319" calcext:value-type="float">
            <text:p>263988688334.319</text:p>
          </table:table-cell>
          <table:table-cell office:value-type="float" office:value="263137808488.652" calcext:value-type="float">
            <text:p>263137808488.652</text:p>
          </table:table-cell>
        </table:table-row>
        <table:table-row table:style-name="ro1">
          <table:table-cell office:value-type="float" office:value="263983961007.212" calcext:value-type="float">
            <text:p>263983961007.212</text:p>
          </table:table-cell>
          <table:table-cell office:value-type="float" office:value="263137808202.519" calcext:value-type="float">
            <text:p>263137808202.519</text:p>
          </table:table-cell>
        </table:table-row>
        <table:table-row table:style-name="ro1">
          <table:table-cell office:value-type="float" office:value="263983701503.022" calcext:value-type="float">
            <text:p>263983701503.022</text:p>
          </table:table-cell>
          <table:table-cell office:value-type="float" office:value="263137807684.828" calcext:value-type="float">
            <text:p>263137807684.828</text:p>
          </table:table-cell>
        </table:table-row>
        <table:table-row table:style-name="ro1">
          <table:table-cell office:value-type="float" office:value="263981204483.112" calcext:value-type="float">
            <text:p>263981204483.112</text:p>
          </table:table-cell>
          <table:table-cell office:value-type="float" office:value="263137807512.162" calcext:value-type="float">
            <text:p>263137807512.162</text:p>
          </table:table-cell>
        </table:table-row>
        <table:table-row table:style-name="ro1">
          <table:table-cell office:value-type="float" office:value="263979957068.809" calcext:value-type="float">
            <text:p>263979957068.809</text:p>
          </table:table-cell>
          <table:table-cell office:value-type="float" office:value="263137807036.407" calcext:value-type="float">
            <text:p>263137807036.407</text:p>
          </table:table-cell>
        </table:table-row>
        <table:table-row table:style-name="ro1">
          <table:table-cell office:value-type="float" office:value="263979724998.905" calcext:value-type="float">
            <text:p>263979724998.905</text:p>
          </table:table-cell>
          <table:table-cell office:value-type="float" office:value="263137806404.402" calcext:value-type="float">
            <text:p>263137806404.402</text:p>
          </table:table-cell>
        </table:table-row>
        <table:table-row table:style-name="ro1">
          <table:table-cell office:value-type="float" office:value="263977471064.653" calcext:value-type="float">
            <text:p>263977471064.653</text:p>
          </table:table-cell>
          <table:table-cell office:value-type="float" office:value="263137805116.052" calcext:value-type="float">
            <text:p>263137805116.052</text:p>
          </table:table-cell>
        </table:table-row>
        <table:table-row table:style-name="ro1">
          <table:table-cell office:value-type="float" office:value="263976142012.829" calcext:value-type="float">
            <text:p>263976142012.829</text:p>
          </table:table-cell>
          <table:table-cell office:value-type="float" office:value="263137804369.398" calcext:value-type="float">
            <text:p>263137804369.398</text:p>
          </table:table-cell>
        </table:table-row>
        <table:table-row table:style-name="ro1">
          <table:table-cell office:value-type="float" office:value="263975828200.566" calcext:value-type="float">
            <text:p>263975828200.566</text:p>
          </table:table-cell>
          <table:table-cell office:value-type="float" office:value="263137803176.2" calcext:value-type="float">
            <text:p>263137803176.2</text:p>
          </table:table-cell>
        </table:table-row>
        <table:table-row table:style-name="ro1">
          <table:table-cell office:value-type="float" office:value="263973766653.982" calcext:value-type="float">
            <text:p>263973766653.982</text:p>
          </table:table-cell>
          <table:table-cell office:value-type="float" office:value="263137802131.153" calcext:value-type="float">
            <text:p>263137802131.153</text:p>
          </table:table-cell>
        </table:table-row>
        <table:table-row table:style-name="ro1">
          <table:table-cell office:value-type="float" office:value="263973356671.216" calcext:value-type="float">
            <text:p>263973356671.216</text:p>
          </table:table-cell>
          <table:table-cell office:value-type="float" office:value="263137800868.921" calcext:value-type="float">
            <text:p>263137800868.921</text:p>
          </table:table-cell>
        </table:table-row>
        <table:table-row table:style-name="ro1">
          <table:table-cell office:value-type="float" office:value="263969124835.759" calcext:value-type="float">
            <text:p>263969124835.759</text:p>
          </table:table-cell>
          <table:table-cell office:value-type="float" office:value="263137799650.958" calcext:value-type="float">
            <text:p>263137799650.958</text:p>
          </table:table-cell>
        </table:table-row>
        <table:table-row table:style-name="ro1">
          <table:table-cell office:value-type="float" office:value="263968715876.122" calcext:value-type="float">
            <text:p>263968715876.122</text:p>
          </table:table-cell>
          <table:table-cell office:value-type="float" office:value="263137798643.46" calcext:value-type="float">
            <text:p>263137798643.46</text:p>
          </table:table-cell>
        </table:table-row>
        <table:table-row table:style-name="ro1">
          <table:table-cell office:value-type="float" office:value="263966458599.81" calcext:value-type="float">
            <text:p>263966458599.81</text:p>
          </table:table-cell>
          <table:table-cell office:value-type="float" office:value="263137796728.222" calcext:value-type="float">
            <text:p>263137796728.222</text:p>
          </table:table-cell>
        </table:table-row>
        <table:table-row table:style-name="ro1">
          <table:table-cell office:value-type="float" office:value="263965175345.497" calcext:value-type="float">
            <text:p>263965175345.497</text:p>
          </table:table-cell>
          <table:table-cell office:value-type="float" office:value="263137796108.388" calcext:value-type="float">
            <text:p>263137796108.388</text:p>
          </table:table-cell>
        </table:table-row>
        <table:table-row table:style-name="ro1">
          <table:table-cell office:value-type="float" office:value="263964881236.057" calcext:value-type="float">
            <text:p>263964881236.057</text:p>
          </table:table-cell>
          <table:table-cell office:value-type="float" office:value="263137794232.531" calcext:value-type="float">
            <text:p>263137794232.531</text:p>
          </table:table-cell>
        </table:table-row>
        <table:table-row table:style-name="ro1">
          <table:table-cell office:value-type="float" office:value="263962839004.105" calcext:value-type="float">
            <text:p>263962839004.105</text:p>
          </table:table-cell>
          <table:table-cell office:value-type="float" office:value="263137792869.761" calcext:value-type="float">
            <text:p>263137792869.761</text:p>
          </table:table-cell>
        </table:table-row>
        <table:table-row table:style-name="ro1">
          <table:table-cell office:value-type="float" office:value="263962551794.87" calcext:value-type="float">
            <text:p>263962551794.87</text:p>
          </table:table-cell>
          <table:table-cell office:value-type="float" office:value="263137792597.295" calcext:value-type="float">
            <text:p>263137792597.295</text:p>
          </table:table-cell>
        </table:table-row>
        <table:table-row table:style-name="ro1">
          <table:table-cell office:value-type="float" office:value="263958307180.728" calcext:value-type="float">
            <text:p>263958307180.728</text:p>
          </table:table-cell>
          <table:table-cell office:value-type="float" office:value="263137792200.39" calcext:value-type="float">
            <text:p>263137792200.39</text:p>
          </table:table-cell>
        </table:table-row>
        <table:table-row table:style-name="ro1">
          <table:table-cell office:value-type="float" office:value="263957986591.39" calcext:value-type="float">
            <text:p>263957986591.39</text:p>
          </table:table-cell>
          <table:table-cell office:value-type="float" office:value="263137791834.87" calcext:value-type="float">
            <text:p>263137791834.87</text:p>
          </table:table-cell>
        </table:table-row>
        <table:table-row table:style-name="ro1">
          <table:table-cell office:value-type="float" office:value="263955698817.152" calcext:value-type="float">
            <text:p>263955698817.152</text:p>
          </table:table-cell>
          <table:table-cell office:value-type="float" office:value="263137790994.603" calcext:value-type="float">
            <text:p>263137790994.603</text:p>
          </table:table-cell>
        </table:table-row>
        <table:table-row table:style-name="ro1">
          <table:table-cell office:value-type="float" office:value="263954491254.758" calcext:value-type="float">
            <text:p>263954491254.758</text:p>
          </table:table-cell>
          <table:table-cell office:value-type="float" office:value="263137789645.649" calcext:value-type="float">
            <text:p>263137789645.649</text:p>
          </table:table-cell>
        </table:table-row>
        <table:table-row table:style-name="ro1">
          <table:table-cell office:value-type="float" office:value="263954249592.851" calcext:value-type="float">
            <text:p>263954249592.851</text:p>
          </table:table-cell>
          <table:table-cell office:value-type="float" office:value="263137786134.468" calcext:value-type="float">
            <text:p>263137786134.468</text:p>
          </table:table-cell>
        </table:table-row>
        <table:table-row table:style-name="ro1">
          <table:table-cell office:value-type="float" office:value="263952159988.243" calcext:value-type="float">
            <text:p>263952159988.243</text:p>
          </table:table-cell>
          <table:table-cell office:value-type="float" office:value="263137778981.715" calcext:value-type="float">
            <text:p>263137778981.715</text:p>
          </table:table-cell>
        </table:table-row>
        <table:table-row table:style-name="ro1">
          <table:table-cell office:value-type="float" office:value="263952064605.226" calcext:value-type="float">
            <text:p>263952064605.226</text:p>
          </table:table-cell>
          <table:table-cell office:value-type="float" office:value="263137766871.514" calcext:value-type="float">
            <text:p>263137766871.514</text:p>
          </table:table-cell>
        </table:table-row>
        <table:table-row table:style-name="ro1">
          <table:table-cell office:value-type="float" office:value="263947731586.18" calcext:value-type="float">
            <text:p>263947731586.18</text:p>
          </table:table-cell>
          <table:table-cell office:value-type="float" office:value="263137758265.852" calcext:value-type="float">
            <text:p>263137758265.852</text:p>
          </table:table-cell>
        </table:table-row>
        <table:table-row table:style-name="ro1">
          <table:table-cell office:value-type="float" office:value="263947471068.291" calcext:value-type="float">
            <text:p>263947471068.291</text:p>
          </table:table-cell>
          <table:table-cell office:value-type="float" office:value="263137731994.798" calcext:value-type="float">
            <text:p>263137731994.798</text:p>
          </table:table-cell>
        </table:table-row>
        <table:table-row table:style-name="ro1">
          <table:table-cell office:value-type="float" office:value="263945178786.675" calcext:value-type="float">
            <text:p>263945178786.675</text:p>
          </table:table-cell>
          <table:table-cell office:value-type="float" office:value="263137694814.198" calcext:value-type="float">
            <text:p>263137694814.198</text:p>
          </table:table-cell>
        </table:table-row>
        <table:table-row table:style-name="ro1">
          <table:table-cell office:value-type="float" office:value="263944013619.938" calcext:value-type="float">
            <text:p>263944013619.938</text:p>
          </table:table-cell>
          <table:table-cell office:value-type="float" office:value="263137670838.139" calcext:value-type="float">
            <text:p>263137670838.139</text:p>
          </table:table-cell>
        </table:table-row>
        <table:table-row table:style-name="ro1">
          <table:table-cell office:value-type="float" office:value="263943789724.133" calcext:value-type="float">
            <text:p>263943789724.133</text:p>
          </table:table-cell>
          <table:table-cell office:value-type="float" office:value="263137662679.289" calcext:value-type="float">
            <text:p>263137662679.289</text:p>
          </table:table-cell>
        </table:table-row>
        <table:table-row table:style-name="ro1">
          <table:table-cell office:value-type="float" office:value="263941719458.383" calcext:value-type="float">
            <text:p>263941719458.383</text:p>
          </table:table-cell>
          <table:table-cell office:value-type="float" office:value="263137650656.74" calcext:value-type="float">
            <text:p>263137650656.74</text:p>
          </table:table-cell>
        </table:table-row>
        <table:table-row table:style-name="ro1">
          <table:table-cell office:value-type="float" office:value="263940479039.233" calcext:value-type="float">
            <text:p>263940479039.233</text:p>
          </table:table-cell>
          <table:table-cell office:value-type="float" office:value="263137641438.848" calcext:value-type="float">
            <text:p>263137641438.848</text:p>
          </table:table-cell>
        </table:table-row>
        <table:table-row table:style-name="ro1">
          <table:table-cell office:value-type="float" office:value="263940179881.151" calcext:value-type="float">
            <text:p>263940179881.151</text:p>
          </table:table-cell>
          <table:table-cell office:value-type="float" office:value="263137637369.803" calcext:value-type="float">
            <text:p>263137637369.803</text:p>
          </table:table-cell>
        </table:table-row>
        <table:table-row table:style-name="ro1">
          <table:table-cell office:value-type="float" office:value="263938286168.981" calcext:value-type="float">
            <text:p>263938286168.981</text:p>
          </table:table-cell>
          <table:table-cell office:value-type="float" office:value="263137627331.436" calcext:value-type="float">
            <text:p>263137627331.436</text:p>
          </table:table-cell>
        </table:table-row>
        <table:table-row table:style-name="ro1">
          <table:table-cell office:value-type="float" office:value="263937864144.703" calcext:value-type="float">
            <text:p>263937864144.703</text:p>
          </table:table-cell>
          <table:table-cell office:value-type="float" office:value="263137624593.92" calcext:value-type="float">
            <text:p>263137624593.92</text:p>
          </table:table-cell>
        </table:table-row>
        <table:table-row table:style-name="ro1">
          <table:table-cell office:value-type="float" office:value="263933982105.859" calcext:value-type="float">
            <text:p>263933982105.859</text:p>
          </table:table-cell>
          <table:table-cell office:value-type="float" office:value="263137605850.865" calcext:value-type="float">
            <text:p>263137605850.865</text:p>
          </table:table-cell>
        </table:table-row>
        <table:table-row table:style-name="ro1">
          <table:table-cell office:value-type="float" office:value="263933584474.744" calcext:value-type="float">
            <text:p>263933584474.744</text:p>
          </table:table-cell>
          <table:table-cell office:value-type="float" office:value="263137598636.274" calcext:value-type="float">
            <text:p>263137598636.274</text:p>
          </table:table-cell>
        </table:table-row>
        <table:table-row table:style-name="ro1">
          <table:table-cell office:value-type="float" office:value="263931510401.366" calcext:value-type="float">
            <text:p>263931510401.366</text:p>
          </table:table-cell>
          <table:table-cell office:value-type="float" office:value="263137588985.641" calcext:value-type="float">
            <text:p>263137588985.641</text:p>
          </table:table-cell>
        </table:table-row>
        <table:table-row table:style-name="ro1">
          <table:table-cell office:value-type="float" office:value="263930311628.667" calcext:value-type="float">
            <text:p>263930311628.667</text:p>
          </table:table-cell>
          <table:table-cell office:value-type="float" office:value="263137580125.375" calcext:value-type="float">
            <text:p>263137580125.375</text:p>
          </table:table-cell>
        </table:table-row>
        <table:table-row table:style-name="ro1">
          <table:table-cell office:value-type="float" office:value="263930030715.249" calcext:value-type="float">
            <text:p>263930030715.249</text:p>
          </table:table-cell>
          <table:table-cell office:value-type="float" office:value="263137572534.203" calcext:value-type="float">
            <text:p>263137572534.203</text:p>
          </table:table-cell>
        </table:table-row>
        <table:table-row table:style-name="ro1">
          <table:table-cell office:value-type="float" office:value="263928153196.872" calcext:value-type="float">
            <text:p>263928153196.872</text:p>
          </table:table-cell>
          <table:table-cell office:value-type="float" office:value="263137561758.895" calcext:value-type="float">
            <text:p>263137561758.895</text:p>
          </table:table-cell>
        </table:table-row>
        <table:table-row table:style-name="ro1">
          <table:table-cell office:value-type="float" office:value="263927843256.285" calcext:value-type="float">
            <text:p>263927843256.285</text:p>
          </table:table-cell>
          <table:table-cell office:value-type="float" office:value="263137558481.52" calcext:value-type="float">
            <text:p>263137558481.52</text:p>
          </table:table-cell>
        </table:table-row>
        <table:table-row table:style-name="ro1">
          <table:table-cell office:value-type="float" office:value="263923947853.366" calcext:value-type="float">
            <text:p>263923947853.366</text:p>
          </table:table-cell>
          <table:table-cell office:value-type="float" office:value="263137552700.662" calcext:value-type="float">
            <text:p>263137552700.662</text:p>
          </table:table-cell>
        </table:table-row>
        <table:table-row table:style-name="ro1">
          <table:table-cell office:value-type="float" office:value="263923629798.064" calcext:value-type="float">
            <text:p>263923629798.064</text:p>
          </table:table-cell>
          <table:table-cell office:value-type="float" office:value="263137549645.282" calcext:value-type="float">
            <text:p>263137549645.282</text:p>
          </table:table-cell>
        </table:table-row>
        <table:table-row table:style-name="ro1">
          <table:table-cell office:value-type="float" office:value="263921528089.449" calcext:value-type="float">
            <text:p>263921528089.449</text:p>
          </table:table-cell>
          <table:table-cell office:value-type="float" office:value="263137535044.697" calcext:value-type="float">
            <text:p>263137535044.697</text:p>
          </table:table-cell>
        </table:table-row>
        <table:table-row table:style-name="ro1">
          <table:table-cell office:value-type="float" office:value="263920397200.915" calcext:value-type="float">
            <text:p>263920397200.915</text:p>
          </table:table-cell>
          <table:table-cell office:value-type="float" office:value="263137532265.681" calcext:value-type="float">
            <text:p>263137532265.681</text:p>
          </table:table-cell>
        </table:table-row>
        <table:table-row table:style-name="ro1">
          <table:table-cell office:value-type="float" office:value="263920163262.079" calcext:value-type="float">
            <text:p>263920163262.079</text:p>
          </table:table-cell>
          <table:table-cell office:value-type="float" office:value="263137528792.993" calcext:value-type="float">
            <text:p>263137528792.993</text:p>
          </table:table-cell>
        </table:table-row>
        <table:table-row table:style-name="ro1">
          <table:table-cell office:value-type="float" office:value="263918243442.266" calcext:value-type="float">
            <text:p>263918243442.266</text:p>
          </table:table-cell>
          <table:table-cell office:value-type="float" office:value="263137524684.201" calcext:value-type="float">
            <text:p>263137524684.201</text:p>
          </table:table-cell>
        </table:table-row>
        <table:table-row table:style-name="ro1">
          <table:table-cell office:value-type="float" office:value="263918106209.128" calcext:value-type="float">
            <text:p>263918106209.128</text:p>
          </table:table-cell>
          <table:table-cell office:value-type="float" office:value="263137523376.127" calcext:value-type="float">
            <text:p>263137523376.127</text:p>
          </table:table-cell>
        </table:table-row>
        <table:table-row table:style-name="ro1">
          <table:table-cell office:value-type="float" office:value="263914131081.567" calcext:value-type="float">
            <text:p>263914131081.567</text:p>
          </table:table-cell>
          <table:table-cell office:value-type="float" office:value="263137514774.328" calcext:value-type="float">
            <text:p>263137514774.328</text:p>
          </table:table-cell>
        </table:table-row>
        <table:table-row table:style-name="ro1">
          <table:table-cell office:value-type="float" office:value="263913867814.965" calcext:value-type="float">
            <text:p>263913867814.965</text:p>
          </table:table-cell>
          <table:table-cell office:value-type="float" office:value="263137512365.631" calcext:value-type="float">
            <text:p>263137512365.631</text:p>
          </table:table-cell>
        </table:table-row>
        <table:table-row table:style-name="ro1">
          <table:table-cell office:value-type="float" office:value="263911761247.081" calcext:value-type="float">
            <text:p>263911761247.081</text:p>
          </table:table-cell>
          <table:table-cell office:value-type="float" office:value="263137509641.708" calcext:value-type="float">
            <text:p>263137509641.708</text:p>
          </table:table-cell>
        </table:table-row>
        <table:table-row table:style-name="ro1">
          <table:table-cell office:value-type="float" office:value="263910669062.932" calcext:value-type="float">
            <text:p>263910669062.932</text:p>
          </table:table-cell>
          <table:table-cell office:value-type="float" office:value="263137506415.171" calcext:value-type="float">
            <text:p>263137506415.171</text:p>
          </table:table-cell>
        </table:table-row>
        <table:table-row table:style-name="ro1">
          <table:table-cell office:value-type="float" office:value="263910451698.185" calcext:value-type="float">
            <text:p>263910451698.185</text:p>
          </table:table-cell>
          <table:table-cell office:value-type="float" office:value="263137503723.768" calcext:value-type="float">
            <text:p>263137503723.768</text:p>
          </table:table-cell>
        </table:table-row>
        <table:table-row table:style-name="ro1">
          <table:table-cell office:value-type="float" office:value="263908548064.94" calcext:value-type="float">
            <text:p>263908548064.94</text:p>
          </table:table-cell>
          <table:table-cell office:value-type="float" office:value="263137498710.587" calcext:value-type="float">
            <text:p>263137498710.587</text:p>
          </table:table-cell>
        </table:table-row>
        <table:table-row table:style-name="ro1">
          <table:table-cell office:value-type="float" office:value="263908518064.236" calcext:value-type="float">
            <text:p>263908518064.236</text:p>
          </table:table-cell>
          <table:table-cell office:value-type="float" office:value="263137494366.036" calcext:value-type="float">
            <text:p>263137494366.036</text:p>
          </table:table-cell>
        </table:table-row>
        <table:table-row table:style-name="ro1">
          <table:table-cell office:value-type="float" office:value="263904528641.845" calcext:value-type="float">
            <text:p>263904528641.845</text:p>
          </table:table-cell>
          <table:table-cell office:value-type="float" office:value="263137485943.143" calcext:value-type="float">
            <text:p>263137485943.143</text:p>
          </table:table-cell>
        </table:table-row>
        <table:table-row table:style-name="ro1">
          <table:table-cell office:value-type="float" office:value="263904343839.053" calcext:value-type="float">
            <text:p>263904343839.053</text:p>
          </table:table-cell>
          <table:table-cell office:value-type="float" office:value="263137477585.13" calcext:value-type="float">
            <text:p>263137477585.13</text:p>
          </table:table-cell>
        </table:table-row>
        <table:table-row table:style-name="ro1">
          <table:table-cell office:value-type="float" office:value="263902207499.378" calcext:value-type="float">
            <text:p>263902207499.378</text:p>
          </table:table-cell>
          <table:table-cell office:value-type="float" office:value="263137471588.027" calcext:value-type="float">
            <text:p>263137471588.027</text:p>
          </table:table-cell>
        </table:table-row>
        <table:table-row table:style-name="ro1">
          <table:table-cell office:value-type="float" office:value="263901181757.311" calcext:value-type="float">
            <text:p>263901181757.311</text:p>
          </table:table-cell>
          <table:table-cell office:value-type="float" office:value="263137468835.791" calcext:value-type="float">
            <text:p>263137468835.791</text:p>
          </table:table-cell>
        </table:table-row>
        <table:table-row table:style-name="ro1">
          <table:table-cell office:value-type="float" office:value="263901011233.239" calcext:value-type="float">
            <text:p>263901011233.239</text:p>
          </table:table-cell>
          <table:table-cell office:value-type="float" office:value="263137466771.155" calcext:value-type="float">
            <text:p>263137466771.155</text:p>
          </table:table-cell>
        </table:table-row>
        <table:table-row table:style-name="ro1">
          <table:table-cell office:value-type="float" office:value="263899062383.855" calcext:value-type="float">
            <text:p>263899062383.855</text:p>
          </table:table-cell>
          <table:table-cell office:value-type="float" office:value="263137464065.161" calcext:value-type="float">
            <text:p>263137464065.161</text:p>
          </table:table-cell>
        </table:table-row>
        <table:table-row table:style-name="ro1">
          <table:table-cell office:value-type="float" office:value="263897957321.634" calcext:value-type="float">
            <text:p>263897957321.634</text:p>
          </table:table-cell>
          <table:table-cell office:value-type="float" office:value="263137461096.746" calcext:value-type="float">
            <text:p>263137461096.746</text:p>
          </table:table-cell>
        </table:table-row>
        <table:table-row table:style-name="ro1">
          <table:table-cell office:value-type="float" office:value="263897704911.476" calcext:value-type="float">
            <text:p>263897704911.476</text:p>
          </table:table-cell>
          <table:table-cell office:value-type="float" office:value="263137459285.879" calcext:value-type="float">
            <text:p>263137459285.879</text:p>
          </table:table-cell>
        </table:table-row>
        <table:table-row table:style-name="ro1">
          <table:table-cell office:value-type="float" office:value="263895940988.358" calcext:value-type="float">
            <text:p>263895940988.358</text:p>
          </table:table-cell>
          <table:table-cell office:value-type="float" office:value="263137458628.53" calcext:value-type="float">
            <text:p>263137458628.53</text:p>
          </table:table-cell>
        </table:table-row>
        <table:table-row table:style-name="ro1">
          <table:table-cell office:value-type="float" office:value="263895697159.094" calcext:value-type="float">
            <text:p>263895697159.094</text:p>
          </table:table-cell>
          <table:table-cell office:value-type="float" office:value="263137457687.343" calcext:value-type="float">
            <text:p>263137457687.343</text:p>
          </table:table-cell>
        </table:table-row>
        <table:table-row table:style-name="ro1">
          <table:table-cell office:value-type="float" office:value="263892031127.085" calcext:value-type="float">
            <text:p>263892031127.085</text:p>
          </table:table-cell>
          <table:table-cell office:value-type="float" office:value="263137456921.571" calcext:value-type="float">
            <text:p>263137456921.571</text:p>
          </table:table-cell>
        </table:table-row>
        <table:table-row table:style-name="ro1">
          <table:table-cell office:value-type="float" office:value="263891754467.676" calcext:value-type="float">
            <text:p>263891754467.676</text:p>
          </table:table-cell>
          <table:table-cell office:value-type="float" office:value="263137456266.561" calcext:value-type="float">
            <text:p>263137456266.561</text:p>
          </table:table-cell>
        </table:table-row>
        <table:table-row table:style-name="ro1">
          <table:table-cell office:value-type="float" office:value="263889779508.327" calcext:value-type="float">
            <text:p>263889779508.327</text:p>
          </table:table-cell>
          <table:table-cell office:value-type="float" office:value="263137455734.734" calcext:value-type="float">
            <text:p>263137455734.734</text:p>
          </table:table-cell>
        </table:table-row>
        <table:table-row table:style-name="ro1">
          <table:table-cell office:value-type="float" office:value="263888736314.699" calcext:value-type="float">
            <text:p>263888736314.699</text:p>
          </table:table-cell>
          <table:table-cell office:value-type="float" office:value="263137454986.287" calcext:value-type="float">
            <text:p>263137454986.287</text:p>
          </table:table-cell>
        </table:table-row>
        <table:table-row table:style-name="ro1">
          <table:table-cell office:value-type="float" office:value="263888526914.38" calcext:value-type="float">
            <text:p>263888526914.38</text:p>
          </table:table-cell>
          <table:table-cell office:value-type="float" office:value="263137453741.734" calcext:value-type="float">
            <text:p>263137453741.734</text:p>
          </table:table-cell>
        </table:table-row>
        <table:table-row table:style-name="ro1">
          <table:table-cell office:value-type="float" office:value="263886723492.769" calcext:value-type="float">
            <text:p>263886723492.769</text:p>
          </table:table-cell>
          <table:table-cell office:value-type="float" office:value="263137452601.243" calcext:value-type="float">
            <text:p>263137452601.243</text:p>
          </table:table-cell>
        </table:table-row>
        <table:table-row table:style-name="ro1">
          <table:table-cell office:value-type="float" office:value="263886638199.807" calcext:value-type="float">
            <text:p>263886638199.807</text:p>
          </table:table-cell>
          <table:table-cell office:value-type="float" office:value="263137451073.292" calcext:value-type="float">
            <text:p>263137451073.292</text:p>
          </table:table-cell>
        </table:table-row>
        <table:table-row table:style-name="ro1">
          <table:table-cell office:value-type="float" office:value="263882897488.048" calcext:value-type="float">
            <text:p>263882897488.048</text:p>
          </table:table-cell>
          <table:table-cell office:value-type="float" office:value="263137449840.824" calcext:value-type="float">
            <text:p>263137449840.824</text:p>
          </table:table-cell>
        </table:table-row>
        <table:table-row table:style-name="ro1">
          <table:table-cell office:value-type="float" office:value="263882671141.175" calcext:value-type="float">
            <text:p>263882671141.175</text:p>
          </table:table-cell>
          <table:table-cell office:value-type="float" office:value="263137448580.657" calcext:value-type="float">
            <text:p>263137448580.657</text:p>
          </table:table-cell>
        </table:table-row>
        <table:table-row table:style-name="ro1">
          <table:table-cell office:value-type="float" office:value="263880690853.127" calcext:value-type="float">
            <text:p>263880690853.127</text:p>
          </table:table-cell>
          <table:table-cell office:value-type="float" office:value="263137447765.963" calcext:value-type="float">
            <text:p>263137447765.963</text:p>
          </table:table-cell>
        </table:table-row>
        <table:table-row table:style-name="ro1">
          <table:table-cell office:value-type="float" office:value="263879682887.342" calcext:value-type="float">
            <text:p>263879682887.342</text:p>
          </table:table-cell>
          <table:table-cell office:value-type="float" office:value="263137445865.588" calcext:value-type="float">
            <text:p>263137445865.588</text:p>
          </table:table-cell>
        </table:table-row>
        <table:table-row table:style-name="ro1">
          <table:table-cell office:value-type="float" office:value="263879488712.466" calcext:value-type="float">
            <text:p>263879488712.466</text:p>
          </table:table-cell>
          <table:table-cell office:value-type="float" office:value="263137444608.337" calcext:value-type="float">
            <text:p>263137444608.337</text:p>
          </table:table-cell>
        </table:table-row>
        <table:table-row table:style-name="ro1">
          <table:table-cell office:value-type="float" office:value="263877699310.222" calcext:value-type="float">
            <text:p>263877699310.222</text:p>
          </table:table-cell>
          <table:table-cell office:value-type="float" office:value="263137442584.458" calcext:value-type="float">
            <text:p>263137442584.458</text:p>
          </table:table-cell>
        </table:table-row>
        <table:table-row table:style-name="ro1">
          <table:table-cell office:value-type="float" office:value="263876625342.064" calcext:value-type="float">
            <text:p>263876625342.064</text:p>
          </table:table-cell>
          <table:table-cell office:value-type="float" office:value="263137440727.043" calcext:value-type="float">
            <text:p>263137440727.043</text:p>
          </table:table-cell>
        </table:table-row>
        <table:table-row table:style-name="ro1">
          <table:table-cell office:value-type="float" office:value="263876365440.825" calcext:value-type="float">
            <text:p>263876365440.825</text:p>
          </table:table-cell>
          <table:table-cell office:value-type="float" office:value="263137438985.607" calcext:value-type="float">
            <text:p>263137438985.607</text:p>
          </table:table-cell>
        </table:table-row>
        <table:table-row table:style-name="ro1">
          <table:table-cell office:value-type="float" office:value="263874728964.736" calcext:value-type="float">
            <text:p>263874728964.736</text:p>
          </table:table-cell>
          <table:table-cell office:value-type="float" office:value="263137437739.169" calcext:value-type="float">
            <text:p>263137437739.169</text:p>
          </table:table-cell>
        </table:table-row>
        <table:table-row table:style-name="ro1">
          <table:table-cell office:value-type="float" office:value="263874358792.443" calcext:value-type="float">
            <text:p>263874358792.443</text:p>
          </table:table-cell>
          <table:table-cell office:value-type="float" office:value="263137435484.89" calcext:value-type="float">
            <text:p>263137435484.89</text:p>
          </table:table-cell>
        </table:table-row>
        <table:table-row table:style-name="ro1">
          <table:table-cell office:value-type="float" office:value="263871003513.01" calcext:value-type="float">
            <text:p>263871003513.01</text:p>
          </table:table-cell>
          <table:table-cell office:value-type="float" office:value="263137432394.396" calcext:value-type="float">
            <text:p>263137432394.396</text:p>
          </table:table-cell>
        </table:table-row>
        <table:table-row table:style-name="ro1">
          <table:table-cell office:value-type="float" office:value="263870657083.681" calcext:value-type="float">
            <text:p>263870657083.681</text:p>
          </table:table-cell>
          <table:table-cell office:value-type="float" office:value="263137430719.814" calcext:value-type="float">
            <text:p>263137430719.814</text:p>
          </table:table-cell>
        </table:table-row>
        <table:table-row table:style-name="ro1">
          <table:table-cell office:value-type="float" office:value="263868863121.514" calcext:value-type="float">
            <text:p>263868863121.514</text:p>
          </table:table-cell>
          <table:table-cell office:value-type="float" office:value="263137427573.246" calcext:value-type="float">
            <text:p>263137427573.246</text:p>
          </table:table-cell>
        </table:table-row>
        <table:table-row table:style-name="ro1">
          <table:table-cell office:value-type="float" office:value="263867823757.339" calcext:value-type="float">
            <text:p>263867823757.339</text:p>
          </table:table-cell>
          <table:table-cell office:value-type="float" office:value="263137423298.375" calcext:value-type="float">
            <text:p>263137423298.375</text:p>
          </table:table-cell>
        </table:table-row>
        <table:table-row table:style-name="ro1">
          <table:table-cell office:value-type="float" office:value="263867579408.592" calcext:value-type="float">
            <text:p>263867579408.592</text:p>
          </table:table-cell>
          <table:table-cell office:value-type="float" office:value="263137420773.353" calcext:value-type="float">
            <text:p>263137420773.353</text:p>
          </table:table-cell>
        </table:table-row>
        <table:table-row table:style-name="ro1">
          <table:table-cell office:value-type="float" office:value="263865954639.912" calcext:value-type="float">
            <text:p>263865954639.912</text:p>
          </table:table-cell>
          <table:table-cell office:value-type="float" office:value="263137419031.805" calcext:value-type="float">
            <text:p>263137419031.805</text:p>
          </table:table-cell>
        </table:table-row>
        <table:table-row table:style-name="ro1">
          <table:table-cell office:value-type="float" office:value="263865678910.856" calcext:value-type="float">
            <text:p>263865678910.856</text:p>
          </table:table-cell>
          <table:table-cell office:value-type="float" office:value="263137416791.301" calcext:value-type="float">
            <text:p>263137416791.301</text:p>
          </table:table-cell>
        </table:table-row>
        <table:table-row table:style-name="ro1">
          <table:table-cell office:value-type="float" office:value="263862309566.75" calcext:value-type="float">
            <text:p>263862309566.75</text:p>
          </table:table-cell>
          <table:table-cell office:value-type="float" office:value="263137414340.751" calcext:value-type="float">
            <text:p>263137414340.751</text:p>
          </table:table-cell>
        </table:table-row>
        <table:table-row table:style-name="ro1">
          <table:table-cell office:value-type="float" office:value="263862029102.007" calcext:value-type="float">
            <text:p>263862029102.007</text:p>
          </table:table-cell>
          <table:table-cell office:value-type="float" office:value="263137409695.057" calcext:value-type="float">
            <text:p>263137409695.057</text:p>
          </table:table-cell>
        </table:table-row>
        <table:table-row table:style-name="ro1">
          <table:table-cell office:value-type="float" office:value="263860211417.931" calcext:value-type="float">
            <text:p>263860211417.931</text:p>
          </table:table-cell>
          <table:table-cell office:value-type="float" office:value="263137406557.271" calcext:value-type="float">
            <text:p>263137406557.271</text:p>
          </table:table-cell>
        </table:table-row>
        <table:table-row table:style-name="ro1">
          <table:table-cell office:value-type="float" office:value="263859227810.497" calcext:value-type="float">
            <text:p>263859227810.497</text:p>
          </table:table-cell>
          <table:table-cell office:value-type="float" office:value="263137404131.488" calcext:value-type="float">
            <text:p>263137404131.488</text:p>
          </table:table-cell>
        </table:table-row>
        <table:table-row table:style-name="ro1">
          <table:table-cell office:value-type="float" office:value="263859022142.664" calcext:value-type="float">
            <text:p>263859022142.664</text:p>
          </table:table-cell>
          <table:table-cell office:value-type="float" office:value="263137400588.353" calcext:value-type="float">
            <text:p>263137400588.353</text:p>
          </table:table-cell>
        </table:table-row>
        <table:table-row table:style-name="ro1">
          <table:table-cell office:value-type="float" office:value="263857362055.641" calcext:value-type="float">
            <text:p>263857362055.641</text:p>
          </table:table-cell>
          <table:table-cell office:value-type="float" office:value="263137394517.864" calcext:value-type="float">
            <text:p>263137394517.864</text:p>
          </table:table-cell>
        </table:table-row>
        <table:table-row table:style-name="ro1">
          <table:table-cell office:value-type="float" office:value="263857229658.143" calcext:value-type="float">
            <text:p>263857229658.143</text:p>
          </table:table-cell>
          <table:table-cell office:value-type="float" office:value="263137389779.902" calcext:value-type="float">
            <text:p>263137389779.902</text:p>
          </table:table-cell>
        </table:table-row>
        <table:table-row table:style-name="ro1">
          <table:table-cell office:value-type="float" office:value="263853792864.366" calcext:value-type="float">
            <text:p>263853792864.366</text:p>
          </table:table-cell>
          <table:table-cell office:value-type="float" office:value="263137386843.859" calcext:value-type="float">
            <text:p>263137386843.859</text:p>
          </table:table-cell>
        </table:table-row>
        <table:table-row table:style-name="ro1">
          <table:table-cell office:value-type="float" office:value="263853558517.008" calcext:value-type="float">
            <text:p>263853558517.008</text:p>
          </table:table-cell>
          <table:table-cell office:value-type="float" office:value="263137379325.561" calcext:value-type="float">
            <text:p>263137379325.561</text:p>
          </table:table-cell>
        </table:table-row>
        <table:table-row table:style-name="ro1">
          <table:table-cell office:value-type="float" office:value="263851735401.256" calcext:value-type="float">
            <text:p>263851735401.256</text:p>
          </table:table-cell>
          <table:table-cell office:value-type="float" office:value="263137375692.534" calcext:value-type="float">
            <text:p>263137375692.534</text:p>
          </table:table-cell>
        </table:table-row>
        <table:table-row table:style-name="ro1">
          <table:table-cell office:value-type="float" office:value="263850784157.8" calcext:value-type="float">
            <text:p>263850784157.8</text:p>
          </table:table-cell>
          <table:table-cell office:value-type="float" office:value="263137369989.24" calcext:value-type="float">
            <text:p>263137369989.24</text:p>
          </table:table-cell>
        </table:table-row>
        <table:table-row table:style-name="ro1">
          <table:table-cell office:value-type="float" office:value="263850592772.112" calcext:value-type="float">
            <text:p>263850592772.112</text:p>
          </table:table-cell>
          <table:table-cell office:value-type="float" office:value="263137369101.138" calcext:value-type="float">
            <text:p>263137369101.138</text:p>
          </table:table-cell>
        </table:table-row>
        <table:table-row table:style-name="ro1">
          <table:table-cell office:value-type="float" office:value="263848944362.655" calcext:value-type="float">
            <text:p>263848944362.655</text:p>
          </table:table-cell>
          <table:table-cell office:value-type="float" office:value="263137367186.455" calcext:value-type="float">
            <text:p>263137367186.455</text:p>
          </table:table-cell>
        </table:table-row>
        <table:table-row table:style-name="ro1">
          <table:table-cell office:value-type="float" office:value="263848902823.305" calcext:value-type="float">
            <text:p>263848902823.305</text:p>
          </table:table-cell>
          <table:table-cell office:value-type="float" office:value="263137363039.982" calcext:value-type="float">
            <text:p>263137363039.982</text:p>
          </table:table-cell>
        </table:table-row>
        <table:table-row table:style-name="ro1">
          <table:table-cell office:value-type="float" office:value="263845451120.84" calcext:value-type="float">
            <text:p>263845451120.84</text:p>
          </table:table-cell>
          <table:table-cell office:value-type="float" office:value="263137360288.188" calcext:value-type="float">
            <text:p>263137360288.188</text:p>
          </table:table-cell>
        </table:table-row>
        <table:table-row table:style-name="ro1">
          <table:table-cell office:value-type="float" office:value="263845281991.635" calcext:value-type="float">
            <text:p>263845281991.635</text:p>
          </table:table-cell>
          <table:table-cell office:value-type="float" office:value="263137357912.973" calcext:value-type="float">
            <text:p>263137357912.973</text:p>
          </table:table-cell>
        </table:table-row>
        <table:table-row table:style-name="ro1">
          <table:table-cell office:value-type="float" office:value="263843433402.671" calcext:value-type="float">
            <text:p>263843433402.671</text:p>
          </table:table-cell>
          <table:table-cell office:value-type="float" office:value="263137355746.233" calcext:value-type="float">
            <text:p>263137355746.233</text:p>
          </table:table-cell>
        </table:table-row>
        <table:table-row table:style-name="ro1">
          <table:table-cell office:value-type="float" office:value="263842536873.499" calcext:value-type="float">
            <text:p>263842536873.499</text:p>
          </table:table-cell>
          <table:table-cell office:value-type="float" office:value="263137352372.966" calcext:value-type="float">
            <text:p>263137352372.966</text:p>
          </table:table-cell>
        </table:table-row>
        <table:table-row table:style-name="ro1">
          <table:table-cell office:value-type="float" office:value="263842384130.146" calcext:value-type="float">
            <text:p>263842384130.146</text:p>
          </table:table-cell>
          <table:table-cell office:value-type="float" office:value="263137348320.326" calcext:value-type="float">
            <text:p>263137348320.326</text:p>
          </table:table-cell>
        </table:table-row>
        <table:table-row table:style-name="ro1">
          <table:table-cell office:value-type="float" office:value="263840698030.959" calcext:value-type="float">
            <text:p>263840698030.959</text:p>
          </table:table-cell>
          <table:table-cell office:value-type="float" office:value="263137345937.574" calcext:value-type="float">
            <text:p>263137345937.574</text:p>
          </table:table-cell>
        </table:table-row>
        <table:table-row table:style-name="ro1">
          <table:table-cell office:value-type="float" office:value="263839732610.704" calcext:value-type="float">
            <text:p>263839732610.704</text:p>
          </table:table-cell>
          <table:table-cell office:value-type="float" office:value="263137344624.257" calcext:value-type="float">
            <text:p>263137344624.257</text:p>
          </table:table-cell>
        </table:table-row>
        <table:table-row table:style-name="ro1">
          <table:table-cell office:value-type="float" office:value="263839509145.976" calcext:value-type="float">
            <text:p>263839509145.976</text:p>
          </table:table-cell>
          <table:table-cell office:value-type="float" office:value="263137342826.25" calcext:value-type="float">
            <text:p>263137342826.25</text:p>
          </table:table-cell>
        </table:table-row>
        <table:table-row table:style-name="ro1">
          <table:table-cell office:value-type="float" office:value="263837982108.981" calcext:value-type="float">
            <text:p>263837982108.981</text:p>
          </table:table-cell>
          <table:table-cell office:value-type="float" office:value="263137338872.968" calcext:value-type="float">
            <text:p>263137338872.968</text:p>
          </table:table-cell>
        </table:table-row>
        <table:table-row table:style-name="ro1">
          <table:table-cell office:value-type="float" office:value="263837748140.435" calcext:value-type="float">
            <text:p>263837748140.435</text:p>
          </table:table-cell>
          <table:table-cell office:value-type="float" office:value="263137337097.334" calcext:value-type="float">
            <text:p>263137337097.334</text:p>
          </table:table-cell>
        </table:table-row>
        <table:table-row table:style-name="ro1">
          <table:table-cell office:value-type="float" office:value="263834578193.937" calcext:value-type="float">
            <text:p>263834578193.937</text:p>
          </table:table-cell>
          <table:table-cell office:value-type="float" office:value="263137334658.515" calcext:value-type="float">
            <text:p>263137334658.515</text:p>
          </table:table-cell>
        </table:table-row>
        <table:table-row table:style-name="ro1">
          <table:table-cell office:value-type="float" office:value="263834326172.792" calcext:value-type="float">
            <text:p>263834326172.792</text:p>
          </table:table-cell>
          <table:table-cell office:value-type="float" office:value="263137332129.329" calcext:value-type="float">
            <text:p>263137332129.329</text:p>
          </table:table-cell>
        </table:table-row>
        <table:table-row table:style-name="ro1">
          <table:table-cell office:value-type="float" office:value="263832617731.825" calcext:value-type="float">
            <text:p>263832617731.825</text:p>
          </table:table-cell>
          <table:table-cell office:value-type="float" office:value="263137329597.238" calcext:value-type="float">
            <text:p>263137329597.238</text:p>
          </table:table-cell>
        </table:table-row>
        <table:table-row table:style-name="ro1">
          <table:table-cell office:value-type="float" office:value="263831703310.796" calcext:value-type="float">
            <text:p>263831703310.796</text:p>
          </table:table-cell>
          <table:table-cell office:value-type="float" office:value="263137327494.709" calcext:value-type="float">
            <text:p>263137327494.709</text:p>
          </table:table-cell>
        </table:table-row>
        <table:table-row table:style-name="ro1">
          <table:table-cell office:value-type="float" office:value="263831515347.947" calcext:value-type="float">
            <text:p>263831515347.947</text:p>
          </table:table-cell>
          <table:table-cell office:value-type="float" office:value="263137326479.96" calcext:value-type="float">
            <text:p>263137326479.96</text:p>
          </table:table-cell>
        </table:table-row>
        <table:table-row table:style-name="ro1">
          <table:table-cell office:value-type="float" office:value="263829955407.41" calcext:value-type="float">
            <text:p>263829955407.41</text:p>
          </table:table-cell>
          <table:table-cell office:value-type="float" office:value="263137325230.399" calcext:value-type="float">
            <text:p>263137325230.399</text:p>
          </table:table-cell>
        </table:table-row>
        <table:table-row table:style-name="ro1">
          <table:table-cell office:value-type="float" office:value="263829853378.826" calcext:value-type="float">
            <text:p>263829853378.826</text:p>
          </table:table-cell>
          <table:table-cell office:value-type="float" office:value="263137321851.466" calcext:value-type="float">
            <text:p>263137321851.466</text:p>
          </table:table-cell>
        </table:table-row>
        <table:table-row table:style-name="ro1">
          <table:table-cell office:value-type="float" office:value="263826620341.852" calcext:value-type="float">
            <text:p>263826620341.852</text:p>
          </table:table-cell>
          <table:table-cell office:value-type="float" office:value="263137318887.648" calcext:value-type="float">
            <text:p>263137318887.648</text:p>
          </table:table-cell>
        </table:table-row>
        <table:table-row table:style-name="ro1">
          <table:table-cell office:value-type="float" office:value="263826410876.889" calcext:value-type="float">
            <text:p>263826410876.889</text:p>
          </table:table-cell>
          <table:table-cell office:value-type="float" office:value="263137318390.819" calcext:value-type="float">
            <text:p>263137318390.819</text:p>
          </table:table-cell>
        </table:table-row>
        <table:table-row table:style-name="ro1">
          <table:table-cell office:value-type="float" office:value="263824696758.873" calcext:value-type="float">
            <text:p>263824696758.873</text:p>
          </table:table-cell>
          <table:table-cell office:value-type="float" office:value="263137317048.719" calcext:value-type="float">
            <text:p>263137317048.719</text:p>
          </table:table-cell>
        </table:table-row>
        <table:table-row table:style-name="ro1">
          <table:table-cell office:value-type="float" office:value="263823811999.834" calcext:value-type="float">
            <text:p>263823811999.834</text:p>
          </table:table-cell>
          <table:table-cell office:value-type="float" office:value="263137313099.201" calcext:value-type="float">
            <text:p>263137313099.201</text:p>
          </table:table-cell>
        </table:table-row>
        <table:table-row table:style-name="ro1">
          <table:table-cell office:value-type="float" office:value="263823637266.236" calcext:value-type="float">
            <text:p>263823637266.236</text:p>
          </table:table-cell>
          <table:table-cell office:value-type="float" office:value="263137310585.174" calcext:value-type="float">
            <text:p>263137310585.174</text:p>
          </table:table-cell>
        </table:table-row>
        <table:table-row table:style-name="ro1">
          <table:table-cell office:value-type="float" office:value="263822087360.803" calcext:value-type="float">
            <text:p>263822087360.803</text:p>
          </table:table-cell>
          <table:table-cell office:value-type="float" office:value="263137307811.677" calcext:value-type="float">
            <text:p>263137307811.677</text:p>
          </table:table-cell>
        </table:table-row>
        <table:table-row table:style-name="ro1">
          <table:table-cell office:value-type="float" office:value="263822069408.045" calcext:value-type="float">
            <text:p>263822069408.045</text:p>
          </table:table-cell>
          <table:table-cell office:value-type="float" office:value="263137305448.671" calcext:value-type="float">
            <text:p>263137305448.671</text:p>
          </table:table-cell>
        </table:table-row>
        <table:table-row table:style-name="ro1">
          <table:table-cell office:value-type="float" office:value="263818821278.02" calcext:value-type="float">
            <text:p>263818821278.02</text:p>
          </table:table-cell>
          <table:table-cell office:value-type="float" office:value="263137301571.948" calcext:value-type="float">
            <text:p>263137301571.948</text:p>
          </table:table-cell>
        </table:table-row>
        <table:table-row table:style-name="ro1">
          <table:table-cell office:value-type="float" office:value="263818671866.122" calcext:value-type="float">
            <text:p>263818671866.122</text:p>
          </table:table-cell>
          <table:table-cell office:value-type="float" office:value="263137299287.83" calcext:value-type="float">
            <text:p>263137299287.83</text:p>
          </table:table-cell>
        </table:table-row>
        <table:table-row table:style-name="ro1">
          <table:table-cell office:value-type="float" office:value="263816933752.431" calcext:value-type="float">
            <text:p>263816933752.431</text:p>
          </table:table-cell>
          <table:table-cell office:value-type="float" office:value="263137298393.252" calcext:value-type="float">
            <text:p>263137298393.252</text:p>
          </table:table-cell>
        </table:table-row>
        <table:table-row table:style-name="ro1">
          <table:table-cell office:value-type="float" office:value="263816099114.592" calcext:value-type="float">
            <text:p>263816099114.592</text:p>
          </table:table-cell>
          <table:table-cell office:value-type="float" office:value="263137297596.631" calcext:value-type="float">
            <text:p>263137297596.631</text:p>
          </table:table-cell>
        </table:table-row>
        <table:table-row table:style-name="ro1">
          <table:table-cell office:value-type="float" office:value="263815959890.471" calcext:value-type="float">
            <text:p>263815959890.471</text:p>
          </table:table-cell>
          <table:table-cell office:value-type="float" office:value="263137296662.386" calcext:value-type="float">
            <text:p>263137296662.386</text:p>
          </table:table-cell>
        </table:table-row>
        <table:table-row table:style-name="ro1">
          <table:table-cell office:value-type="float" office:value="263814374905.621" calcext:value-type="float">
            <text:p>263814374905.621</text:p>
          </table:table-cell>
          <table:table-cell office:value-type="float" office:value="263137296079.022" calcext:value-type="float">
            <text:p>263137296079.022</text:p>
          </table:table-cell>
        </table:table-row>
        <table:table-row table:style-name="ro1">
          <table:table-cell office:value-type="float" office:value="263813475146.713" calcext:value-type="float">
            <text:p>263813475146.713</text:p>
          </table:table-cell>
          <table:table-cell office:value-type="float" office:value="263137294987.572" calcext:value-type="float">
            <text:p>263137294987.572</text:p>
          </table:table-cell>
        </table:table-row>
        <table:table-row table:style-name="ro1">
          <table:table-cell office:value-type="float" office:value="263813269286.45" calcext:value-type="float">
            <text:p>263813269286.45</text:p>
          </table:table-cell>
          <table:table-cell office:value-type="float" office:value="263137294398.539" calcext:value-type="float">
            <text:p>263137294398.539</text:p>
          </table:table-cell>
        </table:table-row>
        <table:table-row table:style-name="ro1">
          <table:table-cell office:value-type="float" office:value="263811833757.345" calcext:value-type="float">
            <text:p>263811833757.345</text:p>
          </table:table-cell>
          <table:table-cell office:value-type="float" office:value="263137294055.363" calcext:value-type="float">
            <text:p>263137294055.363</text:p>
          </table:table-cell>
        </table:table-row>
        <table:table-row table:style-name="ro1">
          <table:table-cell office:value-type="float" office:value="263811630770.681" calcext:value-type="float">
            <text:p>263811630770.681</text:p>
          </table:table-cell>
          <table:table-cell office:value-type="float" office:value="263137293331.028" calcext:value-type="float">
            <text:p>263137293331.028</text:p>
          </table:table-cell>
        </table:table-row>
        <table:table-row table:style-name="ro1">
          <table:table-cell office:value-type="float" office:value="263808648628.076" calcext:value-type="float">
            <text:p>263808648628.076</text:p>
          </table:table-cell>
          <table:table-cell office:value-type="float" office:value="263137292461.218" calcext:value-type="float">
            <text:p>263137292461.218</text:p>
          </table:table-cell>
        </table:table-row>
        <table:table-row table:style-name="ro1">
          <table:table-cell office:value-type="float" office:value="263808419363.673" calcext:value-type="float">
            <text:p>263808419363.673</text:p>
          </table:table-cell>
          <table:table-cell office:value-type="float" office:value="263137291000.344" calcext:value-type="float">
            <text:p>263137291000.344</text:p>
          </table:table-cell>
        </table:table-row>
        <table:table-row table:style-name="ro1">
          <table:table-cell office:value-type="float" office:value="263806813323.577" calcext:value-type="float">
            <text:p>263806813323.577</text:p>
          </table:table-cell>
          <table:table-cell office:value-type="float" office:value="263137288784.321" calcext:value-type="float">
            <text:p>263137288784.321</text:p>
          </table:table-cell>
        </table:table-row>
        <table:table-row table:style-name="ro1">
          <table:table-cell office:value-type="float" office:value="263805960292.993" calcext:value-type="float">
            <text:p>263805960292.993</text:p>
          </table:table-cell>
          <table:table-cell office:value-type="float" office:value="263137288205.96" calcext:value-type="float">
            <text:p>263137288205.96</text:p>
          </table:table-cell>
        </table:table-row>
        <table:table-row table:style-name="ro1">
          <table:table-cell office:value-type="float" office:value="263805787057.052" calcext:value-type="float">
            <text:p>263805787057.052</text:p>
          </table:table-cell>
          <table:table-cell office:value-type="float" office:value="263137285831.968" calcext:value-type="float">
            <text:p>263137285831.968</text:p>
          </table:table-cell>
        </table:table-row>
        <table:table-row table:style-name="ro1">
          <table:table-cell office:value-type="float" office:value="263804320901.053" calcext:value-type="float">
            <text:p>263804320901.053</text:p>
          </table:table-cell>
          <table:table-cell office:value-type="float" office:value="263137285076.422" calcext:value-type="float">
            <text:p>263137285076.422</text:p>
          </table:table-cell>
        </table:table-row>
        <table:table-row table:style-name="ro1">
          <table:table-cell office:value-type="float" office:value="263804239530.13" calcext:value-type="float">
            <text:p>263804239530.13</text:p>
          </table:table-cell>
          <table:table-cell office:value-type="float" office:value="263137280777.906" calcext:value-type="float">
            <text:p>263137280777.906</text:p>
          </table:table-cell>
        </table:table-row>
        <table:table-row table:style-name="ro1">
          <table:table-cell office:value-type="float" office:value="263801198412.681" calcext:value-type="float">
            <text:p>263801198412.681</text:p>
          </table:table-cell>
          <table:table-cell office:value-type="float" office:value="263137278444.446" calcext:value-type="float">
            <text:p>263137278444.446</text:p>
          </table:table-cell>
        </table:table-row>
        <table:table-row table:style-name="ro1">
          <table:table-cell office:value-type="float" office:value="263801008507.56" calcext:value-type="float">
            <text:p>263801008507.56</text:p>
          </table:table-cell>
          <table:table-cell office:value-type="float" office:value="263137274841.179" calcext:value-type="float">
            <text:p>263137274841.179</text:p>
          </table:table-cell>
        </table:table-row>
        <table:table-row table:style-name="ro1">
          <table:table-cell office:value-type="float" office:value="263799396629.211" calcext:value-type="float">
            <text:p>263799396629.211</text:p>
          </table:table-cell>
          <table:table-cell office:value-type="float" office:value="263137269579.309" calcext:value-type="float">
            <text:p>263137269579.309</text:p>
          </table:table-cell>
        </table:table-row>
        <table:table-row table:style-name="ro1">
          <table:table-cell office:value-type="float" office:value="263798570869.894" calcext:value-type="float">
            <text:p>263798570869.894</text:p>
          </table:table-cell>
          <table:table-cell office:value-type="float" office:value="263137265858.915" calcext:value-type="float">
            <text:p>263137265858.915</text:p>
          </table:table-cell>
        </table:table-row>
        <table:table-row table:style-name="ro1">
          <table:table-cell office:value-type="float" office:value="263798409933.731" calcext:value-type="float">
            <text:p>263798409933.731</text:p>
          </table:table-cell>
          <table:table-cell office:value-type="float" office:value="263137261898.885" calcext:value-type="float">
            <text:p>263137261898.885</text:p>
          </table:table-cell>
        </table:table-row>
        <table:table-row table:style-name="ro1">
          <table:table-cell office:value-type="float" office:value="263796952363.689" calcext:value-type="float">
            <text:p>263796952363.689</text:p>
          </table:table-cell>
          <table:table-cell office:value-type="float" office:value="263137257777.06" calcext:value-type="float">
            <text:p>263137257777.06</text:p>
          </table:table-cell>
        </table:table-row>
        <table:table-row table:style-name="ro1">
          <table:table-cell office:value-type="float" office:value="263796948966.711" calcext:value-type="float">
            <text:p>263796948966.7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7T21:31:37.679735579</dc:date>
    <meta:editing-duration>PT2M22S</meta:editing-duration>
    <meta:editing-cycles>2</meta:editing-cycles>
    <meta:generator>LibreOffice/6.4.7.2$Linux_X86_64 LibreOffice_project/40$Build-2</meta:generator>
    <meta:document-statistic meta:table-count="2" meta:cell-count="276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952cm" style:legend-expansion="high" chart:style-name="ch2"/>
        <chart:plot-area chart:style-name="ch3" table:cell-range-address="'poly100.f'.A1:'poly100.f'.B568" chart:data-source-has-labels="row" svg:x="1.771cm" svg:y="1.283cm" svg:width="12.877cm" svg:height="8.639cm">
          <chartooo:coordinate-region svg:x="4.245cm" svg:y="1.482cm" svg:width="10.403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ly100.f'.A2:'poly100.f'.A568" chart:label-cell-address="'poly100.f'.A1:'poly100.f'.A1" chart:class="chart:line">
            <chart:data-point chart:repeated="567"/>
          </chart:series>
          <chart:series chart:style-name="ch7" chart:values-cell-range-address="'poly100.f'.B2:'poly100.f'.B568" chart:label-cell-address="'poly100.f'.B1:'poly100.f'.B1" chart:class="chart:line">
            <chart:data-point chart:repeated="5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D</text:p>
                <draw:g>
                  <svg:desc>'poly100.f'.A1:'poly100.f'.A1</svg:desc>
                </draw:g>
              </table:table-cell>
              <table:table-cell office:value-type="string">
                <text:p>LBFGS</text:p>
                <draw:g>
                  <svg:desc>'poly100.f'.B1:'poly100.f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7746470322.373">
                <text:p>687746470322.373</text:p>
                <draw:g>
                  <svg:desc>'poly100.f'.A2:'poly100.f'.A568</svg:desc>
                </draw:g>
              </table:table-cell>
              <table:table-cell office:value-type="float" office:value="701221453649.086">
                <text:p>701221453649.086</text:p>
                <draw:g>
                  <svg:desc>'poly100.f'.B2:'poly100.f'.B5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258310333.211">
                <text:p>634258310333.211</text:p>
              </table:table-cell>
              <table:table-cell office:value-type="float" office:value="514008291432.847">
                <text:p>514008291432.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7301217634.714">
                <text:p>617301217634.714</text:p>
              </table:table-cell>
              <table:table-cell office:value-type="float" office:value="466612428202.12">
                <text:p>466612428202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057500963.376">
                <text:p>564057500963.376</text:p>
              </table:table-cell>
              <table:table-cell office:value-type="float" office:value="425237685582.479">
                <text:p>425237685582.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6277237458.336">
                <text:p>546277237458.336</text:p>
              </table:table-cell>
              <table:table-cell office:value-type="float" office:value="414860396657.565">
                <text:p>414860396657.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190403714.705">
                <text:p>513190403714.705</text:p>
              </table:table-cell>
              <table:table-cell office:value-type="float" office:value="396908060209.398">
                <text:p>396908060209.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8465572996.75">
                <text:p>508465572996.75</text:p>
              </table:table-cell>
              <table:table-cell office:value-type="float" office:value="391436544237.806">
                <text:p>391436544237.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5532163745.454">
                <text:p>455532163745.454</text:p>
              </table:table-cell>
              <table:table-cell office:value-type="float" office:value="383260977740.1">
                <text:p>38326097774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3529385854.487">
                <text:p>453529385854.487</text:p>
              </table:table-cell>
              <table:table-cell office:value-type="float" office:value="379611086244.892">
                <text:p>379611086244.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762076677.485">
                <text:p>417762076677.485</text:p>
              </table:table-cell>
              <table:table-cell office:value-type="float" office:value="375663250809.57">
                <text:p>375663250809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6305458765.521">
                <text:p>416305458765.521</text:p>
              </table:table-cell>
              <table:table-cell office:value-type="float" office:value="363826110736.034">
                <text:p>363826110736.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1066100247.12">
                <text:p>391066100247.12</text:p>
              </table:table-cell>
              <table:table-cell office:value-type="float" office:value="355529163990.029">
                <text:p>355529163990.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7869852981.501">
                <text:p>387869852981.501</text:p>
              </table:table-cell>
              <table:table-cell office:value-type="float" office:value="345086375169.563">
                <text:p>345086375169.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1449669477.658">
                <text:p>371449669477.658</text:p>
              </table:table-cell>
              <table:table-cell office:value-type="float" office:value="342273197492.221">
                <text:p>342273197492.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6661651728.178">
                <text:p>366661651728.178</text:p>
              </table:table-cell>
              <table:table-cell office:value-type="float" office:value="331544214297.719">
                <text:p>331544214297.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6606983000.313">
                <text:p>356606983000.313</text:p>
              </table:table-cell>
              <table:table-cell office:value-type="float" office:value="325856416856.2">
                <text:p>32585641685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1102959674.001">
                <text:p>351102959674.001</text:p>
              </table:table-cell>
              <table:table-cell office:value-type="float" office:value="323174011288.967">
                <text:p>323174011288.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094293842.719">
                <text:p>351094293842.719</text:p>
              </table:table-cell>
              <table:table-cell office:value-type="float" office:value="319533491096.892">
                <text:p>319533491096.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1676855650.587">
                <text:p>341676855650.587</text:p>
              </table:table-cell>
              <table:table-cell office:value-type="float" office:value="316568117306.006">
                <text:p>316568117306.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8658434133.221">
                <text:p>338658434133.221</text:p>
              </table:table-cell>
              <table:table-cell office:value-type="float" office:value="307348802722.966">
                <text:p>307348802722.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6565122944.771">
                <text:p>336565122944.771</text:p>
              </table:table-cell>
              <table:table-cell office:value-type="float" office:value="304024317671.037">
                <text:p>304024317671.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5549096719.414">
                <text:p>335549096719.414</text:p>
              </table:table-cell>
              <table:table-cell office:value-type="float" office:value="301783433413.788">
                <text:p>301783433413.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131427652.919">
                <text:p>330131427652.919</text:p>
              </table:table-cell>
              <table:table-cell office:value-type="float" office:value="299315064675.695">
                <text:p>299315064675.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8119392007.64">
                <text:p>328119392007.64</text:p>
              </table:table-cell>
              <table:table-cell office:value-type="float" office:value="298821309611.38">
                <text:p>298821309611.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3605148493.404">
                <text:p>323605148493.404</text:p>
              </table:table-cell>
              <table:table-cell office:value-type="float" office:value="297237559598.968">
                <text:p>297237559598.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1778268291.064">
                <text:p>321778268291.064</text:p>
              </table:table-cell>
              <table:table-cell office:value-type="float" office:value="295666462901.211">
                <text:p>295666462901.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8117405619.293">
                <text:p>318117405619.293</text:p>
              </table:table-cell>
              <table:table-cell office:value-type="float" office:value="293723664110.269">
                <text:p>293723664110.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188866184.548">
                <text:p>316188866184.548</text:p>
              </table:table-cell>
              <table:table-cell office:value-type="float" office:value="291812506088.651">
                <text:p>291812506088.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3466671310.74">
                <text:p>313466671310.74</text:p>
              </table:table-cell>
              <table:table-cell office:value-type="float" office:value="290599283452.427">
                <text:p>290599283452.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464349558.036">
                <text:p>311464349558.036</text:p>
              </table:table-cell>
              <table:table-cell office:value-type="float" office:value="288319598037.077">
                <text:p>288319598037.0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1258971968.576">
                <text:p>311258971968.576</text:p>
              </table:table-cell>
              <table:table-cell office:value-type="float" office:value="287502236236.579">
                <text:p>287502236236.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122982816.965">
                <text:p>308122982816.965</text:p>
              </table:table-cell>
              <table:table-cell office:value-type="float" office:value="286375766357.801">
                <text:p>286375766357.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8100798700.697">
                <text:p>308100798700.697</text:p>
              </table:table-cell>
              <table:table-cell office:value-type="float" office:value="284832850429.037">
                <text:p>284832850429.0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2650938788.03">
                <text:p>302650938788.03</text:p>
              </table:table-cell>
              <table:table-cell office:value-type="float" office:value="283358215939.157">
                <text:p>283358215939.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2616011149.278">
                <text:p>302616011149.278</text:p>
              </table:table-cell>
              <table:table-cell office:value-type="float" office:value="282169776086.676">
                <text:p>282169776086.6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124334686.906">
                <text:p>300124334686.906</text:p>
              </table:table-cell>
              <table:table-cell office:value-type="float" office:value="281870573642.318">
                <text:p>281870573642.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9173519753.96">
                <text:p>299173519753.96</text:p>
              </table:table-cell>
              <table:table-cell office:value-type="float" office:value="279214764166.012">
                <text:p>279214764166.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094479235.668">
                <text:p>299094479235.668</text:p>
              </table:table-cell>
              <table:table-cell office:value-type="float" office:value="277492055997.974">
                <text:p>277492055997.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7230819414.907">
                <text:p>297230819414.907</text:p>
              </table:table-cell>
              <table:table-cell office:value-type="float" office:value="276827111934.043">
                <text:p>276827111934.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6590945821.337">
                <text:p>296590945821.337</text:p>
              </table:table-cell>
              <table:table-cell office:value-type="float" office:value="276399980556.269">
                <text:p>276399980556.2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5427249617.219">
                <text:p>295427249617.219</text:p>
              </table:table-cell>
              <table:table-cell office:value-type="float" office:value="272906858094.626">
                <text:p>272906858094.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5378148916.662">
                <text:p>295378148916.662</text:p>
              </table:table-cell>
              <table:table-cell office:value-type="float" office:value="271596434515.258">
                <text:p>271596434515.2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2747577511.552">
                <text:p>292747577511.552</text:p>
              </table:table-cell>
              <table:table-cell office:value-type="float" office:value="270907291432.181">
                <text:p>270907291432.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2313836922.09">
                <text:p>292313836922.09</text:p>
              </table:table-cell>
              <table:table-cell office:value-type="float" office:value="270826886776.786">
                <text:p>270826886776.7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1985147928.111">
                <text:p>291985147928.111</text:p>
              </table:table-cell>
              <table:table-cell office:value-type="float" office:value="270513552183.751">
                <text:p>270513552183.7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809216847.909">
                <text:p>291809216847.909</text:p>
              </table:table-cell>
              <table:table-cell office:value-type="float" office:value="270110243884.764">
                <text:p>270110243884.7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0950401365.328">
                <text:p>290950401365.328</text:p>
              </table:table-cell>
              <table:table-cell office:value-type="float" office:value="269910492126.417">
                <text:p>269910492126.4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0383443763.014">
                <text:p>290383443763.014</text:p>
              </table:table-cell>
              <table:table-cell office:value-type="float" office:value="269766536016.334">
                <text:p>269766536016.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0275265653.514">
                <text:p>290275265653.514</text:p>
              </table:table-cell>
              <table:table-cell office:value-type="float" office:value="269271831641.114">
                <text:p>269271831641.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9454474527.047">
                <text:p>289454474527.047</text:p>
              </table:table-cell>
              <table:table-cell office:value-type="float" office:value="268899311199.002">
                <text:p>268899311199.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9289913519.077">
                <text:p>289289913519.077</text:p>
              </table:table-cell>
              <table:table-cell office:value-type="float" office:value="268142995048.911">
                <text:p>268142995048.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7805551794.841">
                <text:p>287805551794.841</text:p>
              </table:table-cell>
              <table:table-cell office:value-type="float" office:value="268078239031.294">
                <text:p>268078239031.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7676800934.883">
                <text:p>287676800934.883</text:p>
              </table:table-cell>
              <table:table-cell office:value-type="float" office:value="267998967276.875">
                <text:p>267998967276.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6982757372.589">
                <text:p>286982757372.589</text:p>
              </table:table-cell>
              <table:table-cell office:value-type="float" office:value="267938203324.116">
                <text:p>267938203324.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6604961994.705">
                <text:p>286604961994.705</text:p>
              </table:table-cell>
              <table:table-cell office:value-type="float" office:value="267837030172.968">
                <text:p>267837030172.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6521126347.865">
                <text:p>286521126347.865</text:p>
              </table:table-cell>
              <table:table-cell office:value-type="float" office:value="267781550092.061">
                <text:p>267781550092.0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969805673.462">
                <text:p>285969805673.462</text:p>
              </table:table-cell>
              <table:table-cell office:value-type="float" office:value="267496034268.571">
                <text:p>267496034268.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638116527.112">
                <text:p>285638116527.112</text:p>
              </table:table-cell>
              <table:table-cell office:value-type="float" office:value="267105050626.852">
                <text:p>267105050626.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5576157064.776">
                <text:p>285576157064.776</text:p>
              </table:table-cell>
              <table:table-cell office:value-type="float" office:value="266935110176.184">
                <text:p>266935110176.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5058103308.959">
                <text:p>285058103308.959</text:p>
              </table:table-cell>
              <table:table-cell office:value-type="float" office:value="266714905185.626">
                <text:p>266714905185.6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4974950134.781">
                <text:p>284974950134.781</text:p>
              </table:table-cell>
              <table:table-cell office:value-type="float" office:value="266535145354.682">
                <text:p>266535145354.6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4014214795.34">
                <text:p>284014214795.34</text:p>
              </table:table-cell>
              <table:table-cell office:value-type="float" office:value="266364690877.622">
                <text:p>266364690877.6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3927566744.037">
                <text:p>283927566744.037</text:p>
              </table:table-cell>
              <table:table-cell office:value-type="float" office:value="266319002900.333">
                <text:p>266319002900.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3470711553.195">
                <text:p>283470711553.195</text:p>
              </table:table-cell>
              <table:table-cell office:value-type="float" office:value="266252454701.828">
                <text:p>266252454701.8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3464742548.224">
                <text:p>283464742548.224</text:p>
              </table:table-cell>
              <table:table-cell office:value-type="float" office:value="266170378117.765">
                <text:p>266170378117.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2599114744.825">
                <text:p>282599114744.825</text:p>
              </table:table-cell>
              <table:table-cell office:value-type="float" office:value="266124720035.369">
                <text:p>266124720035.3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2544883587.629">
                <text:p>282544883587.629</text:p>
              </table:table-cell>
              <table:table-cell office:value-type="float" office:value="266070412889.062">
                <text:p>266070412889.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2136921091.828">
                <text:p>282136921091.828</text:p>
              </table:table-cell>
              <table:table-cell office:value-type="float" office:value="266009490711.806">
                <text:p>266009490711.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1925575928.639">
                <text:p>281925575928.639</text:p>
              </table:table-cell>
              <table:table-cell office:value-type="float" office:value="265846583651.594">
                <text:p>265846583651.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1880127381.711">
                <text:p>281880127381.711</text:p>
              </table:table-cell>
              <table:table-cell office:value-type="float" office:value="265803691172.885">
                <text:p>265803691172.8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1546607464.532">
                <text:p>281546607464.532</text:p>
              </table:table-cell>
              <table:table-cell office:value-type="float" office:value="265737168388.281">
                <text:p>265737168388.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1346658296.821">
                <text:p>281346658296.821</text:p>
              </table:table-cell>
              <table:table-cell office:value-type="float" office:value="265674199400.797">
                <text:p>265674199400.7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305169480.684">
                <text:p>281305169480.684</text:p>
              </table:table-cell>
              <table:table-cell office:value-type="float" office:value="265655356252.747">
                <text:p>265655356252.7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0994486740.737">
                <text:p>280994486740.737</text:p>
              </table:table-cell>
              <table:table-cell office:value-type="float" office:value="265632206823.651">
                <text:p>265632206823.6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0927266678.792">
                <text:p>280927266678.792</text:p>
              </table:table-cell>
              <table:table-cell office:value-type="float" office:value="265601559279.029">
                <text:p>265601559279.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0339839940.777">
                <text:p>280339839940.777</text:p>
              </table:table-cell>
              <table:table-cell office:value-type="float" office:value="265515654960.913">
                <text:p>265515654960.9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0273450157.428">
                <text:p>280273450157.428</text:p>
              </table:table-cell>
              <table:table-cell office:value-type="float" office:value="265501468411.187">
                <text:p>265501468411.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9987139683.058">
                <text:p>279987139683.058</text:p>
              </table:table-cell>
              <table:table-cell office:value-type="float" office:value="265476445460.907">
                <text:p>265476445460.9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9956524883.439">
                <text:p>279956524883.439</text:p>
              </table:table-cell>
              <table:table-cell office:value-type="float" office:value="265449200680.851">
                <text:p>265449200680.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9407346284.649">
                <text:p>279407346284.649</text:p>
              </table:table-cell>
              <table:table-cell office:value-type="float" office:value="265436333017.363">
                <text:p>265436333017.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9358019413.99">
                <text:p>279358019413.99</text:p>
              </table:table-cell>
              <table:table-cell office:value-type="float" office:value="265414005651.507">
                <text:p>265414005651.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9092174746.297">
                <text:p>279092174746.297</text:p>
              </table:table-cell>
              <table:table-cell office:value-type="float" office:value="265403689199.767">
                <text:p>265403689199.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9088096815.746">
                <text:p>279088096815.746</text:p>
              </table:table-cell>
              <table:table-cell office:value-type="float" office:value="265395727406.708">
                <text:p>265395727406.7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8572903903.136">
                <text:p>278572903903.136</text:p>
              </table:table-cell>
              <table:table-cell office:value-type="float" office:value="265382764276.978">
                <text:p>265382764276.9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8536865026.157">
                <text:p>278536865026.157</text:p>
              </table:table-cell>
              <table:table-cell office:value-type="float" office:value="265369556364.149">
                <text:p>265369556364.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8288576840.036">
                <text:p>278288576840.036</text:p>
              </table:table-cell>
              <table:table-cell office:value-type="float" office:value="265338626775.114">
                <text:p>265338626775.1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8155353436.086">
                <text:p>278155353436.086</text:p>
              </table:table-cell>
              <table:table-cell office:value-type="float" office:value="265295171900.854">
                <text:p>265295171900.8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8125048043.344">
                <text:p>278125048043.344</text:p>
              </table:table-cell>
              <table:table-cell office:value-type="float" office:value="265216921159.096">
                <text:p>265216921159.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7917449388.293">
                <text:p>277917449388.293</text:p>
              </table:table-cell>
              <table:table-cell office:value-type="float" office:value="265147918047.364">
                <text:p>265147918047.3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7912783675.252">
                <text:p>277912783675.252</text:p>
              </table:table-cell>
              <table:table-cell office:value-type="float" office:value="265098399898.677">
                <text:p>265098399898.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7472239177.289">
                <text:p>277472239177.289</text:p>
              </table:table-cell>
              <table:table-cell office:value-type="float" office:value="265052525522.499">
                <text:p>265052525522.4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7388487788.527">
                <text:p>277388487788.527</text:p>
              </table:table-cell>
              <table:table-cell office:value-type="float" office:value="265031815047.746">
                <text:p>265031815047.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7317233777.806">
                <text:p>277317233777.806</text:p>
              </table:table-cell>
              <table:table-cell office:value-type="float" office:value="265026189149.851">
                <text:p>265026189149.8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7267228739.241">
                <text:p>277267228739.241</text:p>
              </table:table-cell>
              <table:table-cell office:value-type="float" office:value="265009450356.742">
                <text:p>265009450356.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7258064176.52">
                <text:p>277258064176.52</text:p>
              </table:table-cell>
              <table:table-cell office:value-type="float" office:value="264997863253.704">
                <text:p>264997863253.7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7038251187.05">
                <text:p>277038251187.05</text:p>
              </table:table-cell>
              <table:table-cell office:value-type="float" office:value="264986265174.958">
                <text:p>264986265174.9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6928940375.476">
                <text:p>276928940375.476</text:p>
              </table:table-cell>
              <table:table-cell office:value-type="float" office:value="264975792526.595">
                <text:p>264975792526.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6906528152.054">
                <text:p>276906528152.054</text:p>
              </table:table-cell>
              <table:table-cell office:value-type="float" office:value="264971342638.055">
                <text:p>264971342638.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6722963835.017">
                <text:p>276722963835.017</text:p>
              </table:table-cell>
              <table:table-cell office:value-type="float" office:value="264944746734.685">
                <text:p>264944746734.6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6614089742.838">
                <text:p>276614089742.838</text:p>
              </table:table-cell>
              <table:table-cell office:value-type="float" office:value="264938230044.071">
                <text:p>264938230044.0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6590272700.471">
                <text:p>276590272700.471</text:p>
              </table:table-cell>
              <table:table-cell office:value-type="float" office:value="264921288274.442">
                <text:p>264921288274.4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6420485091.23">
                <text:p>276420485091.23</text:p>
              </table:table-cell>
              <table:table-cell office:value-type="float" office:value="264889116488.346">
                <text:p>264889116488.3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6381229711.268">
                <text:p>276381229711.268</text:p>
              </table:table-cell>
              <table:table-cell office:value-type="float" office:value="264852079786.099">
                <text:p>264852079786.0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6053503254.532">
                <text:p>276053503254.532</text:p>
              </table:table-cell>
              <table:table-cell office:value-type="float" office:value="264771212474.054">
                <text:p>264771212474.0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6014384204.184">
                <text:p>276014384204.184</text:p>
              </table:table-cell>
              <table:table-cell office:value-type="float" office:value="264659425085.318">
                <text:p>264659425085.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851007193.12">
                <text:p>275851007193.12</text:p>
              </table:table-cell>
              <table:table-cell office:value-type="float" office:value="264487743129.014">
                <text:p>264487743129.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5831568048.048">
                <text:p>275831568048.048</text:p>
              </table:table-cell>
              <table:table-cell office:value-type="float" office:value="264404833210.658">
                <text:p>264404833210.6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5512720016.295">
                <text:p>275512720016.295</text:p>
              </table:table-cell>
              <table:table-cell office:value-type="float" office:value="264299423476.008">
                <text:p>264299423476.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5483004245.687">
                <text:p>275483004245.687</text:p>
              </table:table-cell>
              <table:table-cell office:value-type="float" office:value="264151784386.985">
                <text:p>264151784386.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5325226161.78">
                <text:p>275325226161.78</text:p>
              </table:table-cell>
              <table:table-cell office:value-type="float" office:value="264075671434.435">
                <text:p>264075671434.4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5322919237.085">
                <text:p>275322919237.085</text:p>
              </table:table-cell>
              <table:table-cell office:value-type="float" office:value="264013594206.235">
                <text:p>264013594206.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5012268788.043">
                <text:p>275012268788.043</text:p>
              </table:table-cell>
              <table:table-cell office:value-type="float" office:value="263970314280.315">
                <text:p>263970314280.3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4990860687.895">
                <text:p>274990860687.895</text:p>
              </table:table-cell>
              <table:table-cell office:value-type="float" office:value="263866773236.032">
                <text:p>263866773236.0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4838073219.713">
                <text:p>274838073219.713</text:p>
              </table:table-cell>
              <table:table-cell office:value-type="float" office:value="263841551522.664">
                <text:p>263841551522.6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4756352286.261">
                <text:p>274756352286.261</text:p>
              </table:table-cell>
              <table:table-cell office:value-type="float" office:value="263825791728.026">
                <text:p>263825791728.0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4737962488.256">
                <text:p>274737962488.256</text:p>
              </table:table-cell>
              <table:table-cell office:value-type="float" office:value="263790071871.054">
                <text:p>263790071871.0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4608096704.94">
                <text:p>274608096704.94</text:p>
              </table:table-cell>
              <table:table-cell office:value-type="float" office:value="263766651175.176">
                <text:p>263766651175.1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4602969148.369">
                <text:p>274602969148.369</text:p>
              </table:table-cell>
              <table:table-cell office:value-type="float" office:value="263747397243.941">
                <text:p>263747397243.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4328747812.635">
                <text:p>274328747812.635</text:p>
              </table:table-cell>
              <table:table-cell office:value-type="float" office:value="263727124674.48">
                <text:p>263727124674.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4323979196.927">
                <text:p>274323979196.927</text:p>
              </table:table-cell>
              <table:table-cell office:value-type="float" office:value="263716219464.641">
                <text:p>263716219464.6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4172027394.28">
                <text:p>274172027394.28</text:p>
              </table:table-cell>
              <table:table-cell office:value-type="float" office:value="263708351918.459">
                <text:p>263708351918.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4110142666.92">
                <text:p>274110142666.92</text:p>
              </table:table-cell>
              <table:table-cell office:value-type="float" office:value="263693397162.484">
                <text:p>263693397162.4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4105470910.765">
                <text:p>274105470910.765</text:p>
              </table:table-cell>
              <table:table-cell office:value-type="float" office:value="263678789906.551">
                <text:p>263678789906.5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3964627364.815">
                <text:p>273964627364.815</text:p>
              </table:table-cell>
              <table:table-cell office:value-type="float" office:value="263671740454.619">
                <text:p>263671740454.6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3896859370.189">
                <text:p>273896859370.189</text:p>
              </table:table-cell>
              <table:table-cell office:value-type="float" office:value="263661193335.105">
                <text:p>263661193335.1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3883890906.99">
                <text:p>273883890906.99</text:p>
              </table:table-cell>
              <table:table-cell office:value-type="float" office:value="263646334728.328">
                <text:p>263646334728.3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3764452250.153">
                <text:p>273764452250.153</text:p>
              </table:table-cell>
              <table:table-cell office:value-type="float" office:value="263643542252.024">
                <text:p>263643542252.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3695572399.535">
                <text:p>273695572399.535</text:p>
              </table:table-cell>
              <table:table-cell office:value-type="float" office:value="263634750084.282">
                <text:p>263634750084.2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3680744403.268">
                <text:p>273680744403.268</text:p>
              </table:table-cell>
              <table:table-cell office:value-type="float" office:value="263624490507.195">
                <text:p>263624490507.1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3570627029.515">
                <text:p>273570627029.515</text:p>
              </table:table-cell>
              <table:table-cell office:value-type="float" office:value="263618703521.613">
                <text:p>263618703521.6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3549215331.807">
                <text:p>273549215331.807</text:p>
              </table:table-cell>
              <table:table-cell office:value-type="float" office:value="263611428218.474">
                <text:p>263611428218.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3333483496.127">
                <text:p>273333483496.127</text:p>
              </table:table-cell>
              <table:table-cell office:value-type="float" office:value="263603044726.935">
                <text:p>263603044726.9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3309947515.414">
                <text:p>273309947515.414</text:p>
              </table:table-cell>
              <table:table-cell office:value-type="float" office:value="263588767238.241">
                <text:p>263588767238.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3201212285.737">
                <text:p>273201212285.737</text:p>
              </table:table-cell>
              <table:table-cell office:value-type="float" office:value="263582476075.059">
                <text:p>263582476075.0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3194303450.069">
                <text:p>273194303450.069</text:p>
              </table:table-cell>
              <table:table-cell office:value-type="float" office:value="263577158420.851">
                <text:p>263577158420.8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978978092.776">
                <text:p>272978978092.776</text:p>
              </table:table-cell>
              <table:table-cell office:value-type="float" office:value="263570471319.852">
                <text:p>263570471319.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962134169.364">
                <text:p>272962134169.364</text:p>
              </table:table-cell>
              <table:table-cell office:value-type="float" office:value="263552999146.595">
                <text:p>263552999146.5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2854528507.482">
                <text:p>272854528507.482</text:p>
              </table:table-cell>
              <table:table-cell office:value-type="float" office:value="263532002136.853">
                <text:p>263532002136.8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2795386892.118">
                <text:p>272795386892.118</text:p>
              </table:table-cell>
              <table:table-cell office:value-type="float" office:value="263523739681.586">
                <text:p>263523739681.5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2781696846.046">
                <text:p>272781696846.046</text:p>
              </table:table-cell>
              <table:table-cell office:value-type="float" office:value="263511927150.6">
                <text:p>263511927150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2689275325.073">
                <text:p>272689275325.073</text:p>
              </table:table-cell>
              <table:table-cell office:value-type="float" office:value="263498197427.983">
                <text:p>263498197427.9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2681405448.555">
                <text:p>272681405448.555</text:p>
              </table:table-cell>
              <table:table-cell office:value-type="float" office:value="263488524682.459">
                <text:p>263488524682.4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2487291313.058">
                <text:p>272487291313.058</text:p>
              </table:table-cell>
              <table:table-cell office:value-type="float" office:value="263483778846.461">
                <text:p>263483778846.4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2480496253.567">
                <text:p>272480496253.567</text:p>
              </table:table-cell>
              <table:table-cell office:value-type="float" office:value="263479568239.304">
                <text:p>263479568239.3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2373497276.552">
                <text:p>272373497276.552</text:p>
              </table:table-cell>
              <table:table-cell office:value-type="float" office:value="263471282571.282">
                <text:p>263471282571.2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2326366860.785">
                <text:p>272326366860.785</text:p>
              </table:table-cell>
              <table:table-cell office:value-type="float" office:value="263468840965.964">
                <text:p>263468840965.9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2320930127.742">
                <text:p>272320930127.742</text:p>
              </table:table-cell>
              <table:table-cell office:value-type="float" office:value="263465604231.499">
                <text:p>263465604231.4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2222147671.816">
                <text:p>272222147671.816</text:p>
              </table:table-cell>
              <table:table-cell office:value-type="float" office:value="263462052043.706">
                <text:p>263462052043.7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2171010939.853">
                <text:p>272171010939.853</text:p>
              </table:table-cell>
              <table:table-cell office:value-type="float" office:value="263460414189.923">
                <text:p>263460414189.9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2160124783.746">
                <text:p>272160124783.746</text:p>
              </table:table-cell>
              <table:table-cell office:value-type="float" office:value="263452130215.378">
                <text:p>263452130215.3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2075320745.124">
                <text:p>272075320745.124</text:p>
              </table:table-cell>
              <table:table-cell office:value-type="float" office:value="263449033719.651">
                <text:p>263449033719.6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2074756871.838">
                <text:p>272074756871.838</text:p>
              </table:table-cell>
              <table:table-cell office:value-type="float" office:value="263448410188.698">
                <text:p>263448410188.6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1895714001.416">
                <text:p>271895714001.416</text:p>
              </table:table-cell>
              <table:table-cell office:value-type="float" office:value="263445708636.302">
                <text:p>263445708636.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1892415798.157">
                <text:p>271892415798.157</text:p>
              </table:table-cell>
              <table:table-cell office:value-type="float" office:value="263442210234.997">
                <text:p>263442210234.9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1794157128.016">
                <text:p>271794157128.016</text:p>
              </table:table-cell>
              <table:table-cell office:value-type="float" office:value="263439044155.872">
                <text:p>263439044155.8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1753370897.989">
                <text:p>271753370897.989</text:p>
              </table:table-cell>
              <table:table-cell office:value-type="float" office:value="263437008354.049">
                <text:p>263437008354.0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1749687066.891">
                <text:p>271749687066.891</text:p>
              </table:table-cell>
              <table:table-cell office:value-type="float" office:value="263434242345.02">
                <text:p>263434242345.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1659041889.996">
                <text:p>271659041889.996</text:p>
              </table:table-cell>
              <table:table-cell office:value-type="float" office:value="263430415390.581">
                <text:p>263430415390.5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1614438600.829">
                <text:p>271614438600.829</text:p>
              </table:table-cell>
              <table:table-cell office:value-type="float" office:value="263427751078.698">
                <text:p>263427751078.6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1605716106.783">
                <text:p>271605716106.783</text:p>
              </table:table-cell>
              <table:table-cell office:value-type="float" office:value="263424974063.588">
                <text:p>263424974063.5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1527770941.687">
                <text:p>271527770941.687</text:p>
              </table:table-cell>
              <table:table-cell office:value-type="float" office:value="263421336501.468">
                <text:p>263421336501.4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1481940782.78">
                <text:p>271481940782.78</text:p>
              </table:table-cell>
              <table:table-cell office:value-type="float" office:value="263418127804.999">
                <text:p>263418127804.9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1471624785.505">
                <text:p>271471624785.505</text:p>
              </table:table-cell>
              <table:table-cell office:value-type="float" office:value="263413201478.969">
                <text:p>263413201478.9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1399920957.214">
                <text:p>271399920957.214</text:p>
              </table:table-cell>
              <table:table-cell office:value-type="float" office:value="263411007652.354">
                <text:p>263411007652.3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1384263800.014">
                <text:p>271384263800.014</text:p>
              </table:table-cell>
              <table:table-cell office:value-type="float" office:value="263408716261.091">
                <text:p>263408716261.0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1242577451.363">
                <text:p>271242577451.363</text:p>
              </table:table-cell>
              <table:table-cell office:value-type="float" office:value="263402121402.196">
                <text:p>263402121402.1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1226594663.215">
                <text:p>271226594663.215</text:p>
              </table:table-cell>
              <table:table-cell office:value-type="float" office:value="263401242583.987">
                <text:p>263401242583.9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1154265505.992">
                <text:p>271154265505.992</text:p>
              </table:table-cell>
              <table:table-cell office:value-type="float" office:value="263398004318.888">
                <text:p>263398004318.8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1149754489.825">
                <text:p>271149754489.825</text:p>
              </table:table-cell>
              <table:table-cell office:value-type="float" office:value="263397239566.51">
                <text:p>263397239566.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1005188327.285">
                <text:p>271005188327.285</text:p>
              </table:table-cell>
              <table:table-cell office:value-type="float" office:value="263395751329.531">
                <text:p>263395751329.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0994240810.686">
                <text:p>270994240810.686</text:p>
              </table:table-cell>
              <table:table-cell office:value-type="float" office:value="263394035612.187">
                <text:p>263394035612.1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0921174018.46">
                <text:p>270921174018.46</text:p>
              </table:table-cell>
              <table:table-cell office:value-type="float" office:value="263390886698.597">
                <text:p>263390886698.5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0881459214.202">
                <text:p>270881459214.202</text:p>
              </table:table-cell>
              <table:table-cell office:value-type="float" office:value="263385491253.859">
                <text:p>263385491253.8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0872487883.476">
                <text:p>270872487883.476</text:p>
              </table:table-cell>
              <table:table-cell office:value-type="float" office:value="263381044935.531">
                <text:p>263381044935.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0809110224.871">
                <text:p>270809110224.871</text:p>
              </table:table-cell>
              <table:table-cell office:value-type="float" office:value="263379438848.372">
                <text:p>263379438848.3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0804474837.75">
                <text:p>270804474837.75</text:p>
              </table:table-cell>
              <table:table-cell office:value-type="float" office:value="263377266415.333">
                <text:p>263377266415.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0671449625.028">
                <text:p>270671449625.028</text:p>
              </table:table-cell>
              <table:table-cell office:value-type="float" office:value="263375603589.713">
                <text:p>263375603589.7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0666349632.389">
                <text:p>270666349632.389</text:p>
              </table:table-cell>
              <table:table-cell office:value-type="float" office:value="263374532365.835">
                <text:p>263374532365.8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0593492172.452">
                <text:p>270593492172.452</text:p>
              </table:table-cell>
              <table:table-cell office:value-type="float" office:value="263372063655.528">
                <text:p>263372063655.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0560678862.854">
                <text:p>270560678862.854</text:p>
              </table:table-cell>
              <table:table-cell office:value-type="float" office:value="263368816892.26">
                <text:p>263368816892.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0556461915.191">
                <text:p>270556461915.191</text:p>
              </table:table-cell>
              <table:table-cell office:value-type="float" office:value="263365517126.516">
                <text:p>263365517126.5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0489399811.245">
                <text:p>270489399811.245</text:p>
              </table:table-cell>
              <table:table-cell office:value-type="float" office:value="263363597743.058">
                <text:p>263363597743.0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0453869133.29">
                <text:p>270453869133.29</text:p>
              </table:table-cell>
              <table:table-cell office:value-type="float" office:value="263360944615.131">
                <text:p>263360944615.1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0446132809.131">
                <text:p>270446132809.131</text:p>
              </table:table-cell>
              <table:table-cell office:value-type="float" office:value="263357342433.49">
                <text:p>263357342433.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0387942673.553">
                <text:p>270387942673.553</text:p>
              </table:table-cell>
              <table:table-cell office:value-type="float" office:value="263356570904.881">
                <text:p>263356570904.8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0385593504.599">
                <text:p>270385593504.599</text:p>
              </table:table-cell>
              <table:table-cell office:value-type="float" office:value="263353836491.471">
                <text:p>263353836491.4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0263219207.871">
                <text:p>270263219207.871</text:p>
              </table:table-cell>
              <table:table-cell office:value-type="float" office:value="263353506237.183">
                <text:p>263353506237.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0259318094.944">
                <text:p>270259318094.944</text:p>
              </table:table-cell>
              <table:table-cell office:value-type="float" office:value="263351158804.162">
                <text:p>263351158804.1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0192454607.188">
                <text:p>270192454607.188</text:p>
              </table:table-cell>
              <table:table-cell office:value-type="float" office:value="263349724762.531">
                <text:p>263349724762.5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0162976813.826">
                <text:p>270162976813.826</text:p>
              </table:table-cell>
              <table:table-cell office:value-type="float" office:value="263347816539.87">
                <text:p>263347816539.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0159430168.575">
                <text:p>270159430168.575</text:p>
              </table:table-cell>
              <table:table-cell office:value-type="float" office:value="263344950421.493">
                <text:p>263344950421.4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0097923122.868">
                <text:p>270097923122.868</text:p>
              </table:table-cell>
              <table:table-cell office:value-type="float" office:value="263343254488.935">
                <text:p>263343254488.9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0065920924.3">
                <text:p>270065920924.3</text:p>
              </table:table-cell>
              <table:table-cell office:value-type="float" office:value="263340166664.891">
                <text:p>263340166664.8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0059156481.244">
                <text:p>270059156481.244</text:p>
              </table:table-cell>
              <table:table-cell office:value-type="float" office:value="263338840094.905">
                <text:p>263338840094.9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0005691760.168">
                <text:p>270005691760.168</text:p>
              </table:table-cell>
              <table:table-cell office:value-type="float" office:value="263337073946.517">
                <text:p>263337073946.5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0004830108.201">
                <text:p>270004830108.201</text:p>
              </table:table-cell>
              <table:table-cell office:value-type="float" office:value="263336127725.502">
                <text:p>263336127725.5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9892226159.17">
                <text:p>269892226159.17</text:p>
              </table:table-cell>
              <table:table-cell office:value-type="float" office:value="263334786398.776">
                <text:p>263334786398.7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9889144495.562">
                <text:p>269889144495.562</text:p>
              </table:table-cell>
              <table:table-cell office:value-type="float" office:value="263334181597.115">
                <text:p>263334181597.1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9827747438.082">
                <text:p>269827747438.082</text:p>
              </table:table-cell>
              <table:table-cell office:value-type="float" office:value="263331908500.537">
                <text:p>263331908500.5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9801078025.88">
                <text:p>269801078025.88</text:p>
              </table:table-cell>
              <table:table-cell office:value-type="float" office:value="263324696044.59">
                <text:p>263324696044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9798019501.126">
                <text:p>269798019501.126</text:p>
              </table:table-cell>
              <table:table-cell office:value-type="float" office:value="263322935447.933">
                <text:p>263322935447.9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9741571451.736">
                <text:p>269741571451.736</text:p>
              </table:table-cell>
              <table:table-cell office:value-type="float" office:value="263318414337.707">
                <text:p>263318414337.7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9712566126.875">
                <text:p>269712566126.875</text:p>
              </table:table-cell>
              <table:table-cell office:value-type="float" office:value="263314795802.657">
                <text:p>263314795802.6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9706569405.304">
                <text:p>269706569405.304</text:p>
              </table:table-cell>
              <table:table-cell office:value-type="float" office:value="263312348428.691">
                <text:p>263312348428.6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9657414621.612">
                <text:p>269657414621.612</text:p>
              </table:table-cell>
              <table:table-cell office:value-type="float" office:value="263306745023.894">
                <text:p>263306745023.8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9627411392.682">
                <text:p>269627411392.682</text:p>
              </table:table-cell>
              <table:table-cell office:value-type="float" office:value="263305735946.986">
                <text:p>263305735946.9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9620230695.559">
                <text:p>269620230695.559</text:p>
              </table:table-cell>
              <table:table-cell office:value-type="float" office:value="263301650394.051">
                <text:p>263301650394.0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9575077458.309">
                <text:p>269575077458.309</text:p>
              </table:table-cell>
              <table:table-cell office:value-type="float" office:value="263300576508.234">
                <text:p>263300576508.2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9562979017.889">
                <text:p>269562979017.889</text:p>
              </table:table-cell>
              <table:table-cell office:value-type="float" office:value="263298739233.503">
                <text:p>263298739233.5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9473250779.519">
                <text:p>269473250779.519</text:p>
              </table:table-cell>
              <table:table-cell office:value-type="float" office:value="263297694533.811">
                <text:p>263297694533.8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9462258384.391">
                <text:p>269462258384.391</text:p>
              </table:table-cell>
              <table:table-cell office:value-type="float" office:value="263294608103.214">
                <text:p>263294608103.2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9415844300.145">
                <text:p>269415844300.145</text:p>
              </table:table-cell>
              <table:table-cell office:value-type="float" office:value="263289236964.431">
                <text:p>263289236964.4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9411925605.401">
                <text:p>269411925605.401</text:p>
              </table:table-cell>
              <table:table-cell office:value-type="float" office:value="263285806830.217">
                <text:p>263285806830.2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9318518347.271">
                <text:p>269318518347.271</text:p>
              </table:table-cell>
              <table:table-cell office:value-type="float" office:value="263280815789.509">
                <text:p>263280815789.5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9311179110.401">
                <text:p>269311179110.401</text:p>
              </table:table-cell>
              <table:table-cell office:value-type="float" office:value="263278474684.637">
                <text:p>263278474684.6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9263411156.673">
                <text:p>269263411156.673</text:p>
              </table:table-cell>
              <table:table-cell office:value-type="float" office:value="263274479319.098">
                <text:p>263274479319.0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9237312078.609">
                <text:p>269237312078.609</text:p>
              </table:table-cell>
              <table:table-cell office:value-type="float" office:value="263265871832.786">
                <text:p>263265871832.7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9231434753.178">
                <text:p>269231434753.178</text:p>
              </table:table-cell>
              <table:table-cell office:value-type="float" office:value="263262648249.304">
                <text:p>263262648249.3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9189609705.684">
                <text:p>269189609705.684</text:p>
              </table:table-cell>
              <table:table-cell office:value-type="float" office:value="263260671594.858">
                <text:p>263260671594.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9186173416.376">
                <text:p>269186173416.376</text:p>
              </table:table-cell>
              <table:table-cell office:value-type="float" office:value="263258711296.076">
                <text:p>263258711296.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9098553943.721">
                <text:p>269098553943.721</text:p>
              </table:table-cell>
              <table:table-cell office:value-type="float" office:value="263255815290.135">
                <text:p>263255815290.1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9094559736.563">
                <text:p>269094559736.563</text:p>
              </table:table-cell>
              <table:table-cell office:value-type="float" office:value="263255054050.375">
                <text:p>263255054050.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9046789965.663">
                <text:p>269046789965.663</text:p>
              </table:table-cell>
              <table:table-cell office:value-type="float" office:value="263254539940.898">
                <text:p>263254539940.8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9024530726.563">
                <text:p>269024530726.563</text:p>
              </table:table-cell>
              <table:table-cell office:value-type="float" office:value="263253544151.345">
                <text:p>263253544151.3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9021295501.119">
                <text:p>269021295501.119</text:p>
              </table:table-cell>
              <table:table-cell office:value-type="float" office:value="263252739486.034">
                <text:p>263252739486.0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8977426276.494">
                <text:p>268977426276.494</text:p>
              </table:table-cell>
              <table:table-cell office:value-type="float" office:value="263252287672.726">
                <text:p>263252287672.7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8953410102.898">
                <text:p>268953410102.898</text:p>
              </table:table-cell>
              <table:table-cell office:value-type="float" office:value="263251524665.482">
                <text:p>263251524665.4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8947991870.218">
                <text:p>268947991870.218</text:p>
              </table:table-cell>
              <table:table-cell office:value-type="float" office:value="263251315678.515">
                <text:p>263251315678.5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8909546431.58">
                <text:p>268909546431.58</text:p>
              </table:table-cell>
              <table:table-cell office:value-type="float" office:value="263250844960.007">
                <text:p>263250844960.0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8906220956.612">
                <text:p>268906220956.612</text:p>
              </table:table-cell>
              <table:table-cell office:value-type="float" office:value="263250428991.06">
                <text:p>263250428991.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8825731279.862">
                <text:p>268825731279.862</text:p>
              </table:table-cell>
              <table:table-cell office:value-type="float" office:value="263250163595.877">
                <text:p>263250163595.8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8821910604.537">
                <text:p>268821910604.537</text:p>
              </table:table-cell>
              <table:table-cell office:value-type="float" office:value="263249706636.047">
                <text:p>263249706636.0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8778054286.455">
                <text:p>268778054286.455</text:p>
              </table:table-cell>
              <table:table-cell office:value-type="float" office:value="263249449642.086">
                <text:p>263249449642.0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8757454582.023">
                <text:p>268757454582.023</text:p>
              </table:table-cell>
              <table:table-cell office:value-type="float" office:value="263249141188.379">
                <text:p>263249141188.3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8754384835.777">
                <text:p>268754384835.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8714124985.765">
                <text:p>268714124985.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8691917619.427">
                <text:p>268691917619.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8686864997.39">
                <text:p>268686864997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8651518755.283">
                <text:p>268651518755.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8648083707.757">
                <text:p>268648083707.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8574152930.877">
                <text:p>268574152930.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8570395959.388">
                <text:p>268570395959.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8530126529.696">
                <text:p>268530126529.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8510967025.298">
                <text:p>268510967025.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8508006572.482">
                <text:p>268508006572.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8471050795.763">
                <text:p>268471050795.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8450423287.291">
                <text:p>268450423287.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8445663361.144">
                <text:p>268445663361.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8413158992.282">
                <text:p>268413158992.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8409453582.073">
                <text:p>268409453582.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8341560173.134">
                <text:p>268341560173.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8337787253.714">
                <text:p>268337787253.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8300806417.481">
                <text:p>268300806417.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8282904022.915">
                <text:p>268282904022.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8280010532.974">
                <text:p>268280010532.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8246081361.229">
                <text:p>268246081361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8226841002.036">
                <text:p>268226841002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8222315802.677">
                <text:p>268222315802.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8192419225.411">
                <text:p>268192419225.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8188331209.331">
                <text:p>268188331209.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8125995782.52">
                <text:p>268125995782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8122149899.08">
                <text:p>268122149899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8088185678.61">
                <text:p>26808818567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8071386914.776">
                <text:p>268071386914.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8068528939.273">
                <text:p>268068528939.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8037373674.003">
                <text:p>268037373674.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019357584.989">
                <text:p>268019357584.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15021182.999">
                <text:p>268015021182.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7987518867.347">
                <text:p>267987518867.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7982974148.139">
                <text:p>267982974148.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7925755299.904">
                <text:p>267925755299.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7921797244.292">
                <text:p>267921797244.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7890601109.853">
                <text:p>26789060110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7874776854.266">
                <text:p>267874776854.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7871931565.001">
                <text:p>267871931565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7843319555.764">
                <text:p>267843319555.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7843012249.116">
                <text:p>267843012249.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7784736584.534">
                <text:p>267784736584.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7781321402.993">
                <text:p>267781321402.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7751345552.481">
                <text:p>267751345552.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7736034046.249">
                <text:p>267736034046.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7732955984.888">
                <text:p>267732955984.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7706515947.672">
                <text:p>267706515947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7690521675.613">
                <text:p>267690521675.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7686697566.075">
                <text:p>267686697566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7662440467.567">
                <text:p>267662440467.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7656408443.183">
                <text:p>267656408443.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7607680367.87">
                <text:p>267607680367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7602078194.657">
                <text:p>267602078194.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7576612935.697">
                <text:p>267576612935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7575648343.559">
                <text:p>267575648343.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7523774266.048">
                <text:p>267523774266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7520418755.67">
                <text:p>267520418755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7493650899.133">
                <text:p>267493650899.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7479713314.405">
                <text:p>267479713314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7476829673.936">
                <text:p>267476829673.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7453166717.544">
                <text:p>267453166717.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7452753207.795">
                <text:p>267452753207.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7403012454.109">
                <text:p>267403012454.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7401232672.449">
                <text:p>267401232672.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7374322065.39">
                <text:p>267374322065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7362102145.111">
                <text:p>267362102145.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7360416094.41">
                <text:p>267360416094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7335758460.743">
                <text:p>267335758460.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7322533182.511">
                <text:p>267322533182.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7319671281.742">
                <text:p>267319671281.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7297846918.606">
                <text:p>267297846918.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7296572993.333">
                <text:p>267296572993.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7250837494.396">
                <text:p>267250837494.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7248737369.451">
                <text:p>267248737369.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7223961246.853">
                <text:p>267223961246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7212288678.776">
                <text:p>267212288678.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7210503061.694">
                <text:p>267210503061.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7187802575.198">
                <text:p>267187802575.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7175217609.872">
                <text:p>267175217609.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7172366214.676">
                <text:p>267172366214.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7152238580.827">
                <text:p>267152238580.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7150138156.835">
                <text:p>267150138156.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7108099415.184">
                <text:p>267108099415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7105690388.585">
                <text:p>267105690388.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7082881110.603">
                <text:p>267082881110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7071701961.992">
                <text:p>267071701961.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7069819181.8">
                <text:p>26706981918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7048920455.598">
                <text:p>267048920455.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7036914376.693">
                <text:p>267036914376.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7034066330.784">
                <text:p>267034066330.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7015503293.64">
                <text:p>26701550329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7012617707.944">
                <text:p>267012617707.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6973989879.654">
                <text:p>266973989879.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6971287697.989">
                <text:p>266971287697.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6950289933.329">
                <text:p>266950289933.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6939558486.021">
                <text:p>266939558486.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6937582963.816">
                <text:p>266937582963.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6918342547.948">
                <text:p>266918342547.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6918033294.664">
                <text:p>266918033294.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6878656979.381">
                <text:p>266878656979.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6876359680.32">
                <text:p>26687635968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6855968513.877">
                <text:p>266855968513.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66845585359.767">
                <text:p>266845585359.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6843526845.084">
                <text:p>266843526845.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6825435391.619">
                <text:p>266825435391.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66814536446.242">
                <text:p>266814536446.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6811931314.898">
                <text:p>266811931314.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6795342032.414">
                <text:p>266795342032.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6791366330.727">
                <text:p>266791366330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6757866426.841">
                <text:p>266757866426.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66754135220.811">
                <text:p>266754135220.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6736537441.349">
                <text:p>266736537441.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6736264527.658">
                <text:p>266736264527.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6700202345.652">
                <text:p>266700202345.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6698110569.39">
                <text:p>266698110569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66679415634.079">
                <text:p>266679415634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66669911318.247">
                <text:p>266669911318.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66668035648.908">
                <text:p>266668035648.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66651428380.2">
                <text:p>26665142838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6641441116.379">
                <text:p>266641441116.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6639056831.592">
                <text:p>266639056831.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6623829926.855">
                <text:p>266623829926.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6620229013.34">
                <text:p>266620229013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6589444792.56">
                <text:p>26658944479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6586048278.146">
                <text:p>266586048278.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6569861137.764">
                <text:p>266569861137.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6569703049.396">
                <text:p>266569703049.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6536488615.774">
                <text:p>266536488615.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6534616202.758">
                <text:p>266534616202.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6517382264.551">
                <text:p>266517382264.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6508671467.375">
                <text:p>266508671467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6506972472.132">
                <text:p>266506972472.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6491647857.964">
                <text:p>266491647857.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6482482447.673">
                <text:p>266482482447.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6480307686.727">
                <text:p>266480307686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6466258554.455">
                <text:p>266466258554.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6463056795.987">
                <text:p>266463056795.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6434613097.079">
                <text:p>266434613097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6431541091.244">
                <text:p>266431541091.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6416575938.357">
                <text:p>266416575938.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6407730810.732">
                <text:p>266407730810.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6405567083.564">
                <text:p>266405567083.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6392205992.415">
                <text:p>266392205992.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6389573563.327">
                <text:p>266389573563.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6361858984.482">
                <text:p>266361858984.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66359585390.11">
                <text:p>26635958539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66344515387.635">
                <text:p>266344515387.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66336491591.011">
                <text:p>266336491591.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6334890361.962">
                <text:p>266334890361.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6321085430.136">
                <text:p>266321085430.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6320174392.787">
                <text:p>266320174392.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6291913340.386">
                <text:p>266291913340.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6289960275.308">
                <text:p>266289960275.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6275217889.825">
                <text:p>266275217889.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6267456083.012">
                <text:p>266267456083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66265839000.286">
                <text:p>266265839000.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66252697557.251">
                <text:p>266252697557.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6252258551.561">
                <text:p>266252258551.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6224686938.227">
                <text:p>266224686938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6223486905.254">
                <text:p>266223486905.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6208610070.347">
                <text:p>266208610070.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6201618686.437">
                <text:p>266201618686.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66200542667.129">
                <text:p>266200542667.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66186927431.208">
                <text:p>266186927431.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66179382543.163">
                <text:p>266179382543.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66177686893.577">
                <text:p>266177686893.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6165532047.088">
                <text:p>266165532047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6164266984.571">
                <text:p>266164266984.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6138892759.147">
                <text:p>266138892759.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6137355917.458">
                <text:p>266137355917.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6123624157.243">
                <text:p>266123624157.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6116783512.802">
                <text:p>266116783512.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6115578062.229">
                <text:p>266115578062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6103007244.822">
                <text:p>266103007244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6095665711.55">
                <text:p>266095665711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6093898735.659">
                <text:p>266093898735.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6082656667.133">
                <text:p>266082656667.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6080635620.439">
                <text:p>266080635620.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6057291664.96">
                <text:p>266057291664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6055448212.952">
                <text:p>266055448212.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6042773960.848">
                <text:p>266042773960.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6036076890.676">
                <text:p>266036076890.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6034754463.116">
                <text:p>266034754463.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6023147622.186">
                <text:p>266023147622.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6022508832.841">
                <text:p>266022508832.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5998689927.51">
                <text:p>26599868992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5997116573.743">
                <text:p>265997116573.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5984671850.733">
                <text:p>265984671850.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5978187436.961">
                <text:p>265978187436.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5976862207.353">
                <text:p>26597686220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5965748618.8">
                <text:p>26596574861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5965525789.855">
                <text:p>265965525789.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65942190857.617">
                <text:p>265942190857.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5941224724.489">
                <text:p>265941224724.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5928651083.608">
                <text:p>265928651083.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65922775567.403">
                <text:p>265922775567.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5921880949.484">
                <text:p>265921880949.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5910377266.476">
                <text:p>265910377266.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5904030621.783">
                <text:p>265904030621.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65902615895.639">
                <text:p>265902615895.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5892326996.215">
                <text:p>265892326996.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5891316103.156">
                <text:p>265891316103.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5869831107.124">
                <text:p>265869831107.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5868538286.343">
                <text:p>265868538286.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5856922266.272">
                <text:p>265856922266.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5851133368.09">
                <text:p>265851133368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5850109345.583">
                <text:p>265850109345.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5839477828.839">
                <text:p>265839477828.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5833262462.976">
                <text:p>265833262462.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65831766856.948">
                <text:p>265831766856.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5822241380.694">
                <text:p>265822241380.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5820511169.003">
                <text:p>265820511169.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5800736033.692">
                <text:p>265800736033.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5799146498.316">
                <text:p>265799146498.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5788415373.532">
                <text:p>265788415373.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5782711422.092">
                <text:p>265782711422.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5781570633.862">
                <text:p>265781570633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5771744610.914">
                <text:p>265771744610.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5771134859.582">
                <text:p>265771134859.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5750949487.905">
                <text:p>265750949487.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5749589814.842">
                <text:p>265749589814.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5739019099.98">
                <text:p>265739019099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5733490648.421">
                <text:p>265733490648.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5732356154.808">
                <text:p>265732356154.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5722898901.274">
                <text:p>265722898901.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5722657039.994">
                <text:p>265722657039.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5702809985.528">
                <text:p>265702809985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5701944357.564">
                <text:p>265701944357.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5691254151.722">
                <text:p>265691254151.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5686211695.46">
                <text:p>265686211695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5685422772.706">
                <text:p>265685422772.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5675643831.046">
                <text:p>265675643831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5670199535.289">
                <text:p>265670199535.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5668972194.706">
                <text:p>265668972194.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5660209599.16">
                <text:p>265660209599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5659232513.659">
                <text:p>265659232513.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5640953207.502">
                <text:p>265640953207.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5639779401.006">
                <text:p>265639779401.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5629895985.062">
                <text:p>265629895985.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5624897646.921">
                <text:p>265624897646.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5623984234.43">
                <text:p>26562398423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5614939077.83">
                <text:p>265614939077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5609576966.662">
                <text:p>265609576966.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5608265927.095">
                <text:p>265608265927.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5600146542.287">
                <text:p>265600146542.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5598499746.434">
                <text:p>265598499746.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5581669577.605">
                <text:p>265581669577.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5580216394.378">
                <text:p>265580216394.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5571078697.351">
                <text:p>265571078697.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5566126266.936">
                <text:p>265566126266.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5565100695.442">
                <text:p>265565100695.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5556733451.733">
                <text:p>265556733451.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5556002097.66">
                <text:p>265556002097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5538819331.939">
                <text:p>265538819331.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5537563309.27">
                <text:p>265537563309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5528537086.434">
                <text:p>265528537086.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5523731653.019">
                <text:p>265523731653.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5522718640.954">
                <text:p>265522718640.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5514628255.735">
                <text:p>265514628255.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5514223330.431">
                <text:p>265514223330.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5497275105.107">
                <text:p>265497275105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5496424263.385">
                <text:p>265496424263.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5487289857.939">
                <text:p>265487289857.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5482875865.398">
                <text:p>265482875865.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5482142243.126">
                <text:p>265482142243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5473786464.234">
                <text:p>265473786464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65469029357.049">
                <text:p>265469029357.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65467925046.714">
                <text:p>265467925046.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65460423517.016">
                <text:p>265460423517.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65459344063.221">
                <text:p>265459344063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5443731533.356">
                <text:p>265443731533.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65442595905.424">
                <text:p>265442595905.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65434145387.29">
                <text:p>265434145387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65429748229.559">
                <text:p>265429748229.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65428898093.655">
                <text:p>265428898093.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5421163540.07">
                <text:p>26542116354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5420902033.599">
                <text:p>265420902033.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65404951755.345">
                <text:p>265404951755.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65403990303.123">
                <text:p>265403990303.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65395628698.208">
                <text:p>265395628698.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5391356501.62">
                <text:p>265391356501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5390515794.02">
                <text:p>265390515794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5383020029.383">
                <text:p>265383020029.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5378494768.465">
                <text:p>265378494768.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5377399664.756">
                <text:p>265377399664.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5370529948.361">
                <text:p>265370529948.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5368883697.819">
                <text:p>265368883697.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5354898408.734">
                <text:p>265354898408.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5353368847.727">
                <text:p>265353368847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5345947347.902">
                <text:p>265345947347.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5341553827.067">
                <text:p>265341553827.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5340482783.265">
                <text:p>265340482783.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5333807924.448">
                <text:p>265333807924.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5332464127.113">
                <text:p>265332464127.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318627549.957">
                <text:p>265318627549.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317423227.793">
                <text:p>265317423227.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5309915609.233">
                <text:p>265309915609.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5305831062.579">
                <text:p>265305831062.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5304977727.737">
                <text:p>265304977727.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5298103941.132">
                <text:p>265298103941.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5297470053.217">
                <text:p>265297470053.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5283337407.507">
                <text:p>265283337407.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5282292290.085">
                <text:p>265282292290.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5274851882.425">
                <text:p>265274851882.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5270881502.841">
                <text:p>265270881502.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5270042838.188">
                <text:p>265270042838.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5263361745.559">
                <text:p>265263361745.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65263000475.367">
                <text:p>265263000475.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65249010059.034">
                <text:p>265249010059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5248280689.208">
                <text:p>265248280689.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5240743574.245">
                <text:p>265240743574.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5237071175.524">
                <text:p>265237071175.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5236447258.036">
                <text:p>265236447258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5229553635.115">
                <text:p>265229553635.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65225596323.166">
                <text:p>265225596323.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5224668718.331">
                <text:p>265224668718.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65218468388.89">
                <text:p>265218468388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65217497501.736">
                <text:p>265217497501.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5204605533.206">
                <text:p>265204605533.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5203616441.812">
                <text:p>265203616441.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65196638009.958">
                <text:p>265196638009.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5192955697.862">
                <text:p>265192955697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65192223931.491">
                <text:p>265192223931.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5185837048.146">
                <text:p>265185837048.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5185507678.848">
                <text:p>265185507678.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65172333726.153">
                <text:p>265172333726.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65171488078.422">
                <text:p>265171488078.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65164562754.426">
                <text:p>265164562754.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5160980261.643">
                <text:p>265160980261.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5160261325.414">
                <text:p>265160261325.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5154041759.403">
                <text:p>265154041759.4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952cm" style:legend-expansion="high" chart:style-name="ch2"/>
        <chart:plot-area chart:style-name="ch3" table:cell-range-address="Sheet2.A1:Sheet2.B1001" chart:data-source-has-labels="row" svg:x="0.32cm" svg:y="0.18cm" svg:width="12.878cm" svg:height="8.64cm">
          <chartooo:coordinate-region svg:x="2.979cm" svg:y="0.18cm" svg:width="10.21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1001" chart:label-cell-address="Sheet2.A1:Sheet2.A1" chart:class="chart:line">
            <chart:data-point chart:repeated="1000"/>
          </chart:series>
          <chart:series chart:style-name="ch7" chart:values-cell-range-address="Sheet2.B2:Sheet2.B1001" chart:label-cell-address="Sheet2.B1:Sheet2.B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D</text:p>
                <draw:g>
                  <svg:desc>Sheet2.A1:Sheet2.A1</svg:desc>
                </draw:g>
              </table:table-cell>
              <table:table-cell office:value-type="string">
                <text:p>LBFGS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A2:Sheet2.A1001</svg:desc>
                </draw:g>
              </table:table-cell>
              <table:table-cell office:value-type="float" office:value="NaN">
                <text:p>NaN</text:p>
                <draw:g>
                  <svg:desc>Sheet2.B2:Sheet2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6770425680.79">
                <text:p>1286770425680.79</text:p>
              </table:table-cell>
              <table:table-cell office:value-type="float" office:value="426736234984.983">
                <text:p>426736234984.9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0177944173.06">
                <text:p>1080177944173.06</text:p>
              </table:table-cell>
              <table:table-cell office:value-type="float" office:value="417074610710.775">
                <text:p>417074610710.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3234094611.15">
                <text:p>1023234094611.15</text:p>
              </table:table-cell>
              <table:table-cell office:value-type="float" office:value="386396408822.134">
                <text:p>386396408822.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1226666440.79">
                <text:p>1011226666440.79</text:p>
              </table:table-cell>
              <table:table-cell office:value-type="float" office:value="350448915715.978">
                <text:p>350448915715.9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5729867363.527">
                <text:p>935729867363.527</text:p>
              </table:table-cell>
              <table:table-cell office:value-type="float" office:value="332744409262.925">
                <text:p>332744409262.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5134391812.367">
                <text:p>925134391812.367</text:p>
              </table:table-cell>
              <table:table-cell office:value-type="float" office:value="317204924167.855">
                <text:p>317204924167.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4395728245.424">
                <text:p>834395728245.424</text:p>
              </table:table-cell>
              <table:table-cell office:value-type="float" office:value="310928934987.45">
                <text:p>310928934987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5712081634.627">
                <text:p>805712081634.627</text:p>
              </table:table-cell>
              <table:table-cell office:value-type="float" office:value="298386405520.579">
                <text:p>298386405520.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6129315260.008">
                <text:p>746129315260.008</text:p>
              </table:table-cell>
              <table:table-cell office:value-type="float" office:value="295900704891.632">
                <text:p>295900704891.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6523109691.083">
                <text:p>716523109691.083</text:p>
              </table:table-cell>
              <table:table-cell office:value-type="float" office:value="292751594744.848">
                <text:p>292751594744.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4055295152.829">
                <text:p>684055295152.829</text:p>
              </table:table-cell>
              <table:table-cell office:value-type="float" office:value="290585893998.837">
                <text:p>290585893998.8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9717621446.679">
                <text:p>669717621446.679</text:p>
              </table:table-cell>
              <table:table-cell office:value-type="float" office:value="288809389714.999">
                <text:p>288809389714.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6562140018.514">
                <text:p>626562140018.514</text:p>
              </table:table-cell>
              <table:table-cell office:value-type="float" office:value="287178129674.275">
                <text:p>287178129674.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4802403707.566">
                <text:p>624802403707.566</text:p>
              </table:table-cell>
              <table:table-cell office:value-type="float" office:value="285891242285.115">
                <text:p>285891242285.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753043672.427">
                <text:p>578753043672.427</text:p>
              </table:table-cell>
              <table:table-cell office:value-type="float" office:value="283308241900.782">
                <text:p>283308241900.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2283180384.425">
                <text:p>572283180384.425</text:p>
              </table:table-cell>
              <table:table-cell office:value-type="float" office:value="282094794475.564">
                <text:p>282094794475.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9931566323.06">
                <text:p>539931566323.06</text:p>
              </table:table-cell>
              <table:table-cell office:value-type="float" office:value="281583922522.42">
                <text:p>281583922522.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8134670696.908">
                <text:p>528134670696.908</text:p>
              </table:table-cell>
              <table:table-cell office:value-type="float" office:value="280534486408.09">
                <text:p>280534486408.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9094317459.065">
                <text:p>509094317459.065</text:p>
              </table:table-cell>
              <table:table-cell office:value-type="float" office:value="279684011884.321">
                <text:p>279684011884.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2521159448.776">
                <text:p>502521159448.776</text:p>
              </table:table-cell>
              <table:table-cell office:value-type="float" office:value="278260872922.349">
                <text:p>278260872922.3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0211791671.425">
                <text:p>470211791671.425</text:p>
              </table:table-cell>
              <table:table-cell office:value-type="float" office:value="277627882560.758">
                <text:p>277627882560.7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701185609.054">
                <text:p>460701185609.054</text:p>
              </table:table-cell>
              <table:table-cell office:value-type="float" office:value="276488771031.154">
                <text:p>276488771031.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6537043644.946">
                <text:p>456537043644.946</text:p>
              </table:table-cell>
              <table:table-cell office:value-type="float" office:value="275191882583.989">
                <text:p>275191882583.9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2300505602.812">
                <text:p>442300505602.812</text:p>
              </table:table-cell>
              <table:table-cell office:value-type="float" office:value="274406007675.831">
                <text:p>274406007675.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844273223.37">
                <text:p>435844273223.37</text:p>
              </table:table-cell>
              <table:table-cell office:value-type="float" office:value="272942788984.215">
                <text:p>272942788984.2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6918442528.616">
                <text:p>426918442528.616</text:p>
              </table:table-cell>
              <table:table-cell office:value-type="float" office:value="272727590718.871">
                <text:p>272727590718.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3462403577.704">
                <text:p>423462403577.704</text:p>
              </table:table-cell>
              <table:table-cell office:value-type="float" office:value="272419996625.771">
                <text:p>272419996625.7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8433644809.362">
                <text:p>408433644809.362</text:p>
              </table:table-cell>
              <table:table-cell office:value-type="float" office:value="272297942922.526">
                <text:p>272297942922.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4220912843.24">
                <text:p>404220912843.24</text:p>
              </table:table-cell>
              <table:table-cell office:value-type="float" office:value="271924065129.536">
                <text:p>271924065129.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6885409659.497">
                <text:p>396885409659.497</text:p>
              </table:table-cell>
              <table:table-cell office:value-type="float" office:value="271696651212.061">
                <text:p>271696651212.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2837930827.022">
                <text:p>392837930827.022</text:p>
              </table:table-cell>
              <table:table-cell office:value-type="float" office:value="271320762432.614">
                <text:p>271320762432.6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2967423259.171">
                <text:p>382967423259.171</text:p>
              </table:table-cell>
              <table:table-cell office:value-type="float" office:value="271172566577.096">
                <text:p>271172566577.0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958633536.451">
                <text:p>378958633536.451</text:p>
              </table:table-cell>
              <table:table-cell office:value-type="float" office:value="270701304819.917">
                <text:p>270701304819.9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6633457979.469">
                <text:p>376633457979.469</text:p>
              </table:table-cell>
              <table:table-cell office:value-type="float" office:value="270076403820.927">
                <text:p>270076403820.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6205995753.76">
                <text:p>376205995753.76</text:p>
              </table:table-cell>
              <table:table-cell office:value-type="float" office:value="269670417054.468">
                <text:p>269670417054.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6877255193.609">
                <text:p>366877255193.609</text:p>
              </table:table-cell>
              <table:table-cell office:value-type="float" office:value="269224160783.558">
                <text:p>269224160783.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3641081431.149">
                <text:p>363641081431.149</text:p>
              </table:table-cell>
              <table:table-cell office:value-type="float" office:value="268921662818.755">
                <text:p>268921662818.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1536491691.102">
                <text:p>361536491691.102</text:p>
              </table:table-cell>
              <table:table-cell office:value-type="float" office:value="268351447637.925">
                <text:p>268351447637.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0786633772.142">
                <text:p>360786633772.142</text:p>
              </table:table-cell>
              <table:table-cell office:value-type="float" office:value="267832098972.913">
                <text:p>267832098972.9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3952148052.371">
                <text:p>353952148052.371</text:p>
              </table:table-cell>
              <table:table-cell office:value-type="float" office:value="266949621363.073">
                <text:p>266949621363.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3069346119.871">
                <text:p>353069346119.871</text:p>
              </table:table-cell>
              <table:table-cell office:value-type="float" office:value="266617289806.501">
                <text:p>266617289806.5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6364064378.435">
                <text:p>346364064378.435</text:p>
              </table:table-cell>
              <table:table-cell office:value-type="float" office:value="266354002892.769">
                <text:p>266354002892.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6320585171.148">
                <text:p>346320585171.148</text:p>
              </table:table-cell>
              <table:table-cell office:value-type="float" office:value="266081390755.323">
                <text:p>266081390755.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9768688729.057">
                <text:p>339768688729.057</text:p>
              </table:table-cell>
              <table:table-cell office:value-type="float" office:value="265897129703.281">
                <text:p>265897129703.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7729625782.873">
                <text:p>337729625782.873</text:p>
              </table:table-cell>
              <table:table-cell office:value-type="float" office:value="265822748922.058">
                <text:p>265822748922.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6173692550.659">
                <text:p>336173692550.659</text:p>
              </table:table-cell>
              <table:table-cell office:value-type="float" office:value="265659962460.322">
                <text:p>265659962460.3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266932666.147">
                <text:p>335266932666.147</text:p>
              </table:table-cell>
              <table:table-cell office:value-type="float" office:value="265576077601.346">
                <text:p>265576077601.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1801862454.815">
                <text:p>331801862454.815</text:p>
              </table:table-cell>
              <table:table-cell office:value-type="float" office:value="265393671247.895">
                <text:p>265393671247.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9640948926.285">
                <text:p>329640948926.285</text:p>
              </table:table-cell>
              <table:table-cell office:value-type="float" office:value="265321960467.719">
                <text:p>265321960467.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6980172808.234">
                <text:p>326980172808.234</text:p>
              </table:table-cell>
              <table:table-cell office:value-type="float" office:value="265281240900.28">
                <text:p>265281240900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6902174784.631">
                <text:p>326902174784.631</text:p>
              </table:table-cell>
              <table:table-cell office:value-type="float" office:value="265157468171.362">
                <text:p>265157468171.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9864963558.841">
                <text:p>319864963558.841</text:p>
              </table:table-cell>
              <table:table-cell office:value-type="float" office:value="265116513775.603">
                <text:p>265116513775.6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8787139851.747">
                <text:p>318787139851.747</text:p>
              </table:table-cell>
              <table:table-cell office:value-type="float" office:value="265102804879.255">
                <text:p>265102804879.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8110243642.782">
                <text:p>318110243642.782</text:p>
              </table:table-cell>
              <table:table-cell office:value-type="float" office:value="265058169464.45">
                <text:p>265058169464.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7991601936.391">
                <text:p>317991601936.391</text:p>
              </table:table-cell>
              <table:table-cell office:value-type="float" office:value="265012699849.27">
                <text:p>265012699849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5020452657.254">
                <text:p>315020452657.254</text:p>
              </table:table-cell>
              <table:table-cell office:value-type="float" office:value="264969326405.888">
                <text:p>264969326405.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4137303203.949">
                <text:p>314137303203.949</text:p>
              </table:table-cell>
              <table:table-cell office:value-type="float" office:value="264904487576.143">
                <text:p>264904487576.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2094023051.105">
                <text:p>312094023051.105</text:p>
              </table:table-cell>
              <table:table-cell office:value-type="float" office:value="264868723406.142">
                <text:p>264868723406.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0908194908.732">
                <text:p>310908194908.732</text:p>
              </table:table-cell>
              <table:table-cell office:value-type="float" office:value="264785960842.436">
                <text:p>264785960842.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0853995258.803">
                <text:p>310853995258.803</text:p>
              </table:table-cell>
              <table:table-cell office:value-type="float" office:value="264765874983.943">
                <text:p>264765874983.9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8548497201.77">
                <text:p>308548497201.77</text:p>
              </table:table-cell>
              <table:table-cell office:value-type="float" office:value="264678861668.681">
                <text:p>264678861668.6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7473476239.765">
                <text:p>307473476239.765</text:p>
              </table:table-cell>
              <table:table-cell office:value-type="float" office:value="264625325799.261">
                <text:p>264625325799.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7316897458.803">
                <text:p>307316897458.803</text:p>
              </table:table-cell>
              <table:table-cell office:value-type="float" office:value="264553348796.557">
                <text:p>264553348796.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5497141519.232">
                <text:p>305497141519.232</text:p>
              </table:table-cell>
              <table:table-cell office:value-type="float" office:value="264481308191.011">
                <text:p>264481308191.0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4709291855.867">
                <text:p>304709291855.867</text:p>
              </table:table-cell>
              <table:table-cell office:value-type="float" office:value="264428554235.621">
                <text:p>264428554235.6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3529076108.377">
                <text:p>303529076108.377</text:p>
              </table:table-cell>
              <table:table-cell office:value-type="float" office:value="264357409853.63">
                <text:p>264357409853.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3177793279.815">
                <text:p>303177793279.815</text:p>
              </table:table-cell>
              <table:table-cell office:value-type="float" office:value="264342820656.204">
                <text:p>264342820656.2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0484319098.582">
                <text:p>300484319098.582</text:p>
              </table:table-cell>
              <table:table-cell office:value-type="float" office:value="264288107776.075">
                <text:p>264288107776.0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9961052903.357">
                <text:p>299961052903.357</text:p>
              </table:table-cell>
              <table:table-cell office:value-type="float" office:value="264265045907.867">
                <text:p>264265045907.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9546303794.476">
                <text:p>299546303794.476</text:p>
              </table:table-cell>
              <table:table-cell office:value-type="float" office:value="264234366925.951">
                <text:p>264234366925.9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9293915726.099">
                <text:p>299293915726.099</text:p>
              </table:table-cell>
              <table:table-cell office:value-type="float" office:value="264204827679.914">
                <text:p>264204827679.9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8348543614.871">
                <text:p>298348543614.871</text:p>
              </table:table-cell>
              <table:table-cell office:value-type="float" office:value="264171636248.029">
                <text:p>264171636248.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8126386945.149">
                <text:p>298126386945.149</text:p>
              </table:table-cell>
              <table:table-cell office:value-type="float" office:value="264134909285.906">
                <text:p>264134909285.9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6032285778.114">
                <text:p>296032285778.114</text:p>
              </table:table-cell>
              <table:table-cell office:value-type="float" office:value="264115345580.497">
                <text:p>264115345580.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5629885060.639">
                <text:p>295629885060.639</text:p>
              </table:table-cell>
              <table:table-cell office:value-type="float" office:value="264103122663.146">
                <text:p>264103122663.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5307059192.723">
                <text:p>295307059192.723</text:p>
              </table:table-cell>
              <table:table-cell office:value-type="float" office:value="264090198096.849">
                <text:p>264090198096.8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109177197.919">
                <text:p>295109177197.919</text:p>
              </table:table-cell>
              <table:table-cell office:value-type="float" office:value="264077498160.957">
                <text:p>264077498160.9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4369769065.906">
                <text:p>294369769065.906</text:p>
              </table:table-cell>
              <table:table-cell office:value-type="float" office:value="264066984988.672">
                <text:p>264066984988.6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142768823.333">
                <text:p>294142768823.333</text:p>
              </table:table-cell>
              <table:table-cell office:value-type="float" office:value="264060594781.916">
                <text:p>264060594781.9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2534443418.821">
                <text:p>292534443418.821</text:p>
              </table:table-cell>
              <table:table-cell office:value-type="float" office:value="264048669483.314">
                <text:p>264048669483.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2206656566.198">
                <text:p>292206656566.198</text:p>
              </table:table-cell>
              <table:table-cell office:value-type="float" office:value="264041407344.561">
                <text:p>264041407344.5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1936359623.832">
                <text:p>291936359623.832</text:p>
              </table:table-cell>
              <table:table-cell office:value-type="float" office:value="264032238302.732">
                <text:p>264032238302.7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1757663560.788">
                <text:p>291757663560.788</text:p>
              </table:table-cell>
              <table:table-cell office:value-type="float" office:value="264018690655.423">
                <text:p>264018690655.4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1197967733.841">
                <text:p>291197967733.841</text:p>
              </table:table-cell>
              <table:table-cell office:value-type="float" office:value="264010768569.545">
                <text:p>264010768569.5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0872984703.183">
                <text:p>290872984703.183</text:p>
              </table:table-cell>
              <table:table-cell office:value-type="float" office:value="264005879650.357">
                <text:p>264005879650.3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9694778258.834">
                <text:p>289694778258.834</text:p>
              </table:table-cell>
              <table:table-cell office:value-type="float" office:value="263996895023.142">
                <text:p>263996895023.1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9618933091.082">
                <text:p>289618933091.082</text:p>
              </table:table-cell>
              <table:table-cell office:value-type="float" office:value="263972490398.57">
                <text:p>263972490398.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8899696232.667">
                <text:p>288899696232.667</text:p>
              </table:table-cell>
              <table:table-cell office:value-type="float" office:value="263957830707.623">
                <text:p>263957830707.6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8597995015.638">
                <text:p>288597995015.638</text:p>
              </table:table-cell>
              <table:table-cell office:value-type="float" office:value="263932530640.613">
                <text:p>263932530640.6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8593020073.525">
                <text:p>288593020073.525</text:p>
              </table:table-cell>
              <table:table-cell office:value-type="float" office:value="263919367643.44">
                <text:p>263919367643.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7879349997.909">
                <text:p>287879349997.909</text:p>
              </table:table-cell>
              <table:table-cell office:value-type="float" office:value="263904313748.734">
                <text:p>263904313748.7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563795588.177">
                <text:p>287563795588.177</text:p>
              </table:table-cell>
              <table:table-cell office:value-type="float" office:value="263887126990.639">
                <text:p>263887126990.6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7514522377.244">
                <text:p>287514522377.244</text:p>
              </table:table-cell>
              <table:table-cell office:value-type="float" office:value="263885899612.418">
                <text:p>263885899612.4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6933190318.597">
                <text:p>286933190318.597</text:p>
              </table:table-cell>
              <table:table-cell office:value-type="float" office:value="263880091606.779">
                <text:p>263880091606.7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6644482908.802">
                <text:p>286644482908.802</text:p>
              </table:table-cell>
              <table:table-cell office:value-type="float" office:value="263871797033.727">
                <text:p>263871797033.7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6612275002.704">
                <text:p>286612275002.704</text:p>
              </table:table-cell>
              <table:table-cell office:value-type="float" office:value="263860272278.197">
                <text:p>263860272278.1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6047877461.476">
                <text:p>286047877461.476</text:p>
              </table:table-cell>
              <table:table-cell office:value-type="float" office:value="263846265069.695">
                <text:p>263846265069.6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5751091846.88">
                <text:p>285751091846.88</text:p>
              </table:table-cell>
              <table:table-cell office:value-type="float" office:value="263832538700.925">
                <text:p>263832538700.9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5687711724.05">
                <text:p>285687711724.05</text:p>
              </table:table-cell>
              <table:table-cell office:value-type="float" office:value="263816276564.663">
                <text:p>263816276564.6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5221555904.093">
                <text:p>285221555904.093</text:p>
              </table:table-cell>
              <table:table-cell office:value-type="float" office:value="263771574243.693">
                <text:p>263771574243.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4944935666.545">
                <text:p>284944935666.545</text:p>
              </table:table-cell>
              <table:table-cell office:value-type="float" office:value="263723588380.945">
                <text:p>263723588380.9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4892935082.25">
                <text:p>284892935082.25</text:p>
              </table:table-cell>
              <table:table-cell office:value-type="float" office:value="263692742528.822">
                <text:p>263692742528.8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4444723492.546">
                <text:p>284444723492.546</text:p>
              </table:table-cell>
              <table:table-cell office:value-type="float" office:value="263642860136.174">
                <text:p>263642860136.1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4382705348.751">
                <text:p>284382705348.751</text:p>
              </table:table-cell>
              <table:table-cell office:value-type="float" office:value="263613165516.634">
                <text:p>263613165516.6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3521436115.382">
                <text:p>283521436115.382</text:p>
              </table:table-cell>
              <table:table-cell office:value-type="float" office:value="263585228417.587">
                <text:p>263585228417.5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3445496301.288">
                <text:p>283445496301.288</text:p>
              </table:table-cell>
              <table:table-cell office:value-type="float" office:value="263571372267.525">
                <text:p>263571372267.5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3021946040.279">
                <text:p>283021946040.279</text:p>
              </table:table-cell>
              <table:table-cell office:value-type="float" office:value="263551808201.405">
                <text:p>263551808201.4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2785226279.435">
                <text:p>282785226279.435</text:p>
              </table:table-cell>
              <table:table-cell office:value-type="float" office:value="263540502877.9">
                <text:p>263540502877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2730775788.055">
                <text:p>282730775788.055</text:p>
              </table:table-cell>
              <table:table-cell office:value-type="float" office:value="263531559251.42">
                <text:p>263531559251.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2374391145.438">
                <text:p>282374391145.438</text:p>
              </table:table-cell>
              <table:table-cell office:value-type="float" office:value="263523035875.518">
                <text:p>263523035875.5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2149798602.945">
                <text:p>282149798602.945</text:p>
              </table:table-cell>
              <table:table-cell office:value-type="float" office:value="263514514272.631">
                <text:p>263514514272.6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2101471341.938">
                <text:p>282101471341.938</text:p>
              </table:table-cell>
              <table:table-cell office:value-type="float" office:value="263490365404.934">
                <text:p>263490365404.9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1761134949.44">
                <text:p>281761134949.44</text:p>
              </table:table-cell>
              <table:table-cell office:value-type="float" office:value="263485784016.837">
                <text:p>263485784016.8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1682499933.424">
                <text:p>281682499933.424</text:p>
              </table:table-cell>
              <table:table-cell office:value-type="float" office:value="263481931058.957">
                <text:p>263481931058.9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1026683229.188">
                <text:p>281026683229.188</text:p>
              </table:table-cell>
              <table:table-cell office:value-type="float" office:value="263464359668.502">
                <text:p>263464359668.5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0953926501.921">
                <text:p>280953926501.921</text:p>
              </table:table-cell>
              <table:table-cell office:value-type="float" office:value="263450990999.078">
                <text:p>263450990999.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0627238227.845">
                <text:p>280627238227.845</text:p>
              </table:table-cell>
              <table:table-cell office:value-type="float" office:value="263448302710.226">
                <text:p>263448302710.2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0607866839.109">
                <text:p>280607866839.109</text:p>
              </table:table-cell>
              <table:table-cell office:value-type="float" office:value="263433993957.941">
                <text:p>263433993957.9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9967623337.267">
                <text:p>279967623337.267</text:p>
              </table:table-cell>
              <table:table-cell office:value-type="float" office:value="263423840550.022">
                <text:p>263423840550.0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9921176268.378">
                <text:p>279921176268.378</text:p>
              </table:table-cell>
              <table:table-cell office:value-type="float" office:value="263414158512.233">
                <text:p>263414158512.2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606570341.099">
                <text:p>279606570341.099</text:p>
              </table:table-cell>
              <table:table-cell office:value-type="float" office:value="263408436277.764">
                <text:p>263408436277.7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9438959779.489">
                <text:p>279438959779.489</text:p>
              </table:table-cell>
              <table:table-cell office:value-type="float" office:value="263403680013.383">
                <text:p>263403680013.3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9402944398.059">
                <text:p>279402944398.059</text:p>
              </table:table-cell>
              <table:table-cell office:value-type="float" office:value="263400031200.63">
                <text:p>263400031200.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9135535011.067">
                <text:p>279135535011.067</text:p>
              </table:table-cell>
              <table:table-cell office:value-type="float" office:value="263395846576.975">
                <text:p>263395846576.9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8973761565.649">
                <text:p>278973761565.649</text:p>
              </table:table-cell>
              <table:table-cell office:value-type="float" office:value="263391776399.155">
                <text:p>263391776399.1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8940104311.448">
                <text:p>278940104311.448</text:p>
              </table:table-cell>
              <table:table-cell office:value-type="float" office:value="263389600949.907">
                <text:p>263389600949.9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8686170762.498">
                <text:p>278686170762.498</text:p>
              </table:table-cell>
              <table:table-cell office:value-type="float" office:value="263388925267.398">
                <text:p>263388925267.3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8639585827.509">
                <text:p>278639585827.509</text:p>
              </table:table-cell>
              <table:table-cell office:value-type="float" office:value="263387343028.94">
                <text:p>263387343028.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8144468897.922">
                <text:p>278144468897.922</text:p>
              </table:table-cell>
              <table:table-cell office:value-type="float" office:value="263386058264.607">
                <text:p>263386058264.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8095099215.393">
                <text:p>278095099215.393</text:p>
              </table:table-cell>
              <table:table-cell office:value-type="float" office:value="263385645464.445">
                <text:p>263385645464.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7847222544.336">
                <text:p>277847222544.336</text:p>
              </table:table-cell>
              <table:table-cell office:value-type="float" office:value="263385300280.496">
                <text:p>263385300280.4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7845196870.587">
                <text:p>277845196870.587</text:p>
              </table:table-cell>
              <table:table-cell office:value-type="float" office:value="263384757857.808">
                <text:p>263384757857.8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7354215318.556">
                <text:p>277354215318.556</text:p>
              </table:table-cell>
              <table:table-cell office:value-type="float" office:value="263382577938.586">
                <text:p>263382577938.5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7324660615.397">
                <text:p>277324660615.397</text:p>
              </table:table-cell>
              <table:table-cell office:value-type="float" office:value="263381423023.424">
                <text:p>263381423023.4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7082045906.544">
                <text:p>277082045906.544</text:p>
              </table:table-cell>
              <table:table-cell office:value-type="float" office:value="263380174279.35">
                <text:p>263380174279.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6957923168.227">
                <text:p>276957923168.227</text:p>
              </table:table-cell>
              <table:table-cell office:value-type="float" office:value="263377080742.277">
                <text:p>263377080742.2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6932930851.01">
                <text:p>276932930851.01</text:p>
              </table:table-cell>
              <table:table-cell office:value-type="float" office:value="263374728540.311">
                <text:p>263374728540.3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6725310598.388">
                <text:p>276725310598.388</text:p>
              </table:table-cell>
              <table:table-cell office:value-type="float" office:value="263372645276.762">
                <text:p>263372645276.7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6603861401.175">
                <text:p>276603861401.175</text:p>
              </table:table-cell>
              <table:table-cell office:value-type="float" office:value="263371891665.703">
                <text:p>263371891665.7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6579373499.934">
                <text:p>276579373499.934</text:p>
              </table:table-cell>
              <table:table-cell office:value-type="float" office:value="263370758392.007">
                <text:p>263370758392.0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6383065723.278">
                <text:p>276383065723.278</text:p>
              </table:table-cell>
              <table:table-cell office:value-type="float" office:value="263367646614.176">
                <text:p>263367646614.1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6354822318.129">
                <text:p>276354822318.129</text:p>
              </table:table-cell>
              <table:table-cell office:value-type="float" office:value="263367276554.733">
                <text:p>263367276554.7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5968367012.105">
                <text:p>275968367012.105</text:p>
              </table:table-cell>
              <table:table-cell office:value-type="float" office:value="263366810257.22">
                <text:p>263366810257.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5933512133.023">
                <text:p>275933512133.023</text:p>
              </table:table-cell>
              <table:table-cell office:value-type="float" office:value="263365923600.11">
                <text:p>263365923600.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5739155966.017">
                <text:p>275739155966.017</text:p>
              </table:table-cell>
              <table:table-cell office:value-type="float" office:value="263365735862.986">
                <text:p>263365735862.9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5629881344.528">
                <text:p>275629881344.528</text:p>
              </table:table-cell>
              <table:table-cell office:value-type="float" office:value="263365003792.584">
                <text:p>263365003792.5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5604699828.984">
                <text:p>275604699828.984</text:p>
              </table:table-cell>
              <table:table-cell office:value-type="float" office:value="263360839281.811">
                <text:p>263360839281.8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5437235728.839">
                <text:p>275437235728.839</text:p>
              </table:table-cell>
              <table:table-cell office:value-type="float" office:value="263353790703.766">
                <text:p>263353790703.7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5431888917.636">
                <text:p>275431888917.636</text:p>
              </table:table-cell>
              <table:table-cell office:value-type="float" office:value="263352119145.02">
                <text:p>263352119145.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5072141596.877">
                <text:p>275072141596.877</text:p>
              </table:table-cell>
              <table:table-cell office:value-type="float" office:value="263347745860.136">
                <text:p>263347745860.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5071927874.814">
                <text:p>275071927874.814</text:p>
              </table:table-cell>
              <table:table-cell office:value-type="float" office:value="263344863989.963">
                <text:p>263344863989.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4867973544.226">
                <text:p>274867973544.226</text:p>
              </table:table-cell>
              <table:table-cell office:value-type="float" office:value="263341701655.304">
                <text:p>263341701655.3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4792755570.887">
                <text:p>274792755570.887</text:p>
              </table:table-cell>
              <table:table-cell office:value-type="float" office:value="263340201450.064">
                <text:p>263340201450.0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4792530402.828">
                <text:p>274792530402.828</text:p>
              </table:table-cell>
              <table:table-cell office:value-type="float" office:value="263339501313.187">
                <text:p>263339501313.1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4598779290.164">
                <text:p>274598779290.164</text:p>
              </table:table-cell>
              <table:table-cell office:value-type="float" office:value="263335376073.392">
                <text:p>263335376073.3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4516670669.794">
                <text:p>274516670669.794</text:p>
              </table:table-cell>
              <table:table-cell office:value-type="float" office:value="263333071428.474">
                <text:p>263333071428.4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4505646935.267">
                <text:p>274505646935.267</text:p>
              </table:table-cell>
              <table:table-cell office:value-type="float" office:value="263328714997.525">
                <text:p>263328714997.5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4340012697.655">
                <text:p>274340012697.655</text:p>
              </table:table-cell>
              <table:table-cell office:value-type="float" office:value="263327600093.077">
                <text:p>263327600093.0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4258151526.602">
                <text:p>274258151526.602</text:p>
              </table:table-cell>
              <table:table-cell office:value-type="float" office:value="263324863753.495">
                <text:p>263324863753.4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4246328074.858">
                <text:p>274246328074.858</text:p>
              </table:table-cell>
              <table:table-cell office:value-type="float" office:value="263321962633.05">
                <text:p>263321962633.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4090281158.112">
                <text:p>274090281158.112</text:p>
              </table:table-cell>
              <table:table-cell office:value-type="float" office:value="263320939948.534">
                <text:p>263320939948.5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4004075405.47">
                <text:p>274004075405.47</text:p>
              </table:table-cell>
              <table:table-cell office:value-type="float" office:value="263320569705.325">
                <text:p>263320569705.3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3984645772.208">
                <text:p>273984645772.208</text:p>
              </table:table-cell>
              <table:table-cell office:value-type="float" office:value="263319576435.629">
                <text:p>263319576435.6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3849823313.136">
                <text:p>273849823313.136</text:p>
              </table:table-cell>
              <table:table-cell office:value-type="float" office:value="263318389680.658">
                <text:p>263318389680.6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3846896360.754">
                <text:p>273846896360.754</text:p>
              </table:table-cell>
              <table:table-cell office:value-type="float" office:value="263318197889.09">
                <text:p>263318197889.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3557911430.713">
                <text:p>273557911430.713</text:p>
              </table:table-cell>
              <table:table-cell office:value-type="float" office:value="263317115277.405">
                <text:p>263317115277.4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3556701543.199">
                <text:p>273556701543.199</text:p>
              </table:table-cell>
              <table:table-cell office:value-type="float" office:value="263315533694.295">
                <text:p>263315533694.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3394032443.334">
                <text:p>273394032443.334</text:p>
              </table:table-cell>
              <table:table-cell office:value-type="float" office:value="263314213573.349">
                <text:p>263314213573.3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3332465822.559">
                <text:p>273332465822.559</text:p>
              </table:table-cell>
              <table:table-cell office:value-type="float" office:value="263312997708.203">
                <text:p>263312997708.2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3331086675.704">
                <text:p>273331086675.704</text:p>
              </table:table-cell>
              <table:table-cell office:value-type="float" office:value="263311110524.637">
                <text:p>263311110524.6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3177344273.404">
                <text:p>273177344273.404</text:p>
              </table:table-cell>
              <table:table-cell office:value-type="float" office:value="263308247542.087">
                <text:p>263308247542.0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3110320865.771">
                <text:p>273110320865.771</text:p>
              </table:table-cell>
              <table:table-cell office:value-type="float" office:value="263307152892.459">
                <text:p>263307152892.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3100686448.212">
                <text:p>273100686448.212</text:p>
              </table:table-cell>
              <table:table-cell office:value-type="float" office:value="263305359398.845">
                <text:p>263305359398.8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2968341336.208">
                <text:p>272968341336.208</text:p>
              </table:table-cell>
              <table:table-cell office:value-type="float" office:value="263303686188.33">
                <text:p>263303686188.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2901025782.367">
                <text:p>272901025782.367</text:p>
              </table:table-cell>
              <table:table-cell office:value-type="float" office:value="263302468882.018">
                <text:p>263302468882.0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2890313021.968">
                <text:p>272890313021.968</text:p>
              </table:table-cell>
              <table:table-cell office:value-type="float" office:value="263300744166.896">
                <text:p>263300744166.8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2766069335.107">
                <text:p>272766069335.107</text:p>
              </table:table-cell>
              <table:table-cell office:value-type="float" office:value="263300407730.089">
                <text:p>263300407730.0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2695288837.077">
                <text:p>272695288837.077</text:p>
              </table:table-cell>
              <table:table-cell office:value-type="float" office:value="263296135500.888">
                <text:p>263296135500.8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2678739775.055">
                <text:p>272678739775.055</text:p>
              </table:table-cell>
              <table:table-cell office:value-type="float" office:value="263294747154.15">
                <text:p>263294747154.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2570727086.558">
                <text:p>272570727086.558</text:p>
              </table:table-cell>
              <table:table-cell office:value-type="float" office:value="263294177806.685">
                <text:p>263294177806.6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2562847890.399">
                <text:p>272562847890.399</text:p>
              </table:table-cell>
              <table:table-cell office:value-type="float" office:value="263292256571.233">
                <text:p>263292256571.2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2332769315.946">
                <text:p>272332769315.946</text:p>
              </table:table-cell>
              <table:table-cell office:value-type="float" office:value="263291585447.495">
                <text:p>263291585447.4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2327960718.949">
                <text:p>272327960718.949</text:p>
              </table:table-cell>
              <table:table-cell office:value-type="float" office:value="263290031389.269">
                <text:p>263290031389.2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2199030222.322">
                <text:p>272199030222.322</text:p>
              </table:table-cell>
              <table:table-cell office:value-type="float" office:value="263289643402.641">
                <text:p>263289643402.6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2146395744.641">
                <text:p>272146395744.641</text:p>
              </table:table-cell>
              <table:table-cell office:value-type="float" office:value="263288935980.22">
                <text:p>263288935980.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2142986923.5">
                <text:p>272142986923.5</text:p>
              </table:table-cell>
              <table:table-cell office:value-type="float" office:value="263287590128.835">
                <text:p>263287590128.8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2021704500.828">
                <text:p>272021704500.828</text:p>
              </table:table-cell>
              <table:table-cell office:value-type="float" office:value="263286829186.109">
                <text:p>263286829186.1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1964951110.129">
                <text:p>271964951110.129</text:p>
              </table:table-cell>
              <table:table-cell office:value-type="float" office:value="263285823465.725">
                <text:p>263285823465.7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1955369902.491">
                <text:p>271955369902.491</text:p>
              </table:table-cell>
              <table:table-cell office:value-type="float" office:value="263284779034.903">
                <text:p>263284779034.9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1850236463.473">
                <text:p>271850236463.473</text:p>
              </table:table-cell>
              <table:table-cell office:value-type="float" office:value="263283028136.406">
                <text:p>263283028136.4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1793027997.963">
                <text:p>271793027997.963</text:p>
              </table:table-cell>
              <table:table-cell office:value-type="float" office:value="263282455725.967">
                <text:p>263282455725.9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1782334443.006">
                <text:p>271782334443.006</text:p>
              </table:table-cell>
              <table:table-cell office:value-type="float" office:value="263281568057.169">
                <text:p>263281568057.1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1683958833.958">
                <text:p>271683958833.958</text:p>
              </table:table-cell>
              <table:table-cell office:value-type="float" office:value="263280181001.04">
                <text:p>263280181001.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1678246980.431">
                <text:p>271678246980.431</text:p>
              </table:table-cell>
              <table:table-cell office:value-type="float" office:value="263279309988.908">
                <text:p>263279309988.9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1480560105.43">
                <text:p>271480560105.43</text:p>
              </table:table-cell>
              <table:table-cell office:value-type="float" office:value="263277591486.78">
                <text:p>263277591486.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1467089155.865">
                <text:p>271467089155.865</text:p>
              </table:table-cell>
              <table:table-cell office:value-type="float" office:value="263275814102.921">
                <text:p>263275814102.9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1366558849.57">
                <text:p>271366558849.57</text:p>
              </table:table-cell>
              <table:table-cell office:value-type="float" office:value="263273859106.776">
                <text:p>263273859106.7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1313918512.419">
                <text:p>271313918512.419</text:p>
              </table:table-cell>
              <table:table-cell office:value-type="float" office:value="263270901393.665">
                <text:p>263270901393.6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1303065765.451">
                <text:p>271303065765.451</text:p>
              </table:table-cell>
              <table:table-cell office:value-type="float" office:value="263268719255.102">
                <text:p>263268719255.1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1215257688.363">
                <text:p>271215257688.363</text:p>
              </table:table-cell>
              <table:table-cell office:value-type="float" office:value="263266244468.509">
                <text:p>263266244468.5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1162234558.462">
                <text:p>271162234558.462</text:p>
              </table:table-cell>
              <table:table-cell office:value-type="float" office:value="263265009319.502">
                <text:p>263265009319.5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1150374454.316">
                <text:p>271150374454.316</text:p>
              </table:table-cell>
              <table:table-cell office:value-type="float" office:value="263262530471.778">
                <text:p>263262530471.7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1068363048.661">
                <text:p>271068363048.661</text:p>
              </table:table-cell>
              <table:table-cell office:value-type="float" office:value="263261191392.916">
                <text:p>263261191392.9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1051986269.353">
                <text:p>271051986269.353</text:p>
              </table:table-cell>
              <table:table-cell office:value-type="float" office:value="263259556603.703">
                <text:p>263259556603.7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888204565.16">
                <text:p>270888204565.16</text:p>
              </table:table-cell>
              <table:table-cell office:value-type="float" office:value="263256992151.307">
                <text:p>263256992151.3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0871651781.973">
                <text:p>270871651781.973</text:p>
              </table:table-cell>
              <table:table-cell office:value-type="float" office:value="263256776221.937">
                <text:p>263256776221.9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0787381489.566">
                <text:p>270787381489.566</text:p>
              </table:table-cell>
              <table:table-cell office:value-type="float" office:value="263255416999.317">
                <text:p>263255416999.3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0738659830.071">
                <text:p>270738659830.071</text:p>
              </table:table-cell>
              <table:table-cell office:value-type="float" office:value="263254849552.402">
                <text:p>263254849552.4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0727133929.915">
                <text:p>270727133929.915</text:p>
              </table:table-cell>
              <table:table-cell office:value-type="float" office:value="263253714812.642">
                <text:p>263253714812.6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0653153610.297">
                <text:p>270653153610.297</text:p>
              </table:table-cell>
              <table:table-cell office:value-type="float" office:value="263251094896.194">
                <text:p>263251094896.1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0645560744.144">
                <text:p>270645560744.144</text:p>
              </table:table-cell>
              <table:table-cell office:value-type="float" office:value="263250254628.61">
                <text:p>263250254628.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0488868253.408">
                <text:p>270488868253.408</text:p>
              </table:table-cell>
              <table:table-cell office:value-type="float" office:value="263248791983.721">
                <text:p>263248791983.7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0483343582.865">
                <text:p>270483343582.865</text:p>
              </table:table-cell>
              <table:table-cell office:value-type="float" office:value="263247976395.617">
                <text:p>263247976395.6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0396232146.8">
                <text:p>270396232146.8</text:p>
              </table:table-cell>
              <table:table-cell office:value-type="float" office:value="263246701824.688">
                <text:p>263246701824.6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0358208451.631">
                <text:p>270358208451.631</text:p>
              </table:table-cell>
              <table:table-cell office:value-type="float" office:value="263246156683.676">
                <text:p>263246156683.6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0354333147.065">
                <text:p>270354333147.065</text:p>
              </table:table-cell>
              <table:table-cell office:value-type="float" office:value="263245773389.586">
                <text:p>263245773389.5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0272915340.1">
                <text:p>270272915340.1</text:p>
              </table:table-cell>
              <table:table-cell office:value-type="float" office:value="263244811300.237">
                <text:p>263244811300.2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0232175641.125">
                <text:p>270232175641.125</text:p>
              </table:table-cell>
              <table:table-cell office:value-type="float" office:value="263244298775.426">
                <text:p>263244298775.4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0224401658.227">
                <text:p>270224401658.227</text:p>
              </table:table-cell>
              <table:table-cell office:value-type="float" office:value="263244199619.035">
                <text:p>263244199619.0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0153152292.921">
                <text:p>270153152292.921</text:p>
              </table:table-cell>
              <table:table-cell office:value-type="float" office:value="263243856227.939">
                <text:p>263243856227.9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0111774725.594">
                <text:p>270111774725.594</text:p>
              </table:table-cell>
              <table:table-cell office:value-type="float" office:value="263243538974.773">
                <text:p>263243538974.7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0102942551.68">
                <text:p>270102942551.68</text:p>
              </table:table-cell>
              <table:table-cell office:value-type="float" office:value="263243174218.461">
                <text:p>263243174218.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0036569117.415">
                <text:p>270036569117.415</text:p>
              </table:table-cell>
              <table:table-cell office:value-type="float" office:value="263243018543.831">
                <text:p>263243018543.8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0026718448.033">
                <text:p>270026718448.033</text:p>
              </table:table-cell>
              <table:table-cell office:value-type="float" office:value="263242710555.737">
                <text:p>263242710555.7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9893271436.647">
                <text:p>269893271436.647</text:p>
              </table:table-cell>
              <table:table-cell office:value-type="float" office:value="263242349932.461">
                <text:p>263242349932.4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9881463313.062">
                <text:p>269881463313.062</text:p>
              </table:table-cell>
              <table:table-cell office:value-type="float" office:value="263242127056.562">
                <text:p>263242127056.5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9812727026.483">
                <text:p>269812727026.483</text:p>
              </table:table-cell>
              <table:table-cell office:value-type="float" office:value="263241806815.086">
                <text:p>263241806815.0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9774433433.094">
                <text:p>269774433433.094</text:p>
              </table:table-cell>
              <table:table-cell office:value-type="float" office:value="263241347092.916">
                <text:p>263241347092.9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9765813565.385">
                <text:p>269765813565.385</text:p>
              </table:table-cell>
              <table:table-cell office:value-type="float" office:value="263240658487.971">
                <text:p>263240658487.9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9705297872.682">
                <text:p>269705297872.682</text:p>
              </table:table-cell>
              <table:table-cell office:value-type="float" office:value="263240260559.434">
                <text:p>263240260559.4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9701876902.104">
                <text:p>269701876902.104</text:p>
              </table:table-cell>
              <table:table-cell office:value-type="float" office:value="263239801956.652">
                <text:p>263239801956.6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9573492786.903">
                <text:p>269573492786.903</text:p>
              </table:table-cell>
              <table:table-cell office:value-type="float" office:value="263239124388.765">
                <text:p>263239124388.7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9569835811.043">
                <text:p>269569835811.043</text:p>
              </table:table-cell>
              <table:table-cell office:value-type="float" office:value="263237804902.54">
                <text:p>263237804902.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9498874085.763">
                <text:p>269498874085.763</text:p>
              </table:table-cell>
              <table:table-cell office:value-type="float" office:value="263236032424.365">
                <text:p>263236032424.3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9468448403.426">
                <text:p>269468448403.426</text:p>
              </table:table-cell>
              <table:table-cell office:value-type="float" office:value="263234956649.934">
                <text:p>263234956649.9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9465489589.234">
                <text:p>269465489589.234</text:p>
              </table:table-cell>
              <table:table-cell office:value-type="float" office:value="263233741711.925">
                <text:p>263233741711.9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9399353032.568">
                <text:p>269399353032.568</text:p>
              </table:table-cell>
              <table:table-cell office:value-type="float" office:value="263232861936.831">
                <text:p>263232861936.8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9366620369.385">
                <text:p>269366620369.385</text:p>
              </table:table-cell>
              <table:table-cell office:value-type="float" office:value="263232139748.165">
                <text:p>263232139748.1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9360510865.784">
                <text:p>269360510865.784</text:p>
              </table:table-cell>
              <table:table-cell office:value-type="float" office:value="263231536419.044">
                <text:p>263231536419.0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9302421015.549">
                <text:p>269302421015.549</text:p>
              </table:table-cell>
              <table:table-cell office:value-type="float" office:value="263231210260.303">
                <text:p>263231210260.3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9268949120.091">
                <text:p>269268949120.091</text:p>
              </table:table-cell>
              <table:table-cell office:value-type="float" office:value="263231010611.578">
                <text:p>263231010611.5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9261815317.035">
                <text:p>269261815317.035</text:p>
              </table:table-cell>
              <table:table-cell office:value-type="float" office:value="263230289915.791">
                <text:p>263230289915.7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9207807264.006">
                <text:p>269207807264.006</text:p>
              </table:table-cell>
              <table:table-cell office:value-type="float" office:value="263229071637.197">
                <text:p>263229071637.1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9200173018.048">
                <text:p>269200173018.048</text:p>
              </table:table-cell>
              <table:table-cell office:value-type="float" office:value="263228257982.851">
                <text:p>263228257982.8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9091207051.459">
                <text:p>269091207051.459</text:p>
              </table:table-cell>
              <table:table-cell office:value-type="float" office:value="263227339477.66">
                <text:p>263227339477.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9081759605.084">
                <text:p>269081759605.084</text:p>
              </table:table-cell>
              <table:table-cell office:value-type="float" office:value="263226714387.187">
                <text:p>263226714387.1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025447172.178">
                <text:p>269025447172.178</text:p>
              </table:table-cell>
              <table:table-cell office:value-type="float" office:value="263225951023.826">
                <text:p>263225951023.8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994236639.513">
                <text:p>268994236639.513</text:p>
              </table:table-cell>
              <table:table-cell office:value-type="float" office:value="263225450201.845">
                <text:p>263225450201.8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987263356.963">
                <text:p>268987263356.963</text:p>
              </table:table-cell>
              <table:table-cell office:value-type="float" office:value="263225211945.681">
                <text:p>263225211945.6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937529413.57">
                <text:p>268937529413.57</text:p>
              </table:table-cell>
              <table:table-cell office:value-type="float" office:value="263224938248.446">
                <text:p>263224938248.4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8934716371.99">
                <text:p>268934716371.99</text:p>
              </table:table-cell>
              <table:table-cell office:value-type="float" office:value="263224392195.862">
                <text:p>263224392195.8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8829360346.91">
                <text:p>268829360346.91</text:p>
              </table:table-cell>
              <table:table-cell office:value-type="float" office:value="263223899628.866">
                <text:p>263223899628.8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8825991638.326">
                <text:p>268825991638.326</text:p>
              </table:table-cell>
              <table:table-cell office:value-type="float" office:value="263223429941.876">
                <text:p>263223429941.8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8767954837.632">
                <text:p>268767954837.632</text:p>
              </table:table-cell>
              <table:table-cell office:value-type="float" office:value="263223290767.43">
                <text:p>263223290767.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8742584886.831">
                <text:p>268742584886.831</text:p>
              </table:table-cell>
              <table:table-cell office:value-type="float" office:value="263222615411.365">
                <text:p>263222615411.3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8739827337.796">
                <text:p>268739827337.796</text:p>
              </table:table-cell>
              <table:table-cell office:value-type="float" office:value="263221916454.791">
                <text:p>263221916454.7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8685865715.812">
                <text:p>268685865715.812</text:p>
              </table:table-cell>
              <table:table-cell office:value-type="float" office:value="263221285130.27">
                <text:p>263221285130.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8658569493.236">
                <text:p>268658569493.236</text:p>
              </table:table-cell>
              <table:table-cell office:value-type="float" office:value="263220722658.608">
                <text:p>263220722658.6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8653276008.11">
                <text:p>268653276008.11</text:p>
              </table:table-cell>
              <table:table-cell office:value-type="float" office:value="263220212736.794">
                <text:p>263220212736.7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8605699294.533">
                <text:p>268605699294.533</text:p>
              </table:table-cell>
              <table:table-cell office:value-type="float" office:value="263219420549.299">
                <text:p>263219420549.2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8577661612.747">
                <text:p>268577661612.747</text:p>
              </table:table-cell>
              <table:table-cell office:value-type="float" office:value="263219199198.426">
                <text:p>263219199198.4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8571425171.746">
                <text:p>268571425171.746</text:p>
              </table:table-cell>
              <table:table-cell office:value-type="float" office:value="263218453455.273">
                <text:p>263218453455.2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8527261604.548">
                <text:p>268527261604.548</text:p>
              </table:table-cell>
              <table:table-cell office:value-type="float" office:value="263217810314.357">
                <text:p>263217810314.3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8519472082.697">
                <text:p>268519472082.697</text:p>
              </table:table-cell>
              <table:table-cell office:value-type="float" office:value="263217439647.718">
                <text:p>263217439647.7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8430336622.226">
                <text:p>268430336622.226</text:p>
              </table:table-cell>
              <table:table-cell office:value-type="float" office:value="263217231414.581">
                <text:p>263217231414.5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8421872684.351">
                <text:p>268421872684.351</text:p>
              </table:table-cell>
              <table:table-cell office:value-type="float" office:value="263216803401.564">
                <text:p>263216803401.5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8375563232.085">
                <text:p>268375563232.085</text:p>
              </table:table-cell>
              <table:table-cell office:value-type="float" office:value="263215753942.008">
                <text:p>263215753942.0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8349259362.739">
                <text:p>268349259362.739</text:p>
              </table:table-cell>
              <table:table-cell office:value-type="float" office:value="263215376678.808">
                <text:p>263215376678.8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8343184837.573">
                <text:p>268343184837.573</text:p>
              </table:table-cell>
              <table:table-cell office:value-type="float" office:value="263215106667.141">
                <text:p>263215106667.1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8302149704.625">
                <text:p>268302149704.625</text:p>
              </table:table-cell>
              <table:table-cell office:value-type="float" office:value="263214678068.653">
                <text:p>263214678068.6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8298137593.864">
                <text:p>268298137593.864</text:p>
              </table:table-cell>
              <table:table-cell office:value-type="float" office:value="263214309129.645">
                <text:p>263214309129.6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8211578345.413">
                <text:p>268211578345.413</text:p>
              </table:table-cell>
              <table:table-cell office:value-type="float" office:value="263213794061.331">
                <text:p>263213794061.3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8207725623.276">
                <text:p>268207725623.276</text:p>
              </table:table-cell>
              <table:table-cell office:value-type="float" office:value="263213726398.493">
                <text:p>263213726398.4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8160101473.19">
                <text:p>268160101473.19</text:p>
              </table:table-cell>
              <table:table-cell office:value-type="float" office:value="263213609970.696">
                <text:p>263213609970.6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8138210985.019">
                <text:p>268138210985.019</text:p>
              </table:table-cell>
              <table:table-cell office:value-type="float" office:value="263213174808.413">
                <text:p>263213174808.4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8135314319.995">
                <text:p>268135314319.995</text:p>
              </table:table-cell>
              <table:table-cell office:value-type="float" office:value="263213037148.225">
                <text:p>263213037148.2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8091122625.113">
                <text:p>268091122625.113</text:p>
              </table:table-cell>
              <table:table-cell office:value-type="float" office:value="263212882613.993">
                <text:p>263212882613.9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8067655932.028">
                <text:p>268067655932.028</text:p>
              </table:table-cell>
              <table:table-cell office:value-type="float" office:value="263212722201.852">
                <text:p>263212722201.8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8062730469.796">
                <text:p>268062730469.796</text:p>
              </table:table-cell>
              <table:table-cell office:value-type="float" office:value="263212542104.553">
                <text:p>263212542104.5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8023619195.878">
                <text:p>268023619195.878</text:p>
              </table:table-cell>
              <table:table-cell office:value-type="float" office:value="263212451122.245">
                <text:p>263212451122.2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8023342522.72">
                <text:p>268023342522.72</text:p>
              </table:table-cell>
              <table:table-cell office:value-type="float" office:value="263212379211.852">
                <text:p>263212379211.8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7940347659.898">
                <text:p>267940347659.898</text:p>
              </table:table-cell>
              <table:table-cell office:value-type="float" office:value="263212288966.614">
                <text:p>263212288966.6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7938326364.331">
                <text:p>267938326364.331</text:p>
              </table:table-cell>
              <table:table-cell office:value-type="float" office:value="263212205078.947">
                <text:p>263212205078.9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7892873324.885">
                <text:p>267892873324.885</text:p>
              </table:table-cell>
              <table:table-cell office:value-type="float" office:value="263212142223.971">
                <text:p>263212142223.9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7873425355.744">
                <text:p>267873425355.744</text:p>
              </table:table-cell>
              <table:table-cell office:value-type="float" office:value="263212034761.358">
                <text:p>263212034761.3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7871431735.359">
                <text:p>267871431735.359</text:p>
              </table:table-cell>
              <table:table-cell office:value-type="float" office:value="263211935584.796">
                <text:p>263211935584.7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7829289770.224">
                <text:p>267829289770.224</text:p>
              </table:table-cell>
              <table:table-cell office:value-type="float" office:value="263211855538.187">
                <text:p>263211855538.1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7808270821.902">
                <text:p>267808270821.902</text:p>
              </table:table-cell>
              <table:table-cell office:value-type="float" office:value="263211586234.58">
                <text:p>263211586234.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7804304286.19">
                <text:p>267804304286.19</text:p>
              </table:table-cell>
              <table:table-cell office:value-type="float" office:value="263211415166.216">
                <text:p>263211415166.2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7767021928.534">
                <text:p>267767021928.534</text:p>
              </table:table-cell>
              <table:table-cell office:value-type="float" office:value="263211074907.881">
                <text:p>263211074907.8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7745286141.805">
                <text:p>267745286141.805</text:p>
              </table:table-cell>
              <table:table-cell office:value-type="float" office:value="263210693370.338">
                <text:p>263210693370.3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7740480387.963">
                <text:p>267740480387.963</text:p>
              </table:table-cell>
              <table:table-cell office:value-type="float" office:value="263210236668.528">
                <text:p>263210236668.5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7705943839.019">
                <text:p>267705943839.019</text:p>
              </table:table-cell>
              <table:table-cell office:value-type="float" office:value="263209636699.025">
                <text:p>263209636699.0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7700253147.863">
                <text:p>267700253147.863</text:p>
              </table:table-cell>
              <table:table-cell office:value-type="float" office:value="263209547701.822">
                <text:p>263209547701.8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7630297698.397">
                <text:p>267630297698.397</text:p>
              </table:table-cell>
              <table:table-cell office:value-type="float" office:value="263209094301.508">
                <text:p>263209094301.5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7623870836.927">
                <text:p>267623870836.927</text:p>
              </table:table-cell>
              <table:table-cell office:value-type="float" office:value="263208664840.745">
                <text:p>263208664840.7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7587419668.143">
                <text:p>267587419668.143</text:p>
              </table:table-cell>
              <table:table-cell office:value-type="float" office:value="263208290627.076">
                <text:p>263208290627.0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7566907506.683">
                <text:p>267566907506.683</text:p>
              </table:table-cell>
              <table:table-cell office:value-type="float" office:value="263208088656.221">
                <text:p>263208088656.2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7562233774.904">
                <text:p>267562233774.904</text:p>
              </table:table-cell>
              <table:table-cell office:value-type="float" office:value="263207551436.284">
                <text:p>263207551436.2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7529841608.299">
                <text:p>267529841608.299</text:p>
              </table:table-cell>
              <table:table-cell office:value-type="float" office:value="263206905049.53">
                <text:p>263206905049.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7526904758.843">
                <text:p>267526904758.843</text:p>
              </table:table-cell>
              <table:table-cell office:value-type="float" office:value="263206477610.445">
                <text:p>263206477610.4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7458652722.138">
                <text:p>267458652722.138</text:p>
              </table:table-cell>
              <table:table-cell office:value-type="float" office:value="263205934078.542">
                <text:p>263205934078.5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7455515008.391">
                <text:p>267455515008.391</text:p>
              </table:table-cell>
              <table:table-cell office:value-type="float" office:value="263205550681.765">
                <text:p>263205550681.7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7418101610.769">
                <text:p>267418101610.769</text:p>
              </table:table-cell>
              <table:table-cell office:value-type="float" office:value="263205220972.68">
                <text:p>263205220972.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7400722453.308">
                <text:p>267400722453.308</text:p>
              </table:table-cell>
              <table:table-cell office:value-type="float" office:value="263204353506.53">
                <text:p>263204353506.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7398305766.565">
                <text:p>267398305766.565</text:p>
              </table:table-cell>
              <table:table-cell office:value-type="float" office:value="263204099133.672">
                <text:p>263204099133.6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7363674113.01">
                <text:p>267363674113.01</text:p>
              </table:table-cell>
              <table:table-cell office:value-type="float" office:value="263203825461.439">
                <text:p>263203825461.4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7345041883.592">
                <text:p>267345041883.592</text:p>
              </table:table-cell>
              <table:table-cell office:value-type="float" office:value="263203635828.586">
                <text:p>263203635828.5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7341059912.262">
                <text:p>267341059912.262</text:p>
              </table:table-cell>
              <table:table-cell office:value-type="float" office:value="263203043780.827">
                <text:p>263203043780.8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7310307446.108">
                <text:p>267310307446.108</text:p>
              </table:table-cell>
              <table:table-cell office:value-type="float" office:value="263202483860.291">
                <text:p>263202483860.2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7309378644.652">
                <text:p>267309378644.652</text:p>
              </table:table-cell>
              <table:table-cell office:value-type="float" office:value="263201680247.607">
                <text:p>263201680247.6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7244335646.663">
                <text:p>267244335646.663</text:p>
              </table:table-cell>
              <table:table-cell office:value-type="float" office:value="263201055062.097">
                <text:p>263201055062.0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7242217658.823">
                <text:p>267242217658.823</text:p>
              </table:table-cell>
              <table:table-cell office:value-type="float" office:value="263200270294.305">
                <text:p>263200270294.3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7206684015.881">
                <text:p>267206684015.881</text:p>
              </table:table-cell>
              <table:table-cell office:value-type="float" office:value="263199388817.595">
                <text:p>263199388817.5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7190929675.913">
                <text:p>267190929675.913</text:p>
              </table:table-cell>
              <table:table-cell office:value-type="float" office:value="263199320832.746">
                <text:p>263199320832.7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7189034429.875">
                <text:p>267189034429.875</text:p>
              </table:table-cell>
              <table:table-cell office:value-type="float" office:value="263199130259.122">
                <text:p>263199130259.1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7156169235.998">
                <text:p>267156169235.998</text:p>
              </table:table-cell>
              <table:table-cell office:value-type="float" office:value="263199070474.955">
                <text:p>263199070474.9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7139196159.874">
                <text:p>267139196159.874</text:p>
              </table:table-cell>
              <table:table-cell office:value-type="float" office:value="263198875678.454">
                <text:p>263198875678.4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7135800431.124">
                <text:p>267135800431.124</text:p>
              </table:table-cell>
              <table:table-cell office:value-type="float" office:value="263198804923.16">
                <text:p>263198804923.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67106619730.279">
                <text:p>267106619730.279</text:p>
              </table:table-cell>
              <table:table-cell office:value-type="float" office:value="263198462968.754">
                <text:p>263198462968.7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7089035721.355">
                <text:p>267089035721.355</text:p>
              </table:table-cell>
              <table:table-cell office:value-type="float" office:value="263198263407.6">
                <text:p>263198263407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7084936979.779">
                <text:p>267084936979.779</text:p>
              </table:table-cell>
              <table:table-cell office:value-type="float" office:value="263197903636.394">
                <text:p>263197903636.3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67057951674.226">
                <text:p>267057951674.226</text:p>
              </table:table-cell>
              <table:table-cell office:value-type="float" office:value="263197042093.254">
                <text:p>263197042093.2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7052181329.778">
                <text:p>267052181329.778</text:p>
              </table:table-cell>
              <table:table-cell office:value-type="float" office:value="263196461218.534">
                <text:p>263196461218.5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6997571195.34">
                <text:p>266997571195.34</text:p>
              </table:table-cell>
              <table:table-cell office:value-type="float" office:value="263196133631.837">
                <text:p>263196133631.8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6991948810.651">
                <text:p>266991948810.651</text:p>
              </table:table-cell>
              <table:table-cell office:value-type="float" office:value="263195543571.692">
                <text:p>263195543571.6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6963328129.693">
                <text:p>266963328129.693</text:p>
              </table:table-cell>
              <table:table-cell office:value-type="float" office:value="263194809476.359">
                <text:p>263194809476.3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66946715105.153">
                <text:p>266946715105.153</text:p>
              </table:table-cell>
              <table:table-cell office:value-type="float" office:value="263194395620.418">
                <text:p>263194395620.4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6942779769.931">
                <text:p>266942779769.931</text:p>
              </table:table-cell>
              <table:table-cell office:value-type="float" office:value="263193959780.439">
                <text:p>263193959780.4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6917267065.93">
                <text:p>266917267065.93</text:p>
              </table:table-cell>
              <table:table-cell office:value-type="float" office:value="263193312069.074">
                <text:p>263193312069.0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6913706677.555">
                <text:p>266913706677.555</text:p>
              </table:table-cell>
              <table:table-cell office:value-type="float" office:value="263191801926.376">
                <text:p>263191801926.3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6860218962.439">
                <text:p>266860218962.439</text:p>
              </table:table-cell>
              <table:table-cell office:value-type="float" office:value="263191400456.084">
                <text:p>263191400456.0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66857019367.053">
                <text:p>266857019367.053</text:p>
              </table:table-cell>
              <table:table-cell office:value-type="float" office:value="263191218832.506">
                <text:p>263191218832.5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66827726359.066">
                <text:p>266827726359.066</text:p>
              </table:table-cell>
              <table:table-cell office:value-type="float" office:value="263190363572.624">
                <text:p>263190363572.6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66813410339.72">
                <text:p>266813410339.72</text:p>
              </table:table-cell>
              <table:table-cell office:value-type="float" office:value="263189733655.212">
                <text:p>263189733655.2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66811107478.212">
                <text:p>266811107478.212</text:p>
              </table:table-cell>
              <table:table-cell office:value-type="float" office:value="263189016827.145">
                <text:p>263189016827.1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6784048454.914">
                <text:p>266784048454.914</text:p>
              </table:table-cell>
              <table:table-cell office:value-type="float" office:value="263188536379.177">
                <text:p>263188536379.1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6768774769.119">
                <text:p>266768774769.119</text:p>
              </table:table-cell>
              <table:table-cell office:value-type="float" office:value="263187626630.009">
                <text:p>263187626630.0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6765287266.621">
                <text:p>266765287266.621</text:p>
              </table:table-cell>
              <table:table-cell office:value-type="float" office:value="263187094710.481">
                <text:p>263187094710.4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6741176100.866">
                <text:p>266741176100.866</text:p>
              </table:table-cell>
              <table:table-cell office:value-type="float" office:value="263186850776.811">
                <text:p>263186850776.8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6738749358.928">
                <text:p>266738749358.928</text:p>
              </table:table-cell>
              <table:table-cell office:value-type="float" office:value="263186331861.431">
                <text:p>263186331861.4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6688084876.863">
                <text:p>266688084876.863</text:p>
              </table:table-cell>
              <table:table-cell office:value-type="float" office:value="263186089655.66">
                <text:p>263186089655.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6685490765.434">
                <text:p>266685490765.434</text:p>
              </table:table-cell>
              <table:table-cell office:value-type="float" office:value="263185937301.169">
                <text:p>263185937301.1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6657812472.94">
                <text:p>266657812472.94</text:p>
              </table:table-cell>
              <table:table-cell office:value-type="float" office:value="263185771345.852">
                <text:p>263185771345.8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6644658532.817">
                <text:p>266644658532.817</text:p>
              </table:table-cell>
              <table:table-cell office:value-type="float" office:value="263185562660.778">
                <text:p>263185562660.7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6642679937.227">
                <text:p>266642679937.227</text:p>
              </table:table-cell>
              <table:table-cell office:value-type="float" office:value="263185455758.761">
                <text:p>263185455758.7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6617131381.695">
                <text:p>266617131381.695</text:p>
              </table:table-cell>
              <table:table-cell office:value-type="float" office:value="263184567769.648">
                <text:p>263184567769.6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6603061572.465">
                <text:p>266603061572.465</text:p>
              </table:table-cell>
              <table:table-cell office:value-type="float" office:value="263184464185.113">
                <text:p>263184464185.1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6599960005.774">
                <text:p>266599960005.774</text:p>
              </table:table-cell>
              <table:table-cell office:value-type="float" office:value="263184373094.92">
                <text:p>263184373094.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6577192534.526">
                <text:p>266577192534.526</text:p>
              </table:table-cell>
              <table:table-cell office:value-type="float" office:value="263184106494.178">
                <text:p>263184106494.1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6575676891.699">
                <text:p>266575676891.699</text:p>
              </table:table-cell>
              <table:table-cell office:value-type="float" office:value="263183916576.244">
                <text:p>263183916576.2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6527740925.097">
                <text:p>266527740925.097</text:p>
              </table:table-cell>
              <table:table-cell office:value-type="float" office:value="263183826566.716">
                <text:p>263183826566.7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6525644458.342">
                <text:p>266525644458.342</text:p>
              </table:table-cell>
              <table:table-cell office:value-type="float" office:value="263183713553.579">
                <text:p>263183713553.5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6499516254.281">
                <text:p>266499516254.281</text:p>
              </table:table-cell>
              <table:table-cell office:value-type="float" office:value="263183634508.82">
                <text:p>263183634508.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6487404683.219">
                <text:p>266487404683.219</text:p>
              </table:table-cell>
              <table:table-cell office:value-type="float" office:value="263183451242.601">
                <text:p>263183451242.6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6485698197.155">
                <text:p>266485698197.155</text:p>
              </table:table-cell>
              <table:table-cell office:value-type="float" office:value="263183353343.71">
                <text:p>263183353343.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6461597583.908">
                <text:p>266461597583.908</text:p>
              </table:table-cell>
              <table:table-cell office:value-type="float" office:value="263183282347.791">
                <text:p>263183282347.7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6448613087.621">
                <text:p>266448613087.621</text:p>
              </table:table-cell>
              <table:table-cell office:value-type="float" office:value="263183138613.324">
                <text:p>263183138613.3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6445844418.661">
                <text:p>266445844418.661</text:p>
              </table:table-cell>
              <table:table-cell office:value-type="float" office:value="263182944455.171">
                <text:p>263182944455.1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6424364048.967">
                <text:p>266424364048.967</text:p>
              </table:table-cell>
              <table:table-cell office:value-type="float" office:value="263182814873.61">
                <text:p>263182814873.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6423568860.647">
                <text:p>266423568860.647</text:p>
              </table:table-cell>
              <table:table-cell office:value-type="float" office:value="263182738800.996">
                <text:p>263182738800.9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6378267501.767">
                <text:p>266378267501.767</text:p>
              </table:table-cell>
              <table:table-cell office:value-type="float" office:value="263182643890.184">
                <text:p>263182643890.1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66376576062.724">
                <text:p>266376576062.724</text:p>
              </table:table-cell>
              <table:table-cell office:value-type="float" office:value="263182567565.373">
                <text:p>263182567565.3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66351934747.732">
                <text:p>266351934747.732</text:p>
              </table:table-cell>
              <table:table-cell office:value-type="float" office:value="263182473589.44">
                <text:p>263182473589.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66340759352.766">
                <text:p>266340759352.766</text:p>
              </table:table-cell>
              <table:table-cell office:value-type="float" office:value="263182441536.842">
                <text:p>263182441536.8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66339279681.512">
                <text:p>266339279681.512</text:p>
              </table:table-cell>
              <table:table-cell office:value-type="float" office:value="263182399771.355">
                <text:p>263182399771.3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6316566118.977">
                <text:p>266316566118.977</text:p>
              </table:table-cell>
              <table:table-cell office:value-type="float" office:value="263182299152.583">
                <text:p>263182299152.5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6304560935.409">
                <text:p>266304560935.409</text:p>
              </table:table-cell>
              <table:table-cell office:value-type="float" office:value="263182010327.114">
                <text:p>263182010327.1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6302078477.961">
                <text:p>266302078477.961</text:p>
              </table:table-cell>
              <table:table-cell office:value-type="float" office:value="263181843447.859">
                <text:p>263181843447.8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6281830228.901">
                <text:p>266281830228.901</text:p>
              </table:table-cell>
              <table:table-cell office:value-type="float" office:value="263181580529.285">
                <text:p>263181580529.2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66281589930.638">
                <text:p>266281589930.638</text:p>
              </table:table-cell>
              <table:table-cell office:value-type="float" office:value="263181220088.421">
                <text:p>263181220088.4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66238828897.803">
                <text:p>266238828897.803</text:p>
              </table:table-cell>
              <table:table-cell office:value-type="float" office:value="263180916848.831">
                <text:p>263180916848.8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66237461398.554">
                <text:p>266237461398.554</text:p>
              </table:table-cell>
              <table:table-cell office:value-type="float" office:value="263180694141.542">
                <text:p>263180694141.5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66214244849.528">
                <text:p>266214244849.528</text:p>
              </table:table-cell>
              <table:table-cell office:value-type="float" office:value="263180394941.149">
                <text:p>263180394941.1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6203909776.428">
                <text:p>266203909776.428</text:p>
              </table:table-cell>
              <table:table-cell office:value-type="float" office:value="263180270254.959">
                <text:p>263180270254.9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6202616909.424">
                <text:p>266202616909.424</text:p>
              </table:table-cell>
              <table:table-cell office:value-type="float" office:value="263180156384.995">
                <text:p>263180156384.9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6181230598.341">
                <text:p>266181230598.341</text:p>
              </table:table-cell>
              <table:table-cell office:value-type="float" office:value="263179580855.488">
                <text:p>263179580855.4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6170108381.987">
                <text:p>266170108381.987</text:p>
              </table:table-cell>
              <table:table-cell office:value-type="float" office:value="263178358262.065">
                <text:p>263178358262.0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6167870380.347">
                <text:p>266167870380.347</text:p>
              </table:table-cell>
              <table:table-cell office:value-type="float" office:value="263176971927.212">
                <text:p>263176971927.2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66148800342.435">
                <text:p>266148800342.435</text:p>
              </table:table-cell>
              <table:table-cell office:value-type="float" office:value="263173605599.979">
                <text:p>263173605599.9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66137232751.733">
                <text:p>266137232751.733</text:p>
              </table:table-cell>
              <table:table-cell office:value-type="float" office:value="263171033588.598">
                <text:p>263171033588.5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66134489965.143">
                <text:p>266134489965.143</text:p>
              </table:table-cell>
              <table:table-cell office:value-type="float" office:value="263169434652.774">
                <text:p>263169434652.7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66116909537.931">
                <text:p>266116909537.931</text:p>
              </table:table-cell>
              <table:table-cell office:value-type="float" office:value="263168525650.682">
                <text:p>263168525650.6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6112960479.803">
                <text:p>266112960479.803</text:p>
              </table:table-cell>
              <table:table-cell office:value-type="float" office:value="263166826340.004">
                <text:p>263166826340.0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6077294047.88">
                <text:p>266077294047.88</text:p>
              </table:table-cell>
              <table:table-cell office:value-type="float" office:value="263165632351.247">
                <text:p>263165632351.2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6073581341.494">
                <text:p>266073581341.494</text:p>
              </table:table-cell>
              <table:table-cell office:value-type="float" office:value="263165265951.077">
                <text:p>263165265951.0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6054796461.264">
                <text:p>266054796461.264</text:p>
              </table:table-cell>
              <table:table-cell office:value-type="float" office:value="263164752375.328">
                <text:p>263164752375.3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6043881533.621">
                <text:p>266043881533.621</text:p>
              </table:table-cell>
              <table:table-cell office:value-type="float" office:value="263163887648.981">
                <text:p>263163887648.9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6041302039.003">
                <text:p>266041302039.003</text:p>
              </table:table-cell>
              <table:table-cell office:value-type="float" office:value="263163197625.399">
                <text:p>263163197625.3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6024496701.15">
                <text:p>266024496701.15</text:p>
              </table:table-cell>
              <table:table-cell office:value-type="float" office:value="263162702715.349">
                <text:p>263162702715.3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6022043489.847">
                <text:p>266022043489.847</text:p>
              </table:table-cell>
              <table:table-cell office:value-type="float" office:value="263162567576.129">
                <text:p>263162567576.1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5986915642.175">
                <text:p>265986915642.175</text:p>
              </table:table-cell>
              <table:table-cell office:value-type="float" office:value="263161958493.171">
                <text:p>263161958493.1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5984643475.741">
                <text:p>265984643475.741</text:p>
              </table:table-cell>
              <table:table-cell office:value-type="float" office:value="263161601086.408">
                <text:p>263161601086.4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5965489883.967">
                <text:p>265965489883.967</text:p>
              </table:table-cell>
              <table:table-cell office:value-type="float" office:value="263161467944.702">
                <text:p>263161467944.7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5955926323.793">
                <text:p>265955926323.793</text:p>
              </table:table-cell>
              <table:table-cell office:value-type="float" office:value="263161298534.043">
                <text:p>263161298534.0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5954286521.974">
                <text:p>265954286521.974</text:p>
              </table:table-cell>
              <table:table-cell office:value-type="float" office:value="263161266721.686">
                <text:p>263161266721.6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5936654068.658">
                <text:p>265936654068.658</text:p>
              </table:table-cell>
              <table:table-cell office:value-type="float" office:value="263161079848.295">
                <text:p>263161079848.2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5926473508.163">
                <text:p>265926473508.163</text:p>
              </table:table-cell>
              <table:table-cell office:value-type="float" office:value="263160854546.08">
                <text:p>263160854546.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5924087121.836">
                <text:p>265924087121.836</text:p>
              </table:table-cell>
              <table:table-cell office:value-type="float" office:value="263160709770.74">
                <text:p>263160709770.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5908310728.265">
                <text:p>265908310728.265</text:p>
              </table:table-cell>
              <table:table-cell office:value-type="float" office:value="263160648173.48">
                <text:p>263160648173.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5906131357.432">
                <text:p>265906131357.432</text:p>
              </table:table-cell>
              <table:table-cell office:value-type="float" office:value="263160527592.438">
                <text:p>263160527592.4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5873148011.979">
                <text:p>265873148011.979</text:p>
              </table:table-cell>
              <table:table-cell office:value-type="float" office:value="263160445039.343">
                <text:p>263160445039.3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5871058463.549">
                <text:p>265871058463.549</text:p>
              </table:table-cell>
              <table:table-cell office:value-type="float" office:value="263160324515.053">
                <text:p>263160324515.0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5853091229.284">
                <text:p>265853091229.284</text:p>
              </table:table-cell>
              <table:table-cell office:value-type="float" office:value="263160222325.131">
                <text:p>263160222325.1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5844150411.234">
                <text:p>265844150411.234</text:p>
              </table:table-cell>
              <table:table-cell office:value-type="float" office:value="263160140926.304">
                <text:p>263160140926.3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5842625084.948">
                <text:p>265842625084.948</text:p>
              </table:table-cell>
              <table:table-cell office:value-type="float" office:value="263160023954.187">
                <text:p>263160023954.1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5826092643.6">
                <text:p>265826092643.6</text:p>
              </table:table-cell>
              <table:table-cell office:value-type="float" office:value="263159955076.852">
                <text:p>263159955076.8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5816569995.121">
                <text:p>265816569995.121</text:p>
              </table:table-cell>
              <table:table-cell office:value-type="float" office:value="263159643650.478">
                <text:p>263159643650.4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5814345270.193">
                <text:p>265814345270.193</text:p>
              </table:table-cell>
              <table:table-cell office:value-type="float" office:value="263159577664.416">
                <text:p>263159577664.4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65799545879.577">
                <text:p>265799545879.577</text:p>
              </table:table-cell>
              <table:table-cell office:value-type="float" office:value="263159493233.164">
                <text:p>263159493233.1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5797537483.222">
                <text:p>265797537483.222</text:p>
              </table:table-cell>
              <table:table-cell office:value-type="float" office:value="263159378785.154">
                <text:p>263159378785.15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5766600676.995">
                <text:p>265766600676.995</text:p>
              </table:table-cell>
              <table:table-cell office:value-type="float" office:value="263159215368.425">
                <text:p>263159215368.4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65764641731.988">
                <text:p>265764641731.988</text:p>
              </table:table-cell>
              <table:table-cell office:value-type="float" office:value="263158972793.105">
                <text:p>263158972793.1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5747800765.886">
                <text:p>265747800765.886</text:p>
              </table:table-cell>
              <table:table-cell office:value-type="float" office:value="263158519261.115">
                <text:p>263158519261.1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5739413141.625">
                <text:p>265739413141.625</text:p>
              </table:table-cell>
              <table:table-cell office:value-type="float" office:value="263158232086.079">
                <text:p>263158232086.0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5737976003.726">
                <text:p>265737976003.726</text:p>
              </table:table-cell>
              <table:table-cell office:value-type="float" office:value="263157761701.541">
                <text:p>263157761701.5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65722486260.864">
                <text:p>265722486260.864</text:p>
              </table:table-cell>
              <table:table-cell office:value-type="float" office:value="263157488340.971">
                <text:p>263157488340.9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5713550632.335">
                <text:p>265713550632.335</text:p>
              </table:table-cell>
              <table:table-cell office:value-type="float" office:value="263157304349.613">
                <text:p>263157304349.6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5711459141.72">
                <text:p>265711459141.72</text:p>
              </table:table-cell>
              <table:table-cell office:value-type="float" office:value="263157254140.577">
                <text:p>263157254140.5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5697585340.877">
                <text:p>265697585340.877</text:p>
              </table:table-cell>
              <table:table-cell office:value-type="float" office:value="263157089248.506">
                <text:p>263157089248.5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5695655968.316">
                <text:p>265695655968.316</text:p>
              </table:table-cell>
              <table:table-cell office:value-type="float" office:value="263156951714.391">
                <text:p>263156951714.3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5666668734.803">
                <text:p>265666668734.803</text:p>
              </table:table-cell>
              <table:table-cell office:value-type="float" office:value="263156927875.407">
                <text:p>263156927875.4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5664794018.707">
                <text:p>265664794018.707</text:p>
              </table:table-cell>
              <table:table-cell office:value-type="float" office:value="263156903629.622">
                <text:p>263156903629.6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5649020261.687">
                <text:p>265649020261.687</text:p>
              </table:table-cell>
              <table:table-cell office:value-type="float" office:value="263156863689.431">
                <text:p>263156863689.4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5641121734.375">
                <text:p>265641121734.375</text:p>
              </table:table-cell>
              <table:table-cell office:value-type="float" office:value="263156839018.002">
                <text:p>263156839018.0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5639749266.426">
                <text:p>265639749266.426</text:p>
              </table:table-cell>
              <table:table-cell office:value-type="float" office:value="263156765964.449">
                <text:p>263156765964.4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65625246158.875">
                <text:p>265625246158.875</text:p>
              </table:table-cell>
              <table:table-cell office:value-type="float" office:value="263156677588.461">
                <text:p>263156677588.4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5616832203.973">
                <text:p>265616832203.973</text:p>
              </table:table-cell>
              <table:table-cell office:value-type="float" office:value="263156642195.668">
                <text:p>263156642195.6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5614848351.914">
                <text:p>265614848351.914</text:p>
              </table:table-cell>
              <table:table-cell office:value-type="float" office:value="263156626507.035">
                <text:p>263156626507.0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5601849970.811">
                <text:p>265601849970.811</text:p>
              </table:table-cell>
              <table:table-cell office:value-type="float" office:value="263156593350.098">
                <text:p>263156593350.0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5599919074.126">
                <text:p>265599919074.126</text:p>
              </table:table-cell>
              <table:table-cell office:value-type="float" office:value="263156468731.671">
                <text:p>263156468731.6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5572785635.528">
                <text:p>265572785635.528</text:p>
              </table:table-cell>
              <table:table-cell office:value-type="float" office:value="263156397363.237">
                <text:p>263156397363.2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5570954491.566">
                <text:p>265570954491.566</text:p>
              </table:table-cell>
              <table:table-cell office:value-type="float" office:value="263156370514.113">
                <text:p>263156370514.1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5556190317.994">
                <text:p>265556190317.994</text:p>
              </table:table-cell>
              <table:table-cell office:value-type="float" office:value="263156349037.341">
                <text:p>263156349037.3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5548722557.26">
                <text:p>265548722557.26</text:p>
              </table:table-cell>
              <table:table-cell office:value-type="float" office:value="263156252668.463">
                <text:p>263156252668.4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5547394133.417">
                <text:p>265547394133.417</text:p>
              </table:table-cell>
              <table:table-cell office:value-type="float" office:value="263156230568.872">
                <text:p>263156230568.8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5533823142.227">
                <text:p>265533823142.227</text:p>
              </table:table-cell>
              <table:table-cell office:value-type="float" office:value="263156190891.135">
                <text:p>263156190891.1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5525871435.297">
                <text:p>265525871435.297</text:p>
              </table:table-cell>
              <table:table-cell office:value-type="float" office:value="263156168107.246">
                <text:p>263156168107.2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5523972622.106">
                <text:p>265523972622.106</text:p>
              </table:table-cell>
              <table:table-cell office:value-type="float" office:value="263156106089.015">
                <text:p>263156106089.0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5511800999.271">
                <text:p>265511800999.271</text:p>
              </table:table-cell>
              <table:table-cell office:value-type="float" office:value="263156012786.927">
                <text:p>263156012786.9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5509800050.026">
                <text:p>265509800050.026</text:p>
              </table:table-cell>
              <table:table-cell office:value-type="float" office:value="263155988048.501">
                <text:p>263155988048.5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5484426305.895">
                <text:p>265484426305.895</text:p>
              </table:table-cell>
              <table:table-cell office:value-type="float" office:value="263155941049.85">
                <text:p>263155941049.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5482604150.141">
                <text:p>265482604150.141</text:p>
              </table:table-cell>
              <table:table-cell office:value-type="float" office:value="263155744799.357">
                <text:p>263155744799.3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5468793679.348">
                <text:p>265468793679.348</text:p>
              </table:table-cell>
              <table:table-cell office:value-type="float" office:value="263155601832.842">
                <text:p>263155601832.8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5461704581.426">
                <text:p>265461704581.426</text:p>
              </table:table-cell>
              <table:table-cell office:value-type="float" office:value="263155509678.516">
                <text:p>263155509678.5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5460402666.931">
                <text:p>265460402666.931</text:p>
              </table:table-cell>
              <table:table-cell office:value-type="float" office:value="263155469342.163">
                <text:p>263155469342.1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5447711115.882">
                <text:p>265447711115.882</text:p>
              </table:table-cell>
              <table:table-cell office:value-type="float" office:value="263155398744.422">
                <text:p>263155398744.4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5447708926.356">
                <text:p>265447708926.356</text:p>
              </table:table-cell>
              <table:table-cell office:value-type="float" office:value="263155324111.363">
                <text:p>263155324111.3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5421515746.952">
                <text:p>265421515746.952</text:p>
              </table:table-cell>
              <table:table-cell office:value-type="float" office:value="263155251153.799">
                <text:p>263155251153.7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5420189498.832">
                <text:p>265420189498.832</text:p>
              </table:table-cell>
              <table:table-cell office:value-type="float" office:value="263155201905.086">
                <text:p>263155201905.0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5406519618.314">
                <text:p>265406519618.314</text:p>
              </table:table-cell>
              <table:table-cell office:value-type="float" office:value="263155126712.115">
                <text:p>263155126712.1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5399787396.992">
                <text:p>265399787396.992</text:p>
              </table:table-cell>
              <table:table-cell office:value-type="float" office:value="263154926363.551">
                <text:p>263154926363.5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5398563224.919">
                <text:p>265398563224.919</text:p>
              </table:table-cell>
              <table:table-cell office:value-type="float" office:value="263154773288.398">
                <text:p>263154773288.3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5386334532.835">
                <text:p>265386334532.835</text:p>
              </table:table-cell>
              <table:table-cell office:value-type="float" office:value="263154669740.486">
                <text:p>263154669740.4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5379261065.452">
                <text:p>265379261065.452</text:p>
              </table:table-cell>
              <table:table-cell office:value-type="float" office:value="263154564356.195">
                <text:p>263154564356.1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5377671784.429">
                <text:p>265377671784.429</text:p>
              </table:table-cell>
              <table:table-cell office:value-type="float" office:value="263154481056.598">
                <text:p>263154481056.5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5366429575.442">
                <text:p>265366429575.442</text:p>
              </table:table-cell>
              <table:table-cell office:value-type="float" office:value="263154450914.48">
                <text:p>263154450914.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5364622233.978">
                <text:p>265364622233.978</text:p>
              </table:table-cell>
              <table:table-cell office:value-type="float" office:value="263154419233.684">
                <text:p>263154419233.6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5341647441.455">
                <text:p>265341647441.455</text:p>
              </table:table-cell>
              <table:table-cell office:value-type="float" office:value="263154388366.415">
                <text:p>263154388366.4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5339614147.877">
                <text:p>265339614147.877</text:p>
              </table:table-cell>
              <table:table-cell office:value-type="float" office:value="263154367906.791">
                <text:p>263154367906.7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5327505485.944">
                <text:p>265327505485.944</text:p>
              </table:table-cell>
              <table:table-cell office:value-type="float" office:value="263154341248.367">
                <text:p>263154341248.3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5320779717.121">
                <text:p>265320779717.121</text:p>
              </table:table-cell>
              <table:table-cell office:value-type="float" office:value="263154327521.256">
                <text:p>263154327521.2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5319284382.559">
                <text:p>265319284382.559</text:p>
              </table:table-cell>
              <table:table-cell office:value-type="float" office:value="263154320541.222">
                <text:p>263154320541.2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5308422207.072">
                <text:p>265308422207.072</text:p>
              </table:table-cell>
              <table:table-cell office:value-type="float" office:value="263154262884.514">
                <text:p>263154262884.5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5307443586.453">
                <text:p>265307443586.453</text:p>
              </table:table-cell>
              <table:table-cell office:value-type="float" office:value="263154165552.984">
                <text:p>263154165552.9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5284691875.913">
                <text:p>265284691875.913</text:p>
              </table:table-cell>
              <table:table-cell office:value-type="float" office:value="263154109356.38">
                <text:p>263154109356.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5283431881.693">
                <text:p>265283431881.693</text:p>
              </table:table-cell>
              <table:table-cell office:value-type="float" office:value="263154023158.062">
                <text:p>263154023158.0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5271102230.929">
                <text:p>265271102230.929</text:p>
              </table:table-cell>
              <table:table-cell office:value-type="float" office:value="263153878116.249">
                <text:p>263153878116.2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5265089571.21">
                <text:p>265265089571.21</text:p>
              </table:table-cell>
              <table:table-cell office:value-type="float" office:value="263153679809.813">
                <text:p>263153679809.8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5264094110.539">
                <text:p>265264094110.539</text:p>
              </table:table-cell>
              <table:table-cell office:value-type="float" office:value="263153525178.105">
                <text:p>263153525178.1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5252775067.212">
                <text:p>265252775067.212</text:p>
              </table:table-cell>
              <table:table-cell office:value-type="float" office:value="263153397355.445">
                <text:p>263153397355.4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5246341786.975">
                <text:p>265246341786.975</text:p>
              </table:table-cell>
              <table:table-cell office:value-type="float" office:value="263153285642.13">
                <text:p>263153285642.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5244864847.811">
                <text:p>265244864847.811</text:p>
              </table:table-cell>
              <table:table-cell office:value-type="float" office:value="263153082678.448">
                <text:p>263153082678.4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5234704015.896">
                <text:p>265234704015.896</text:p>
              </table:table-cell>
              <table:table-cell office:value-type="float" office:value="263153045338.599">
                <text:p>263153045338.5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5233444825.898">
                <text:p>265233444825.898</text:p>
              </table:table-cell>
              <table:table-cell office:value-type="float" office:value="263153035411.859">
                <text:p>263153035411.8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5212217115.625">
                <text:p>265212217115.625</text:p>
              </table:table-cell>
              <table:table-cell office:value-type="float" office:value="263153016347.221">
                <text:p>263153016347.2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5210862675.731">
                <text:p>265210862675.731</text:p>
              </table:table-cell>
              <table:table-cell office:value-type="float" office:value="263152988000.229">
                <text:p>263152988000.2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5199345582.613">
                <text:p>265199345582.613</text:p>
              </table:table-cell>
              <table:table-cell office:value-type="float" office:value="263152948539.576">
                <text:p>263152948539.5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5193566916.536">
                <text:p>265193566916.536</text:p>
              </table:table-cell>
              <table:table-cell office:value-type="float" office:value="263152923447.859">
                <text:p>263152923447.8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5192546990.38">
                <text:p>265192546990.38</text:p>
              </table:table-cell>
              <table:table-cell office:value-type="float" office:value="263152894946.646">
                <text:p>263152894946.6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65181975014.004">
                <text:p>265181975014.004</text:p>
              </table:table-cell>
              <table:table-cell office:value-type="float" office:value="263152851784.054">
                <text:p>263152851784.0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65175806588.589">
                <text:p>265175806588.589</text:p>
              </table:table-cell>
              <table:table-cell office:value-type="float" office:value="263152816899.908">
                <text:p>263152816899.9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5174341129.287">
                <text:p>265174341129.287</text:p>
              </table:table-cell>
              <table:table-cell office:value-type="float" office:value="263152740946.247">
                <text:p>263152740946.2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65164842327.289">
                <text:p>265164842327.289</text:p>
              </table:table-cell>
              <table:table-cell office:value-type="float" office:value="263152660619.375">
                <text:p>263152660619.3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65163296514.272">
                <text:p>265163296514.272</text:p>
              </table:table-cell>
              <table:table-cell office:value-type="float" office:value="263152606629.547">
                <text:p>263152606629.5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65143509674.641">
                <text:p>265143509674.641</text:p>
              </table:table-cell>
              <table:table-cell office:value-type="float" office:value="263152545418.89">
                <text:p>263152545418.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65142057301.599">
                <text:p>265142057301.599</text:p>
              </table:table-cell>
              <table:table-cell office:value-type="float" office:value="263152467437.239">
                <text:p>263152467437.2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65131306925.217">
                <text:p>265131306925.217</text:p>
              </table:table-cell>
              <table:table-cell office:value-type="float" office:value="263152442309.206">
                <text:p>263152442309.2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65125742112.548">
                <text:p>265125742112.548</text:p>
              </table:table-cell>
              <table:table-cell office:value-type="float" office:value="263152254162.069">
                <text:p>263152254162.0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65124695726.395">
                <text:p>265124695726.395</text:p>
              </table:table-cell>
              <table:table-cell office:value-type="float" office:value="263152054612.785">
                <text:p>263152054612.7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65114828232.64">
                <text:p>265114828232.64</text:p>
              </table:table-cell>
              <table:table-cell office:value-type="float" office:value="263151850411.244">
                <text:p>263151850411.2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65114701501.175">
                <text:p>265114701501.175</text:p>
              </table:table-cell>
              <table:table-cell office:value-type="float" office:value="263151721388.114">
                <text:p>263151721388.1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5094322589.909">
                <text:p>265094322589.909</text:p>
              </table:table-cell>
              <table:table-cell office:value-type="float" office:value="263151604444.453">
                <text:p>263151604444.4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5093234557.217">
                <text:p>265093234557.217</text:p>
              </table:table-cell>
              <table:table-cell office:value-type="float" office:value="263151482053.976">
                <text:p>263151482053.9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65082568868.373">
                <text:p>265082568868.373</text:p>
              </table:table-cell>
              <table:table-cell office:value-type="float" office:value="263151382243.282">
                <text:p>263151382243.2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65077267151.576">
                <text:p>265077267151.576</text:p>
              </table:table-cell>
              <table:table-cell office:value-type="float" office:value="263151235065.885">
                <text:p>263151235065.8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65076286624.555">
                <text:p>265076286624.555</text:p>
              </table:table-cell>
              <table:table-cell office:value-type="float" office:value="263151103875.38">
                <text:p>263151103875.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5066727521.427">
                <text:p>265066727521.427</text:p>
              </table:table-cell>
              <table:table-cell office:value-type="float" office:value="263151027880.666">
                <text:p>263151027880.6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5061144797.68">
                <text:p>265061144797.68</text:p>
              </table:table-cell>
              <table:table-cell office:value-type="float" office:value="263150918595.976">
                <text:p>263150918595.9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5059867628.042">
                <text:p>265059867628.042</text:p>
              </table:table-cell>
              <table:table-cell office:value-type="float" office:value="263150724018.252">
                <text:p>263150724018.2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5051088770.507">
                <text:p>265051088770.507</text:p>
              </table:table-cell>
              <table:table-cell office:value-type="float" office:value="263150533591.461">
                <text:p>263150533591.4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5049542316.806">
                <text:p>265049542316.806</text:p>
              </table:table-cell>
              <table:table-cell office:value-type="float" office:value="263150406001.383">
                <text:p>263150406001.3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5031595680.132">
                <text:p>265031595680.132</text:p>
              </table:table-cell>
              <table:table-cell office:value-type="float" office:value="263150241015.256">
                <text:p>263150241015.2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5029947187.205">
                <text:p>265029947187.205</text:p>
              </table:table-cell>
              <table:table-cell office:value-type="float" office:value="263150180890.831">
                <text:p>263150180890.8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5020462703.557">
                <text:p>265020462703.557</text:p>
              </table:table-cell>
              <table:table-cell office:value-type="float" office:value="263149982321.333">
                <text:p>263149982321.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5015144526.616">
                <text:p>265015144526.616</text:p>
              </table:table-cell>
              <table:table-cell office:value-type="float" office:value="263149937218.462">
                <text:p>263149937218.4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5013947484.918">
                <text:p>265013947484.918</text:p>
              </table:table-cell>
              <table:table-cell office:value-type="float" office:value="263149811000.681">
                <text:p>263149811000.6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5005425066.225">
                <text:p>265005425066.225</text:p>
              </table:table-cell>
              <table:table-cell office:value-type="float" office:value="263149576241.051">
                <text:p>263149576241.0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5004520875.25">
                <text:p>265004520875.25</text:p>
              </table:table-cell>
              <table:table-cell office:value-type="float" office:value="263149305660.763">
                <text:p>263149305660.7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986706918.094">
                <text:p>264986706918.094</text:p>
              </table:table-cell>
              <table:table-cell office:value-type="float" office:value="263149023321.231">
                <text:p>263149023321.2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985628332.332">
                <text:p>264985628332.332</text:p>
              </table:table-cell>
              <table:table-cell office:value-type="float" office:value="263148911478.187">
                <text:p>263148911478.1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4975984313.454">
                <text:p>264975984313.454</text:p>
              </table:table-cell>
              <table:table-cell office:value-type="float" office:value="263148714234.805">
                <text:p>263148714234.8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4971189199.924">
                <text:p>264971189199.924</text:p>
              </table:table-cell>
              <table:table-cell office:value-type="float" office:value="263148594427.781">
                <text:p>263148594427.7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4970355678.45">
                <text:p>264970355678.45</text:p>
              </table:table-cell>
              <table:table-cell office:value-type="float" office:value="263148502775.748">
                <text:p>263148502775.7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4961512762.868">
                <text:p>264961512762.868</text:p>
              </table:table-cell>
              <table:table-cell office:value-type="float" office:value="263148353222.925">
                <text:p>263148353222.9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4956391009.854">
                <text:p>264956391009.854</text:p>
              </table:table-cell>
              <table:table-cell office:value-type="float" office:value="263148088234.358">
                <text:p>263148088234.3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4955187120.154">
                <text:p>264955187120.154</text:p>
              </table:table-cell>
              <table:table-cell office:value-type="float" office:value="263147912376.255">
                <text:p>263147912376.2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4947234987.877">
                <text:p>264947234987.877</text:p>
              </table:table-cell>
              <table:table-cell office:value-type="float" office:value="263147730878.498">
                <text:p>263147730878.4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4946017677.32">
                <text:p>264946017677.32</text:p>
              </table:table-cell>
              <table:table-cell office:value-type="float" office:value="263147480532.315">
                <text:p>263147480532.3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4929453984.572">
                <text:p>264929453984.572</text:p>
              </table:table-cell>
              <table:table-cell office:value-type="float" office:value="263147320297.331">
                <text:p>263147320297.3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4928262504.2">
                <text:p>264928262504.2</text:p>
              </table:table-cell>
              <table:table-cell office:value-type="float" office:value="263147270819.917">
                <text:p>263147270819.9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4919279171.06">
                <text:p>264919279171.06</text:p>
              </table:table-cell>
              <table:table-cell office:value-type="float" office:value="263147176295.251">
                <text:p>263147176295.2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4914644373.519">
                <text:p>264914644373.519</text:p>
              </table:table-cell>
              <table:table-cell office:value-type="float" office:value="263147060698.494">
                <text:p>263147060698.4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4913775661.052">
                <text:p>264913775661.052</text:p>
              </table:table-cell>
              <table:table-cell office:value-type="float" office:value="263146949929.893">
                <text:p>263146949929.8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64905538690.589">
                <text:p>264905538690.589</text:p>
              </table:table-cell>
              <table:table-cell office:value-type="float" office:value="263146858523.345">
                <text:p>263146858523.3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64905470076.733">
                <text:p>264905470076.733</text:p>
              </table:table-cell>
              <table:table-cell office:value-type="float" office:value="263146772694.491">
                <text:p>263146772694.4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4888439437.016">
                <text:p>264888439437.016</text:p>
              </table:table-cell>
              <table:table-cell office:value-type="float" office:value="263146638099.797">
                <text:p>263146638099.7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4887557269.4">
                <text:p>264887557269.4</text:p>
              </table:table-cell>
              <table:table-cell office:value-type="float" office:value="263146550713.098">
                <text:p>263146550713.0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4878635280.801">
                <text:p>264878635280.801</text:p>
              </table:table-cell>
              <table:table-cell office:value-type="float" office:value="263146481120.102">
                <text:p>263146481120.1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4874227858.576">
                <text:p>264874227858.576</text:p>
              </table:table-cell>
              <table:table-cell office:value-type="float" office:value="263146354855.179">
                <text:p>263146354855.1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4873424348.564">
                <text:p>264873424348.564</text:p>
              </table:table-cell>
              <table:table-cell office:value-type="float" office:value="263146174485.48">
                <text:p>263146174485.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64865421018.239">
                <text:p>264865421018.239</text:p>
              </table:table-cell>
              <table:table-cell office:value-type="float" office:value="263146142821.911">
                <text:p>263146142821.9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4860774256.692">
                <text:p>264860774256.692</text:p>
              </table:table-cell>
              <table:table-cell office:value-type="float" office:value="263146060583.279">
                <text:p>263146060583.2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64859717747.767">
                <text:p>264859717747.767</text:p>
              </table:table-cell>
              <table:table-cell office:value-type="float" office:value="263145992039.601">
                <text:p>263145992039.6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64852374777.856">
                <text:p>264852374777.856</text:p>
              </table:table-cell>
              <table:table-cell office:value-type="float" office:value="263145924040.169">
                <text:p>263145924040.1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4851144454.204">
                <text:p>264851144454.204</text:p>
              </table:table-cell>
              <table:table-cell office:value-type="float" office:value="263145858867.573">
                <text:p>263145858867.5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4836113197.248">
                <text:p>264836113197.248</text:p>
              </table:table-cell>
              <table:table-cell office:value-type="float" office:value="263145839604.593">
                <text:p>263145839604.5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64834771238.01">
                <text:p>264834771238.01</text:p>
              </table:table-cell>
              <table:table-cell office:value-type="float" office:value="263145774174.184">
                <text:p>263145774174.1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4826822416.104">
                <text:p>264826822416.104</text:p>
              </table:table-cell>
              <table:table-cell office:value-type="float" office:value="263145766262.016">
                <text:p>263145766262.0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64822402536.346">
                <text:p>264822402536.346</text:p>
              </table:table-cell>
              <table:table-cell office:value-type="float" office:value="263145751972.077">
                <text:p>263145751972.0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4821420836.103">
                <text:p>264821420836.103</text:p>
              </table:table-cell>
              <table:table-cell office:value-type="float" office:value="263145705773.534">
                <text:p>263145705773.5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4814272922.978">
                <text:p>264814272922.978</text:p>
              </table:table-cell>
              <table:table-cell office:value-type="float" office:value="263145678047.907">
                <text:p>263145678047.9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64813592081.441">
                <text:p>264813592081.441</text:p>
              </table:table-cell>
              <table:table-cell office:value-type="float" office:value="263145640121.638">
                <text:p>263145640121.6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64798650755.557">
                <text:p>264798650755.557</text:p>
              </table:table-cell>
              <table:table-cell office:value-type="float" office:value="263145612260.478">
                <text:p>263145612260.4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64797773009.108">
                <text:p>264797773009.108</text:p>
              </table:table-cell>
              <table:table-cell office:value-type="float" office:value="263145577988.672">
                <text:p>263145577988.6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4789698294.432">
                <text:p>264789698294.432</text:p>
              </table:table-cell>
              <table:table-cell office:value-type="float" office:value="263145553876.449">
                <text:p>263145553876.4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4785702088.751">
                <text:p>264785702088.751</text:p>
              </table:table-cell>
              <table:table-cell office:value-type="float" office:value="263145550580.475">
                <text:p>263145550580.4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4785011956.781">
                <text:p>264785011956.781</text:p>
              </table:table-cell>
              <table:table-cell office:value-type="float" office:value="263145540440.336">
                <text:p>263145540440.3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4777615254.286">
                <text:p>264777615254.286</text:p>
              </table:table-cell>
              <table:table-cell office:value-type="float" office:value="263145528502.507">
                <text:p>263145528502.5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64773346042.289">
                <text:p>264773346042.289</text:p>
              </table:table-cell>
              <table:table-cell office:value-type="float" office:value="263145518453.181">
                <text:p>263145518453.1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64772348194.92">
                <text:p>264772348194.92</text:p>
              </table:table-cell>
              <table:table-cell office:value-type="float" office:value="263145507792.56">
                <text:p>263145507792.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64765690880.492">
                <text:p>264765690880.492</text:p>
              </table:table-cell>
              <table:table-cell office:value-type="float" office:value="263145497935.222">
                <text:p>263145497935.2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4764698130.813">
                <text:p>264764698130.813</text:p>
              </table:table-cell>
              <table:table-cell office:value-type="float" office:value="263145483616.969">
                <text:p>263145483616.9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4750836784.67">
                <text:p>264750836784.67</text:p>
              </table:table-cell>
              <table:table-cell office:value-type="float" office:value="263145475099.29">
                <text:p>263145475099.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4749841421.182">
                <text:p>264749841421.182</text:p>
              </table:table-cell>
              <table:table-cell office:value-type="float" office:value="263145467875.474">
                <text:p>263145467875.4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4742333724.188">
                <text:p>264742333724.188</text:p>
              </table:table-cell>
              <table:table-cell office:value-type="float" office:value="263145455162.054">
                <text:p>263145455162.0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4738456371.735">
                <text:p>264738456371.735</text:p>
              </table:table-cell>
              <table:table-cell office:value-type="float" office:value="263145451334.656">
                <text:p>263145451334.6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4737725880.312">
                <text:p>264737725880.312</text:p>
              </table:table-cell>
              <table:table-cell office:value-type="float" office:value="263145445801.034">
                <text:p>263145445801.0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4730847815.021">
                <text:p>264730847815.021</text:p>
              </table:table-cell>
              <table:table-cell office:value-type="float" office:value="263145436481.458">
                <text:p>263145436481.45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64730780136.466">
                <text:p>264730780136.466</text:p>
              </table:table-cell>
              <table:table-cell office:value-type="float" office:value="263145422908.231">
                <text:p>263145422908.23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4716548906.547">
                <text:p>264716548906.547</text:p>
              </table:table-cell>
              <table:table-cell office:value-type="float" office:value="263145405092.538">
                <text:p>263145405092.5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64715811383.448">
                <text:p>264715811383.448</text:p>
              </table:table-cell>
              <table:table-cell office:value-type="float" office:value="263145390354.923">
                <text:p>263145390354.9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4708346351.042">
                <text:p>264708346351.042</text:p>
              </table:table-cell>
              <table:table-cell office:value-type="float" office:value="263145363864.693">
                <text:p>263145363864.69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4704659680.258">
                <text:p>264704659680.258</text:p>
              </table:table-cell>
              <table:table-cell office:value-type="float" office:value="263145348472.936">
                <text:p>263145348472.9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64703988756.792">
                <text:p>264703988756.792</text:p>
              </table:table-cell>
              <table:table-cell office:value-type="float" office:value="263145337373.047">
                <text:p>263145337373.0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64697285805.627">
                <text:p>264697285805.627</text:p>
              </table:table-cell>
              <table:table-cell office:value-type="float" office:value="263145333150.576">
                <text:p>263145333150.5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64693393528.459">
                <text:p>264693393528.459</text:p>
              </table:table-cell>
              <table:table-cell office:value-type="float" office:value="263145322094.591">
                <text:p>263145322094.5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64692506191.331">
                <text:p>264692506191.331</text:p>
              </table:table-cell>
              <table:table-cell office:value-type="float" office:value="263145308005.224">
                <text:p>263145308005.2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4686360661.845">
                <text:p>264686360661.845</text:p>
              </table:table-cell>
              <table:table-cell office:value-type="float" office:value="263145295916.771">
                <text:p>263145295916.7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64685325054.895">
                <text:p>264685325054.895</text:p>
              </table:table-cell>
              <table:table-cell office:value-type="float" office:value="263145286819.304">
                <text:p>263145286819.3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64672735777.848">
                <text:p>264672735777.848</text:p>
              </table:table-cell>
              <table:table-cell office:value-type="float" office:value="263145277771.63">
                <text:p>263145277771.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64671611624.707">
                <text:p>264671611624.707</text:p>
              </table:table-cell>
              <table:table-cell office:value-type="float" office:value="263145266437.306">
                <text:p>263145266437.3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64664946187.488">
                <text:p>264664946187.488</text:p>
              </table:table-cell>
              <table:table-cell office:value-type="float" office:value="263145249859.696">
                <text:p>263145249859.6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64661240471.17">
                <text:p>264661240471.17</text:p>
              </table:table-cell>
              <table:table-cell office:value-type="float" office:value="263145240506.497">
                <text:p>263145240506.4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64660417925.875">
                <text:p>264660417925.875</text:p>
              </table:table-cell>
              <table:table-cell office:value-type="float" office:value="263145225167.892">
                <text:p>263145225167.8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64654418428.97">
                <text:p>264654418428.97</text:p>
              </table:table-cell>
              <table:table-cell office:value-type="float" office:value="263145208483.068">
                <text:p>263145208483.0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64653836440.098">
                <text:p>264653836440.098</text:p>
              </table:table-cell>
              <table:table-cell office:value-type="float" office:value="263145178125.279">
                <text:p>263145178125.2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64641303900.262">
                <text:p>264641303900.262</text:p>
              </table:table-cell>
              <table:table-cell office:value-type="float" office:value="263145126690.306">
                <text:p>263145126690.3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4640550467.31">
                <text:p>264640550467.31</text:p>
              </table:table-cell>
              <table:table-cell office:value-type="float" office:value="263145020056.176">
                <text:p>263145020056.1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64633783567.17">
                <text:p>264633783567.17</text:p>
              </table:table-cell>
              <table:table-cell office:value-type="float" office:value="263144875949.83">
                <text:p>263144875949.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4630413617.575">
                <text:p>264630413617.575</text:p>
              </table:table-cell>
              <table:table-cell office:value-type="float" office:value="263144829942.283">
                <text:p>263144829942.28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64629821351.633">
                <text:p>264629821351.633</text:p>
              </table:table-cell>
              <table:table-cell office:value-type="float" office:value="263144713983.016">
                <text:p>263144713983.0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64623626753.934">
                <text:p>264623626753.934</text:p>
              </table:table-cell>
              <table:table-cell office:value-type="float" office:value="263144636889.933">
                <text:p>263144636889.9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4620026249.171">
                <text:p>264620026249.171</text:p>
              </table:table-cell>
              <table:table-cell office:value-type="float" office:value="263144616264.907">
                <text:p>263144616264.90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64619177108.444">
                <text:p>264619177108.444</text:p>
              </table:table-cell>
              <table:table-cell office:value-type="float" office:value="263144571633.642">
                <text:p>263144571633.6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64613595669.701">
                <text:p>264613595669.701</text:p>
              </table:table-cell>
              <table:table-cell office:value-type="float" office:value="263144555648.592">
                <text:p>263144555648.59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64612694589.641">
                <text:p>264612694589.641</text:p>
              </table:table-cell>
              <table:table-cell office:value-type="float" office:value="263144486742.489">
                <text:p>263144486742.4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64601088714.236">
                <text:p>264601088714.236</text:p>
              </table:table-cell>
              <table:table-cell office:value-type="float" office:value="263144469750.587">
                <text:p>263144469750.58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4600209640.738">
                <text:p>264600209640.738</text:p>
              </table:table-cell>
              <table:table-cell office:value-type="float" office:value="263144451934.603">
                <text:p>263144451934.6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64593925399.131">
                <text:p>264593925399.131</text:p>
              </table:table-cell>
              <table:table-cell office:value-type="float" office:value="263144384681.281">
                <text:p>263144384681.28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64590633899.653">
                <text:p>264590633899.653</text:p>
              </table:table-cell>
              <table:table-cell office:value-type="float" office:value="263144362368.804">
                <text:p>263144362368.8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4589995050.973">
                <text:p>264589995050.973</text:p>
              </table:table-cell>
              <table:table-cell office:value-type="float" office:value="263144301748.165">
                <text:p>263144301748.1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64584240770.853">
                <text:p>264584240770.853</text:p>
              </table:table-cell>
              <table:table-cell office:value-type="float" office:value="263144261574.379">
                <text:p>263144261574.3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64584073230.17">
                <text:p>264584073230.17</text:p>
              </table:table-cell>
              <table:table-cell office:value-type="float" office:value="263144241444.633">
                <text:p>263144241444.6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64572172314.898">
                <text:p>264572172314.898</text:p>
              </table:table-cell>
              <table:table-cell office:value-type="float" office:value="263144216113.709">
                <text:p>263144216113.7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4571502419.362">
                <text:p>264571502419.362</text:p>
              </table:table-cell>
              <table:table-cell office:value-type="float" office:value="263144204356.633">
                <text:p>263144204356.6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64565245735.149">
                <text:p>264565245735.149</text:p>
              </table:table-cell>
              <table:table-cell office:value-type="float" office:value="263144186866.15">
                <text:p>263144186866.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64562108618.512">
                <text:p>264562108618.512</text:p>
              </table:table-cell>
              <table:table-cell office:value-type="float" office:value="263144176862.468">
                <text:p>263144176862.4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64561520858.438">
                <text:p>264561520858.438</text:p>
              </table:table-cell>
              <table:table-cell office:value-type="float" office:value="263144159525.904">
                <text:p>263144159525.9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64555896066.238">
                <text:p>264555896066.238</text:p>
              </table:table-cell>
              <table:table-cell office:value-type="float" office:value="263144152855.06">
                <text:p>263144152855.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64552581423.205">
                <text:p>264552581423.205</text:p>
              </table:table-cell>
              <table:table-cell office:value-type="float" office:value="263144142650.458">
                <text:p>263144142650.4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64551808351.645">
                <text:p>264551808351.645</text:p>
              </table:table-cell>
              <table:table-cell office:value-type="float" office:value="263144138042.859">
                <text:p>263144138042.8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64546653157.086">
                <text:p>264546653157.086</text:p>
              </table:table-cell>
              <table:table-cell office:value-type="float" office:value="263144127559.18">
                <text:p>263144127559.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64545667142.268">
                <text:p>264545667142.268</text:p>
              </table:table-cell>
              <table:table-cell office:value-type="float" office:value="263144119327.002">
                <text:p>263144119327.0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64535114084.337">
                <text:p>264535114084.337</text:p>
              </table:table-cell>
              <table:table-cell office:value-type="float" office:value="263144103152.721">
                <text:p>263144103152.7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64534114099.513">
                <text:p>264534114099.513</text:p>
              </table:table-cell>
              <table:table-cell office:value-type="float" office:value="263144091468.536">
                <text:p>263144091468.5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64528513493.516">
                <text:p>264528513493.516</text:p>
              </table:table-cell>
              <table:table-cell office:value-type="float" office:value="263144065559.861">
                <text:p>263144065559.86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64525348986.235">
                <text:p>264525348986.235</text:p>
              </table:table-cell>
              <table:table-cell office:value-type="float" office:value="263144058528.284">
                <text:p>263144058528.2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64524630252.385">
                <text:p>264524630252.385</text:p>
              </table:table-cell>
              <table:table-cell office:value-type="float" office:value="263144024864.319">
                <text:p>263144024864.3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64519583125.869">
                <text:p>264519583125.869</text:p>
              </table:table-cell>
              <table:table-cell office:value-type="float" office:value="263143996195.78">
                <text:p>263143996195.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64518966244.669">
                <text:p>264518966244.669</text:p>
              </table:table-cell>
              <table:table-cell office:value-type="float" office:value="263143981591.033">
                <text:p>263143981591.0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64508445604.028">
                <text:p>264508445604.028</text:p>
              </table:table-cell>
              <table:table-cell office:value-type="float" office:value="263143970463.849">
                <text:p>263143970463.8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4507739808.532">
                <text:p>264507739808.532</text:p>
              </table:table-cell>
              <table:table-cell office:value-type="float" office:value="263143964438.7">
                <text:p>263143964438.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64502056737.389">
                <text:p>264502056737.389</text:p>
              </table:table-cell>
              <table:table-cell office:value-type="float" office:value="263143955943.611">
                <text:p>263143955943.6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64499156680.938">
                <text:p>264499156680.938</text:p>
              </table:table-cell>
              <table:table-cell office:value-type="float" office:value="263143953810.638">
                <text:p>263143953810.6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64498619157.797">
                <text:p>264498619157.797</text:p>
              </table:table-cell>
              <table:table-cell office:value-type="float" office:value="263143949550.39">
                <text:p>263143949550.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64493418453.134">
                <text:p>264493418453.134</text:p>
              </table:table-cell>
              <table:table-cell office:value-type="float" office:value="263143930509.206">
                <text:p>263143930509.2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64490323569.845">
                <text:p>264490323569.845</text:p>
              </table:table-cell>
              <table:table-cell office:value-type="float" office:value="263143908047.129">
                <text:p>263143908047.1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64489571515.579">
                <text:p>264489571515.579</text:p>
              </table:table-cell>
              <table:table-cell office:value-type="float" office:value="263143878438.173">
                <text:p>263143878438.1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4484879332.31">
                <text:p>264484879332.31</text:p>
              </table:table-cell>
              <table:table-cell office:value-type="float" office:value="263143848855.271">
                <text:p>263143848855.27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4483947631.127">
                <text:p>264483947631.127</text:p>
              </table:table-cell>
              <table:table-cell office:value-type="float" office:value="263143821352.019">
                <text:p>263143821352.0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64474219269.476">
                <text:p>264474219269.476</text:p>
              </table:table-cell>
              <table:table-cell office:value-type="float" office:value="263143798547.096">
                <text:p>263143798547.09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4473386467.827">
                <text:p>264473386467.827</text:p>
              </table:table-cell>
              <table:table-cell office:value-type="float" office:value="263143788234.04">
                <text:p>263143788234.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64468113077.541">
                <text:p>264468113077.541</text:p>
              </table:table-cell>
              <table:table-cell office:value-type="float" office:value="263143780554.767">
                <text:p>263143780554.7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64465261815.582">
                <text:p>264465261815.582</text:p>
              </table:table-cell>
              <table:table-cell office:value-type="float" office:value="263143764122.015">
                <text:p>263143764122.0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64464675292.185">
                <text:p>264464675292.185</text:p>
              </table:table-cell>
              <table:table-cell office:value-type="float" office:value="263143757506.936">
                <text:p>263143757506.9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64459847534.206">
                <text:p>264459847534.206</text:p>
              </table:table-cell>
              <table:table-cell office:value-type="float" office:value="263143754559.066">
                <text:p>263143754559.0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64459498462.288">
                <text:p>264459498462.288</text:p>
              </table:table-cell>
              <table:table-cell office:value-type="float" office:value="263143748898.064">
                <text:p>263143748898.0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64449534324.869">
                <text:p>264449534324.869</text:p>
              </table:table-cell>
              <table:table-cell office:value-type="float" office:value="263143743032.234">
                <text:p>263143743032.2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64448871854.901">
                <text:p>264448871854.901</text:p>
              </table:table-cell>
              <table:table-cell office:value-type="float" office:value="263143733245.385">
                <text:p>263143733245.38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4443615337.337">
                <text:p>264443615337.337</text:p>
              </table:table-cell>
              <table:table-cell office:value-type="float" office:value="263143726562.616">
                <text:p>263143726562.6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4440889818.731">
                <text:p>264440889818.731</text:p>
              </table:table-cell>
              <table:table-cell office:value-type="float" office:value="263143715907.96">
                <text:p>263143715907.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4440347345.012">
                <text:p>264440347345.012</text:p>
              </table:table-cell>
              <table:table-cell office:value-type="float" office:value="263143713669.145">
                <text:p>263143713669.14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4435614987.438">
                <text:p>264435614987.438</text:p>
              </table:table-cell>
              <table:table-cell office:value-type="float" office:value="263143707633.663">
                <text:p>263143707633.6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4435584098.797">
                <text:p>264435584098.797</text:p>
              </table:table-cell>
              <table:table-cell office:value-type="float" office:value="263143698859.314">
                <text:p>263143698859.3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4425643419.576">
                <text:p>264425643419.576</text:p>
              </table:table-cell>
              <table:table-cell office:value-type="float" office:value="263143689381.338">
                <text:p>263143689381.3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4425242029.086">
                <text:p>264425242029.086</text:p>
              </table:table-cell>
              <table:table-cell office:value-type="float" office:value="263143678545.654">
                <text:p>263143678545.6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4419904136.609">
                <text:p>264419904136.609</text:p>
              </table:table-cell>
              <table:table-cell office:value-type="float" office:value="263143664836.006">
                <text:p>263143664836.0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4417411579.393">
                <text:p>264417411579.393</text:p>
              </table:table-cell>
              <table:table-cell office:value-type="float" office:value="263143642951.736">
                <text:p>263143642951.7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4417031438.844">
                <text:p>264417031438.844</text:p>
              </table:table-cell>
              <table:table-cell office:value-type="float" office:value="263143633554.629">
                <text:p>263143633554.62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4412152006.303">
                <text:p>264412152006.303</text:p>
              </table:table-cell>
              <table:table-cell office:value-type="float" office:value="263143628679.059">
                <text:p>263143628679.0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4409469166.202">
                <text:p>264409469166.202</text:p>
              </table:table-cell>
              <table:table-cell office:value-type="float" office:value="263143620002.17">
                <text:p>263143620002.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4408882882.71">
                <text:p>264408882882.71</text:p>
              </table:table-cell>
              <table:table-cell office:value-type="float" office:value="263143616909.961">
                <text:p>263143616909.96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4404484781.453">
                <text:p>264404484781.453</text:p>
              </table:table-cell>
              <table:table-cell office:value-type="float" office:value="263143612949.683">
                <text:p>263143612949.6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4404105718.911">
                <text:p>264404105718.911</text:p>
              </table:table-cell>
              <table:table-cell office:value-type="float" office:value="263143607391.245">
                <text:p>263143607391.24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4394918363.188">
                <text:p>264394918363.188</text:p>
              </table:table-cell>
              <table:table-cell office:value-type="float" office:value="263143606091.537">
                <text:p>263143606091.5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4394372859.147">
                <text:p>264394372859.147</text:p>
              </table:table-cell>
              <table:table-cell office:value-type="float" office:value="263143598058.57">
                <text:p>263143598058.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4389421675.087">
                <text:p>264389421675.087</text:p>
              </table:table-cell>
              <table:table-cell office:value-type="float" office:value="263143593900.069">
                <text:p>263143593900.0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4386953796.216">
                <text:p>264386953796.216</text:p>
              </table:table-cell>
              <table:table-cell office:value-type="float" office:value="263143590138.986">
                <text:p>263143590138.9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4386515896.799">
                <text:p>264386515896.799</text:p>
              </table:table-cell>
              <table:table-cell office:value-type="float" office:value="263143582489.004">
                <text:p>263143582489.0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4381988009.938">
                <text:p>264381988009.938</text:p>
              </table:table-cell>
              <table:table-cell office:value-type="float" office:value="263143573317.173">
                <text:p>263143573317.1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4379346797.271">
                <text:p>264379346797.271</text:p>
              </table:table-cell>
              <table:table-cell office:value-type="float" office:value="263143551036.593">
                <text:p>263143551036.5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4378720707.633">
                <text:p>264378720707.633</text:p>
              </table:table-cell>
              <table:table-cell office:value-type="float" office:value="263143528354.832">
                <text:p>263143528354.8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4374634099.039">
                <text:p>264374634099.039</text:p>
              </table:table-cell>
              <table:table-cell office:value-type="float" office:value="263143499849.982">
                <text:p>263143499849.9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4373935479.842">
                <text:p>264373935479.842</text:p>
              </table:table-cell>
              <table:table-cell office:value-type="float" office:value="263143477457.885">
                <text:p>263143477457.8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4365449096.182">
                <text:p>264365449096.182</text:p>
              </table:table-cell>
              <table:table-cell office:value-type="float" office:value="263143458136.144">
                <text:p>263143458136.1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64364771972.823">
                <text:p>264364771972.823</text:p>
              </table:table-cell>
              <table:table-cell office:value-type="float" office:value="263143420036.492">
                <text:p>263143420036.49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64360180638.057">
                <text:p>264360180638.057</text:p>
              </table:table-cell>
              <table:table-cell office:value-type="float" office:value="263143352768.993">
                <text:p>263143352768.99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64357738071.627">
                <text:p>264357738071.627</text:p>
              </table:table-cell>
              <table:table-cell office:value-type="float" office:value="263143253207.393">
                <text:p>263143253207.3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64357247770.296">
                <text:p>264357247770.296</text:p>
              </table:table-cell>
              <table:table-cell office:value-type="float" office:value="263143202394.299">
                <text:p>263143202394.2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64353046874.723">
                <text:p>264353046874.723</text:p>
              </table:table-cell>
              <table:table-cell office:value-type="float" office:value="263143136379.575">
                <text:p>263143136379.5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64352828581.893">
                <text:p>264352828581.893</text:p>
              </table:table-cell>
              <table:table-cell office:value-type="float" office:value="263143071706.484">
                <text:p>263143071706.4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64344141607.818">
                <text:p>264344141607.818</text:p>
              </table:table-cell>
              <table:table-cell office:value-type="float" office:value="263143008325.791">
                <text:p>263143008325.7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4343605702.867">
                <text:p>264343605702.867</text:p>
              </table:table-cell>
              <table:table-cell office:value-type="float" office:value="263142961274.371">
                <text:p>263142961274.3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64339024150.626">
                <text:p>264339024150.626</text:p>
              </table:table-cell>
              <table:table-cell office:value-type="float" office:value="263142896394.611">
                <text:p>263142896394.6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64336684694.845">
                <text:p>264336684694.845</text:p>
              </table:table-cell>
              <table:table-cell office:value-type="float" office:value="263142873541.507">
                <text:p>263142873541.5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64336231371.139">
                <text:p>264336231371.139</text:p>
              </table:table-cell>
              <table:table-cell office:value-type="float" office:value="263142762045.471">
                <text:p>263142762045.4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64332104825.62">
                <text:p>264332104825.62</text:p>
              </table:table-cell>
              <table:table-cell office:value-type="float" office:value="263142574809.943">
                <text:p>263142574809.9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64329628437.58">
                <text:p>264329628437.58</text:p>
              </table:table-cell>
              <table:table-cell office:value-type="float" office:value="263142484178.061">
                <text:p>263142484178.06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64329034428.686">
                <text:p>264329034428.686</text:p>
              </table:table-cell>
              <table:table-cell office:value-type="float" office:value="263142413167.625">
                <text:p>263142413167.6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64325254514.155">
                <text:p>264325254514.155</text:p>
              </table:table-cell>
              <table:table-cell office:value-type="float" office:value="263142273700.392">
                <text:p>263142273700.3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64324420379.833">
                <text:p>264324420379.833</text:p>
              </table:table-cell>
              <table:table-cell office:value-type="float" office:value="263142224740.446">
                <text:p>263142224740.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4316687858.943">
                <text:p>264316687858.943</text:p>
              </table:table-cell>
              <table:table-cell office:value-type="float" office:value="263142156342.673">
                <text:p>263142156342.6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64315899990.308">
                <text:p>264315899990.308</text:p>
              </table:table-cell>
              <table:table-cell office:value-type="float" office:value="263142126868.345">
                <text:p>263142126868.3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64311782294.264">
                <text:p>264311782294.264</text:p>
              </table:table-cell>
              <table:table-cell office:value-type="float" office:value="263142100635.82">
                <text:p>263142100635.8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4309406901.014">
                <text:p>264309406901.014</text:p>
              </table:table-cell>
              <table:table-cell office:value-type="float" office:value="263142091111.886">
                <text:p>263142091111.8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64308851895.38">
                <text:p>264308851895.38</text:p>
              </table:table-cell>
              <table:table-cell office:value-type="float" office:value="263142077547.216">
                <text:p>263142077547.2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64305134323.969">
                <text:p>264305134323.969</text:p>
              </table:table-cell>
              <table:table-cell office:value-type="float" office:value="263142058919.467">
                <text:p>263142058919.4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64304555142.729">
                <text:p>264304555142.729</text:p>
              </table:table-cell>
              <table:table-cell office:value-type="float" office:value="263142042904.024">
                <text:p>263142042904.0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64296828578.219">
                <text:p>264296828578.219</text:p>
              </table:table-cell>
              <table:table-cell office:value-type="float" office:value="263142029858.653">
                <text:p>263142029858.6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64296236310.062">
                <text:p>264296236310.062</text:p>
              </table:table-cell>
              <table:table-cell office:value-type="float" office:value="263141986314.79">
                <text:p>263141986314.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64292060741.321">
                <text:p>264292060741.321</text:p>
              </table:table-cell>
              <table:table-cell office:value-type="float" office:value="263141957847.449">
                <text:p>263141957847.4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64289858788.55">
                <text:p>264289858788.55</text:p>
              </table:table-cell>
              <table:table-cell office:value-type="float" office:value="263141907283.413">
                <text:p>263141907283.4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64289422706.085">
                <text:p>264289422706.085</text:p>
              </table:table-cell>
              <table:table-cell office:value-type="float" office:value="263141846650.499">
                <text:p>263141846650.4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64285603614.083">
                <text:p>264285603614.083</text:p>
              </table:table-cell>
              <table:table-cell office:value-type="float" office:value="263141807856.207">
                <text:p>263141807856.2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64285446692.999">
                <text:p>264285446692.999</text:p>
              </table:table-cell>
              <table:table-cell office:value-type="float" office:value="263141567958.365">
                <text:p>263141567958.3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4277540695.83">
                <text:p>264277540695.83</text:p>
              </table:table-cell>
              <table:table-cell office:value-type="float" office:value="263141402878.293">
                <text:p>263141402878.29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4277073353.403">
                <text:p>264277073353.403</text:p>
              </table:table-cell>
              <table:table-cell office:value-type="float" office:value="263141163160.064">
                <text:p>263141163160.0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64272903911.058">
                <text:p>264272903911.058</text:p>
              </table:table-cell>
              <table:table-cell office:value-type="float" office:value="263141076804.356">
                <text:p>263141076804.3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64270792613.152">
                <text:p>264270792613.152</text:p>
              </table:table-cell>
              <table:table-cell office:value-type="float" office:value="263141040041.761">
                <text:p>263141040041.76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64270389672.312">
                <text:p>264270389672.312</text:p>
              </table:table-cell>
              <table:table-cell office:value-type="float" office:value="263140832709.254">
                <text:p>263140832709.2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4266633146.568">
                <text:p>264266633146.568</text:p>
              </table:table-cell>
              <table:table-cell office:value-type="float" office:value="263140758751.706">
                <text:p>263140758751.7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64264394991.374">
                <text:p>264264394991.374</text:p>
              </table:table-cell>
              <table:table-cell office:value-type="float" office:value="263140622049.585">
                <text:p>263140622049.5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64263862402.818">
                <text:p>264263862402.818</text:p>
              </table:table-cell>
              <table:table-cell office:value-type="float" office:value="263140561368.487">
                <text:p>263140561368.4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64260422525.444">
                <text:p>264260422525.444</text:p>
              </table:table-cell>
              <table:table-cell office:value-type="float" office:value="263140436577.341">
                <text:p>263140436577.3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64259697579.506">
                <text:p>264259697579.506</text:p>
              </table:table-cell>
              <table:table-cell office:value-type="float" office:value="263140302050.78">
                <text:p>263140302050.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4252653577.776">
                <text:p>264252653577.776</text:p>
              </table:table-cell>
              <table:table-cell office:value-type="float" office:value="263140153434.712">
                <text:p>263140153434.7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64251952757.656">
                <text:p>264251952757.656</text:p>
              </table:table-cell>
              <table:table-cell office:value-type="float" office:value="263140093335.882">
                <text:p>263140093335.8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64248201881.766">
                <text:p>264248201881.766</text:p>
              </table:table-cell>
              <table:table-cell office:value-type="float" office:value="263140044354.806">
                <text:p>263140044354.8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64246052690.099">
                <text:p>264246052690.099</text:p>
              </table:table-cell>
              <table:table-cell office:value-type="float" office:value="263139929482.52">
                <text:p>263139929482.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64245555003.576">
                <text:p>264245555003.576</text:p>
              </table:table-cell>
              <table:table-cell office:value-type="float" office:value="263139897644.257">
                <text:p>263139897644.2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64242167616.018">
                <text:p>264242167616.018</text:p>
              </table:table-cell>
              <table:table-cell office:value-type="float" office:value="263139817277.184">
                <text:p>263139817277.1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4241669513.262">
                <text:p>264241669513.262</text:p>
              </table:table-cell>
              <table:table-cell office:value-type="float" office:value="263139731269.959">
                <text:p>263139731269.95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64234626312.474">
                <text:p>264234626312.474</text:p>
              </table:table-cell>
              <table:table-cell office:value-type="float" office:value="263139600087.24">
                <text:p>263139600087.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64234098049.728">
                <text:p>264234098049.728</text:p>
              </table:table-cell>
              <table:table-cell office:value-type="float" office:value="263139418064.324">
                <text:p>263139418064.3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64230294747.902">
                <text:p>264230294747.902</text:p>
              </table:table-cell>
              <table:table-cell office:value-type="float" office:value="263139338938.045">
                <text:p>263139338938.0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64228297793.169">
                <text:p>264228297793.169</text:p>
              </table:table-cell>
              <table:table-cell office:value-type="float" office:value="263139282321.639">
                <text:p>263139282321.6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64227904695.239">
                <text:p>264227904695.239</text:p>
              </table:table-cell>
              <table:table-cell office:value-type="float" office:value="263139202074.463">
                <text:p>263139202074.46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64224427135.411">
                <text:p>264224427135.411</text:p>
              </table:table-cell>
              <table:table-cell office:value-type="float" office:value="263139089130.397">
                <text:p>263139089130.39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4224301964.906">
                <text:p>264224301964.906</text:p>
              </table:table-cell>
              <table:table-cell office:value-type="float" office:value="263139032373.858">
                <text:p>263139032373.85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64217098105.239">
                <text:p>264217098105.239</text:p>
              </table:table-cell>
              <table:table-cell office:value-type="float" office:value="263138980579.408">
                <text:p>263138980579.4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64216681053.828">
                <text:p>264216681053.828</text:p>
              </table:table-cell>
              <table:table-cell office:value-type="float" office:value="263138931191.416">
                <text:p>263138931191.4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4212881049.095">
                <text:p>264212881049.095</text:p>
              </table:table-cell>
              <table:table-cell office:value-type="float" office:value="263138904390.267">
                <text:p>263138904390.2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64210964416.571">
                <text:p>264210964416.571</text:p>
              </table:table-cell>
              <table:table-cell office:value-type="float" office:value="263138899250.934">
                <text:p>263138899250.9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64210601308.151">
                <text:p>264210601308.151</text:p>
              </table:table-cell>
              <table:table-cell office:value-type="float" office:value="263138879090.037">
                <text:p>263138879090.0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64207176440.043">
                <text:p>264207176440.043</text:p>
              </table:table-cell>
              <table:table-cell office:value-type="float" office:value="263138868519.782">
                <text:p>263138868519.7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64205142464.458">
                <text:p>264205142464.458</text:p>
              </table:table-cell>
              <table:table-cell office:value-type="float" office:value="263138843295.843">
                <text:p>263138843295.8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64204659937.321">
                <text:p>264204659937.321</text:p>
              </table:table-cell>
              <table:table-cell office:value-type="float" office:value="263138807454.046">
                <text:p>263138807454.0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4201524558.175">
                <text:p>264201524558.175</text:p>
              </table:table-cell>
              <table:table-cell office:value-type="float" office:value="263138772795.73">
                <text:p>263138772795.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64200876660.305">
                <text:p>264200876660.305</text:p>
              </table:table-cell>
              <table:table-cell office:value-type="float" office:value="263138743354.18">
                <text:p>263138743354.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64194452353.323">
                <text:p>264194452353.323</text:p>
              </table:table-cell>
              <table:table-cell office:value-type="float" office:value="263138721771.033">
                <text:p>263138721771.0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64193819588.141">
                <text:p>264193819588.141</text:p>
              </table:table-cell>
              <table:table-cell office:value-type="float" office:value="263138696542.401">
                <text:p>263138696542.4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64190397871.561">
                <text:p>264190397871.561</text:p>
              </table:table-cell>
              <table:table-cell office:value-type="float" office:value="263138681435.899">
                <text:p>263138681435.89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64188442768.077">
                <text:p>264188442768.077</text:p>
              </table:table-cell>
              <table:table-cell office:value-type="float" office:value="263138666483.186">
                <text:p>263138666483.1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64187991709.802">
                <text:p>264187991709.802</text:p>
              </table:table-cell>
              <table:table-cell office:value-type="float" office:value="263138662608.292">
                <text:p>263138662608.29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64184900546.652">
                <text:p>264184900546.652</text:p>
              </table:table-cell>
              <table:table-cell office:value-type="float" office:value="263138655847.532">
                <text:p>263138655847.5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64184455530.641">
                <text:p>264184455530.641</text:p>
              </table:table-cell>
              <table:table-cell office:value-type="float" office:value="263138652297.903">
                <text:p>263138652297.9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64178028011.614">
                <text:p>264178028011.614</text:p>
              </table:table-cell>
              <table:table-cell office:value-type="float" office:value="263138644951.073">
                <text:p>263138644951.07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64177548048.685">
                <text:p>264177548048.685</text:p>
              </table:table-cell>
              <table:table-cell office:value-type="float" office:value="263138638693.144">
                <text:p>263138638693.1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64174078856.468">
                <text:p>264174078856.468</text:p>
              </table:table-cell>
              <table:table-cell office:value-type="float" office:value="263138627125.083">
                <text:p>263138627125.08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64172257892.635">
                <text:p>264172257892.635</text:p>
              </table:table-cell>
              <table:table-cell office:value-type="float" office:value="263138618060.349">
                <text:p>263138618060.34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64171899110.426">
                <text:p>264171899110.426</text:p>
              </table:table-cell>
              <table:table-cell office:value-type="float" office:value="263138608188.905">
                <text:p>263138608188.9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64168727796.426">
                <text:p>264168727796.426</text:p>
              </table:table-cell>
              <table:table-cell office:value-type="float" office:value="263138587027.372">
                <text:p>263138587027.3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64168613267.173">
                <text:p>264168613267.173</text:p>
              </table:table-cell>
              <table:table-cell office:value-type="float" office:value="263138563717.62">
                <text:p>263138563717.6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64162041734.345">
                <text:p>264162041734.345</text:p>
              </table:table-cell>
              <table:table-cell office:value-type="float" office:value="263138547757.416">
                <text:p>263138547757.4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64161661213.387">
                <text:p>264161661213.387</text:p>
              </table:table-cell>
              <table:table-cell office:value-type="float" office:value="263138536995.374">
                <text:p>263138536995.3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64158193107.378">
                <text:p>264158193107.378</text:p>
              </table:table-cell>
              <table:table-cell office:value-type="float" office:value="263138531754.752">
                <text:p>263138531754.7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64156443691.327">
                <text:p>264156443691.327</text:p>
              </table:table-cell>
              <table:table-cell office:value-type="float" office:value="263138515954.901">
                <text:p>263138515954.9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64156112211.453">
                <text:p>264156112211.453</text:p>
              </table:table-cell>
              <table:table-cell office:value-type="float" office:value="263138507401.664">
                <text:p>263138507401.6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64152985269.702">
                <text:p>264152985269.702</text:p>
              </table:table-cell>
              <table:table-cell office:value-type="float" office:value="263138484991.418">
                <text:p>263138484991.4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64151127406.931">
                <text:p>264151127406.931</text:p>
              </table:table-cell>
              <table:table-cell office:value-type="float" office:value="263138470268.787">
                <text:p>263138470268.78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64150685950.406">
                <text:p>264150685950.406</text:p>
              </table:table-cell>
              <table:table-cell office:value-type="float" office:value="263138462834.98">
                <text:p>263138462834.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64147823859.357">
                <text:p>264147823859.357</text:p>
              </table:table-cell>
              <table:table-cell office:value-type="float" office:value="263138432798.06">
                <text:p>263138432798.0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64147228853.506">
                <text:p>264147228853.506</text:p>
              </table:table-cell>
              <table:table-cell office:value-type="float" office:value="263138419339.502">
                <text:p>263138419339.5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64141363192.069">
                <text:p>264141363192.069</text:p>
              </table:table-cell>
              <table:table-cell office:value-type="float" office:value="263138406171.303">
                <text:p>263138406171.3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4140783701.767">
                <text:p>264140783701.767</text:p>
              </table:table-cell>
              <table:table-cell office:value-type="float" office:value="263138385257.854">
                <text:p>263138385257.85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64137657950.844">
                <text:p>264137657950.844</text:p>
              </table:table-cell>
              <table:table-cell office:value-type="float" office:value="263138371196.416">
                <text:p>263138371196.4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64135870344.978">
                <text:p>264135870344.978</text:p>
              </table:table-cell>
              <table:table-cell office:value-type="float" office:value="263138359959.326">
                <text:p>263138359959.32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4135457410.835">
                <text:p>264135457410.835</text:p>
              </table:table-cell>
              <table:table-cell office:value-type="float" office:value="263138352906.37">
                <text:p>263138352906.3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64132632557.646">
                <text:p>264132632557.646</text:p>
              </table:table-cell>
              <table:table-cell office:value-type="float" office:value="263138342031.52">
                <text:p>263138342031.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64132219710.895">
                <text:p>264132219710.895</text:p>
              </table:table-cell>
              <table:table-cell office:value-type="float" office:value="263138337133.375">
                <text:p>263138337133.3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64126347733.911">
                <text:p>264126347733.911</text:p>
              </table:table-cell>
              <table:table-cell office:value-type="float" office:value="263138328529.277">
                <text:p>263138328529.2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64125903965.564">
                <text:p>264125903965.564</text:p>
              </table:table-cell>
              <table:table-cell office:value-type="float" office:value="263138317032.924">
                <text:p>263138317032.9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64122735213.72">
                <text:p>264122735213.72</text:p>
              </table:table-cell>
              <table:table-cell office:value-type="float" office:value="263138304493.639">
                <text:p>263138304493.6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64121066172.868">
                <text:p>264121066172.868</text:p>
              </table:table-cell>
              <table:table-cell office:value-type="float" office:value="263138278696.363">
                <text:p>263138278696.3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64120734871.291">
                <text:p>264120734871.291</text:p>
              </table:table-cell>
              <table:table-cell office:value-type="float" office:value="263138263527.669">
                <text:p>263138263527.66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64117838707.437">
                <text:p>264117838707.437</text:p>
              </table:table-cell>
              <table:table-cell office:value-type="float" office:value="263138247770.713">
                <text:p>263138247770.7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64117719570.318">
                <text:p>264117719570.318</text:p>
              </table:table-cell>
              <table:table-cell office:value-type="float" office:value="263138239656.91">
                <text:p>263138239656.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64111718343.398">
                <text:p>264111718343.398</text:p>
              </table:table-cell>
              <table:table-cell office:value-type="float" office:value="263138238454.345">
                <text:p>263138238454.3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4111363814.044">
                <text:p>264111363814.044</text:p>
              </table:table-cell>
              <table:table-cell office:value-type="float" office:value="263138207438.76">
                <text:p>263138207438.7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4108194425.929">
                <text:p>264108194425.929</text:p>
              </table:table-cell>
              <table:table-cell office:value-type="float" office:value="263138201952.993">
                <text:p>263138201952.99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4106589394.97">
                <text:p>264106589394.97</text:p>
              </table:table-cell>
              <table:table-cell office:value-type="float" office:value="263138200616.247">
                <text:p>263138200616.24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4106283063.603">
                <text:p>264106283063.603</text:p>
              </table:table-cell>
              <table:table-cell office:value-type="float" office:value="263138197785.762">
                <text:p>263138197785.7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4103424246.953">
                <text:p>264103424246.953</text:p>
              </table:table-cell>
              <table:table-cell office:value-type="float" office:value="263138193219.511">
                <text:p>263138193219.5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4101719051.998">
                <text:p>264101719051.998</text:p>
              </table:table-cell>
              <table:table-cell office:value-type="float" office:value="263138182847.91">
                <text:p>263138182847.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4101311445.761">
                <text:p>264101311445.761</text:p>
              </table:table-cell>
              <table:table-cell office:value-type="float" office:value="263138172825.279">
                <text:p>263138172825.27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4098695105.046">
                <text:p>264098695105.046</text:p>
              </table:table-cell>
              <table:table-cell office:value-type="float" office:value="263138166796.938">
                <text:p>263138166796.9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4098134656.92">
                <text:p>264098134656.92</text:p>
              </table:table-cell>
              <table:table-cell office:value-type="float" office:value="263138159681.331">
                <text:p>263138159681.33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4092773335.464">
                <text:p>264092773335.464</text:p>
              </table:table-cell>
              <table:table-cell office:value-type="float" office:value="263138155475.476">
                <text:p>263138155475.4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4092235497.408">
                <text:p>264092235497.408</text:p>
              </table:table-cell>
              <table:table-cell office:value-type="float" office:value="263138150208.565">
                <text:p>263138150208.5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4089376341.749">
                <text:p>264089376341.749</text:p>
              </table:table-cell>
              <table:table-cell office:value-type="float" office:value="263138147169.847">
                <text:p>263138147169.8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4087733991.967">
                <text:p>264087733991.967</text:p>
              </table:table-cell>
              <table:table-cell office:value-type="float" office:value="263138144778.313">
                <text:p>263138144778.3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4087352352.21">
                <text:p>264087352352.21</text:p>
              </table:table-cell>
              <table:table-cell office:value-type="float" office:value="263138133523.353">
                <text:p>263138133523.35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4084767355.674">
                <text:p>264084767355.674</text:p>
              </table:table-cell>
              <table:table-cell office:value-type="float" office:value="263138126073.028">
                <text:p>263138126073.0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4084371029.26">
                <text:p>264084371029.26</text:p>
              </table:table-cell>
              <table:table-cell office:value-type="float" office:value="263138121150.342">
                <text:p>263138121150.3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4079001028.592">
                <text:p>264079001028.592</text:p>
              </table:table-cell>
              <table:table-cell office:value-type="float" office:value="263138118860.381">
                <text:p>263138118860.38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4078584086.18">
                <text:p>264078584086.18</text:p>
              </table:table-cell>
              <table:table-cell office:value-type="float" office:value="263138114926.529">
                <text:p>263138114926.52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4075685971.656">
                <text:p>264075685971.656</text:p>
              </table:table-cell>
              <table:table-cell office:value-type="float" office:value="263138112184.2">
                <text:p>263138112184.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4074148733.553">
                <text:p>264074148733.553</text:p>
              </table:table-cell>
              <table:table-cell office:value-type="float" office:value="263138109989.598">
                <text:p>263138109989.5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4073839496.975">
                <text:p>264073839496.975</text:p>
              </table:table-cell>
              <table:table-cell office:value-type="float" office:value="263138106671.904">
                <text:p>263138106671.9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4071190995.211">
                <text:p>264071190995.211</text:p>
              </table:table-cell>
              <table:table-cell office:value-type="float" office:value="263138101406.115">
                <text:p>263138101406.11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4071056406.785">
                <text:p>264071056406.785</text:p>
              </table:table-cell>
              <table:table-cell office:value-type="float" office:value="263138085364.465">
                <text:p>263138085364.4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4065570270.505">
                <text:p>264065570270.505</text:p>
              </table:table-cell>
              <table:table-cell office:value-type="float" office:value="263138057157.129">
                <text:p>263138057157.1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4065233683.747">
                <text:p>264065233683.747</text:p>
              </table:table-cell>
              <table:table-cell office:value-type="float" office:value="263138047615.378">
                <text:p>263138047615.3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4062333607.738">
                <text:p>264062333607.738</text:p>
              </table:table-cell>
              <table:table-cell office:value-type="float" office:value="263138043629.571">
                <text:p>263138043629.5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4060853874.872">
                <text:p>264060853874.872</text:p>
              </table:table-cell>
              <table:table-cell office:value-type="float" office:value="263138036286.421">
                <text:p>263138036286.4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4060567570.91">
                <text:p>264060567570.91</text:p>
              </table:table-cell>
              <table:table-cell office:value-type="float" office:value="263138029915.939">
                <text:p>263138029915.9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4057950481.882">
                <text:p>264057950481.882</text:p>
              </table:table-cell>
              <table:table-cell office:value-type="float" office:value="263138017297.354">
                <text:p>263138017297.35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4056378282.062">
                <text:p>264056378282.062</text:p>
              </table:table-cell>
              <table:table-cell office:value-type="float" office:value="263138009498.199">
                <text:p>263138009498.19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64055998718.453">
                <text:p>264055998718.453</text:p>
              </table:table-cell>
              <table:table-cell office:value-type="float" office:value="263138004619.529">
                <text:p>263138004619.5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64053603768.435">
                <text:p>264053603768.435</text:p>
              </table:table-cell>
              <table:table-cell office:value-type="float" office:value="263138001068.378">
                <text:p>263138001068.3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64053064098.29">
                <text:p>264053064098.29</text:p>
              </table:table-cell>
              <table:table-cell office:value-type="float" office:value="263137996355.973">
                <text:p>263137996355.97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64048158721.956">
                <text:p>264048158721.956</text:p>
              </table:table-cell>
              <table:table-cell office:value-type="float" office:value="263137992730.868">
                <text:p>263137992730.8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64047653428.178">
                <text:p>264047653428.178</text:p>
              </table:table-cell>
              <table:table-cell office:value-type="float" office:value="263137991389.537">
                <text:p>263137991389.5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64045034822.834">
                <text:p>264045034822.834</text:p>
              </table:table-cell>
              <table:table-cell office:value-type="float" office:value="263137984368.537">
                <text:p>263137984368.5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64043519071.684">
                <text:p>264043519071.684</text:p>
              </table:table-cell>
              <table:table-cell office:value-type="float" office:value="263137981132.378">
                <text:p>263137981132.3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4043163247.706">
                <text:p>264043163247.706</text:p>
              </table:table-cell>
              <table:table-cell office:value-type="float" office:value="263137971372.797">
                <text:p>263137971372.79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64040794663.958">
                <text:p>264040794663.958</text:p>
              </table:table-cell>
              <table:table-cell office:value-type="float" office:value="263137964055.383">
                <text:p>263137964055.38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64040403366.528">
                <text:p>264040403366.528</text:p>
              </table:table-cell>
              <table:table-cell office:value-type="float" office:value="263137961504.71">
                <text:p>263137961504.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64035487553.343">
                <text:p>264035487553.343</text:p>
              </table:table-cell>
              <table:table-cell office:value-type="float" office:value="263137946204.064">
                <text:p>263137946204.0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64035090256.057">
                <text:p>264035090256.057</text:p>
              </table:table-cell>
              <table:table-cell office:value-type="float" office:value="263137930765.141">
                <text:p>263137930765.14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64032436346.084">
                <text:p>264032436346.084</text:p>
              </table:table-cell>
              <table:table-cell office:value-type="float" office:value="263137926219.173">
                <text:p>263137926219.17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64031014061.471">
                <text:p>264031014061.471</text:p>
              </table:table-cell>
              <table:table-cell office:value-type="float" office:value="263137914844.294">
                <text:p>263137914844.2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64030722621.435">
                <text:p>264030722621.435</text:p>
              </table:table-cell>
              <table:table-cell office:value-type="float" office:value="263137899812.894">
                <text:p>263137899812.89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64028297434.723">
                <text:p>264028297434.723</text:p>
              </table:table-cell>
              <table:table-cell office:value-type="float" office:value="263137889849.949">
                <text:p>263137889849.9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64028140020.511">
                <text:p>264028140020.511</text:p>
              </table:table-cell>
              <table:table-cell office:value-type="float" office:value="263137885143.5">
                <text:p>263137885143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4023119740.434">
                <text:p>264023119740.434</text:p>
              </table:table-cell>
              <table:table-cell office:value-type="float" office:value="263137881889.489">
                <text:p>263137881889.4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64022795043.306">
                <text:p>264022795043.306</text:p>
              </table:table-cell>
              <table:table-cell office:value-type="float" office:value="263137869217.2">
                <text:p>263137869217.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64020138171.811">
                <text:p>264020138171.811</text:p>
              </table:table-cell>
              <table:table-cell office:value-type="float" office:value="263137865467.59">
                <text:p>263137865467.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64018767764.1">
                <text:p>264018767764.1</text:p>
              </table:table-cell>
              <table:table-cell office:value-type="float" office:value="263137863211.121">
                <text:p>263137863211.1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64018497469.054">
                <text:p>264018497469.054</text:p>
              </table:table-cell>
              <table:table-cell office:value-type="float" office:value="263137859839.102">
                <text:p>263137859839.1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64016098682.439">
                <text:p>264016098682.439</text:p>
              </table:table-cell>
              <table:table-cell office:value-type="float" office:value="263137856746.989">
                <text:p>263137856746.9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64016081801.01">
                <text:p>264016081801.01</text:p>
              </table:table-cell>
              <table:table-cell office:value-type="float" office:value="263137852316.521">
                <text:p>263137852316.5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64011049992.681">
                <text:p>264011049992.681</text:p>
              </table:table-cell>
              <table:table-cell office:value-type="float" office:value="263137849824.627">
                <text:p>263137849824.62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4010831264.66">
                <text:p>264010831264.66</text:p>
              </table:table-cell>
              <table:table-cell office:value-type="float" office:value="263137847526.797">
                <text:p>263137847526.7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64008136125.536">
                <text:p>264008136125.536</text:p>
              </table:table-cell>
              <table:table-cell office:value-type="float" office:value="263137843218.387">
                <text:p>263137843218.38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64006856768.83">
                <text:p>264006856768.83</text:p>
              </table:table-cell>
              <table:table-cell office:value-type="float" office:value="263137840508.826">
                <text:p>263137840508.82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4006650456.479">
                <text:p>264006650456.479</text:p>
              </table:table-cell>
              <table:table-cell office:value-type="float" office:value="263137836608.072">
                <text:p>263137836608.0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64004190985.599">
                <text:p>264004190985.599</text:p>
              </table:table-cell>
              <table:table-cell office:value-type="float" office:value="263137835117.014">
                <text:p>263137835117.0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64002812346.864">
                <text:p>264002812346.864</text:p>
              </table:table-cell>
              <table:table-cell office:value-type="float" office:value="263137832480.419">
                <text:p>263137832480.4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64002502493.346">
                <text:p>264002502493.346</text:p>
              </table:table-cell>
              <table:table-cell office:value-type="float" office:value="263137830858.236">
                <text:p>263137830858.23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64000278577.942">
                <text:p>264000278577.942</text:p>
              </table:table-cell>
              <table:table-cell office:value-type="float" office:value="263137826081.427">
                <text:p>263137826081.42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64000011639.702">
                <text:p>264000011639.702</text:p>
              </table:table-cell>
              <table:table-cell office:value-type="float" office:value="263137823520.838">
                <text:p>263137823520.83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63995382446.793">
                <text:p>263995382446.793</text:p>
              </table:table-cell>
              <table:table-cell office:value-type="float" office:value="263137822499.979">
                <text:p>263137822499.97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63995056901.714">
                <text:p>263995056901.714</text:p>
              </table:table-cell>
              <table:table-cell office:value-type="float" office:value="263137819155.219">
                <text:p>263137819155.2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63992563862.818">
                <text:p>263992563862.818</text:p>
              </table:table-cell>
              <table:table-cell office:value-type="float" office:value="263137817154.642">
                <text:p>263137817154.6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63991269853.397">
                <text:p>263991269853.397</text:p>
              </table:table-cell>
              <table:table-cell office:value-type="float" office:value="263137812609.249">
                <text:p>263137812609.24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63991018693.08">
                <text:p>263991018693.08</text:p>
              </table:table-cell>
              <table:table-cell office:value-type="float" office:value="263137811506.905">
                <text:p>263137811506.9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63988741690.74">
                <text:p>263988741690.74</text:p>
              </table:table-cell>
              <table:table-cell office:value-type="float" office:value="263137810468.567">
                <text:p>263137810468.5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63988688334.319">
                <text:p>263988688334.319</text:p>
              </table:table-cell>
              <table:table-cell office:value-type="float" office:value="263137808488.652">
                <text:p>263137808488.65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63983961007.212">
                <text:p>263983961007.212</text:p>
              </table:table-cell>
              <table:table-cell office:value-type="float" office:value="263137808202.519">
                <text:p>263137808202.5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63983701503.022">
                <text:p>263983701503.022</text:p>
              </table:table-cell>
              <table:table-cell office:value-type="float" office:value="263137807684.828">
                <text:p>263137807684.8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63981204483.112">
                <text:p>263981204483.112</text:p>
              </table:table-cell>
              <table:table-cell office:value-type="float" office:value="263137807512.162">
                <text:p>263137807512.16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63979957068.809">
                <text:p>263979957068.809</text:p>
              </table:table-cell>
              <table:table-cell office:value-type="float" office:value="263137807036.407">
                <text:p>263137807036.4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63979724998.905">
                <text:p>263979724998.905</text:p>
              </table:table-cell>
              <table:table-cell office:value-type="float" office:value="263137806404.402">
                <text:p>263137806404.40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63977471064.653">
                <text:p>263977471064.653</text:p>
              </table:table-cell>
              <table:table-cell office:value-type="float" office:value="263137805116.052">
                <text:p>263137805116.0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63976142012.829">
                <text:p>263976142012.829</text:p>
              </table:table-cell>
              <table:table-cell office:value-type="float" office:value="263137804369.398">
                <text:p>263137804369.3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63975828200.566">
                <text:p>263975828200.566</text:p>
              </table:table-cell>
              <table:table-cell office:value-type="float" office:value="263137803176.2">
                <text:p>263137803176.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63973766653.982">
                <text:p>263973766653.982</text:p>
              </table:table-cell>
              <table:table-cell office:value-type="float" office:value="263137802131.153">
                <text:p>263137802131.1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63973356671.216">
                <text:p>263973356671.216</text:p>
              </table:table-cell>
              <table:table-cell office:value-type="float" office:value="263137800868.921">
                <text:p>263137800868.9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63969124835.759">
                <text:p>263969124835.759</text:p>
              </table:table-cell>
              <table:table-cell office:value-type="float" office:value="263137799650.958">
                <text:p>263137799650.95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63968715876.122">
                <text:p>263968715876.122</text:p>
              </table:table-cell>
              <table:table-cell office:value-type="float" office:value="263137798643.46">
                <text:p>263137798643.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63966458599.81">
                <text:p>263966458599.81</text:p>
              </table:table-cell>
              <table:table-cell office:value-type="float" office:value="263137796728.222">
                <text:p>263137796728.22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63965175345.497">
                <text:p>263965175345.497</text:p>
              </table:table-cell>
              <table:table-cell office:value-type="float" office:value="263137796108.388">
                <text:p>263137796108.38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63964881236.057">
                <text:p>263964881236.057</text:p>
              </table:table-cell>
              <table:table-cell office:value-type="float" office:value="263137794232.531">
                <text:p>263137794232.53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63962839004.105">
                <text:p>263962839004.105</text:p>
              </table:table-cell>
              <table:table-cell office:value-type="float" office:value="263137792869.761">
                <text:p>263137792869.76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63962551794.87">
                <text:p>263962551794.87</text:p>
              </table:table-cell>
              <table:table-cell office:value-type="float" office:value="263137792597.295">
                <text:p>263137792597.2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63958307180.728">
                <text:p>263958307180.728</text:p>
              </table:table-cell>
              <table:table-cell office:value-type="float" office:value="263137792200.39">
                <text:p>263137792200.3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63957986591.39">
                <text:p>263957986591.39</text:p>
              </table:table-cell>
              <table:table-cell office:value-type="float" office:value="263137791834.87">
                <text:p>263137791834.8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63955698817.152">
                <text:p>263955698817.152</text:p>
              </table:table-cell>
              <table:table-cell office:value-type="float" office:value="263137790994.603">
                <text:p>263137790994.6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63954491254.758">
                <text:p>263954491254.758</text:p>
              </table:table-cell>
              <table:table-cell office:value-type="float" office:value="263137789645.649">
                <text:p>263137789645.64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63954249592.851">
                <text:p>263954249592.851</text:p>
              </table:table-cell>
              <table:table-cell office:value-type="float" office:value="263137786134.468">
                <text:p>263137786134.4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63952159988.243">
                <text:p>263952159988.243</text:p>
              </table:table-cell>
              <table:table-cell office:value-type="float" office:value="263137778981.715">
                <text:p>263137778981.7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63952064605.226">
                <text:p>263952064605.226</text:p>
              </table:table-cell>
              <table:table-cell office:value-type="float" office:value="263137766871.514">
                <text:p>263137766871.5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63947731586.18">
                <text:p>263947731586.18</text:p>
              </table:table-cell>
              <table:table-cell office:value-type="float" office:value="263137758265.852">
                <text:p>263137758265.85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63947471068.291">
                <text:p>263947471068.291</text:p>
              </table:table-cell>
              <table:table-cell office:value-type="float" office:value="263137731994.798">
                <text:p>263137731994.7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63945178786.675">
                <text:p>263945178786.675</text:p>
              </table:table-cell>
              <table:table-cell office:value-type="float" office:value="263137694814.198">
                <text:p>263137694814.19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63944013619.938">
                <text:p>263944013619.938</text:p>
              </table:table-cell>
              <table:table-cell office:value-type="float" office:value="263137670838.139">
                <text:p>263137670838.13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63943789724.133">
                <text:p>263943789724.133</text:p>
              </table:table-cell>
              <table:table-cell office:value-type="float" office:value="263137662679.289">
                <text:p>263137662679.28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63941719458.383">
                <text:p>263941719458.383</text:p>
              </table:table-cell>
              <table:table-cell office:value-type="float" office:value="263137650656.74">
                <text:p>263137650656.7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63940479039.233">
                <text:p>263940479039.233</text:p>
              </table:table-cell>
              <table:table-cell office:value-type="float" office:value="263137641438.848">
                <text:p>263137641438.84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63940179881.151">
                <text:p>263940179881.151</text:p>
              </table:table-cell>
              <table:table-cell office:value-type="float" office:value="263137637369.803">
                <text:p>263137637369.8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63938286168.981">
                <text:p>263938286168.981</text:p>
              </table:table-cell>
              <table:table-cell office:value-type="float" office:value="263137627331.436">
                <text:p>263137627331.4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63937864144.703">
                <text:p>263937864144.703</text:p>
              </table:table-cell>
              <table:table-cell office:value-type="float" office:value="263137624593.92">
                <text:p>263137624593.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63933982105.859">
                <text:p>263933982105.859</text:p>
              </table:table-cell>
              <table:table-cell office:value-type="float" office:value="263137605850.865">
                <text:p>263137605850.86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63933584474.744">
                <text:p>263933584474.744</text:p>
              </table:table-cell>
              <table:table-cell office:value-type="float" office:value="263137598636.274">
                <text:p>263137598636.27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63931510401.366">
                <text:p>263931510401.366</text:p>
              </table:table-cell>
              <table:table-cell office:value-type="float" office:value="263137588985.641">
                <text:p>263137588985.6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63930311628.667">
                <text:p>263930311628.667</text:p>
              </table:table-cell>
              <table:table-cell office:value-type="float" office:value="263137580125.375">
                <text:p>263137580125.3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63930030715.249">
                <text:p>263930030715.249</text:p>
              </table:table-cell>
              <table:table-cell office:value-type="float" office:value="263137572534.203">
                <text:p>263137572534.20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63928153196.872">
                <text:p>263928153196.872</text:p>
              </table:table-cell>
              <table:table-cell office:value-type="float" office:value="263137561758.895">
                <text:p>263137561758.8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63927843256.285">
                <text:p>263927843256.285</text:p>
              </table:table-cell>
              <table:table-cell office:value-type="float" office:value="263137558481.52">
                <text:p>263137558481.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63923947853.366">
                <text:p>263923947853.366</text:p>
              </table:table-cell>
              <table:table-cell office:value-type="float" office:value="263137552700.662">
                <text:p>263137552700.66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63923629798.064">
                <text:p>263923629798.064</text:p>
              </table:table-cell>
              <table:table-cell office:value-type="float" office:value="263137549645.282">
                <text:p>263137549645.28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3921528089.449">
                <text:p>263921528089.449</text:p>
              </table:table-cell>
              <table:table-cell office:value-type="float" office:value="263137535044.697">
                <text:p>263137535044.6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63920397200.915">
                <text:p>263920397200.915</text:p>
              </table:table-cell>
              <table:table-cell office:value-type="float" office:value="263137532265.681">
                <text:p>263137532265.68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63920163262.079">
                <text:p>263920163262.079</text:p>
              </table:table-cell>
              <table:table-cell office:value-type="float" office:value="263137528792.993">
                <text:p>263137528792.99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63918243442.266">
                <text:p>263918243442.266</text:p>
              </table:table-cell>
              <table:table-cell office:value-type="float" office:value="263137524684.201">
                <text:p>263137524684.2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63918106209.128">
                <text:p>263918106209.128</text:p>
              </table:table-cell>
              <table:table-cell office:value-type="float" office:value="263137523376.127">
                <text:p>263137523376.12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3914131081.567">
                <text:p>263914131081.567</text:p>
              </table:table-cell>
              <table:table-cell office:value-type="float" office:value="263137514774.328">
                <text:p>263137514774.32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3913867814.965">
                <text:p>263913867814.965</text:p>
              </table:table-cell>
              <table:table-cell office:value-type="float" office:value="263137512365.631">
                <text:p>263137512365.63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63911761247.081">
                <text:p>263911761247.081</text:p>
              </table:table-cell>
              <table:table-cell office:value-type="float" office:value="263137509641.708">
                <text:p>263137509641.7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63910669062.932">
                <text:p>263910669062.932</text:p>
              </table:table-cell>
              <table:table-cell office:value-type="float" office:value="263137506415.171">
                <text:p>263137506415.17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63910451698.185">
                <text:p>263910451698.185</text:p>
              </table:table-cell>
              <table:table-cell office:value-type="float" office:value="263137503723.768">
                <text:p>263137503723.7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63908548064.94">
                <text:p>263908548064.94</text:p>
              </table:table-cell>
              <table:table-cell office:value-type="float" office:value="263137498710.587">
                <text:p>263137498710.58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63908518064.236">
                <text:p>263908518064.236</text:p>
              </table:table-cell>
              <table:table-cell office:value-type="float" office:value="263137494366.036">
                <text:p>263137494366.03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63904528641.845">
                <text:p>263904528641.845</text:p>
              </table:table-cell>
              <table:table-cell office:value-type="float" office:value="263137485943.143">
                <text:p>263137485943.14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63904343839.053">
                <text:p>263904343839.053</text:p>
              </table:table-cell>
              <table:table-cell office:value-type="float" office:value="263137477585.13">
                <text:p>263137477585.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63902207499.378">
                <text:p>263902207499.378</text:p>
              </table:table-cell>
              <table:table-cell office:value-type="float" office:value="263137471588.027">
                <text:p>263137471588.02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63901181757.311">
                <text:p>263901181757.311</text:p>
              </table:table-cell>
              <table:table-cell office:value-type="float" office:value="263137468835.791">
                <text:p>263137468835.7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63901011233.239">
                <text:p>263901011233.239</text:p>
              </table:table-cell>
              <table:table-cell office:value-type="float" office:value="263137466771.155">
                <text:p>263137466771.1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63899062383.855">
                <text:p>263899062383.855</text:p>
              </table:table-cell>
              <table:table-cell office:value-type="float" office:value="263137464065.161">
                <text:p>263137464065.16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3897957321.634">
                <text:p>263897957321.634</text:p>
              </table:table-cell>
              <table:table-cell office:value-type="float" office:value="263137461096.746">
                <text:p>263137461096.7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63897704911.476">
                <text:p>263897704911.476</text:p>
              </table:table-cell>
              <table:table-cell office:value-type="float" office:value="263137459285.879">
                <text:p>263137459285.87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3895940988.358">
                <text:p>263895940988.358</text:p>
              </table:table-cell>
              <table:table-cell office:value-type="float" office:value="263137458628.53">
                <text:p>263137458628.5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63895697159.094">
                <text:p>263895697159.094</text:p>
              </table:table-cell>
              <table:table-cell office:value-type="float" office:value="263137457687.343">
                <text:p>263137457687.3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63892031127.085">
                <text:p>263892031127.085</text:p>
              </table:table-cell>
              <table:table-cell office:value-type="float" office:value="263137456921.571">
                <text:p>263137456921.57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63891754467.676">
                <text:p>263891754467.676</text:p>
              </table:table-cell>
              <table:table-cell office:value-type="float" office:value="263137456266.561">
                <text:p>263137456266.56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63889779508.327">
                <text:p>263889779508.327</text:p>
              </table:table-cell>
              <table:table-cell office:value-type="float" office:value="263137455734.734">
                <text:p>263137455734.7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63888736314.699">
                <text:p>263888736314.699</text:p>
              </table:table-cell>
              <table:table-cell office:value-type="float" office:value="263137454986.287">
                <text:p>263137454986.2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63888526914.38">
                <text:p>263888526914.38</text:p>
              </table:table-cell>
              <table:table-cell office:value-type="float" office:value="263137453741.734">
                <text:p>263137453741.73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63886723492.769">
                <text:p>263886723492.769</text:p>
              </table:table-cell>
              <table:table-cell office:value-type="float" office:value="263137452601.243">
                <text:p>263137452601.24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63886638199.807">
                <text:p>263886638199.807</text:p>
              </table:table-cell>
              <table:table-cell office:value-type="float" office:value="263137451073.292">
                <text:p>263137451073.2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63882897488.048">
                <text:p>263882897488.048</text:p>
              </table:table-cell>
              <table:table-cell office:value-type="float" office:value="263137449840.824">
                <text:p>263137449840.8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63882671141.175">
                <text:p>263882671141.175</text:p>
              </table:table-cell>
              <table:table-cell office:value-type="float" office:value="263137448580.657">
                <text:p>263137448580.65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63880690853.127">
                <text:p>263880690853.127</text:p>
              </table:table-cell>
              <table:table-cell office:value-type="float" office:value="263137447765.963">
                <text:p>263137447765.9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63879682887.342">
                <text:p>263879682887.342</text:p>
              </table:table-cell>
              <table:table-cell office:value-type="float" office:value="263137445865.588">
                <text:p>263137445865.58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63879488712.466">
                <text:p>263879488712.466</text:p>
              </table:table-cell>
              <table:table-cell office:value-type="float" office:value="263137444608.337">
                <text:p>263137444608.33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63877699310.222">
                <text:p>263877699310.222</text:p>
              </table:table-cell>
              <table:table-cell office:value-type="float" office:value="263137442584.458">
                <text:p>263137442584.45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63876625342.064">
                <text:p>263876625342.064</text:p>
              </table:table-cell>
              <table:table-cell office:value-type="float" office:value="263137440727.043">
                <text:p>263137440727.04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63876365440.825">
                <text:p>263876365440.825</text:p>
              </table:table-cell>
              <table:table-cell office:value-type="float" office:value="263137438985.607">
                <text:p>263137438985.6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63874728964.736">
                <text:p>263874728964.736</text:p>
              </table:table-cell>
              <table:table-cell office:value-type="float" office:value="263137437739.169">
                <text:p>263137437739.1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63874358792.443">
                <text:p>263874358792.443</text:p>
              </table:table-cell>
              <table:table-cell office:value-type="float" office:value="263137435484.89">
                <text:p>263137435484.8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3871003513.01">
                <text:p>263871003513.01</text:p>
              </table:table-cell>
              <table:table-cell office:value-type="float" office:value="263137432394.396">
                <text:p>263137432394.3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63870657083.681">
                <text:p>263870657083.681</text:p>
              </table:table-cell>
              <table:table-cell office:value-type="float" office:value="263137430719.814">
                <text:p>263137430719.8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63868863121.514">
                <text:p>263868863121.514</text:p>
              </table:table-cell>
              <table:table-cell office:value-type="float" office:value="263137427573.246">
                <text:p>263137427573.2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63867823757.339">
                <text:p>263867823757.339</text:p>
              </table:table-cell>
              <table:table-cell office:value-type="float" office:value="263137423298.375">
                <text:p>263137423298.3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63867579408.592">
                <text:p>263867579408.592</text:p>
              </table:table-cell>
              <table:table-cell office:value-type="float" office:value="263137420773.353">
                <text:p>263137420773.35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63865954639.912">
                <text:p>263865954639.912</text:p>
              </table:table-cell>
              <table:table-cell office:value-type="float" office:value="263137419031.805">
                <text:p>263137419031.8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63865678910.856">
                <text:p>263865678910.856</text:p>
              </table:table-cell>
              <table:table-cell office:value-type="float" office:value="263137416791.301">
                <text:p>263137416791.3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63862309566.75">
                <text:p>263862309566.75</text:p>
              </table:table-cell>
              <table:table-cell office:value-type="float" office:value="263137414340.751">
                <text:p>263137414340.7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63862029102.007">
                <text:p>263862029102.007</text:p>
              </table:table-cell>
              <table:table-cell office:value-type="float" office:value="263137409695.057">
                <text:p>263137409695.05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63860211417.931">
                <text:p>263860211417.931</text:p>
              </table:table-cell>
              <table:table-cell office:value-type="float" office:value="263137406557.271">
                <text:p>263137406557.27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63859227810.497">
                <text:p>263859227810.497</text:p>
              </table:table-cell>
              <table:table-cell office:value-type="float" office:value="263137404131.488">
                <text:p>263137404131.48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63859022142.664">
                <text:p>263859022142.664</text:p>
              </table:table-cell>
              <table:table-cell office:value-type="float" office:value="263137400588.353">
                <text:p>263137400588.35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63857362055.641">
                <text:p>263857362055.641</text:p>
              </table:table-cell>
              <table:table-cell office:value-type="float" office:value="263137394517.864">
                <text:p>263137394517.86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63857229658.143">
                <text:p>263857229658.143</text:p>
              </table:table-cell>
              <table:table-cell office:value-type="float" office:value="263137389779.902">
                <text:p>263137389779.9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63853792864.366">
                <text:p>263853792864.366</text:p>
              </table:table-cell>
              <table:table-cell office:value-type="float" office:value="263137386843.859">
                <text:p>263137386843.85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63853558517.008">
                <text:p>263853558517.008</text:p>
              </table:table-cell>
              <table:table-cell office:value-type="float" office:value="263137379325.561">
                <text:p>263137379325.56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63851735401.256">
                <text:p>263851735401.256</text:p>
              </table:table-cell>
              <table:table-cell office:value-type="float" office:value="263137375692.534">
                <text:p>263137375692.5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63850784157.8">
                <text:p>263850784157.8</text:p>
              </table:table-cell>
              <table:table-cell office:value-type="float" office:value="263137369989.24">
                <text:p>263137369989.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63850592772.112">
                <text:p>263850592772.112</text:p>
              </table:table-cell>
              <table:table-cell office:value-type="float" office:value="263137369101.138">
                <text:p>263137369101.13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63848944362.655">
                <text:p>263848944362.655</text:p>
              </table:table-cell>
              <table:table-cell office:value-type="float" office:value="263137367186.455">
                <text:p>263137367186.45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63848902823.305">
                <text:p>263848902823.305</text:p>
              </table:table-cell>
              <table:table-cell office:value-type="float" office:value="263137363039.982">
                <text:p>263137363039.9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63845451120.84">
                <text:p>263845451120.84</text:p>
              </table:table-cell>
              <table:table-cell office:value-type="float" office:value="263137360288.188">
                <text:p>263137360288.18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63845281991.635">
                <text:p>263845281991.635</text:p>
              </table:table-cell>
              <table:table-cell office:value-type="float" office:value="263137357912.973">
                <text:p>263137357912.97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63843433402.671">
                <text:p>263843433402.671</text:p>
              </table:table-cell>
              <table:table-cell office:value-type="float" office:value="263137355746.233">
                <text:p>263137355746.2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63842536873.499">
                <text:p>263842536873.499</text:p>
              </table:table-cell>
              <table:table-cell office:value-type="float" office:value="263137352372.966">
                <text:p>263137352372.96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63842384130.146">
                <text:p>263842384130.146</text:p>
              </table:table-cell>
              <table:table-cell office:value-type="float" office:value="263137348320.326">
                <text:p>263137348320.32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63840698030.959">
                <text:p>263840698030.959</text:p>
              </table:table-cell>
              <table:table-cell office:value-type="float" office:value="263137345937.574">
                <text:p>263137345937.57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63839732610.704">
                <text:p>263839732610.704</text:p>
              </table:table-cell>
              <table:table-cell office:value-type="float" office:value="263137344624.257">
                <text:p>263137344624.2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63839509145.976">
                <text:p>263839509145.976</text:p>
              </table:table-cell>
              <table:table-cell office:value-type="float" office:value="263137342826.25">
                <text:p>263137342826.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63837982108.981">
                <text:p>263837982108.981</text:p>
              </table:table-cell>
              <table:table-cell office:value-type="float" office:value="263137338872.968">
                <text:p>263137338872.9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63837748140.435">
                <text:p>263837748140.435</text:p>
              </table:table-cell>
              <table:table-cell office:value-type="float" office:value="263137337097.334">
                <text:p>263137337097.3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63834578193.937">
                <text:p>263834578193.937</text:p>
              </table:table-cell>
              <table:table-cell office:value-type="float" office:value="263137334658.515">
                <text:p>263137334658.5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63834326172.792">
                <text:p>263834326172.792</text:p>
              </table:table-cell>
              <table:table-cell office:value-type="float" office:value="263137332129.329">
                <text:p>263137332129.32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63832617731.825">
                <text:p>263832617731.825</text:p>
              </table:table-cell>
              <table:table-cell office:value-type="float" office:value="263137329597.238">
                <text:p>263137329597.2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63831703310.796">
                <text:p>263831703310.796</text:p>
              </table:table-cell>
              <table:table-cell office:value-type="float" office:value="263137327494.709">
                <text:p>263137327494.70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63831515347.947">
                <text:p>263831515347.947</text:p>
              </table:table-cell>
              <table:table-cell office:value-type="float" office:value="263137326479.96">
                <text:p>263137326479.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63829955407.41">
                <text:p>263829955407.41</text:p>
              </table:table-cell>
              <table:table-cell office:value-type="float" office:value="263137325230.399">
                <text:p>263137325230.39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63829853378.826">
                <text:p>263829853378.826</text:p>
              </table:table-cell>
              <table:table-cell office:value-type="float" office:value="263137321851.466">
                <text:p>263137321851.46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63826620341.852">
                <text:p>263826620341.852</text:p>
              </table:table-cell>
              <table:table-cell office:value-type="float" office:value="263137318887.648">
                <text:p>263137318887.64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63826410876.889">
                <text:p>263826410876.889</text:p>
              </table:table-cell>
              <table:table-cell office:value-type="float" office:value="263137318390.819">
                <text:p>263137318390.8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63824696758.873">
                <text:p>263824696758.873</text:p>
              </table:table-cell>
              <table:table-cell office:value-type="float" office:value="263137317048.719">
                <text:p>263137317048.7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63823811999.834">
                <text:p>263823811999.834</text:p>
              </table:table-cell>
              <table:table-cell office:value-type="float" office:value="263137313099.201">
                <text:p>263137313099.2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63823637266.236">
                <text:p>263823637266.236</text:p>
              </table:table-cell>
              <table:table-cell office:value-type="float" office:value="263137310585.174">
                <text:p>263137310585.17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63822087360.803">
                <text:p>263822087360.803</text:p>
              </table:table-cell>
              <table:table-cell office:value-type="float" office:value="263137307811.677">
                <text:p>263137307811.67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63822069408.045">
                <text:p>263822069408.045</text:p>
              </table:table-cell>
              <table:table-cell office:value-type="float" office:value="263137305448.671">
                <text:p>263137305448.67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63818821278.02">
                <text:p>263818821278.02</text:p>
              </table:table-cell>
              <table:table-cell office:value-type="float" office:value="263137301571.948">
                <text:p>263137301571.9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63818671866.122">
                <text:p>263818671866.122</text:p>
              </table:table-cell>
              <table:table-cell office:value-type="float" office:value="263137299287.83">
                <text:p>263137299287.8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63816933752.431">
                <text:p>263816933752.431</text:p>
              </table:table-cell>
              <table:table-cell office:value-type="float" office:value="263137298393.252">
                <text:p>263137298393.2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63816099114.592">
                <text:p>263816099114.592</text:p>
              </table:table-cell>
              <table:table-cell office:value-type="float" office:value="263137297596.631">
                <text:p>263137297596.63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63815959890.471">
                <text:p>263815959890.471</text:p>
              </table:table-cell>
              <table:table-cell office:value-type="float" office:value="263137296662.386">
                <text:p>263137296662.38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63814374905.621">
                <text:p>263814374905.621</text:p>
              </table:table-cell>
              <table:table-cell office:value-type="float" office:value="263137296079.022">
                <text:p>263137296079.0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63813475146.713">
                <text:p>263813475146.713</text:p>
              </table:table-cell>
              <table:table-cell office:value-type="float" office:value="263137294987.572">
                <text:p>263137294987.57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63813269286.45">
                <text:p>263813269286.45</text:p>
              </table:table-cell>
              <table:table-cell office:value-type="float" office:value="263137294398.539">
                <text:p>263137294398.5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63811833757.345">
                <text:p>263811833757.345</text:p>
              </table:table-cell>
              <table:table-cell office:value-type="float" office:value="263137294055.363">
                <text:p>263137294055.3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63811630770.681">
                <text:p>263811630770.681</text:p>
              </table:table-cell>
              <table:table-cell office:value-type="float" office:value="263137293331.028">
                <text:p>263137293331.02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63808648628.076">
                <text:p>263808648628.076</text:p>
              </table:table-cell>
              <table:table-cell office:value-type="float" office:value="263137292461.218">
                <text:p>263137292461.2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63808419363.673">
                <text:p>263808419363.673</text:p>
              </table:table-cell>
              <table:table-cell office:value-type="float" office:value="263137291000.344">
                <text:p>263137291000.34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63806813323.577">
                <text:p>263806813323.577</text:p>
              </table:table-cell>
              <table:table-cell office:value-type="float" office:value="263137288784.321">
                <text:p>263137288784.32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63805960292.993">
                <text:p>263805960292.993</text:p>
              </table:table-cell>
              <table:table-cell office:value-type="float" office:value="263137288205.96">
                <text:p>263137288205.9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63805787057.052">
                <text:p>263805787057.052</text:p>
              </table:table-cell>
              <table:table-cell office:value-type="float" office:value="263137285831.968">
                <text:p>263137285831.96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63804320901.053">
                <text:p>263804320901.053</text:p>
              </table:table-cell>
              <table:table-cell office:value-type="float" office:value="263137285076.422">
                <text:p>263137285076.4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63804239530.13">
                <text:p>263804239530.13</text:p>
              </table:table-cell>
              <table:table-cell office:value-type="float" office:value="263137280777.906">
                <text:p>263137280777.9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63801198412.681">
                <text:p>263801198412.681</text:p>
              </table:table-cell>
              <table:table-cell office:value-type="float" office:value="263137278444.446">
                <text:p>263137278444.44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63801008507.56">
                <text:p>263801008507.56</text:p>
              </table:table-cell>
              <table:table-cell office:value-type="float" office:value="263137274841.179">
                <text:p>263137274841.17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63799396629.211">
                <text:p>263799396629.211</text:p>
              </table:table-cell>
              <table:table-cell office:value-type="float" office:value="263137269579.309">
                <text:p>263137269579.30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63798570869.894">
                <text:p>263798570869.894</text:p>
              </table:table-cell>
              <table:table-cell office:value-type="float" office:value="263137265858.915">
                <text:p>263137265858.9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63798409933.731">
                <text:p>263798409933.731</text:p>
              </table:table-cell>
              <table:table-cell office:value-type="float" office:value="263137261898.885">
                <text:p>263137261898.8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63796952363.689">
                <text:p>263796952363.689</text:p>
              </table:table-cell>
              <table:table-cell office:value-type="float" office:value="263137257777.06">
                <text:p>263137257777.0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63796948966.711">
                <text:p>263796948966.7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